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38in"/>
    </style:style>
    <style:style style:name="co2" style:family="table-column">
      <style:table-column-properties fo:break-before="auto" style:column-width="0.5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43"/>
    <style:style style:name="ce13" style:family="table-cell" style:parent-style-name="Default" style:data-style-name="N43"/>
    <style:style style:name="ce14" style:family="table-cell" style:parent-style-name="Default" style:data-style-name="N43"/>
    <style:style style:name="ce15" style:family="table-cell" style:parent-style-name="Default" style:data-style-name="N43"/>
    <style:style style:name="ce16" style:family="table-cell" style:parent-style-name="Default" style:data-style-name="N43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 style:data-style-name="N43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 style:data-style-name="N61"/>
    <style:style style:name="ce41" style:family="table-cell" style:parent-style-name="Default"/>
    <style:style style:name="ce42" style:family="table-cell" style:parent-style-name="Default" style:data-style-name="N61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 style:data-style-name="N43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 style:data-style-name="N61"/>
    <style:style style:name="ce71" style:family="table-cell" style:parent-style-name="Default" style:data-style-name="N61"/>
    <style:style style:name="ce72" style:family="table-cell" style:parent-style-name="Default"/>
    <style:style style:name="ce73" style:family="table-cell" style:parent-style-name="Default" style:data-style-name="N43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/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/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/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/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/>
    <style:style style:name="ce516" style:family="table-cell" style:parent-style-name="Default"/>
    <style:style style:name="ce517" style:family="table-cell" style:parent-style-name="Default"/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/>
    <style:style style:name="ce527" style:family="table-cell" style:parent-style-name="Default"/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/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/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542" style:family="table-cell" style:parent-style-name="Default"/>
    <style:style style:name="ce543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6" style:family="table-cell" style:parent-style-name="Default"/>
    <style:style style:name="ce547" style:family="table-cell" style:parent-style-name="Default"/>
    <style:style style:name="ce548" style:family="table-cell" style:parent-style-name="Default"/>
    <style:style style:name="ce549" style:family="table-cell" style:parent-style-name="Default"/>
    <style:style style:name="ce550" style:family="table-cell" style:parent-style-name="Default"/>
    <style:style style:name="ce551" style:family="table-cell" style:parent-style-name="Default"/>
    <style:style style:name="ce552" style:family="table-cell" style:parent-style-name="Default"/>
    <style:style style:name="ce553" style:family="table-cell" style:parent-style-name="Default"/>
    <style:style style:name="ce554" style:family="table-cell" style:parent-style-name="Default"/>
    <style:style style:name="ce555" style:family="table-cell" style:parent-style-name="Default"/>
    <style:style style:name="ce556" style:family="table-cell" style:parent-style-name="Default"/>
    <style:style style:name="ce557" style:family="table-cell" style:parent-style-name="Default"/>
    <style:style style:name="ce558" style:family="table-cell" style:parent-style-name="Default"/>
    <style:style style:name="ce559" style:family="table-cell" style:parent-style-name="Default"/>
    <style:style style:name="ce560" style:family="table-cell" style:parent-style-name="Default"/>
    <style:style style:name="ce561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65" style:family="table-cell" style:parent-style-name="Default"/>
    <style:style style:name="ce566" style:family="table-cell" style:parent-style-name="Default"/>
    <style:style style:name="ce567" style:family="table-cell" style:parent-style-name="Default"/>
    <style:style style:name="ce568" style:family="table-cell" style:parent-style-name="Default"/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627" style:family="table-cell" style:parent-style-name="Default"/>
    <style:style style:name="ce628" style:family="table-cell" style:parent-style-name="Default"/>
    <style:style style:name="ce629" style:family="table-cell" style:parent-style-name="Default"/>
    <style:style style:name="ce630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633" style:family="table-cell" style:parent-style-name="Default"/>
    <style:style style:name="ce634" style:family="table-cell" style:parent-style-name="Default"/>
    <style:style style:name="ce635" style:family="table-cell" style:parent-style-name="Default"/>
    <style:style style:name="ce636" style:family="table-cell" style:parent-style-name="Default"/>
    <style:style style:name="ce637" style:family="table-cell" style:parent-style-name="Default"/>
    <style:style style:name="ce638" style:family="table-cell" style:parent-style-name="Default"/>
    <style:style style:name="ce639" style:family="table-cell" style:parent-style-name="Default"/>
    <style:style style:name="ce640" style:family="table-cell" style:parent-style-name="Default"/>
    <style:style style:name="ce641" style:family="table-cell" style:parent-style-name="Default"/>
    <style:style style:name="ce642" style:family="table-cell" style:parent-style-name="Default"/>
    <style:style style:name="ce643" style:family="table-cell" style:parent-style-name="Default"/>
    <style:style style:name="ce644" style:family="table-cell" style:parent-style-name="Default"/>
    <style:style style:name="ce645" style:family="table-cell" style:parent-style-name="Default"/>
    <style:style style:name="ce646" style:family="table-cell" style:parent-style-name="Default"/>
    <style:style style:name="ce647" style:family="table-cell" style:parent-style-name="Default"/>
    <style:style style:name="ce648" style:family="table-cell" style:parent-style-name="Default"/>
    <style:style style:name="ce649" style:family="table-cell" style:parent-style-name="Default"/>
    <style:style style:name="ce650" style:family="table-cell" style:parent-style-name="Default"/>
    <style:style style:name="ce651" style:family="table-cell" style:parent-style-name="Default"/>
    <style:style style:name="ce652" style:family="table-cell" style:parent-style-name="Default"/>
    <style:style style:name="ce653" style:family="table-cell" style:parent-style-name="Default"/>
    <style:style style:name="ce654" style:family="table-cell" style:parent-style-name="Default"/>
    <style:style style:name="ce655" style:family="table-cell" style:parent-style-name="Default"/>
    <style:style style:name="ce656" style:family="table-cell" style:parent-style-name="Default"/>
    <style:style style:name="ce657" style:family="table-cell" style:parent-style-name="Default"/>
    <style:style style:name="ce658" style:family="table-cell" style:parent-style-name="Default"/>
    <style:style style:name="ce659" style:family="table-cell" style:parent-style-name="Default"/>
    <style:style style:name="ce660" style:family="table-cell" style:parent-style-name="Default"/>
    <style:style style:name="ce661" style:family="table-cell" style:parent-style-name="Default"/>
    <style:style style:name="ce662" style:family="table-cell" style:parent-style-name="Default"/>
    <style:style style:name="ce663" style:family="table-cell" style:parent-style-name="Default"/>
    <style:style style:name="ce664" style:family="table-cell" style:parent-style-name="Default"/>
    <style:style style:name="ce665" style:family="table-cell" style:parent-style-name="Default"/>
    <style:style style:name="ce666" style:family="table-cell" style:parent-style-name="Default"/>
    <style:style style:name="ce667" style:family="table-cell" style:parent-style-name="Default"/>
    <style:style style:name="ce668" style:family="table-cell" style:parent-style-name="Default"/>
    <style:style style:name="ce669" style:family="table-cell" style:parent-style-name="Default"/>
    <style:style style:name="ce670" style:family="table-cell" style:parent-style-name="Default"/>
    <style:style style:name="ce671" style:family="table-cell" style:parent-style-name="Default"/>
    <style:style style:name="ce672" style:family="table-cell" style:parent-style-name="Default"/>
    <style:style style:name="ce673" style:family="table-cell" style:parent-style-name="Default"/>
    <style:style style:name="ce674" style:family="table-cell" style:parent-style-name="Default"/>
    <style:style style:name="ce675" style:family="table-cell" style:parent-style-name="Default"/>
    <style:style style:name="ce676" style:family="table-cell" style:parent-style-name="Default"/>
    <style:style style:name="ce677" style:family="table-cell" style:parent-style-name="Default"/>
    <style:style style:name="ce678" style:family="table-cell" style:parent-style-name="Default"/>
    <style:style style:name="ce679" style:family="table-cell" style:parent-style-name="Default"/>
    <style:style style:name="ce680" style:family="table-cell" style:parent-style-name="Default"/>
    <style:style style:name="ce681" style:family="table-cell" style:parent-style-name="Default"/>
    <style:style style:name="ce682" style:family="table-cell" style:parent-style-name="Default"/>
    <style:style style:name="ce683" style:family="table-cell" style:parent-style-name="Default"/>
    <style:style style:name="ce684" style:family="table-cell" style:parent-style-name="Default"/>
    <style:style style:name="ce685" style:family="table-cell" style:parent-style-name="Default"/>
    <style:style style:name="ce686" style:family="table-cell" style:parent-style-name="Default"/>
    <style:style style:name="ce687" style:family="table-cell" style:parent-style-name="Default"/>
    <style:style style:name="ce688" style:family="table-cell" style:parent-style-name="Default"/>
    <style:style style:name="ce689" style:family="table-cell" style:parent-style-name="Default"/>
    <style:style style:name="ce690" style:family="table-cell" style:parent-style-name="Default"/>
    <style:style style:name="ce691" style:family="table-cell" style:parent-style-name="Default"/>
    <style:style style:name="ce692" style:family="table-cell" style:parent-style-name="Default"/>
    <style:style style:name="ce693" style:family="table-cell" style:parent-style-name="Default"/>
    <style:style style:name="ce694" style:family="table-cell" style:parent-style-name="Default"/>
    <style:style style:name="ce695" style:family="table-cell" style:parent-style-name="Default"/>
    <style:style style:name="ce696" style:family="table-cell" style:parent-style-name="Default"/>
    <style:style style:name="ce697" style:family="table-cell" style:parent-style-name="Default"/>
    <style:style style:name="ce698" style:family="table-cell" style:parent-style-name="Default"/>
    <style:style style:name="ce699" style:family="table-cell" style:parent-style-name="Default"/>
    <style:style style:name="ce700" style:family="table-cell" style:parent-style-name="Default"/>
    <style:style style:name="ce701" style:family="table-cell" style:parent-style-name="Default"/>
    <style:style style:name="ce702" style:family="table-cell" style:parent-style-name="Default"/>
    <style:style style:name="ce703" style:family="table-cell" style:parent-style-name="Default"/>
    <style:style style:name="ce704" style:family="table-cell" style:parent-style-name="Default"/>
    <style:style style:name="ce705" style:family="table-cell" style:parent-style-name="Default"/>
    <style:style style:name="ce706" style:family="table-cell" style:parent-style-name="Default"/>
    <style:style style:name="ce707" style:family="table-cell" style:parent-style-name="Default"/>
    <style:style style:name="ce708" style:family="table-cell" style:parent-style-name="Default"/>
    <style:style style:name="ce709" style:family="table-cell" style:parent-style-name="Default"/>
    <style:style style:name="ce710" style:family="table-cell" style:parent-style-name="Default"/>
    <style:style style:name="ce711" style:family="table-cell" style:parent-style-name="Default"/>
    <style:style style:name="ce712" style:family="table-cell" style:parent-style-name="Default"/>
    <style:style style:name="ce713" style:family="table-cell" style:parent-style-name="Default"/>
    <style:style style:name="ce714" style:family="table-cell" style:parent-style-name="Default"/>
    <style:style style:name="ce715" style:family="table-cell" style:parent-style-name="Default"/>
    <style:style style:name="ce716" style:family="table-cell" style:parent-style-name="Default"/>
    <style:style style:name="ce717" style:family="table-cell" style:parent-style-name="Default"/>
    <style:style style:name="ce718" style:family="table-cell" style:parent-style-name="Default"/>
    <style:style style:name="ce719" style:family="table-cell" style:parent-style-name="Default"/>
    <style:style style:name="ce720" style:family="table-cell" style:parent-style-name="Default"/>
    <style:style style:name="ce721" style:family="table-cell" style:parent-style-name="Default"/>
    <style:style style:name="ce722" style:family="table-cell" style:parent-style-name="Default"/>
    <style:style style:name="ce723" style:family="table-cell" style:parent-style-name="Default"/>
    <style:style style:name="ce724" style:family="table-cell" style:parent-style-name="Default"/>
    <style:style style:name="ce725" style:family="table-cell" style:parent-style-name="Default"/>
    <style:style style:name="ce726" style:family="table-cell" style:parent-style-name="Default"/>
    <style:style style:name="ce727" style:family="table-cell" style:parent-style-name="Default"/>
    <style:style style:name="ce728" style:family="table-cell" style:parent-style-name="Default"/>
    <style:style style:name="ce729" style:family="table-cell" style:parent-style-name="Default"/>
    <style:style style:name="ce730" style:family="table-cell" style:parent-style-name="Default"/>
    <style:style style:name="ce731" style:family="table-cell" style:parent-style-name="Default"/>
    <style:style style:name="ce732" style:family="table-cell" style:parent-style-name="Default"/>
    <style:style style:name="ce733" style:family="table-cell" style:parent-style-name="Default"/>
    <style:style style:name="ce734" style:family="table-cell" style:parent-style-name="Default"/>
    <style:style style:name="ce735" style:family="table-cell" style:parent-style-name="Default"/>
    <style:style style:name="ce736" style:family="table-cell" style:parent-style-name="Default"/>
    <style:style style:name="ce737" style:family="table-cell" style:parent-style-name="Default"/>
    <style:style style:name="ce738" style:family="table-cell" style:parent-style-name="Default"/>
    <style:style style:name="ce739" style:family="table-cell" style:parent-style-name="Default"/>
    <style:style style:name="ce740" style:family="table-cell" style:parent-style-name="Default"/>
    <style:style style:name="ce741" style:family="table-cell" style:parent-style-name="Default"/>
    <style:style style:name="ce742" style:family="table-cell" style:parent-style-name="Default"/>
    <style:style style:name="ce743" style:family="table-cell" style:parent-style-name="Default"/>
    <style:style style:name="ce744" style:family="table-cell" style:parent-style-name="Default"/>
    <style:style style:name="ce745" style:family="table-cell" style:parent-style-name="Default"/>
    <style:style style:name="ce746" style:family="table-cell" style:parent-style-name="Default"/>
    <style:style style:name="ce747" style:family="table-cell" style:parent-style-name="Default"/>
    <style:style style:name="ce748" style:family="table-cell" style:parent-style-name="Default"/>
    <style:style style:name="ce749" style:family="table-cell" style:parent-style-name="Default"/>
    <style:style style:name="ce750" style:family="table-cell" style:parent-style-name="Default"/>
    <style:style style:name="ce751" style:family="table-cell" style:parent-style-name="Default"/>
    <style:style style:name="ce752" style:family="table-cell" style:parent-style-name="Default"/>
    <style:style style:name="ce753" style:family="table-cell" style:parent-style-name="Default"/>
    <style:style style:name="ce754" style:family="table-cell" style:parent-style-name="Default"/>
    <style:style style:name="ce755" style:family="table-cell" style:parent-style-name="Default"/>
    <style:style style:name="ce756" style:family="table-cell" style:parent-style-name="Default"/>
    <style:style style:name="ce757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/>
    <style:style style:name="ce762" style:family="table-cell" style:parent-style-name="Default"/>
    <style:style style:name="ce763" style:family="table-cell" style:parent-style-name="Default"/>
    <style:style style:name="ce764" style:family="table-cell" style:parent-style-name="Default"/>
    <style:style style:name="ce765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/>
    <style:style style:name="ce774" style:family="table-cell" style:parent-style-name="Default"/>
    <style:style style:name="ce775" style:family="table-cell" style:parent-style-name="Default"/>
    <style:style style:name="ce776" style:family="table-cell" style:parent-style-name="Default"/>
    <style:style style:name="ce777" style:family="table-cell" style:parent-style-name="Default"/>
    <style:style style:name="ce778" style:family="table-cell" style:parent-style-name="Default"/>
    <style:style style:name="ce779" style:family="table-cell" style:parent-style-name="Default"/>
    <style:style style:name="ce780" style:family="table-cell" style:parent-style-name="Default"/>
    <style:style style:name="ce781" style:family="table-cell" style:parent-style-name="Default"/>
    <style:style style:name="ce782" style:family="table-cell" style:parent-style-name="Default"/>
    <style:style style:name="ce783" style:family="table-cell" style:parent-style-name="Default"/>
    <style:style style:name="ce784" style:family="table-cell" style:parent-style-name="Default"/>
    <style:style style:name="ce785" style:family="table-cell" style:parent-style-name="Default"/>
    <style:style style:name="ce786" style:family="table-cell" style:parent-style-name="Default"/>
    <style:style style:name="ce787" style:family="table-cell" style:parent-style-name="Default"/>
    <style:style style:name="ce788" style:family="table-cell" style:parent-style-name="Default"/>
    <style:style style:name="ce789" style:family="table-cell" style:parent-style-name="Default"/>
    <style:style style:name="ce790" style:family="table-cell" style:parent-style-name="Default"/>
    <style:style style:name="ce791" style:family="table-cell" style:parent-style-name="Default"/>
    <style:style style:name="ce792" style:family="table-cell" style:parent-style-name="Default"/>
    <style:style style:name="ce793" style:family="table-cell" style:parent-style-name="Default"/>
    <style:style style:name="ce794" style:family="table-cell" style:parent-style-name="Default"/>
    <style:style style:name="ce795" style:family="table-cell" style:parent-style-name="Default"/>
    <style:style style:name="ce796" style:family="table-cell" style:parent-style-name="Default"/>
    <style:style style:name="ce797" style:family="table-cell" style:parent-style-name="Default"/>
    <style:style style:name="ce798" style:family="table-cell" style:parent-style-name="Default"/>
    <style:style style:name="ce799" style:family="table-cell" style:parent-style-name="Default"/>
    <style:style style:name="ce800" style:family="table-cell" style:parent-style-name="Default"/>
    <style:style style:name="ce801" style:family="table-cell" style:parent-style-name="Default"/>
    <style:style style:name="ce802" style:family="table-cell" style:parent-style-name="Default"/>
    <style:style style:name="ce803" style:family="table-cell" style:parent-style-name="Default"/>
    <style:style style:name="ce804" style:family="table-cell" style:parent-style-name="Default"/>
    <style:style style:name="ce805" style:family="table-cell" style:parent-style-name="Default"/>
    <style:style style:name="ce806" style:family="table-cell" style:parent-style-name="Default"/>
    <style:style style:name="ce807" style:family="table-cell" style:parent-style-name="Default"/>
    <style:style style:name="ce808" style:family="table-cell" style:parent-style-name="Default"/>
    <style:style style:name="ce809" style:family="table-cell" style:parent-style-name="Default"/>
    <style:style style:name="ce810" style:family="table-cell" style:parent-style-name="Default"/>
    <style:style style:name="ce811" style:family="table-cell" style:parent-style-name="Default"/>
    <style:style style:name="ce812" style:family="table-cell" style:parent-style-name="Default"/>
    <style:style style:name="ce813" style:family="table-cell" style:parent-style-name="Default"/>
    <style:style style:name="ce814" style:family="table-cell" style:parent-style-name="Default"/>
    <style:style style:name="ce815" style:family="table-cell" style:parent-style-name="Default"/>
    <style:style style:name="ce816" style:family="table-cell" style:parent-style-name="Default"/>
    <style:style style:name="ce817" style:family="table-cell" style:parent-style-name="Default"/>
    <style:style style:name="ce818" style:family="table-cell" style:parent-style-name="Default"/>
    <style:style style:name="ce819" style:family="table-cell" style:parent-style-name="Default"/>
    <style:style style:name="ce820" style:family="table-cell" style:parent-style-name="Default"/>
    <style:style style:name="ce821" style:family="table-cell" style:parent-style-name="Default"/>
    <style:style style:name="ce822" style:family="table-cell" style:parent-style-name="Default"/>
    <style:style style:name="ce823" style:family="table-cell" style:parent-style-name="Default"/>
    <style:style style:name="ce824" style:family="table-cell" style:parent-style-name="Default"/>
    <style:style style:name="ce825" style:family="table-cell" style:parent-style-name="Default"/>
    <style:style style:name="ce826" style:family="table-cell" style:parent-style-name="Default"/>
    <style:style style:name="ce827" style:family="table-cell" style:parent-style-name="Default"/>
    <style:style style:name="ce828" style:family="table-cell" style:parent-style-name="Default"/>
    <style:style style:name="ce829" style:family="table-cell" style:parent-style-name="Default"/>
    <style:style style:name="ce830" style:family="table-cell" style:parent-style-name="Default"/>
    <style:style style:name="ce831" style:family="table-cell" style:parent-style-name="Default"/>
    <style:style style:name="ce832" style:family="table-cell" style:parent-style-name="Default"/>
    <style:style style:name="ce833" style:family="table-cell" style:parent-style-name="Default"/>
    <style:style style:name="ce834" style:family="table-cell" style:parent-style-name="Default"/>
    <style:style style:name="ce835" style:family="table-cell" style:parent-style-name="Default"/>
    <style:style style:name="ce836" style:family="table-cell" style:parent-style-name="Default"/>
    <style:style style:name="ce837" style:family="table-cell" style:parent-style-name="Default"/>
    <style:style style:name="ce838" style:family="table-cell" style:parent-style-name="Default"/>
    <style:style style:name="ce839" style:family="table-cell" style:parent-style-name="Default"/>
    <style:style style:name="ce840" style:family="table-cell" style:parent-style-name="Default"/>
    <style:style style:name="ce841" style:family="table-cell" style:parent-style-name="Default"/>
    <style:style style:name="ce842" style:family="table-cell" style:parent-style-name="Default"/>
    <style:style style:name="ce843" style:family="table-cell" style:parent-style-name="Default"/>
    <style:style style:name="ce844" style:family="table-cell" style:parent-style-name="Default"/>
    <style:style style:name="ce845" style:family="table-cell" style:parent-style-name="Default"/>
    <style:style style:name="ce846" style:family="table-cell" style:parent-style-name="Default"/>
    <style:style style:name="ce847" style:family="table-cell" style:parent-style-name="Default"/>
    <style:style style:name="ce848" style:family="table-cell" style:parent-style-name="Default"/>
    <style:style style:name="ce849" style:family="table-cell" style:parent-style-name="Default"/>
    <style:style style:name="ce850" style:family="table-cell" style:parent-style-name="Default"/>
    <style:style style:name="ce851" style:family="table-cell" style:parent-style-name="Default"/>
    <style:style style:name="ce852" style:family="table-cell" style:parent-style-name="Default"/>
    <style:style style:name="ce853" style:family="table-cell" style:parent-style-name="Default"/>
    <style:style style:name="ce854" style:family="table-cell" style:parent-style-name="Default"/>
    <style:style style:name="ce855" style:family="table-cell" style:parent-style-name="Default"/>
    <style:style style:name="ce856" style:family="table-cell" style:parent-style-name="Default"/>
    <style:style style:name="ce857" style:family="table-cell" style:parent-style-name="Default"/>
    <style:style style:name="ce858" style:family="table-cell" style:parent-style-name="Default"/>
    <style:style style:name="ce859" style:family="table-cell" style:parent-style-name="Default"/>
    <style:style style:name="ce860" style:family="table-cell" style:parent-style-name="Default"/>
    <style:style style:name="ce861" style:family="table-cell" style:parent-style-name="Default"/>
    <style:style style:name="ce862" style:family="table-cell" style:parent-style-name="Default"/>
    <style:style style:name="ce863" style:family="table-cell" style:parent-style-name="Default"/>
    <style:style style:name="ce864" style:family="table-cell" style:parent-style-name="Default"/>
    <style:style style:name="ce865" style:family="table-cell" style:parent-style-name="Default"/>
    <style:style style:name="ce866" style:family="table-cell" style:parent-style-name="Default"/>
    <style:style style:name="ce867" style:family="table-cell" style:parent-style-name="Default"/>
    <style:style style:name="ce868" style:family="table-cell" style:parent-style-name="Default"/>
    <style:style style:name="ce869" style:family="table-cell" style:parent-style-name="Default"/>
    <style:style style:name="ce870" style:family="table-cell" style:parent-style-name="Default"/>
    <style:style style:name="ce871" style:family="table-cell" style:parent-style-name="Default"/>
    <style:style style:name="ce872" style:family="table-cell" style:parent-style-name="Default"/>
    <style:style style:name="ce873" style:family="table-cell" style:parent-style-name="Default"/>
    <style:style style:name="ce874" style:family="table-cell" style:parent-style-name="Default"/>
    <style:style style:name="ce875" style:family="table-cell" style:parent-style-name="Default"/>
    <style:style style:name="ce876" style:family="table-cell" style:parent-style-name="Default"/>
    <style:style style:name="ce877" style:family="table-cell" style:parent-style-name="Default"/>
    <style:style style:name="ce878" style:family="table-cell" style:parent-style-name="Default"/>
    <style:style style:name="ce879" style:family="table-cell" style:parent-style-name="Default"/>
    <style:style style:name="ce880" style:family="table-cell" style:parent-style-name="Default"/>
    <style:style style:name="ce881" style:family="table-cell" style:parent-style-name="Default"/>
    <style:style style:name="ce882" style:family="table-cell" style:parent-style-name="Default"/>
    <style:style style:name="ce883" style:family="table-cell" style:parent-style-name="Default"/>
    <style:style style:name="ce884" style:family="table-cell" style:parent-style-name="Default"/>
    <style:style style:name="ce885" style:family="table-cell" style:parent-style-name="Default"/>
    <style:style style:name="ce886" style:family="table-cell" style:parent-style-name="Default"/>
    <style:style style:name="ce887" style:family="table-cell" style:parent-style-name="Default"/>
    <style:style style:name="ce888" style:family="table-cell" style:parent-style-name="Default"/>
    <style:style style:name="ce889" style:family="table-cell" style:parent-style-name="Default"/>
    <style:style style:name="ce890" style:family="table-cell" style:parent-style-name="Default"/>
    <style:style style:name="ce891" style:family="table-cell" style:parent-style-name="Default"/>
    <style:style style:name="ce892" style:family="table-cell" style:parent-style-name="Default"/>
    <style:style style:name="ce893" style:family="table-cell" style:parent-style-name="Default"/>
    <style:style style:name="ce894" style:family="table-cell" style:parent-style-name="Default"/>
    <style:style style:name="ce895" style:family="table-cell" style:parent-style-name="Default"/>
    <style:style style:name="ce896" style:family="table-cell" style:parent-style-name="Default"/>
    <style:style style:name="ce897" style:family="table-cell" style:parent-style-name="Default"/>
    <style:style style:name="ce898" style:family="table-cell" style:parent-style-name="Default"/>
    <style:style style:name="ce899" style:family="table-cell" style:parent-style-name="Default"/>
    <style:style style:name="ce900" style:family="table-cell" style:parent-style-name="Default"/>
    <style:style style:name="ce901" style:family="table-cell" style:parent-style-name="Default"/>
    <style:style style:name="ce902" style:family="table-cell" style:parent-style-name="Default"/>
    <style:style style:name="ce903" style:family="table-cell" style:parent-style-name="Default"/>
    <style:style style:name="ce904" style:family="table-cell" style:parent-style-name="Default"/>
    <style:style style:name="ce905" style:family="table-cell" style:parent-style-name="Default"/>
    <style:style style:name="ce906" style:family="table-cell" style:parent-style-name="Default"/>
    <style:style style:name="ce907" style:family="table-cell" style:parent-style-name="Default"/>
    <style:style style:name="ce908" style:family="table-cell" style:parent-style-name="Default"/>
    <style:style style:name="ce909" style:family="table-cell" style:parent-style-name="Default"/>
    <style:style style:name="ce910" style:family="table-cell" style:parent-style-name="Default"/>
    <style:style style:name="ce911" style:family="table-cell" style:parent-style-name="Default"/>
    <style:style style:name="ce912" style:family="table-cell" style:parent-style-name="Default"/>
    <style:style style:name="ce913" style:family="table-cell" style:parent-style-name="Default"/>
    <style:style style:name="ce914" style:family="table-cell" style:parent-style-name="Default"/>
    <style:style style:name="ce915" style:family="table-cell" style:parent-style-name="Default"/>
    <style:style style:name="ce916" style:family="table-cell" style:parent-style-name="Default"/>
    <style:style style:name="ce917" style:family="table-cell" style:parent-style-name="Default"/>
    <style:style style:name="ce918" style:family="table-cell" style:parent-style-name="Default"/>
    <style:style style:name="ce919" style:family="table-cell" style:parent-style-name="Default"/>
    <style:style style:name="ce920" style:family="table-cell" style:parent-style-name="Default"/>
    <style:style style:name="ce921" style:family="table-cell" style:parent-style-name="Default"/>
    <style:style style:name="ce922" style:family="table-cell" style:parent-style-name="Default"/>
    <style:style style:name="ce923" style:family="table-cell" style:parent-style-name="Default"/>
    <style:style style:name="ce924" style:family="table-cell" style:parent-style-name="Default"/>
    <style:style style:name="ce925" style:family="table-cell" style:parent-style-name="Default"/>
    <style:style style:name="ce926" style:family="table-cell" style:parent-style-name="Default"/>
    <style:style style:name="ce927" style:family="table-cell" style:parent-style-name="Default"/>
    <style:style style:name="ce928" style:family="table-cell" style:parent-style-name="Default"/>
    <style:style style:name="ce929" style:family="table-cell" style:parent-style-name="Default"/>
    <style:style style:name="ce930" style:family="table-cell" style:parent-style-name="Default"/>
    <style:style style:name="ce931" style:family="table-cell" style:parent-style-name="Default"/>
    <style:style style:name="ce932" style:family="table-cell" style:parent-style-name="Default"/>
    <style:style style:name="ce933" style:family="table-cell" style:parent-style-name="Default"/>
    <style:style style:name="ce934" style:family="table-cell" style:parent-style-name="Default"/>
    <style:style style:name="ce935" style:family="table-cell" style:parent-style-name="Default"/>
    <style:style style:name="ce936" style:family="table-cell" style:parent-style-name="Default"/>
    <style:style style:name="ce937" style:family="table-cell" style:parent-style-name="Default"/>
    <style:style style:name="ce938" style:family="table-cell" style:parent-style-name="Default"/>
    <style:style style:name="ce939" style:family="table-cell" style:parent-style-name="Default"/>
    <style:style style:name="ce940" style:family="table-cell" style:parent-style-name="Default"/>
    <style:style style:name="ce941" style:family="table-cell" style:parent-style-name="Default"/>
    <style:style style:name="ce942" style:family="table-cell" style:parent-style-name="Default"/>
    <style:style style:name="ce943" style:family="table-cell" style:parent-style-name="Default"/>
    <style:style style:name="ce944" style:family="table-cell" style:parent-style-name="Default"/>
    <style:style style:name="ce945" style:family="table-cell" style:parent-style-name="Default"/>
    <style:style style:name="ce946" style:family="table-cell" style:parent-style-name="Default"/>
    <style:style style:name="ce947" style:family="table-cell" style:parent-style-name="Default"/>
    <style:style style:name="ce948" style:family="table-cell" style:parent-style-name="Default"/>
    <style:style style:name="ce949" style:family="table-cell" style:parent-style-name="Default"/>
    <style:style style:name="ce950" style:family="table-cell" style:parent-style-name="Default"/>
    <style:style style:name="ce951" style:family="table-cell" style:parent-style-name="Default"/>
    <style:style style:name="ce952" style:family="table-cell" style:parent-style-name="Default"/>
    <style:style style:name="ce953" style:family="table-cell" style:parent-style-name="Default"/>
    <style:style style:name="ce954" style:family="table-cell" style:parent-style-name="Default"/>
    <style:style style:name="ce955" style:family="table-cell" style:parent-style-name="Default"/>
    <style:style style:name="ce956" style:family="table-cell" style:parent-style-name="Default"/>
    <style:style style:name="ce957" style:family="table-cell" style:parent-style-name="Default"/>
    <style:style style:name="ce958" style:family="table-cell" style:parent-style-name="Default"/>
    <style:style style:name="ce959" style:family="table-cell" style:parent-style-name="Default"/>
    <style:style style:name="ce960" style:family="table-cell" style:parent-style-name="Default"/>
    <style:style style:name="ce961" style:family="table-cell" style:parent-style-name="Default"/>
    <style:style style:name="ce962" style:family="table-cell" style:parent-style-name="Default"/>
    <style:style style:name="ce963" style:family="table-cell" style:parent-style-name="Default"/>
    <style:style style:name="ce964" style:family="table-cell" style:parent-style-name="Default"/>
    <style:style style:name="ce965" style:family="table-cell" style:parent-style-name="Default"/>
    <style:style style:name="ce966" style:family="table-cell" style:parent-style-name="Default"/>
    <style:style style:name="ce967" style:family="table-cell" style:parent-style-name="Default"/>
    <style:style style:name="ce968" style:family="table-cell" style:parent-style-name="Default"/>
    <style:style style:name="ce969" style:family="table-cell" style:parent-style-name="Default"/>
    <style:style style:name="ce970" style:family="table-cell" style:parent-style-name="Default"/>
    <style:style style:name="ce971" style:family="table-cell" style:parent-style-name="Default"/>
    <style:style style:name="ce972" style:family="table-cell" style:parent-style-name="Default"/>
    <style:style style:name="ce973" style:family="table-cell" style:parent-style-name="Default"/>
    <style:style style:name="ce974" style:family="table-cell" style:parent-style-name="Default"/>
    <style:style style:name="ce975" style:family="table-cell" style:parent-style-name="Default"/>
    <style:style style:name="ce976" style:family="table-cell" style:parent-style-name="Default"/>
    <style:style style:name="ce977" style:family="table-cell" style:parent-style-name="Default"/>
    <style:style style:name="ce978" style:family="table-cell" style:parent-style-name="Default"/>
    <style:style style:name="ce979" style:family="table-cell" style:parent-style-name="Default"/>
    <style:style style:name="ce980" style:family="table-cell" style:parent-style-name="Default"/>
    <style:style style:name="ce981" style:family="table-cell" style:parent-style-name="Default"/>
    <style:style style:name="ce982" style:family="table-cell" style:parent-style-name="Default"/>
    <style:style style:name="ce983" style:family="table-cell" style:parent-style-name="Default"/>
    <style:style style:name="ce984" style:family="table-cell" style:parent-style-name="Default"/>
    <style:style style:name="ce985" style:family="table-cell" style:parent-style-name="Default"/>
    <style:style style:name="ce986" style:family="table-cell" style:parent-style-name="Default"/>
    <style:style style:name="ce987" style:family="table-cell" style:parent-style-name="Default"/>
    <style:style style:name="ce988" style:family="table-cell" style:parent-style-name="Default"/>
    <style:style style:name="ce989" style:family="table-cell" style:parent-style-name="Default"/>
    <style:style style:name="ce990" style:family="table-cell" style:parent-style-name="Default"/>
    <style:style style:name="ce991" style:family="table-cell" style:parent-style-name="Default"/>
    <style:style style:name="ce992" style:family="table-cell" style:parent-style-name="Default"/>
    <style:style style:name="ce993" style:family="table-cell" style:parent-style-name="Default"/>
    <style:style style:name="ce994" style:family="table-cell" style:parent-style-name="Default"/>
    <style:style style:name="ce995" style:family="table-cell" style:parent-style-name="Default"/>
    <style:style style:name="ce996" style:family="table-cell" style:parent-style-name="Default"/>
    <style:style style:name="ce997" style:family="table-cell" style:parent-style-name="Default"/>
    <style:style style:name="ce998" style:family="table-cell" style:parent-style-name="Default"/>
    <style:style style:name="ce999" style:family="table-cell" style:parent-style-name="Default"/>
    <style:style style:name="ce1000" style:family="table-cell" style:parent-style-name="Default"/>
    <style:style style:name="ce1001" style:family="table-cell" style:parent-style-name="Default"/>
    <style:style style:name="ce1002" style:family="table-cell" style:parent-style-name="Default"/>
    <style:style style:name="ce1003" style:family="table-cell" style:parent-style-name="Default"/>
    <style:style style:name="ce1004" style:family="table-cell" style:parent-style-name="Default"/>
    <style:style style:name="ce1005" style:family="table-cell" style:parent-style-name="Default"/>
    <style:style style:name="ce1006" style:family="table-cell" style:parent-style-name="Default"/>
    <style:style style:name="ce1007" style:family="table-cell" style:parent-style-name="Default"/>
    <style:style style:name="ce1008" style:family="table-cell" style:parent-style-name="Default"/>
    <style:style style:name="ce1009" style:family="table-cell" style:parent-style-name="Default"/>
    <style:style style:name="ce1010" style:family="table-cell" style:parent-style-name="Default"/>
    <style:style style:name="ce1011" style:family="table-cell" style:parent-style-name="Default"/>
    <style:style style:name="ce1012" style:family="table-cell" style:parent-style-name="Default"/>
    <style:style style:name="ce1013" style:family="table-cell" style:parent-style-name="Default"/>
    <style:style style:name="ce1014" style:family="table-cell" style:parent-style-name="Default"/>
    <style:style style:name="ce1015" style:family="table-cell" style:parent-style-name="Default"/>
    <style:style style:name="ce1016" style:family="table-cell" style:parent-style-name="Default"/>
    <style:style style:name="ce1017" style:family="table-cell" style:parent-style-name="Default"/>
    <style:style style:name="ce1018" style:family="table-cell" style:parent-style-name="Default"/>
    <style:style style:name="ce1019" style:family="table-cell" style:parent-style-name="Default"/>
    <style:style style:name="ce1020" style:family="table-cell" style:parent-style-name="Default"/>
    <style:style style:name="ce1021" style:family="table-cell" style:parent-style-name="Default"/>
    <style:style style:name="ce1022" style:family="table-cell" style:parent-style-name="Default"/>
    <style:style style:name="ce1023" style:family="table-cell" style:parent-style-name="Default"/>
    <style:style style:name="ce1024" style:family="table-cell" style:parent-style-name="Default"/>
    <style:style style:name="ce1025" style:family="table-cell" style:parent-style-name="Default"/>
    <style:style style:name="ce1026" style:family="table-cell" style:parent-style-name="Default"/>
    <style:style style:name="ce1027" style:family="table-cell" style:parent-style-name="Default"/>
    <style:style style:name="ce1028" style:family="table-cell" style:parent-style-name="Default"/>
    <style:style style:name="ce1029" style:family="table-cell" style:parent-style-name="Default"/>
    <style:style style:name="ce1030" style:family="table-cell" style:parent-style-name="Default"/>
    <style:style style:name="ce1031" style:family="table-cell" style:parent-style-name="Default"/>
    <style:style style:name="ce1032" style:family="table-cell" style:parent-style-name="Default"/>
    <style:style style:name="ce1033" style:family="table-cell" style:parent-style-name="Default"/>
    <style:style style:name="ce1034" style:family="table-cell" style:parent-style-name="Default"/>
    <style:style style:name="ce1035" style:family="table-cell" style:parent-style-name="Default"/>
    <style:style style:name="ce1036" style:family="table-cell" style:parent-style-name="Default"/>
    <style:style style:name="ce1037" style:family="table-cell" style:parent-style-name="Default"/>
    <style:style style:name="ce103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1,TestOp_80,1,40,false,Any["Normalize"],1,(30,75,50)</text:p>
          </table:table-cell>
          <table:table-cell office:value-type="float" office:value="35.71" calcext:value-type="float">
            <text:p>35.71</text:p>
          </table:table-cell>
          <table:table-cell office:value-type="float" office:value="64.29" calcext:value-type="float">
            <text:p>64.29</text:p>
          </table:table-cell>
          <table:table-cell office:value-type="float" office:value="71.43" calcext:value-type="float">
            <text:p>71.43</text:p>
          </table:table-cell>
          <table:table-cell office:value-type="float" office:value="69.23" calcext:value-type="float">
            <text:p>69.23</text:p>
          </table:table-cell>
          <table:table-cell office:value-type="float" office:value="67.86" calcext:value-type="float">
            <text:p>67.86</text:p>
          </table:table-cell>
          <table:table-cell table:style-name="ce12" office:value-type="time" office:time-value="PT00H02M25S" calcext:value-type="time">
            <text:p>12:02:25 AM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4.53" calcext:value-type="float">
            <text:p>84.53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3" calcext:value-type="float">
            <text:p>0.00471938775510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323788751714677" calcext:value-type="float">
            <text:p>0.003237887517147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83.57" calcext:value-type="float">
            <text:p>83.57</text:p>
          </table:table-cell>
          <table:table-cell office:value-type="float" office:value="82.93" calcext:value-type="float">
            <text:p>82.93</text:p>
          </table:table-cell>
          <table:table-cell office:value-type="float" office:value="81.07" calcext:value-type="float">
            <text:p>81.07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88210387902695" calcext:value-type="float">
            <text:p>0.001882103879027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7.86" calcext:value-type="float">
            <text:p>67.86</text:p>
          </table:table-cell>
          <table:table-cell office:value-type="float" office:value="79.29" calcext:value-type="float">
            <text:p>79.29</text:p>
          </table:table-cell>
          <table:table-cell office:value-type="float" office:value="88.57" calcext:value-type="float">
            <text:p>88.57</text:p>
          </table:table-cell>
          <table:table-cell office:value-type="float" office:value="87.77" calcext:value-type="float">
            <text:p>87.77</text:p>
          </table:table-cell>
          <table:table-cell office:value-type="float" office:value="83.93" calcext:value-type="float">
            <text:p>83.93</text:p>
          </table:table-cell>
          <table:table-cell office:value-type="float" office:value="29.03" calcext:value-type="float">
            <text:p>29.03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395246938875311" calcext:value-type="float">
            <text:p>0.003952469388753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142924269715718" calcext:value-type="float">
            <text:p>0.000142924269716</text:p>
          </table:table-cell>
          <table:table-cell table:style-name="ce12" office:value-type="time" office:time-value="PT00H21M27S" calcext:value-type="time">
            <text:p>12:21:27 AM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84.3" calcext:value-type="float">
            <text:p>84.3</text:p>
          </table:table-cell>
          <table:table-cell office:value-type="float" office:value="82.5" calcext:value-type="float">
            <text:p>82.5</text:p>
          </table:table-cell>
          <table:table-cell office:value-type="float" office:value="28.05" calcext:value-type="float">
            <text:p>28.05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57988527955561" calcext:value-type="float">
            <text:p>0.000579885279556</text:p>
          </table:table-cell>
          <table:table-cell table:style-name="ce40" office:value-type="float" office:value="0.000063775510204082" calcext:value-type="float">
            <text:p>6.38E-05</text:p>
          </table:table-cell>
          <table:table-cell office:value-type="float" office:value="0.000524708277860445" calcext:value-type="float">
            <text:p>0.00052470827786</text:p>
          </table:table-cell>
          <table:table-cell table:style-name="ce12" office:value-type="time" office:time-value="PT00H24M32S" calcext:value-type="time">
            <text:p>12:24:32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1,40,false,Any[],1,(30,75,50)</text:p>
          </table:table-cell>
          <table:table-cell office:value-type="float" office:value="39.29" calcext:value-type="float">
            <text:p>3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.64" calcext:value-type="float">
            <text:p>69.64</text:p>
          </table:table-cell>
          <table:table-cell table:style-name="ce12" office:value-type="time" office:time-value="PT00H00M09S" calcext:value-type="time">
            <text:p>12:00:09 AM</text:p>
          </table:table-cell>
          <table:table-cell office:value-type="float" office:value="56.43" calcext:value-type="float">
            <text:p>56.43</text:p>
          </table:table-cell>
          <table:table-cell office:value-type="float" office:value="76.43" calcext:value-type="float">
            <text:p>76.43</text:p>
          </table:table-cell>
          <table:table-cell office:value-type="float" office:value="80" calcext:value-type="float">
            <text:p>80</text:p>
          </table:table-cell>
          <table:table-cell office:value-type="float" office:value="79.89" calcext:value-type="float">
            <text:p>79.89</text:p>
          </table:table-cell>
          <table:table-cell office:value-type="float" office:value="78.21" calcext:value-type="float">
            <text:p>78.21</text:p>
          </table:table-cell>
          <table:table-cell office:value-type="float" office:value="0" calcext:value-type="float">
            <text:p>0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457865358293468" calcext:value-type="float">
            <text:p>0.004578653582935</text:p>
          </table:table-cell>
          <table:table-cell office:value-type="float" office:value="0.000701530612244897" calcext:value-type="float">
            <text:p>0.00070153061224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3.57" calcext:value-type="float">
            <text:p>73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4.15" calcext:value-type="float">
            <text:p>74.15</text:p>
          </table:table-cell>
          <table:table-cell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09705899143517" calcext:value-type="float">
            <text:p>0.000309705899144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5.71" calcext:value-type="float">
            <text:p>55.71</text:p>
          </table:table-cell>
          <table:table-cell office:value-type="float" office:value="75" calcext:value-type="float">
            <text:p>75</text:p>
          </table:table-cell>
          <table:table-cell office:value-type="float" office:value="80.71" calcext:value-type="float">
            <text:p>80.71</text:p>
          </table:table-cell>
          <table:table-cell office:value-type="float" office:value="79.67" calcext:value-type="float">
            <text:p>79.67</text:p>
          </table:table-cell>
          <table:table-cell office:value-type="float" office:value="77.86" calcext:value-type="float">
            <text:p>77.86</text:p>
          </table:table-cell>
          <table:table-cell office:value-type="float" office:value="30.97" calcext:value-type="float">
            <text:p>30.97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35255645453448" calcext:value-type="float">
            <text:p>0.002352556454534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.00024473333855431" calcext:value-type="float">
            <text:p>0.000244733338554</text:p>
          </table:table-cell>
          <table:table-cell table:style-name="ce12" office:value-type="time" office:time-value="PT00H20M43S" calcext:value-type="time">
            <text:p>12:20:43 AM</text:p>
          </table:table-cell>
          <table:table-cell office:value-type="float" office:value="57.14" calcext:value-type="float">
            <text:p>57.14</text:p>
          </table:table-cell>
          <table:table-cell office:value-type="float" office:value="77.14" calcext:value-type="float">
            <text:p>77.14</text:p>
          </table:table-cell>
          <table:table-cell office:value-type="float" office:value="80" calcext:value-type="float">
            <text:p>80</text:p>
          </table:table-cell>
          <table:table-cell office:value-type="float" office:value="79.49" calcext:value-type="float">
            <text:p>79.49</text:p>
          </table:table-cell>
          <table:table-cell office:value-type="float" office:value="78.57" calcext:value-type="float">
            <text:p>78.57</text:p>
          </table:table-cell>
          <table:table-cell office:value-type="float" office:value="31.42" calcext:value-type="float">
            <text:p>31.42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7574940831443" calcext:value-type="float">
            <text:p>0.001275749408314</text:p>
          </table:table-cell>
          <table:table-cell office:value-type="float" office:value="0.00079719387755102" calcext:value-type="float">
            <text:p>0.000797193877551</text:p>
          </table:table-cell>
          <table:table-cell office:value-type="float" office:value="0.000469888010024277" calcext:value-type="float">
            <text:p>0.000469888010024</text:p>
          </table:table-cell>
          <table:table-cell table:style-name="ce12" office:value-type="time" office:time-value="PT00H12M43S" calcext:value-type="time">
            <text:p>12:12:4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1,60,false,Any["Normalize"],1,(30,75,50)</text:p>
          </table:table-cell>
          <table:table-cell office:value-type="float" office:value="60.71" calcext:value-type="float">
            <text:p>60.71</text:p>
          </table:table-cell>
          <table:table-cell office:value-type="float" office:value="85.71" calcext:value-type="float">
            <text:p>85.71</text:p>
          </table:table-cell>
          <table:table-cell office:value-type="float" office:value="75" calcext:value-type="float">
            <text:p>75</text:p>
          </table:table-cell>
          <table:table-cell office:value-type="float" office:value="77.42" calcext:value-type="float">
            <text:p>77.42</text:p>
          </table:table-cell>
          <table:table-cell office:value-type="float" office:value="80.36" calcext:value-type="float">
            <text:p>80.36</text:p>
          </table:table-cell>
          <table:table-cell table:style-name="ce12" office:value-type="time" office:time-value="PT00H02M08S" calcext:value-type="time">
            <text:p>12:02:08 AM</text:p>
          </table:table-cell>
          <table:table-cell office:value-type="float" office:value="62.86" calcext:value-type="float">
            <text:p>62.86</text:p>
          </table:table-cell>
          <table:table-cell office:value-type="float" office:value="79.29" calcext:value-type="float">
            <text:p>79.29</text:p>
          </table:table-cell>
          <table:table-cell office:value-type="float" office:value="83.57" calcext:value-type="float">
            <text:p>83.57</text:p>
          </table:table-cell>
          <table:table-cell office:value-type="float" office:value="82.94" calcext:value-type="float">
            <text:p>82.94</text:p>
          </table:table-cell>
          <table:table-cell office:value-type="float" office:value="81.43" calcext:value-type="float">
            <text:p>81.43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1" calcext:value-type="float">
            <text:p>0.005484693877551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04600100482884" calcext:value-type="float">
            <text:p>0.002046001004829</text:p>
          </table:table-cell>
          <table:table-cell office:value-type="float" office:value="0.00137117346938775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4.29" calcext:value-type="float">
            <text:p>64.29</text:p>
          </table:table-cell>
          <table:table-cell office:value-type="float" office:value="80.71" calcext:value-type="float">
            <text:p>80.71</text:p>
          </table:table-cell>
          <table:table-cell office:value-type="float" office:value="83.57" calcext:value-type="float">
            <text:p>83.57</text:p>
          </table:table-cell>
          <table:table-cell office:value-type="float" office:value="83.19" calcext:value-type="float">
            <text:p>83.19</text:p>
          </table:table-cell>
          <table:table-cell office:value-type="float" office:value="82.14" calcext:value-type="float">
            <text:p>82.14</text:p>
          </table:table-cell>
          <table:table-cell office:value-type="float" office:value="0" calcext:value-type="float">
            <text:p>0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647620564876318" calcext:value-type="float">
            <text:p>0.000647620564876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65" calcext:value-type="float">
            <text:p>65</text:p>
          </table:table-cell>
          <table:table-cell office:value-type="float" office:value="80.71" calcext:value-type="float">
            <text:p>80.71</text:p>
          </table:table-cell>
          <table:table-cell office:value-type="float" office:value="84.29" calcext:value-type="float">
            <text:p>84.29</text:p>
          </table:table-cell>
          <table:table-cell office:value-type="float" office:value="83.69" calcext:value-type="float">
            <text:p>83.69</text:p>
          </table:table-cell>
          <table:table-cell office:value-type="float" office:value="82.5" calcext:value-type="float">
            <text:p>82.5</text:p>
          </table:table-cell>
          <table:table-cell office:value-type="float" office:value="27.19" calcext:value-type="float">
            <text:p>27.19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12665150312688" calcext:value-type="float">
            <text:p>0.001126651503127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.00012257181503429" calcext:value-type="float">
            <text:p>0.000122571815034</text:p>
          </table:table-cell>
          <table:table-cell table:style-name="ce12" office:value-type="time" office:time-value="PT00H25M12S" calcext:value-type="time">
            <text:p>12:25:12 AM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83.57" calcext:value-type="float">
            <text:p>83.57</text:p>
          </table:table-cell>
          <table:table-cell office:value-type="float" office:value="82.9" calcext:value-type="float">
            <text:p>82.9</text:p>
          </table:table-cell>
          <table:table-cell office:value-type="float" office:value="81.07" calcext:value-type="float">
            <text:p>81.07</text:p>
          </table:table-cell>
          <table:table-cell office:value-type="float" office:value="27.43" calcext:value-type="float">
            <text:p>27.43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71724716599144" calcext:value-type="float">
            <text:p>0.000871724716599</text:p>
          </table:table-cell>
          <table:table-cell table:style-name="ce40" office:value-type="float" office:value="0.0000956632653061218" calcext:value-type="float">
            <text:p>9.57E-05</text:p>
          </table:table-cell>
          <table:table-cell office:value-type="float" office:value="0.00011747200250607" calcext:value-type="float">
            <text:p>0.000117472002506</text:p>
          </table:table-cell>
          <table:table-cell table:style-name="ce12" office:value-type="time" office:time-value="PT00H13M36S" calcext:value-type="time">
            <text:p>12:13:3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1,60,false,Any[],1,(30,75,50)</text:p>
          </table:table-cell>
          <table:table-cell office:value-type="float" office:value="42.86" calcext:value-type="float">
            <text:p>42.86</text:p>
          </table:table-cell>
          <table:table-cell office:value-type="float" office:value="67.86" calcext:value-type="float">
            <text:p>67.86</text:p>
          </table:table-cell>
          <table:table-cell office:value-type="float" office:value="75" calcext:value-type="float">
            <text:p>75</text:p>
          </table:table-cell>
          <table:table-cell office:value-type="float" office:value="73.08" calcext:value-type="float">
            <text:p>73.08</text:p>
          </table:table-cell>
          <table:table-cell office:value-type="float" office:value="71.43" calcext:value-type="float">
            <text:p>71.43</text:p>
          </table:table-cell>
          <table:table-cell table:style-name="ce12" office:value-type="time" office:time-value="PT00H00M06S" calcext:value-type="time">
            <text:p>12:00:06 AM</text:p>
          </table:table-cell>
          <table:table-cell office:value-type="float" office:value="54.29" calcext:value-type="float">
            <text:p>54.29</text:p>
          </table:table-cell>
          <table:table-cell office:value-type="float" office:value="75.71" calcext:value-type="float">
            <text:p>75.71</text:p>
          </table:table-cell>
          <table:table-cell office:value-type="float" office:value="78.57" calcext:value-type="float">
            <text:p>78.57</text:p>
          </table:table-cell>
          <table:table-cell office:value-type="float" office:value="77.94" calcext:value-type="float">
            <text:p>77.94</text:p>
          </table:table-cell>
          <table:table-cell office:value-type="float" office:value="77.14" calcext:value-type="float">
            <text:p>77.14</text:p>
          </table:table-cell>
          <table:table-cell office:value-type="float" office:value="0" calcext:value-type="float">
            <text:p>0</text:p>
          </table:table-cell>
          <table:table-cell office:value-type="float" office:value="0.0130102040816327" calcext:value-type="float">
            <text:p>0.013010204081633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344195291285238" calcext:value-type="float">
            <text:p>0.003441952912852</text:p>
          </table:table-cell>
          <table:table-cell office:value-type="float" office:value="0.00325255102040817" calcext:value-type="float">
            <text:p>0.00325255102040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1.43" calcext:value-type="float">
            <text:p>51.43</text:p>
          </table:table-cell>
          <table:table-cell office:value-type="float" office:value="75" calcext:value-type="float">
            <text:p>75</text:p>
          </table:table-cell>
          <table:table-cell office:value-type="float" office:value="76.43" calcext:value-type="float">
            <text:p>76.43</text:p>
          </table:table-cell>
          <table:table-cell office:value-type="float" office:value="76.16" calcext:value-type="float">
            <text:p>76.16</text:p>
          </table:table-cell>
          <table:table-cell office:value-type="float" office:value="75.71" calcext:value-type="float">
            <text:p>75.71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24856213876732" calcext:value-type="float">
            <text:p>0.000224856213877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4.29" calcext:value-type="float">
            <text:p>54.29</text:p>
          </table:table-cell>
          <table:table-cell office:value-type="float" office:value="76.43" calcext:value-type="float">
            <text:p>76.43</text:p>
          </table:table-cell>
          <table:table-cell office:value-type="float" office:value="77.86" calcext:value-type="float">
            <text:p>77.86</text:p>
          </table:table-cell>
          <table:table-cell office:value-type="float" office:value="77.65" calcext:value-type="float">
            <text:p>77.65</text:p>
          </table:table-cell>
          <table:table-cell office:value-type="float" office:value="77.14" calcext:value-type="float">
            <text:p>77.14</text:p>
          </table:table-cell>
          <table:table-cell office:value-type="float" office:value="30.53" calcext:value-type="float">
            <text:p>30.53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28982488502372" calcext:value-type="float">
            <text:p>0.002898248850237</text:p>
          </table:table-cell>
          <table:table-cell office:value-type="float" office:value="0.00213647959183673" calcext:value-type="float">
            <text:p>0.002136479591837</text:p>
          </table:table-cell>
          <table:table-cell office:value-type="float" office:value="0.000616728013156864" calcext:value-type="float">
            <text:p>0.000616728013157</text:p>
          </table:table-cell>
          <table:table-cell table:style-name="ce12" office:value-type="time" office:time-value="PT00H27M50S" calcext:value-type="time">
            <text:p>12:27:50 AM</text:p>
          </table:table-cell>
          <table:table-cell office:value-type="float" office:value="57.86" calcext:value-type="float">
            <text:p>57.86</text:p>
          </table:table-cell>
          <table:table-cell office:value-type="float" office:value="81.43" calcext:value-type="float">
            <text:p>81.43</text:p>
          </table:table-cell>
          <table:table-cell office:value-type="float" office:value="76.43" calcext:value-type="float">
            <text:p>76.43</text:p>
          </table:table-cell>
          <table:table-cell office:value-type="float" office:value="77.63" calcext:value-type="float">
            <text:p>77.63</text:p>
          </table:table-cell>
          <table:table-cell office:value-type="float" office:value="78.93" calcext:value-type="float">
            <text:p>78.93</text:p>
          </table:table-cell>
          <table:table-cell office:value-type="float" office:value="29.29" calcext:value-type="float">
            <text:p>29.29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50707702786526" calcext:value-type="float">
            <text:p>0.001507077027865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.000287806406139871" calcext:value-type="float">
            <text:p>0.00028780640614</text:p>
          </table:table-cell>
          <table:table-cell table:style-name="ce12" office:value-type="time" office:time-value="PT00H14M11S" calcext:value-type="time">
            <text:p>12:14:11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2,20,false,Any["Normalize"],1,(30,45,30)</text:p>
          </table:table-cell>
          <table:table-cell office:value-type="float" office:value="32.14" calcext:value-type="float">
            <text:p>3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68" calcext:value-type="float">
            <text:p>68</text:p>
          </table:table-cell>
          <table:table-cell office:value-type="float" office:value="66.07" calcext:value-type="float">
            <text:p>66.07</text:p>
          </table:table-cell>
          <table:table-cell table:style-name="ce12" office:value-type="time" office:time-value="PT00H01M41S" calcext:value-type="time">
            <text:p>12:01:41 AM</text:p>
          </table:table-cell>
          <table:table-cell office:value-type="float" office:value="45.71" calcext:value-type="float">
            <text:p>45.71</text:p>
          </table:table-cell>
          <table:table-cell office:value-type="float" office:value="77.14" calcext:value-type="float">
            <text:p>7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71.65" calcext:value-type="float">
            <text:p>71.65</text:p>
          </table:table-cell>
          <table:table-cell office:value-type="float" office:value="72.86" calcext:value-type="float">
            <text:p>72.86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5" calcext:value-type="float">
            <text:p>0.009183673469388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11734693877551" calcext:value-type="float">
            <text:p>0.011734693877551</text:p>
          </table:table-cell>
          <table:table-cell office:value-type="float" office:value="0.00416965663580247" calcext:value-type="float">
            <text:p>0.00416965663580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14" calcext:value-type="float">
            <text:p>47.14</text:p>
          </table:table-cell>
          <table:table-cell office:value-type="float" office:value="77.86" calcext:value-type="float">
            <text:p>77.86</text:p>
          </table:table-cell>
          <table:table-cell office:value-type="float" office:value="69.29" calcext:value-type="float">
            <text:p>69.29</text:p>
          </table:table-cell>
          <table:table-cell office:value-type="float" office:value="71.92" calcext:value-type="float">
            <text:p>71.92</text:p>
          </table:table-cell>
          <table:table-cell office:value-type="float" office:value="73.57" calcext:value-type="float">
            <text:p>73.57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126137358446179" calcext:value-type="float">
            <text:p>0.001261373584462</text:p>
          </table:table-cell>
          <table:table-cell office:value-type="float" office:value="0.000382653061224491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14" calcext:value-type="float">
            <text:p>47.14</text:p>
          </table:table-cell>
          <table:table-cell office:value-type="float" office:value="75.71" calcext:value-type="float">
            <text:p>7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2.66" calcext:value-type="float">
            <text:p>72.66</text:p>
          </table:table-cell>
          <table:table-cell office:value-type="float" office:value="73.57" calcext:value-type="float">
            <text:p>73.57</text:p>
          </table:table-cell>
          <table:table-cell office:value-type="float" office:value="32.48" calcext:value-type="float">
            <text:p>32.48</text:p>
          </table:table-cell>
          <table:table-cell office:value-type="float" office:value="0.0066326530612245" calcext:value-type="float">
            <text:p>0.006632653061225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16535692324932" calcext:value-type="float">
            <text:p>0.001653569232493</text:p>
          </table:table-cell>
          <table:table-cell office:value-type="float" office:value="0.00165816326530612" calcext:value-type="float">
            <text:p>0.001658163265306</text:p>
          </table:table-cell>
          <table:table-cell table:style-name="ce40" office:value-type="float" office:value="0.0000841882684626824" calcext:value-type="float">
            <text:p>8.42E-05</text:p>
          </table:table-cell>
          <table:table-cell table:style-name="ce12" office:value-type="time" office:time-value="PT01H44M41S" calcext:value-type="time">
            <text:p>01:44:41 AM</text:p>
          </table:table-cell>
          <table:table-cell office:value-type="float" office:value="45.71" calcext:value-type="float">
            <text:p>45.71</text:p>
          </table:table-cell>
          <table:table-cell office:value-type="float" office:value="77.14" calcext:value-type="float">
            <text:p>7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71.22" calcext:value-type="float">
            <text:p>71.22</text:p>
          </table:table-cell>
          <table:table-cell office:value-type="float" office:value="72.86" calcext:value-type="float">
            <text:p>72.86</text:p>
          </table:table-cell>
          <table:table-cell office:value-type="float" office:value="31.68" calcext:value-type="float">
            <text:p>31.68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150339834629628" calcext:value-type="float">
            <text:p>0.001503398346296</text:p>
          </table:table-cell>
          <table:table-cell office:value-type="float" office:value="0.000860969387755103" calcext:value-type="float">
            <text:p>0.000860969387755</text:p>
          </table:table-cell>
          <table:table-cell office:value-type="float" office:value="0.000201660270968752" calcext:value-type="float">
            <text:p>0.000201660270969</text:p>
          </table:table-cell>
          <table:table-cell table:style-name="ce12" office:value-type="time" office:time-value="PT00H26M50S" calcext:value-type="time">
            <text:p>12:26:5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2,20,false,Any[],1,(30,45,30)</text:p>
          </table:table-cell>
          <table:table-cell office:value-type="float" office:value="10.71" calcext:value-type="float">
            <text:p>1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39.29" calcext:value-type="float">
            <text:p>39.29</text:p>
          </table:table-cell>
          <table:table-cell office:value-type="float" office:value="54.05" calcext:value-type="float">
            <text:p>54.05</text:p>
          </table:table-cell>
          <table:table-cell office:value-type="float" office:value="55.36" calcext:value-type="float">
            <text:p>55.36</text:p>
          </table:table-cell>
          <table:table-cell table:style-name="ce12" office:value-type="time" office:time-value="PT00H03M38S" calcext:value-type="time">
            <text:p>12:03:38 AM</text:p>
          </table:table-cell>
          <table:table-cell office:value-type="float" office:value="50" calcext:value-type="float">
            <text:p>50</text:p>
          </table:table-cell>
          <table:table-cell office:value-type="float" office:value="72.14" calcext:value-type="float">
            <text:p>7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76.59" calcext:value-type="float">
            <text:p>76.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00063775510204082" calcext:value-type="float">
            <text:p>0.000637755102041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43021455633714" calcext:value-type="float">
            <text:p>0.000343021455634</text:p>
          </table:table-cell>
          <table:table-cell office:value-type="float" office:value="0.000159438775510205" calcext:value-type="float">
            <text:p>0.0001594387755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6.43" calcext:value-type="float">
            <text:p>4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4.54" calcext:value-type="float">
            <text:p>74.54</text:p>
          </table:table-cell>
          <table:table-cell office:value-type="float" office:value="73.21" calcext:value-type="float">
            <text:p>73.21</text:p>
          </table:table-cell>
          <table:table-cell office:value-type="float" office:value="0" calcext:value-type="float">
            <text:p>0</text:p>
          </table:table-cell>
          <table:table-cell office:value-type="float" office:value="0.00127551020408163" calcext:value-type="float">
            <text:p>0.001275510204082</text:p>
          </table:table-cell>
          <table:table-cell table:number-columns-repeated="2" office:value-type="float" office:value="0.00153061224489796" calcext:value-type="float">
            <text:p>0.001530612244898</text:p>
          </table:table-cell>
          <table:table-cell office:value-type="float" office:value="0.000644285709978045" calcext:value-type="float">
            <text:p>0.000644285709978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.71" calcext:value-type="float">
            <text:p>50.71</text:p>
          </table:table-cell>
          <table:table-cell office:value-type="float" office:value="72.86" calcext:value-type="float">
            <text:p>72.86</text:p>
          </table:table-cell>
          <table:table-cell office:value-type="float" office:value="77.86" calcext:value-type="float">
            <text:p>77.86</text:p>
          </table:table-cell>
          <table:table-cell office:value-type="float" office:value="76.72" calcext:value-type="float">
            <text:p>76.72</text:p>
          </table:table-cell>
          <table:table-cell office:value-type="float" office:value="75.36" calcext:value-type="float">
            <text:p>75.36</text:p>
          </table:table-cell>
          <table:table-cell office:value-type="float" office:value="28.23" calcext:value-type="float">
            <text:p>28.23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788954635108483" calcext:value-type="float">
            <text:p>0.000788954635108</text:p>
          </table:table-cell>
          <table:table-cell office:value-type="float" office:value="0.000542091836734695" calcext:value-type="float">
            <text:p>0.000542091836735</text:p>
          </table:table-cell>
          <table:table-cell table:style-name="ce40" office:value-type="float" office:value="0.0000920197352964213" calcext:value-type="float">
            <text:p>9.20E-05</text:p>
          </table:table-cell>
          <table:table-cell table:style-name="ce12" office:value-type="time" office:time-value="PT01H35M28S" calcext:value-type="time">
            <text:p>01:35:28 AM</text:p>
          </table:table-cell>
          <table:table-cell office:value-type="float" office:value="48.57" calcext:value-type="float">
            <text:p>48.57</text:p>
          </table:table-cell>
          <table:table-cell office:value-type="float" office:value="72.14" calcext:value-type="float">
            <text:p>72.14</text:p>
          </table:table-cell>
          <table:table-cell office:value-type="float" office:value="76.43" calcext:value-type="float">
            <text:p>76.43</text:p>
          </table:table-cell>
          <table:table-cell office:value-type="float" office:value="75.45" calcext:value-type="float">
            <text:p>75.45</text:p>
          </table:table-cell>
          <table:table-cell office:value-type="float" office:value="74.29" calcext:value-type="float">
            <text:p>74.29</text:p>
          </table:table-cell>
          <table:table-cell office:value-type="float" office:value="29.2" calcext:value-type="float">
            <text:p>29.2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51586094322764" calcext:value-type="float">
            <text:p>0.000351586094323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.000185997337301277" calcext:value-type="float">
            <text:p>0.000185997337301</text:p>
          </table:table-cell>
          <table:table-cell table:style-name="ce12" office:value-type="time" office:time-value="PT00H22M35S" calcext:value-type="time">
            <text:p>12:22:35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2,40,false,Any["Normalize"],1,(30,45,30)</text:p>
          </table:table-cell>
          <table:table-cell office:value-type="float" office:value="35.71" calcext:value-type="float">
            <text:p>35.71</text:p>
          </table:table-cell>
          <table:table-cell table:number-columns-repeated="4" office:value-type="float" office:value="67.86" calcext:value-type="float">
            <text:p>67.86</text:p>
          </table:table-cell>
          <table:table-cell table:style-name="ce12" office:value-type="time" office:time-value="PT00H01M53S" calcext:value-type="time">
            <text:p>12:01:53 AM</text:p>
          </table:table-cell>
          <table:table-cell office:value-type="float" office:value="34.29" calcext:value-type="float">
            <text:p>34.29</text:p>
          </table:table-cell>
          <table:table-cell office:value-type="float" office:value="75.71" calcext:value-type="float">
            <text:p>75.71</text:p>
          </table:table-cell>
          <table:table-cell office:value-type="float" office:value="58.57" calcext:value-type="float">
            <text:p>58.57</text:p>
          </table:table-cell>
          <table:table-cell office:value-type="float" office:value="64.75" calcext:value-type="float">
            <text:p>64.75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525781855241157" calcext:value-type="float">
            <text:p>0.00052578185524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72.86" calcext:value-type="float">
            <text:p>72.86</text:p>
          </table:table-cell>
          <table:table-cell office:value-type="float" office:value="64.29" calcext:value-type="float">
            <text:p>64.29</text:p>
          </table:table-cell>
          <table:table-cell office:value-type="float" office:value="67.19" calcext:value-type="float">
            <text:p>67.19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821847989976428" calcext:value-type="float">
            <text:p>0.000821847989976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8.57" calcext:value-type="float">
            <text:p>38.57</text:p>
          </table:table-cell>
          <table:table-cell office:value-type="float" office:value="77.86" calcext:value-type="float">
            <text:p>77.86</text:p>
          </table:table-cell>
          <table:table-cell office:value-type="float" office:value="60.71" calcext:value-type="float">
            <text:p>60.71</text:p>
          </table:table-cell>
          <table:table-cell office:value-type="float" office:value="66.54" calcext:value-type="float">
            <text:p>66.54</text:p>
          </table:table-cell>
          <table:table-cell office:value-type="float" office:value="69.29" calcext:value-type="float">
            <text:p>69.29</text:p>
          </table:table-cell>
          <table:table-cell office:value-type="float" office:value="29.58" calcext:value-type="float">
            <text:p>29.5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498105316528276" calcext:value-type="float">
            <text:p>0.000498105316528</text:p>
          </table:table-cell>
          <table:table-cell office:value-type="float" office:value="0.00038265306122449" calcext:value-type="float">
            <text:p>0.000382653061224</text:p>
          </table:table-cell>
          <table:table-cell table:style-name="ce40" office:value-type="float" office:value="0.0000733712917762833" calcext:value-type="float">
            <text:p>7.34E-05</text:p>
          </table:table-cell>
          <table:table-cell table:style-name="ce12" office:value-type="time" office:time-value="PT02H35M38S" calcext:value-type="time">
            <text:p>02:35:38 AM</text:p>
          </table:table-cell>
          <table:table-cell office:value-type="float" office:value="36.43" calcext:value-type="float">
            <text:p>36.43</text:p>
          </table:table-cell>
          <table:table-cell office:value-type="float" office:value="74.29" calcext:value-type="float">
            <text:p>74.29</text:p>
          </table:table-cell>
          <table:table-cell office:value-type="float" office:value="62.14" calcext:value-type="float">
            <text:p>62.14</text:p>
          </table:table-cell>
          <table:table-cell office:value-type="float" office:value="66.28" calcext:value-type="float">
            <text:p>66.28</text:p>
          </table:table-cell>
          <table:table-cell office:value-type="float" office:value="68.21" calcext:value-type="float">
            <text:p>68.21</text:p>
          </table:table-cell>
          <table:table-cell office:value-type="float" office:value="31.59" calcext:value-type="float">
            <text:p>31.59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838117123366862" calcext:value-type="float">
            <text:p>0.000838117123367</text:p>
          </table:table-cell>
          <table:table-cell office:value-type="float" office:value="0.000860969387755101" calcext:value-type="float">
            <text:p>0.000860969387755</text:p>
          </table:table-cell>
          <table:table-cell table:style-name="ce40" office:value-type="float" office:value="0.0000743989349205104" calcext:value-type="float">
            <text:p>7.44E-05</text:p>
          </table:table-cell>
          <table:table-cell table:style-name="ce12" office:value-type="time" office:time-value="PT01H52M46S" calcext:value-type="time">
            <text:p>01:52:4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1,TestOp_80,2,40,false,Any[],1,(30,45,30)</text:p>
          </table:table-cell>
          <table:table-cell office:value-type="float" office:value="28.57" calcext:value-type="float">
            <text:p>28.57</text:p>
          </table:table-cell>
          <table:table-cell office:value-type="float" office:value="75" calcext:value-type="float">
            <text:p>75</text:p>
          </table:table-cell>
          <table:table-cell office:value-type="float" office:value="53.57" calcext:value-type="float">
            <text:p>53.57</text:p>
          </table:table-cell>
          <table:table-cell office:value-type="float" office:value="61.76" calcext:value-type="float">
            <text:p>61.76</text:p>
          </table:table-cell>
          <table:table-cell office:value-type="float" office:value="64.29" calcext:value-type="float">
            <text:p>64.29</text:p>
          </table:table-cell>
          <table:table-cell table:style-name="ce12" office:value-type="time" office:time-value="PT00H00M09S" calcext:value-type="time">
            <text:p>12:00:09 AM</text:p>
          </table:table-cell>
          <table:table-cell office:value-type="float" office:value="49.29" calcext:value-type="float">
            <text:p>49.29</text:p>
          </table:table-cell>
          <table:table-cell office:value-type="float" office:value="69.29" calcext:value-type="float">
            <text:p>69.29</text:p>
          </table:table-cell>
          <table:table-cell office:value-type="float" office:value="80" calcext:value-type="float">
            <text:p>80</text:p>
          </table:table-cell>
          <table:table-cell office:value-type="float" office:value="77.73" calcext:value-type="float">
            <text:p>77.73</text:p>
          </table:table-cell>
          <table:table-cell office:value-type="float" office:value="74.64" calcext:value-type="float">
            <text:p>74.64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5" calcext:value-type="float">
            <text:p>0.009183673469388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381630013149244" calcext:value-type="float">
            <text:p>0.00381630013149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.71" calcext:value-type="float">
            <text:p>50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9.29" calcext:value-type="float">
            <text:p>79.29</text:p>
          </table:table-cell>
          <table:table-cell office:value-type="float" office:value="77.79" calcext:value-type="float">
            <text:p>77.79</text:p>
          </table:table-cell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office:value-type="float" office:value="0.00727040816326531" calcext:value-type="float">
            <text:p>0.007270408163265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318315963098343" calcext:value-type="float">
            <text:p>0.003183159630983</text:p>
          </table:table-cell>
          <table:table-cell office:value-type="float" office:value="0.00181760204081633" calcext:value-type="float">
            <text:p>0.0018176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9.29" calcext:value-type="float">
            <text:p>49.29</text:p>
          </table:table-cell>
          <table:table-cell office:value-type="float" office:value="71.43" calcext:value-type="float">
            <text:p>71.43</text:p>
          </table:table-cell>
          <table:table-cell office:value-type="float" office:value="77.86" calcext:value-type="float">
            <text:p>77.86</text:p>
          </table:table-cell>
          <table:table-cell office:value-type="float" office:value="76.47" calcext:value-type="float">
            <text:p>76.47</text:p>
          </table:table-cell>
          <table:table-cell office:value-type="float" office:value="74.64" calcext:value-type="float">
            <text:p>74.64</text:p>
          </table:table-cell>
          <table:table-cell office:value-type="float" office:value="28.67" calcext:value-type="float">
            <text:p>28.67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79523705164731" calcext:value-type="float">
            <text:p>0.001795237051647</text:p>
          </table:table-cell>
          <table:table-cell office:value-type="float" office:value="0.000860969387755103" calcext:value-type="float">
            <text:p>0.000860969387755</text:p>
          </table:table-cell>
          <table:table-cell office:value-type="float" office:value="0.000199702404260319" calcext:value-type="float">
            <text:p>0.00019970240426</text:p>
          </table:table-cell>
          <table:table-cell table:style-name="ce12" office:value-type="time" office:time-value="PT01H04M26S" calcext:value-type="time">
            <text:p>01:04:26 AM</text:p>
          </table:table-cell>
          <table:table-cell office:value-type="float" office:value="50" calcext:value-type="float">
            <text:p>50</text:p>
          </table:table-cell>
          <table:table-cell office:value-type="float" office:value="72.14" calcext:value-type="float">
            <text:p>72.14</text:p>
          </table:table-cell>
          <table:table-cell office:value-type="float" office:value="77.86" calcext:value-type="float">
            <text:p>77.86</text:p>
          </table:table-cell>
          <table:table-cell office:value-type="float" office:value="76.54" calcext:value-type="float">
            <text:p>76.54</text:p>
          </table:table-cell>
          <table:table-cell office:value-type="float" office:value="75" calcext:value-type="float">
            <text:p>75</text:p>
          </table:table-cell>
          <table:table-cell office:value-type="float" office:value="28.58" calcext:value-type="float">
            <text:p>28.58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13609467455623" calcext:value-type="float">
            <text:p>0.000813609467456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182081603884408" calcext:value-type="float">
            <text:p>0.000182081603884</text:p>
          </table:table-cell>
          <table:table-cell table:style-name="ce12" office:value-type="time" office:time-value="PT01H41M04S" calcext:value-type="time">
            <text:p>01:41:04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40,false,Any["Normalize"],1,(30,75,50)</text:p>
          </table:table-cell>
          <table:table-cell office:value-type="float" office:value="0" calcext:value-type="float">
            <text:p>0</text:p>
          </table:table-cell>
          <table:table-cell office:value-type="float" office:value="60.71" calcext:value-type="float">
            <text:p>60.71</text:p>
          </table:table-cell>
          <table:table-cell office:value-type="float" office:value="39.29" calcext:value-type="float">
            <text:p>39.2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2" office:value-type="time" office:time-value="PT00H00M03S" calcext:value-type="time">
            <text:p>12:00:03 AM</text:p>
          </table:table-cell>
          <table:table-cell office:value-type="float" office:value="37.14" calcext:value-type="float">
            <text:p>37.14</text:p>
          </table:table-cell>
          <table:table-cell table:number-columns-repeated="2" office:value-type="float" office:value="68.57" calcext:value-type="float">
            <text:p>68.57</text:p>
          </table:table-cell>
          <table:table-cell office:value-type="float" office:value="68.6" calcext:value-type="float">
            <text:p>68.6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" calcext:value-type="float">
            <text:p>0.001020408163265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03490349816218" calcext:value-type="float">
            <text:p>0.00020349034981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67.86" calcext:value-type="float">
            <text:p>6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67.4" calcext:value-type="float">
            <text:p>67.4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643462379748987" calcext:value-type="float">
            <text:p>0.000643462379749</text:p>
          </table:table-cell>
          <table:table-cell office:value-type="float" office:value="0.000860969387755102" calcext:value-type="float">
            <text:p>0.00086096938775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70.71" calcext:value-type="float">
            <text:p>7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9.77" calcext:value-type="float">
            <text:p>69.77</text:p>
          </table:table-cell>
          <table:table-cell office:value-type="float" office:value="70" calcext:value-type="float">
            <text:p>70</text:p>
          </table:table-cell>
          <table:table-cell office:value-type="float" office:value="34.87" calcext:value-type="float">
            <text:p>34.87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328882170152012" calcext:value-type="float">
            <text:p>0.000328882170152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.000170334403633801" calcext:value-type="float">
            <text:p>0.000170334403634</text:p>
          </table:table-cell>
          <table:table-cell table:style-name="ce12" office:value-type="time" office:time-value="PT00H29M55S" calcext:value-type="time">
            <text:p>12:29:55 AM</text:p>
          </table:table-cell>
          <table:table-cell office:value-type="float" office:value="37.14" calcext:value-type="float">
            <text:p>37.14</text:p>
          </table:table-cell>
          <table:table-cell table:number-columns-repeated="2" office:value-type="float" office:value="68.57" calcext:value-type="float">
            <text:p>68.57</text:p>
          </table:table-cell>
          <table:table-cell office:value-type="float" office:value="68.8" calcext:value-type="float">
            <text:p>68.8</text:p>
          </table:table-cell>
          <table:table-cell office:value-type="float" office:value="68.57" calcext:value-type="float">
            <text:p>68.57</text:p>
          </table:table-cell>
          <table:table-cell office:value-type="float" office:value="34.42" calcext:value-type="float">
            <text:p>34.4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0967926349867037" calcext:value-type="float">
            <text:p>0.000967926349867</text:p>
          </table:table-cell>
          <table:table-cell office:value-type="float" office:value="0.000414540816326531" calcext:value-type="float">
            <text:p>0.000414540816327</text:p>
          </table:table-cell>
          <table:table-cell table:style-name="ce40" office:value-type="float" office:value="0.0000332837340433864" calcext:value-type="float">
            <text:p>3.33E-05</text:p>
          </table:table-cell>
          <table:table-cell table:style-name="ce12" office:value-type="time" office:time-value="PT00H20M08S" calcext:value-type="time">
            <text:p>12:20:08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40,false,Any[],1,(30,75,50)</text:p>
          </table:table-cell>
          <table:table-cell office:value-type="float" office:value="21.43" calcext:value-type="float">
            <text:p>21.43</text:p>
          </table:table-cell>
          <table:table-cell office:value-type="float" office:value="71.43" calcext:value-type="float">
            <text:p>71.43</text:p>
          </table:table-cell>
          <table:table-cell office:value-type="float" office:value="50" calcext:value-type="float">
            <text:p>50</text:p>
          </table:table-cell>
          <table:table-cell office:value-type="float" office:value="58.82" calcext:value-type="float">
            <text:p>58.82</text:p>
          </table:table-cell>
          <table:table-cell office:value-type="float" office:value="60.71" calcext:value-type="float">
            <text:p>60.71</text:p>
          </table:table-cell>
          <table:table-cell table:style-name="ce12" office:value-type="time" office:time-value="PT00H00M06S" calcext:value-type="time">
            <text:p>12:00:06 AM</text:p>
          </table:table-cell>
          <table:table-cell office:value-type="float" office:value="36.43" calcext:value-type="float">
            <text:p>36.43</text:p>
          </table:table-cell>
          <table:table-cell office:value-type="float" office:value="70" calcext:value-type="float">
            <text:p>70</text:p>
          </table:table-cell>
          <table:table-cell office:value-type="float" office:value="66.43" calcext:value-type="float">
            <text:p>66.43</text:p>
          </table:table-cell>
          <table:table-cell office:value-type="float" office:value="67.73" calcext:value-type="float">
            <text:p>67.73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18787945882703" calcext:value-type="float">
            <text:p>0.00187879458827</text:p>
          </table:table-cell>
          <table:table-cell office:value-type="float" office:value="0.00149872448979592" calcext:value-type="float">
            <text:p>0.00149872448979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70" calcext:value-type="float">
            <text:p>70</text:p>
          </table:table-cell>
          <table:table-cell office:value-type="float" office:value="63.57" calcext:value-type="float">
            <text:p>63.57</text:p>
          </table:table-cell>
          <table:table-cell office:value-type="float" office:value="65.81" calcext:value-type="float">
            <text:p>65.81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612244897959183" calcext:value-type="float">
            <text:p>0.00612244897959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4517428214021" calcext:value-type="float">
            <text:p>0.00145174282140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65" calcext:value-type="float">
            <text:p>65</text:p>
          </table:table-cell>
          <table:table-cell office:value-type="float" office:value="66.59" calcext:value-type="float">
            <text:p>66.59</text:p>
          </table:table-cell>
          <table:table-cell office:value-type="float" office:value="67.14" calcext:value-type="float">
            <text:p>67.14</text:p>
          </table:table-cell>
          <table:table-cell office:value-type="float" office:value="30.27" calcext:value-type="float">
            <text:p>30.27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15130686336276" calcext:value-type="float">
            <text:p>0.001151306863363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554076278486961" calcext:value-type="float">
            <text:p>0.000554076278487</text:p>
          </table:table-cell>
          <table:table-cell table:style-name="ce12" office:value-type="time" office:time-value="PT00H21M47S" calcext:value-type="time">
            <text:p>12:21:47 AM</text:p>
          </table:table-cell>
          <table:table-cell office:value-type="float" office:value="33.57" calcext:value-type="float">
            <text:p>33.57</text:p>
          </table:table-cell>
          <table:table-cell office:value-type="float" office:value="70.71" calcext:value-type="float">
            <text:p>70.71</text:p>
          </table:table-cell>
          <table:table-cell office:value-type="float" office:value="62.86" calcext:value-type="float">
            <text:p>62.86</text:p>
          </table:table-cell>
          <table:table-cell office:value-type="float" office:value="65.56" calcext:value-type="float">
            <text:p>65.56</text:p>
          </table:table-cell>
          <table:table-cell office:value-type="float" office:value="66.79" calcext:value-type="float">
            <text:p>66.79</text:p>
          </table:table-cell>
          <table:table-cell office:value-type="float" office:value="29.12" calcext:value-type="float">
            <text:p>29.1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185337602391333" calcext:value-type="float">
            <text:p>0.00018533760239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68916908136894" calcext:value-type="float">
            <text:p>0.000689169081369</text:p>
          </table:table-cell>
          <table:table-cell table:style-name="ce12" office:value-type="time" office:time-value="PT00H12M15S" calcext:value-type="time">
            <text:p>12:12:15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60,false,Any["Normalize"],1,(30,75,50)</text:p>
          </table:table-cell>
          <table:table-cell office:value-type="float" office:value="3.57" calcext:value-type="float">
            <text:p>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39.29" calcext:value-type="float">
            <text:p>39.29</text:p>
          </table:table-cell>
          <table:table-cell office:value-type="float" office:value="51.43" calcext:value-type="float">
            <text:p>51.43</text:p>
          </table:table-cell>
          <table:table-cell office:value-type="float" office:value="51.79" calcext:value-type="float">
            <text:p>51.79</text:p>
          </table:table-cell>
          <table:table-cell table:style-name="ce12" office:value-type="time" office:time-value="PT00H00M05S" calcext:value-type="time">
            <text:p>12:00:05 AM</text:p>
          </table:table-cell>
          <table:table-cell office:value-type="float" office:value="31.43" calcext:value-type="float">
            <text:p>31.43</text:p>
          </table:table-cell>
          <table:table-cell table:number-columns-repeated="2" office:value-type="float" office:value="65.71" calcext:value-type="float">
            <text:p>65.71</text:p>
          </table:table-cell>
          <table:table-cell office:value-type="float" office:value="65.7" calcext:value-type="float">
            <text:p>65.7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923175135107894" calcext:value-type="float">
            <text:p>0.00092317513510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65.71" calcext:value-type="float">
            <text:p>65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8.2" calcext:value-type="float">
            <text:p>68.2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0892857142857143" calcext:value-type="float">
            <text:p>0.00089285714285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409593321301335" calcext:value-type="float">
            <text:p>0.000409593321301</text:p>
          </table:table-cell>
          <table:table-cell office:value-type="float" office:value="0.000223214285714286" calcext:value-type="float">
            <text:p>0.00022321428571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7.14" calcext:value-type="float">
            <text:p>67.14</text:p>
          </table:table-cell>
          <table:table-cell office:value-type="float" office:value="66.96" calcext:value-type="float">
            <text:p>66.96</text:p>
          </table:table-cell>
          <table:table-cell office:value-type="float" office:value="66.79" calcext:value-type="float">
            <text:p>66.79</text:p>
          </table:table-cell>
          <table:table-cell office:value-type="float" office:value="34.34" calcext:value-type="float">
            <text:p>34.34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55259589875628" calcext:value-type="float">
            <text:p>0.000255259589876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.000309342939932649" calcext:value-type="float">
            <text:p>0.000309342939933</text:p>
          </table:table-cell>
          <table:table-cell table:style-name="ce12" office:value-type="time" office:time-value="PT01H36M59S" calcext:value-type="time">
            <text:p>01:36:59 AM</text:p>
          </table:table-cell>
          <table:table-cell office:value-type="float" office:value="37.14" calcext:value-type="float">
            <text:p>37.14</text:p>
          </table:table-cell>
          <table:table-cell office:value-type="float" office:value="69.29" calcext:value-type="float">
            <text:p>6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8.37" calcext:value-type="float">
            <text:p>68.37</text:p>
          </table:table-cell>
          <table:table-cell office:value-type="float" office:value="68.57" calcext:value-type="float">
            <text:p>68.57</text:p>
          </table:table-cell>
          <table:table-cell office:value-type="float" office:value="33.72" calcext:value-type="float">
            <text:p>33.72</text:p>
          </table:table-cell>
          <table:table-cell table:number-columns-repeated="2" office:value-type="float" office:value="0.00102040816326531" calcext:value-type="float">
            <text:p>0.001020408163265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404037354586806" calcext:value-type="float">
            <text:p>0.000404037354587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36753073850732" calcext:value-type="float">
            <text:p>0.000336753073851</text:p>
          </table:table-cell>
          <table:table-cell table:style-name="ce12" office:value-type="time" office:time-value="PT00H15M03S" calcext:value-type="time">
            <text:p>12:15:0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1,60,false,Any[],1,(30,75,50)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33.57" calcext:value-type="float">
            <text:p>33.57</text:p>
          </table:table-cell>
          <table:table-cell office:value-type="float" office:value="70" calcext:value-type="float">
            <text:p>70</text:p>
          </table:table-cell>
          <table:table-cell office:value-type="float" office:value="63.57" calcext:value-type="float">
            <text:p>63.57</text:p>
          </table:table-cell>
          <table:table-cell office:value-type="float" office:value="65.96" calcext:value-type="float">
            <text:p>65.96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231610727393317" calcext:value-type="float">
            <text:p>0.002316107273933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86" calcext:value-type="float">
            <text:p>3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67.15" calcext:value-type="float">
            <text:p>67.15</text:p>
          </table:table-cell>
          <table:table-cell office:value-type="float" office:value="68.93" calcext:value-type="float">
            <text:p>68.93</text:p>
          </table:table-cell>
          <table:table-cell office:value-type="float" office:value="0" calcext:value-type="float">
            <text:p>0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18411810613944" calcext:value-type="float">
            <text:p>0.001184118106139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65.21" calcext:value-type="float">
            <text:p>65.21</text:p>
          </table:table-cell>
          <table:table-cell office:value-type="float" office:value="67.5" calcext:value-type="float">
            <text:p>67.5</text:p>
          </table:table-cell>
          <table:table-cell office:value-type="float" office:value="31.15" calcext:value-type="float">
            <text:p>31.15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403519608043172" calcext:value-type="float">
            <text:p>0.000403519608043</text:p>
          </table:table-cell>
          <table:table-cell office:value-type="float" office:value="0.000701530612244898" calcext:value-type="float">
            <text:p>0.000701530612245</text:p>
          </table:table-cell>
          <table:table-cell table:style-name="ce40" office:value-type="float" office:value="0.0000548202678361659" calcext:value-type="float">
            <text:p>5.48E-05</text:p>
          </table:table-cell>
          <table:table-cell table:style-name="ce12" office:value-type="time" office:time-value="PT00H22M59S" calcext:value-type="time">
            <text:p>12:22:59 AM</text:p>
          </table:table-cell>
          <table:table-cell office:value-type="float" office:value="32.86" calcext:value-type="float">
            <text:p>32.86</text:p>
          </table:table-cell>
          <table:table-cell office:value-type="float" office:value="72.14" calcext:value-type="float">
            <text:p>72.14</text:p>
          </table:table-cell>
          <table:table-cell office:value-type="float" office:value="60.71" calcext:value-type="float">
            <text:p>60.71</text:p>
          </table:table-cell>
          <table:table-cell office:value-type="float" office:value="64.73" calcext:value-type="float">
            <text:p>64.73</text:p>
          </table:table-cell>
          <table:table-cell office:value-type="float" office:value="66.43" calcext:value-type="float">
            <text:p>66.43</text:p>
          </table:table-cell>
          <table:table-cell office:value-type="float" office:value="30" calcext:value-type="float">
            <text:p>30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302375437640375" calcext:value-type="float">
            <text:p>0.00030237543764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180123737175974" calcext:value-type="float">
            <text:p>0.000180123737176</text:p>
          </table:table-cell>
          <table:table-cell table:style-name="ce12" office:value-type="time" office:time-value="PT00H12M07S" calcext:value-type="time">
            <text:p>12:12:07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20,false,Any["Normalize"],1,(30,45,30)</text:p>
          </table:table-cell>
          <table:table-cell office:value-type="float" office:value="21.43" calcext:value-type="float">
            <text:p>21.43</text:p>
          </table:table-cell>
          <table:table-cell table:number-columns-repeated="4" office:value-type="float" office:value="60.71" calcext:value-type="float">
            <text:p>60.71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8.57" calcext:value-type="float">
            <text:p>8.57</text:p>
          </table:table-cell>
          <table:table-cell office:value-type="float" office:value="61.43" calcext:value-type="float">
            <text:p>61.43</text:p>
          </table:table-cell>
          <table:table-cell office:value-type="float" office:value="47.14" calcext:value-type="float">
            <text:p>47.14</text:p>
          </table:table-cell>
          <table:table-cell office:value-type="float" office:value="53.97" calcext:value-type="float">
            <text:p>53.97</text:p>
          </table:table-cell>
          <table:table-cell office:value-type="float" office:value="54.29" calcext:value-type="float">
            <text:p>54.29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8" calcext:value-type="float">
            <text:p>0.008035714285714</text:p>
          </table:table-cell>
          <table:table-cell office:value-type="float" office:value="0.00280612244897959" calcext:value-type="float">
            <text:p>0.00280612244898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194653740788719" calcext:value-type="float">
            <text:p>0.001946537407887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9.29" calcext:value-type="float">
            <text:p>9.29</text:p>
          </table:table-cell>
          <table:table-cell office:value-type="float" office:value="60.71" calcext:value-type="float">
            <text:p>60.71</text:p>
          </table:table-cell>
          <table:table-cell office:value-type="float" office:value="48.57" calcext:value-type="float">
            <text:p>48.57</text:p>
          </table:table-cell>
          <table:table-cell office:value-type="float" office:value="54.15" calcext:value-type="float">
            <text:p>54.15</text:p>
          </table:table-cell>
          <table:table-cell office:value-type="float" office:value="54.64" calcext:value-type="float">
            <text:p>54.64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office:value-type="float" office:value="0.000382653061224489" calcext:value-type="float">
            <text:p>0.000382653061224</text:p>
          </table:table-cell>
          <table:table-cell table:style-name="ce40" office:value-type="float" office:value="0.000088104025754422" calcext:value-type="float">
            <text:p>8.81E-05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8.57" calcext:value-type="float">
            <text:p>8.57</text:p>
          </table:table-cell>
          <table:table-cell office:value-type="float" office:value="65.71" calcext:value-type="float">
            <text:p>65.71</text:p>
          </table:table-cell>
          <table:table-cell office:value-type="float" office:value="42.86" calcext:value-type="float">
            <text:p>42.86</text:p>
          </table:table-cell>
          <table:table-cell office:value-type="float" office:value="53.51" calcext:value-type="float">
            <text:p>53.51</text:p>
          </table:table-cell>
          <table:table-cell office:value-type="float" office:value="54.29" calcext:value-type="float">
            <text:p>54.29</text:p>
          </table:table-cell>
          <table:table-cell office:value-type="float" office:value="32.48" calcext:value-type="float">
            <text:p>32.48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506108325683216" calcext:value-type="float">
            <text:p>0.000506108325683</text:p>
          </table:table-cell>
          <table:table-cell office:value-type="float" office:value="0.000733418367346937" calcext:value-type="float">
            <text:p>0.000733418367347</text:p>
          </table:table-cell>
          <table:table-cell table:style-name="ce40" office:value-type="float" office:value="0.000093977602004855" calcext:value-type="float">
            <text:p>9.40E-05</text:p>
          </table:table-cell>
          <table:table-cell table:style-name="ce12" office:value-type="time" office:time-value="PT01H09M27S" calcext:value-type="time">
            <text:p>01:09:27 AM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4.59" calcext:value-type="float">
            <text:p>54.59</text:p>
          </table:table-cell>
          <table:table-cell office:value-type="float" office:value="55" calcext:value-type="float">
            <text:p>55</text:p>
          </table:table-cell>
          <table:table-cell office:value-type="float" office:value="31.59" calcext:value-type="float">
            <text:p>31.59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92857142857144" calcext:value-type="float">
            <text:p>0.00089285714285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071343020297206" calcext:value-type="float">
            <text:p>0.000713430202972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.000368078941185683" calcext:value-type="float">
            <text:p>0.000368078941186</text:p>
          </table:table-cell>
          <table:table-cell table:style-name="ce12" office:value-type="time" office:time-value="PT01H46M38S" calcext:value-type="time">
            <text:p>01:46:38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20,false,Any[],1,(30,45,30)</text:p>
          </table:table-cell>
          <table:table-cell office:value-type="float" office:value="17.86" calcext:value-type="float">
            <text:p>17.86</text:p>
          </table:table-cell>
          <table:table-cell office:value-type="float" office:value="71.43" calcext:value-type="float">
            <text:p>71.43</text:p>
          </table:table-cell>
          <table:table-cell office:value-type="float" office:value="46.43" calcext:value-type="float">
            <text:p>46.43</text:p>
          </table:table-cell>
          <table:table-cell office:value-type="float" office:value="57.14" calcext:value-type="float">
            <text:p>57.14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4S" calcext:value-type="time">
            <text:p>12:00:04 AM</text:p>
          </table:table-cell>
          <table:table-cell office:value-type="float" office:value="37.14" calcext:value-type="float">
            <text:p>37.14</text:p>
          </table:table-cell>
          <table:table-cell office:value-type="float" office:value="65" calcext:value-type="float">
            <text:p>65</text:p>
          </table:table-cell>
          <table:table-cell office:value-type="float" office:value="72.14" calcext:value-type="float">
            <text:p>72.14</text:p>
          </table:table-cell>
          <table:table-cell office:value-type="float" office:value="70" calcext:value-type="float">
            <text:p>70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7" calcext:value-type="float">
            <text:p>0.008035714285714</text:p>
          </table:table-cell>
          <table:table-cell office:value-type="float" office:value="0.00408163265306123" calcext:value-type="float">
            <text:p>0.004081632653061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2810845937298" calcext:value-type="float">
            <text:p>0.002128108459373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6.43" calcext:value-type="float">
            <text:p>66.43</text:p>
          </table:table-cell>
          <table:table-cell office:value-type="float" office:value="67.61" calcext:value-type="float">
            <text:p>67.61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931122448979591" calcext:value-type="float">
            <text:p>0.009311224489796</text:p>
          </table:table-cell>
          <table:table-cell office:value-type="float" office:value="0.00854591836734694" calcext:value-type="float">
            <text:p>0.00854591836734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12083434682692" calcext:value-type="float">
            <text:p>0.001120834346827</text:p>
          </table:table-cell>
          <table:table-cell office:value-type="float" office:value="0.00232780612244898" calcext:value-type="float">
            <text:p>0.00232780612244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5.71" calcext:value-type="float">
            <text:p>65.71</text:p>
          </table:table-cell>
          <table:table-cell office:value-type="float" office:value="70.71" calcext:value-type="float">
            <text:p>70.71</text:p>
          </table:table-cell>
          <table:table-cell office:value-type="float" office:value="69.21" calcext:value-type="float">
            <text:p>69.21</text:p>
          </table:table-cell>
          <table:table-cell office:value-type="float" office:value="68.21" calcext:value-type="float">
            <text:p>68.21</text:p>
          </table:table-cell>
          <table:table-cell office:value-type="float" office:value="27.88" calcext:value-type="float">
            <text:p>27.88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265528344671202" calcext:value-type="float">
            <text:p>0.002655283446712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.000146840003132587" calcext:value-type="float">
            <text:p>0.000146840003133</text:p>
          </table:table-cell>
          <table:table-cell table:style-name="ce12" office:value-type="time" office:time-value="PT01H35M22S" calcext:value-type="time">
            <text:p>01:35:22 AM</text:p>
          </table:table-cell>
          <table:table-cell office:value-type="float" office:value="40" calcext:value-type="float">
            <text:p>40</text:p>
          </table:table-cell>
          <table:table-cell office:value-type="float" office:value="73.57" calcext:value-type="float">
            <text:p>73.57</text:p>
          </table:table-cell>
          <table:table-cell office:value-type="float" office:value="66.43" calcext:value-type="float">
            <text:p>66.43</text:p>
          </table:table-cell>
          <table:table-cell office:value-type="float" office:value="68.61" calcext:value-type="float">
            <text:p>68.61</text:p>
          </table:table-cell>
          <table:table-cell office:value-type="float" office:value="70" calcext:value-type="float">
            <text:p>70</text:p>
          </table:table-cell>
          <table:table-cell office:value-type="float" office:value="27.35" calcext:value-type="float">
            <text:p>27.35</text:p>
          </table:table-cell>
          <table:table-cell office:value-type="float" office:value="0.00599489795918367" calcext:value-type="float">
            <text:p>0.005994897959184</text:p>
          </table:table-cell>
          <table:table-cell office:value-type="float" office:value="0.00420918367346938" calcext:value-type="float">
            <text:p>0.00420918367346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934994597741482" calcext:value-type="float">
            <text:p>0.000934994597741</text:p>
          </table:table-cell>
          <table:table-cell office:value-type="float" office:value="0.00149872448979592" calcext:value-type="float">
            <text:p>0.001498724489796</text:p>
          </table:table-cell>
          <table:table-cell office:value-type="float" office:value="0.000757694416164148" calcext:value-type="float">
            <text:p>0.000757694416164</text:p>
          </table:table-cell>
          <table:table-cell table:style-name="ce12" office:value-type="time" office:time-value="PT00H22M53S" calcext:value-type="time">
            <text:p>12:22:5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40,false,Any["Normalize"],1,(30,45,30)</text:p>
          </table:table-cell>
          <table:table-cell office:value-type="float" office:value="21.43" calcext:value-type="float">
            <text:p>2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64.29" calcext:value-type="float">
            <text:p>64.29</text:p>
          </table:table-cell>
          <table:table-cell office:value-type="float" office:value="61.54" calcext:value-type="float">
            <text:p>61.54</text:p>
          </table:table-cell>
          <table:table-cell office:value-type="float" office:value="60.71" calcext:value-type="float">
            <text:p>60.71</text:p>
          </table:table-cell>
          <table:table-cell table:style-name="ce12" office:value-type="time" office:time-value="PT00H00M18S" calcext:value-type="time">
            <text:p>12:00:18 AM</text:p>
          </table:table-cell>
          <table:table-cell office:value-type="float" office:value="21.43" calcext:value-type="float">
            <text:p>21.43</text:p>
          </table:table-cell>
          <table:table-cell table:number-columns-repeated="2" office:value-type="float" office:value="60.71" calcext:value-type="float">
            <text:p>60.71</text:p>
          </table:table-cell>
          <table:table-cell office:value-type="float" office:value="60.83" calcext:value-type="float">
            <text:p>60.83</text:p>
          </table:table-cell>
          <table:table-cell office:value-type="float" office:value="60.71" calcext:value-type="float">
            <text:p>60.71</text:p>
          </table:table-cell>
          <table:table-cell office:value-type="float" office:value="0" calcext:value-type="float">
            <text:p>0</text:p>
          </table:table-cell>
          <table:table-cell office:value-type="float" office:value="0.0076530612244898" calcext:value-type="float">
            <text:p>0.00765306122449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38265306122449" calcext:value-type="float">
            <text:p>0.003826530612245</text:p>
          </table:table-cell>
          <table:table-cell office:value-type="float" office:value="0.00201498074574998" calcext:value-type="float">
            <text:p>0.00201498074575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18.57" calcext:value-type="float">
            <text:p>18.57</text:p>
          </table:table-cell>
          <table:table-cell table:number-columns-repeated="2" office:value-type="float" office:value="59.29" calcext:value-type="float">
            <text:p>59.29</text:p>
          </table:table-cell>
          <table:table-cell office:value-type="float" office:value="59.22" calcext:value-type="float">
            <text:p>59.22</text:p>
          </table:table-cell>
          <table:table-cell office:value-type="float" office:value="59.29" calcext:value-type="float">
            <text:p>59.29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792359002667213" calcext:value-type="float">
            <text:p>0.00079235900266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20" calcext:value-type="float">
            <text:p>20</text:p>
          </table:table-cell>
          <table:table-cell office:value-type="float" office:value="62.14" calcext:value-type="float">
            <text:p>62.14</text:p>
          </table:table-cell>
          <table:table-cell office:value-type="float" office:value="57.86" calcext:value-type="float">
            <text:p>57.86</text:p>
          </table:table-cell>
          <table:table-cell office:value-type="float" office:value="59.57" calcext:value-type="float">
            <text:p>59.57</text:p>
          </table:table-cell>
          <table:table-cell office:value-type="float" office:value="60" calcext:value-type="float">
            <text:p>60</text:p>
          </table:table-cell>
          <table:table-cell office:value-type="float" office:value="33.01" calcext:value-type="float">
            <text:p>33.0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35169501807858" calcext:value-type="float">
            <text:p>0.000335169501808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103766935547027" calcext:value-type="float">
            <text:p>0.000103766935547</text:p>
          </table:table-cell>
          <table:table-cell table:style-name="ce12" office:value-type="time" office:time-value="PT02H09M51S" calcext:value-type="time">
            <text:p>02:09:51 AM</text:p>
          </table:table-cell>
          <table:table-cell office:value-type="float" office:value="15.71" calcext:value-type="float">
            <text:p>15.71</text:p>
          </table:table-cell>
          <table:table-cell office:value-type="float" office:value="60.71" calcext:value-type="float">
            <text:p>60.71</text:p>
          </table:table-cell>
          <table:table-cell office:value-type="float" office:value="55" calcext:value-type="float">
            <text:p>55</text:p>
          </table:table-cell>
          <table:table-cell office:value-type="float" office:value="57.35" calcext:value-type="float">
            <text:p>57.35</text:p>
          </table:table-cell>
          <table:table-cell office:value-type="float" office:value="57.86" calcext:value-type="float">
            <text:p>57.86</text:p>
          </table:table-cell>
          <table:table-cell office:value-type="float" office:value="31.86" calcext:value-type="float">
            <text:p>31.86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513655018394785" calcext:value-type="float">
            <text:p>0.000513655018395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.000567781345446001" calcext:value-type="float">
            <text:p>0.000567781345446</text:p>
          </table:table-cell>
          <table:table-cell table:style-name="ce12" office:value-type="time" office:time-value="PT01H12M54S" calcext:value-type="time">
            <text:p>01:12:54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2,TestOp_80,2,40,false,Any[],1,(30,45,30)</text:p>
          </table:table-cell>
          <table:table-cell office:value-type="float" office:value="14.29" calcext:value-type="float">
            <text:p>14.29</text:p>
          </table:table-cell>
          <table:table-cell office:value-type="float" office:value="78.57" calcext:value-type="float">
            <text:p>78.57</text:p>
          </table:table-cell>
          <table:table-cell office:value-type="float" office:value="35.71" calcext:value-type="float">
            <text:p>35.71</text:p>
          </table:table-cell>
          <table:table-cell office:value-type="float" office:value="55" calcext:value-type="float">
            <text:p>55</text:p>
          </table:table-cell>
          <table:table-cell office:value-type="float" office:value="57.14" calcext:value-type="float">
            <text:p>57.14</text:p>
          </table:table-cell>
          <table:table-cell table:style-name="ce12" office:value-type="time" office:time-value="PT00H00M20S" calcext:value-type="time">
            <text:p>12:00:2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1.43" calcext:value-type="float">
            <text:p>61.43</text:p>
          </table:table-cell>
          <table:table-cell office:value-type="float" office:value="72.86" calcext:value-type="float">
            <text:p>72.86</text:p>
          </table:table-cell>
          <table:table-cell office:value-type="float" office:value="69.34" calcext:value-type="float">
            <text:p>69.34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27127190971018" calcext:value-type="float">
            <text:p>0.00127127190971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66.43" calcext:value-type="float">
            <text:p>6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69.39" calcext:value-type="float">
            <text:p>69.39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1" calcext:value-type="float">
            <text:p>0.005484693877551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08420289796458" calcext:value-type="float">
            <text:p>0.001084202897965</text:p>
          </table:table-cell>
          <table:table-cell office:value-type="float" office:value="0.00137117346938775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0.71" calcext:value-type="float">
            <text:p>70.71</text:p>
          </table:table-cell>
          <table:table-cell office:value-type="float" office:value="68.14" calcext:value-type="float">
            <text:p>68.14</text:p>
          </table:table-cell>
          <table:table-cell office:value-type="float" office:value="66.79" calcext:value-type="float">
            <text:p>66.79</text:p>
          </table:table-cell>
          <table:table-cell office:value-type="float" office:value="28.94" calcext:value-type="float">
            <text:p>28.94</text:p>
          </table:table-cell>
          <table:table-cell office:value-type="float" office:value="0.00676020408163265" calcext:value-type="float">
            <text:p>0.006760204081633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2041606805139" calcext:value-type="float">
            <text:p>0.001620416068051</text:p>
          </table:table-cell>
          <table:table-cell office:value-type="float" office:value="0.00169005102040816" calcext:value-type="float">
            <text:p>0.001690051020408</text:p>
          </table:table-cell>
          <table:table-cell office:value-type="float" office:value="0.000603022946197823" calcext:value-type="float">
            <text:p>0.000603022946198</text:p>
          </table:table-cell>
          <table:table-cell table:style-name="ce12" office:value-type="time" office:time-value="PT01H06M29S" calcext:value-type="time">
            <text:p>01:06:29 AM</text:p>
          </table:table-cell>
          <table:table-cell office:value-type="float" office:value="35.71" calcext:value-type="float">
            <text:p>35.71</text:p>
          </table:table-cell>
          <table:table-cell office:value-type="float" office:value="67.14" calcext:value-type="float">
            <text:p>67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8.05" calcext:value-type="float">
            <text:p>68.05</text:p>
          </table:table-cell>
          <table:table-cell office:value-type="float" office:value="67.86" calcext:value-type="float">
            <text:p>67.86</text:p>
          </table:table-cell>
          <table:table-cell office:value-type="float" office:value="29.56" calcext:value-type="float">
            <text:p>29.56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20515744942449" calcext:value-type="float">
            <text:p>0.000620515744942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.000620643746573734" calcext:value-type="float">
            <text:p>0.000620643746574</text:p>
          </table:table-cell>
          <table:table-cell table:style-name="ce12" office:value-type="time" office:time-value="PT01H41M39S" calcext:value-type="time">
            <text:p>01:41:3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40,false,Any["Normalize"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02S" calcext:value-type="time">
            <text:p>12:00:02 AM</text:p>
          </table:table-cell>
          <table:table-cell office:value-type="float" office:value="37.14" calcext:value-type="float">
            <text:p>37.14</text:p>
          </table:table-cell>
          <table:table-cell office:value-type="float" office:value="58.57" calcext:value-type="float">
            <text:p>58.57</text:p>
          </table:table-cell>
          <table:table-cell office:value-type="float" office:value="78.57" calcext:value-type="float">
            <text:p>78.57</text:p>
          </table:table-cell>
          <table:table-cell office:value-type="float" office:value="73.44" calcext:value-type="float">
            <text:p>73.44</text:p>
          </table:table-cell>
          <table:table-cell office:value-type="float" office:value="68.57" calcext:value-type="float">
            <text:p>68.57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612244897959184" calcext:value-type="float">
            <text:p>0.006122448979592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186164369967966" calcext:value-type="float">
            <text:p>0.00186164369968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6.43" calcext:value-type="float">
            <text:p>36.43</text:p>
          </table:table-cell>
          <table:table-cell office:value-type="float" office:value="55" calcext:value-type="float">
            <text:p>55</text:p>
          </table:table-cell>
          <table:table-cell office:value-type="float" office:value="81.43" calcext:value-type="float">
            <text:p>81.43</text:p>
          </table:table-cell>
          <table:table-cell office:value-type="float" office:value="74.65" calcext:value-type="float">
            <text:p>74.65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663265306122449" calcext:value-type="float">
            <text:p>0.006632653061224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94393443373549" calcext:value-type="float">
            <text:p>0.00194393443373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57.86" calcext:value-type="float">
            <text:p>57.86</text:p>
          </table:table-cell>
          <table:table-cell office:value-type="float" office:value="79.29" calcext:value-type="float">
            <text:p>79.29</text:p>
          </table:table-cell>
          <table:table-cell office:value-type="float" office:value="73.83" calcext:value-type="float">
            <text:p>73.83</text:p>
          </table:table-cell>
          <table:table-cell office:value-type="float" office:value="68.57" calcext:value-type="float">
            <text:p>68.57</text:p>
          </table:table-cell>
          <table:table-cell office:value-type="float" office:value="22.39" calcext:value-type="float">
            <text:p>22.3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18784858379291" calcext:value-type="float">
            <text:p>0.002187848583793</text:p>
          </table:table-cell>
          <table:table-cell office:value-type="float" office:value="0.000733418367346939" calcext:value-type="float">
            <text:p>0.000733418367347</text:p>
          </table:table-cell>
          <table:table-cell table:style-name="ce40" office:value-type="float" office:value="0.0000841882684626833" calcext:value-type="float">
            <text:p>8.42E-05</text:p>
          </table:table-cell>
          <table:table-cell table:style-name="ce12" office:value-type="time" office:time-value="PT00H19M28S" calcext:value-type="time">
            <text:p>12:19:28 AM</text:p>
          </table:table-cell>
          <table:table-cell office:value-type="float" office:value="38.57" calcext:value-type="float">
            <text:p>38.57</text:p>
          </table:table-cell>
          <table:table-cell office:value-type="float" office:value="57.86" calcext:value-type="float">
            <text:p>57.86</text:p>
          </table:table-cell>
          <table:table-cell office:value-type="float" office:value="80.71" calcext:value-type="float">
            <text:p>80.71</text:p>
          </table:table-cell>
          <table:table-cell office:value-type="float" office:value="75.15" calcext:value-type="float">
            <text:p>75.15</text:p>
          </table:table-cell>
          <table:table-cell office:value-type="float" office:value="69.29" calcext:value-type="float">
            <text:p>69.29</text:p>
          </table:table-cell>
          <table:table-cell office:value-type="float" office:value="23.27" calcext:value-type="float">
            <text:p>23.27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39599702514907" calcext:value-type="float">
            <text:p>0.001395997025149</text:p>
          </table:table-cell>
          <table:table-cell office:value-type="float" office:value="0.000542091836734694" calcext:value-type="float">
            <text:p>0.000542091836735</text:p>
          </table:table-cell>
          <table:table-cell office:value-type="float" office:value="0.000299553606390478" calcext:value-type="float">
            <text:p>0.00029955360639</text:p>
          </table:table-cell>
          <table:table-cell table:style-name="ce12" office:value-type="time" office:time-value="PT00H12M40S" calcext:value-type="time">
            <text:p>12:12:4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40,false,Any[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35.71" calcext:value-type="float">
            <text:p>35.71</text:p>
          </table:table-cell>
          <table:table-cell office:value-type="float" office:value="89.29" calcext:value-type="float">
            <text:p>89.29</text:p>
          </table:table-cell>
          <table:table-cell office:value-type="float" office:value="76.92" calcext:value-type="float">
            <text:p>76.92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43.57" calcext:value-type="float">
            <text:p>43.57</text:p>
          </table:table-cell>
          <table:table-cell office:value-type="float" office:value="59.29" calcext:value-type="float">
            <text:p>59.29</text:p>
          </table:table-cell>
          <table:table-cell office:value-type="float" office:value="84.29" calcext:value-type="float">
            <text:p>84.29</text:p>
          </table:table-cell>
          <table:table-cell office:value-type="float" office:value="79.15" calcext:value-type="float">
            <text:p>79.15</text:p>
          </table:table-cell>
          <table:table-cell office:value-type="float" office:value="71.79" calcext:value-type="float">
            <text:p>71.79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30185903562527" calcext:value-type="float">
            <text:p>0.002301859035625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57.14" calcext:value-type="float">
            <text:p>57.14</text:p>
          </table:table-cell>
          <table:table-cell office:value-type="float" office:value="82.86" calcext:value-type="float">
            <text:p>82.86</text:p>
          </table:table-cell>
          <table:table-cell office:value-type="float" office:value="77.36" calcext:value-type="float">
            <text:p>77.3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305650073513968" calcext:value-type="float">
            <text:p>0.00305650073514</text:p>
          </table:table-cell>
          <table:table-cell office:value-type="float" office:value="0.000542091836734695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1.43" calcext:value-type="float">
            <text:p>41.43</text:p>
          </table:table-cell>
          <table:table-cell office:value-type="float" office:value="57.14" calcext:value-type="float">
            <text:p>57.14</text:p>
          </table:table-cell>
          <table:table-cell office:value-type="float" office:value="84.29" calcext:value-type="float">
            <text:p>84.29</text:p>
          </table:table-cell>
          <table:table-cell office:value-type="float" office:value="78.55" calcext:value-type="float">
            <text:p>78.55</text:p>
          </table:table-cell>
          <table:table-cell office:value-type="float" office:value="70.71" calcext:value-type="float">
            <text:p>70.71</text:p>
          </table:table-cell>
          <table:table-cell office:value-type="float" office:value="23.36" calcext:value-type="float">
            <text:p>23.36</text:p>
          </table:table-cell>
          <table:table-cell office:value-type="float" office:value="0.00612244897959183" calcext:value-type="float">
            <text:p>0.00612244897959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355785123966942" calcext:value-type="float">
            <text:p>0.003557851239669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32696374030856" calcext:value-type="float">
            <text:p>0.000326963740309</text:p>
          </table:table-cell>
          <table:table-cell table:style-name="ce12" office:value-type="time" office:time-value="PT00H19M04S" calcext:value-type="time">
            <text:p>12:19:04 AM</text:p>
          </table:table-cell>
          <table:table-cell office:value-type="float" office:value="45.71" calcext:value-type="float">
            <text:p>45.71</text:p>
          </table:table-cell>
          <table:table-cell office:value-type="float" office:value="58.57" calcext:value-type="float">
            <text:p>58.57</text:p>
          </table:table-cell>
          <table:table-cell office:value-type="float" office:value="87.14" calcext:value-type="float">
            <text:p>87.14</text:p>
          </table:table-cell>
          <table:table-cell office:value-type="float" office:value="82.14" calcext:value-type="float">
            <text:p>82.14</text:p>
          </table:table-cell>
          <table:table-cell office:value-type="float" office:value="72.86" calcext:value-type="float">
            <text:p>72.86</text:p>
          </table:table-cell>
          <table:table-cell office:value-type="float" office:value="24.69" calcext:value-type="float">
            <text:p>24.69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12559236281221" calcext:value-type="float">
            <text:p>0.001125592362812</text:p>
          </table:table-cell>
          <table:table-cell office:value-type="float" office:value="0.000223214285714285" calcext:value-type="float">
            <text:p>0.000223214285714</text:p>
          </table:table-cell>
          <table:table-cell table:style-name="ce40" office:value-type="float" office:value="0.0000920197352964202" calcext:value-type="float">
            <text:p>9.20E-05</text:p>
          </table:table-cell>
          <table:table-cell table:style-name="ce12" office:value-type="time" office:time-value="PT00H11M17S" calcext:value-type="time">
            <text:p>12:11:17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60,false,Any["Normalize"],1,(30,75,50)</text:p>
          </table:table-cell>
          <table:table-cell office:value-type="float" office:value="32.14" calcext:value-type="float">
            <text:p>32.14</text:p>
          </table:table-cell>
          <table:table-cell office:value-type="float" office:value="57.14" calcext:value-type="float">
            <text:p>57.14</text:p>
          </table:table-cell>
          <table:table-cell office:value-type="float" office:value="75" calcext:value-type="float">
            <text:p>75</text:p>
          </table:table-cell>
          <table:table-cell office:value-type="float" office:value="69.57" calcext:value-type="float">
            <text:p>69.57</text:p>
          </table:table-cell>
          <table:table-cell office:value-type="float" office:value="66.07" calcext:value-type="float">
            <text:p>66.07</text:p>
          </table:table-cell>
          <table:table-cell table:style-name="ce12" office:value-type="time" office:time-value="PT00H00M05S" calcext:value-type="time">
            <text:p>12:00:05 AM</text:p>
          </table:table-cell>
          <table:table-cell office:value-type="float" office:value="36.43" calcext:value-type="float">
            <text:p>36.43</text:p>
          </table:table-cell>
          <table:table-cell office:value-type="float" office:value="57.86" calcext:value-type="float">
            <text:p>57.86</text:p>
          </table:table-cell>
          <table:table-cell office:value-type="float" office:value="78.57" calcext:value-type="float">
            <text:p>78.57</text:p>
          </table:table-cell>
          <table:table-cell office:value-type="float" office:value="73.18" calcext:value-type="float">
            <text:p>73.18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599489795918366" calcext:value-type="float">
            <text:p>0.00599489795918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343538885139062" calcext:value-type="float">
            <text:p>0.003435388851391</text:p>
          </table:table-cell>
          <table:table-cell office:value-type="float" office:value="0.00149872448979591" calcext:value-type="float">
            <text:p>0.00149872448979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2.86" calcext:value-type="float">
            <text:p>32.86</text:p>
          </table:table-cell>
          <table:table-cell office:value-type="float" office:value="55" calcext:value-type="float">
            <text:p>55</text:p>
          </table:table-cell>
          <table:table-cell office:value-type="float" office:value="77.86" calcext:value-type="float">
            <text:p>77.86</text:p>
          </table:table-cell>
          <table:table-cell office:value-type="float" office:value="71.42" calcext:value-type="float">
            <text:p>71.42</text:p>
          </table:table-cell>
          <table:table-cell office:value-type="float" office:value="66.43" calcext:value-type="float">
            <text:p>66.43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240072665164114" calcext:value-type="float">
            <text:p>0.002400726651641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86" calcext:value-type="float">
            <text:p>37.86</text:p>
          </table:table-cell>
          <table:table-cell office:value-type="float" office:value="57.14" calcext:value-type="float">
            <text:p>57.14</text:p>
          </table:table-cell>
          <table:table-cell office:value-type="float" office:value="80.71" calcext:value-type="float">
            <text:p>80.71</text:p>
          </table:table-cell>
          <table:table-cell office:value-type="float" office:value="74.76" calcext:value-type="float">
            <text:p>74.76</text:p>
          </table:table-cell>
          <table:table-cell office:value-type="float" office:value="68.93" calcext:value-type="float">
            <text:p>68.93</text:p>
          </table:table-cell>
          <table:table-cell office:value-type="float" office:value="24.51" calcext:value-type="float">
            <text:p>24.5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640917524034406" calcext:value-type="float">
            <text:p>0.000640917524034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123345602631372" calcext:value-type="float">
            <text:p>0.000123345602631</text:p>
          </table:table-cell>
          <table:table-cell table:style-name="ce12" office:value-type="time" office:time-value="PT00H21M57S" calcext:value-type="time">
            <text:p>12:21:57 AM</text:p>
          </table:table-cell>
          <table:table-cell office:value-type="float" office:value="39.29" calcext:value-type="float">
            <text:p>39.29</text:p>
          </table:table-cell>
          <table:table-cell office:value-type="float" office:value="58.57" calcext:value-type="float">
            <text:p>58.57</text:p>
          </table:table-cell>
          <table:table-cell office:value-type="float" office:value="80.71" calcext:value-type="float">
            <text:p>80.71</text:p>
          </table:table-cell>
          <table:table-cell office:value-type="float" office:value="75.36" calcext:value-type="float">
            <text:p>75.36</text:p>
          </table:table-cell>
          <table:table-cell office:value-type="float" office:value="69.64" calcext:value-type="float">
            <text:p>69.64</text:p>
          </table:table-cell>
          <table:table-cell office:value-type="float" office:value="23.36" calcext:value-type="float">
            <text:p>23.36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284196854545221" calcext:value-type="float">
            <text:p>0.00284196854545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238859738429008" calcext:value-type="float">
            <text:p>0.000238859738429</text:p>
          </table:table-cell>
          <table:table-cell table:style-name="ce12" office:value-type="time" office:time-value="PT00H12M13S" calcext:value-type="time">
            <text:p>12:12:1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1,60,false,Any[],1,(30,75,50)</text:p>
          </table:table-cell>
          <table:table-cell office:value-type="float" office:value="28.57" calcext:value-type="float">
            <text:p>28.57</text:p>
          </table:table-cell>
          <table:table-cell office:value-type="float" office:value="50" calcext:value-type="float">
            <text:p>50</text:p>
          </table:table-cell>
          <table:table-cell office:value-type="float" office:value="78.57" calcext:value-type="float">
            <text:p>78.57</text:p>
          </table:table-cell>
          <table:table-cell office:value-type="float" office:value="70" calcext:value-type="float">
            <text:p>70</text:p>
          </table:table-cell>
          <table:table-cell office:value-type="float" office:value="64.29" calcext:value-type="float">
            <text:p>64.29</text:p>
          </table:table-cell>
          <table:table-cell table:style-name="ce12" office:value-type="time" office:time-value="PT00H00M04S" calcext:value-type="time">
            <text:p>12:00:04 AM</text:p>
          </table:table-cell>
          <table:table-cell office:value-type="float" office:value="35.71" calcext:value-type="float">
            <text:p>35.71</text:p>
          </table:table-cell>
          <table:table-cell office:value-type="float" office:value="54.29" calcext:value-type="float">
            <text:p>54.29</text:p>
          </table:table-cell>
          <table:table-cell office:value-type="float" office:value="81.43" calcext:value-type="float">
            <text:p>81.43</text:p>
          </table:table-cell>
          <table:table-cell office:value-type="float" office:value="74.56" calcext:value-type="float">
            <text:p>74.56</text:p>
          </table:table-cell>
          <table:table-cell office:value-type="float" office:value="67.86" calcext:value-type="float">
            <text:p>67.86</text:p>
          </table:table-cell>
          <table:table-cell office:value-type="float" office:value="0" calcext:value-type="float">
            <text:p>0</text:p>
          </table:table-cell>
          <table:table-cell office:value-type="float" office:value="0.0076530612244898" calcext:value-type="float">
            <text:p>0.00765306122449</text:p>
          </table:table-cell>
          <table:table-cell office:value-type="float" office:value="0.0034438775510204" calcext:value-type="float">
            <text:p>0.0034438775510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355147433935313" calcext:value-type="float">
            <text:p>0.003551474339353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1.43" calcext:value-type="float">
            <text:p>41.43</text:p>
          </table:table-cell>
          <table:table-cell office:value-type="float" office:value="57.86" calcext:value-type="float">
            <text:p>57.86</text:p>
          </table:table-cell>
          <table:table-cell office:value-type="float" office:value="83.57" calcext:value-type="float">
            <text:p>83.57</text:p>
          </table:table-cell>
          <table:table-cell office:value-type="float" office:value="78.08" calcext:value-type="float">
            <text:p>78.08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71928415191267" calcext:value-type="float">
            <text:p>0.001719284151913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14" calcext:value-type="float">
            <text:p>37.14</text:p>
          </table:table-cell>
          <table:table-cell office:value-type="float" office:value="56.43" calcext:value-type="float">
            <text:p>56.43</text:p>
          </table:table-cell>
          <table:table-cell office:value-type="float" office:value="80.71" calcext:value-type="float">
            <text:p>80.71</text:p>
          </table:table-cell>
          <table:table-cell office:value-type="float" office:value="74.52" calcext:value-type="float">
            <text:p>74.52</text:p>
          </table:table-cell>
          <table:table-cell office:value-type="float" office:value="68.57" calcext:value-type="float">
            <text:p>68.57</text:p>
          </table:table-cell>
          <table:table-cell office:value-type="float" office:value="25.49" calcext:value-type="float">
            <text:p>25.49</text:p>
          </table:table-cell>
          <table:table-cell office:value-type="float" office:value="0.00739795918367347" calcext:value-type="float">
            <text:p>0.007397959183673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28101216369585" calcext:value-type="float">
            <text:p>0.002810121636959</text:p>
          </table:table-cell>
          <table:table-cell office:value-type="float" office:value="0.00184948979591837" calcext:value-type="float">
            <text:p>0.001849489795918</text:p>
          </table:table-cell>
          <table:table-cell office:value-type="float" office:value="0.000103766935547027" calcext:value-type="float">
            <text:p>0.000103766935547</text:p>
          </table:table-cell>
          <table:table-cell table:style-name="ce12" office:value-type="time" office:time-value="PT00H21M29S" calcext:value-type="time">
            <text:p>12:21:29 AM</text:p>
          </table:table-cell>
          <table:table-cell office:value-type="float" office:value="39.29" calcext:value-type="float">
            <text:p>39.29</text:p>
          </table:table-cell>
          <table:table-cell office:value-type="float" office:value="59.29" calcext:value-type="float">
            <text:p>59.29</text:p>
          </table:table-cell>
          <table:table-cell office:value-type="float" office:value="80" calcext:value-type="float">
            <text:p>80</text:p>
          </table:table-cell>
          <table:table-cell office:value-type="float" office:value="74.95" calcext:value-type="float">
            <text:p>74.95</text:p>
          </table:table-cell>
          <table:table-cell office:value-type="float" office:value="69.64" calcext:value-type="float">
            <text:p>69.64</text:p>
          </table:table-cell>
          <table:table-cell office:value-type="float" office:value="23.81" calcext:value-type="float">
            <text:p>23.81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3702479338843" calcext:value-type="float">
            <text:p>0.001237024793388</text:p>
          </table:table-cell>
          <table:table-cell office:value-type="float" office:value="0.000318877551020408" calcext:value-type="float">
            <text:p>0.00031887755102</text:p>
          </table:table-cell>
          <table:table-cell office:value-type="float" office:value="0.000219281071344662" calcext:value-type="float">
            <text:p>0.000219281071345</text:p>
          </table:table-cell>
          <table:table-cell table:style-name="ce12" office:value-type="time" office:time-value="PT00H12M52S" calcext:value-type="time">
            <text:p>12:12:52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20,false,Any["Normalize"],1,(30,45,30)</text:p>
          </table:table-cell>
          <table:table-cell office:value-type="float" office:value="17.86" calcext:value-type="float">
            <text:p>17.86</text:p>
          </table:table-cell>
          <table:table-cell office:value-type="float" office:value="50" calcext:value-type="float">
            <text:p>50</text:p>
          </table:table-cell>
          <table:table-cell office:value-type="float" office:value="67.86" calcext:value-type="float">
            <text:p>67.86</text:p>
          </table:table-cell>
          <table:table-cell office:value-type="float" office:value="60.87" calcext:value-type="float">
            <text:p>60.87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1S" calcext:value-type="time">
            <text:p>12:00:01 AM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70.95" calcext:value-type="float">
            <text:p>70.95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471938775510203" calcext:value-type="float">
            <text:p>0.004719387755102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354137057101712" calcext:value-type="float">
            <text:p>0.003541370571017</text:p>
          </table:table-cell>
          <table:table-cell office:value-type="float" office:value="0.00117984693877551" calcext:value-type="float">
            <text:p>0.00117984693877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" calcext:value-type="float">
            <text:p>40</text:p>
          </table:table-cell>
          <table:table-cell office:value-type="float" office:value="63.57" calcext:value-type="float">
            <text:p>63.57</text:p>
          </table:table-cell>
          <table:table-cell office:value-type="float" office:value="76.43" calcext:value-type="float">
            <text:p>76.43</text:p>
          </table:table-cell>
          <table:table-cell office:value-type="float" office:value="73.68" calcext:value-type="float">
            <text:p>73.6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0110969387755102" calcext:value-type="float">
            <text:p>0.01109693877551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105867346938776" calcext:value-type="float">
            <text:p>0.010586734693878</text:p>
          </table:table-cell>
          <table:table-cell office:value-type="float" office:value="0.00650539191732144" calcext:value-type="float">
            <text:p>0.006505391917321</text:p>
          </table:table-cell>
          <table:table-cell office:value-type="float" office:value="0.00277423469387755" calcext:value-type="float">
            <text:p>0.00277423469387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.5" calcext:value-type="float">
            <text:p>68.5</text:p>
          </table:table-cell>
          <table:table-cell office:value-type="float" office:value="67.5" calcext:value-type="float">
            <text:p>67.5</text:p>
          </table:table-cell>
          <table:table-cell office:value-type="float" office:value="30.62" calcext:value-type="float">
            <text:p>30.62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72119437160783" calcext:value-type="float">
            <text:p>0.000872119437161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415067742188111" calcext:value-type="float">
            <text:p>0.000415067742188</text:p>
          </table:table-cell>
          <table:table-cell table:style-name="ce12" office:value-type="time" office:time-value="PT01H47M24S" calcext:value-type="time">
            <text:p>01:47:24 AM</text:p>
          </table:table-cell>
          <table:table-cell office:value-type="float" office:value="39.29" calcext:value-type="float">
            <text:p>39.29</text:p>
          </table:table-cell>
          <table:table-cell office:value-type="float" office:value="62.86" calcext:value-type="float">
            <text:p>62.86</text:p>
          </table:table-cell>
          <table:table-cell office:value-type="float" office:value="76.43" calcext:value-type="float">
            <text:p>76.43</text:p>
          </table:table-cell>
          <table:table-cell office:value-type="float" office:value="73.07" calcext:value-type="float">
            <text:p>73.07</text:p>
          </table:table-cell>
          <table:table-cell office:value-type="float" office:value="69.64" calcext:value-type="float">
            <text:p>69.64</text:p>
          </table:table-cell>
          <table:table-cell office:value-type="float" office:value="30.44" calcext:value-type="float">
            <text:p>30.44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420918367346938" calcext:value-type="float">
            <text:p>0.004209183673469</text:p>
          </table:table-cell>
          <table:table-cell office:value-type="float" office:value="0.00307631575646034" calcext:value-type="float">
            <text:p>0.00307631575646</text:p>
          </table:table-cell>
          <table:table-cell office:value-type="float" office:value="0.00111607142857143" calcext:value-type="float">
            <text:p>0.001116071428571</text:p>
          </table:table-cell>
          <table:table-cell office:value-type="float" office:value="0.000189913070718146" calcext:value-type="float">
            <text:p>0.000189913070718</text:p>
          </table:table-cell>
          <table:table-cell table:style-name="ce12" office:value-type="time" office:time-value="PT00H27M17S" calcext:value-type="time">
            <text:p>12:27:17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20,false,Any[],1,(30,45,30)</text:p>
          </table:table-cell>
          <table:table-cell office:value-type="float" office:value="32.14" calcext:value-type="float">
            <text:p>32.14</text:p>
          </table:table-cell>
          <table:table-cell office:value-type="float" office:value="71.43" calcext:value-type="float">
            <text:p>71.43</text:p>
          </table:table-cell>
          <table:table-cell office:value-type="float" office:value="60.71" calcext:value-type="float">
            <text:p>60.71</text:p>
          </table:table-cell>
          <table:table-cell office:value-type="float" office:value="64.52" calcext:value-type="float">
            <text:p>64.52</text:p>
          </table:table-cell>
          <table:table-cell office:value-type="float" office:value="66.07" calcext:value-type="float">
            <text:p>66.07</text:p>
          </table:table-cell>
          <table:table-cell table:style-name="ce12" office:value-type="time" office:time-value="PT00H00M05S" calcext:value-type="time">
            <text:p>12:00:05 AM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8.48" calcext:value-type="float">
            <text:p>68.48</text:p>
          </table:table-cell>
          <table:table-cell office:value-type="float" office:value="67.5" calcext:value-type="float">
            <text:p>67.5</text:p>
          </table:table-cell>
          <table:table-cell office:value-type="float" office:value="0" calcext:value-type="float">
            <text:p>0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14539530804895" calcext:value-type="float">
            <text:p>0.001145395308049</text:p>
          </table:table-cell>
          <table:table-cell office:value-type="float" office:value="0.000860969387755101" calcext:value-type="float">
            <text:p>0.00086096938775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2.86" calcext:value-type="float">
            <text:p>62.86</text:p>
          </table:table-cell>
          <table:table-cell office:value-type="float" office:value="70.71" calcext:value-type="float">
            <text:p>70.71</text:p>
          </table:table-cell>
          <table:table-cell office:value-type="float" office:value="68.35" calcext:value-type="float">
            <text:p>68.35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3" calcext:value-type="float">
            <text:p>0.002295918367347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1394268673939" calcext:value-type="float">
            <text:p>0.001139426867394</text:p>
          </table:table-cell>
          <table:table-cell office:value-type="float" office:value="0.000573979591836733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9.29" calcext:value-type="float">
            <text:p>39.29</text:p>
          </table:table-cell>
          <table:table-cell office:value-type="float" office:value="68.57" calcext:value-type="float">
            <text:p>68.57</text:p>
          </table:table-cell>
          <table:table-cell office:value-type="float" office:value="70.71" calcext:value-type="float">
            <text:p>70.71</text:p>
          </table:table-cell>
          <table:table-cell office:value-type="float" office:value="70.18" calcext:value-type="float">
            <text:p>70.18</text:p>
          </table:table-cell>
          <table:table-cell office:value-type="float" office:value="69.64" calcext:value-type="float">
            <text:p>69.64</text:p>
          </table:table-cell>
          <table:table-cell office:value-type="float" office:value="26.37" calcext:value-type="float">
            <text:p>26.37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26822991843315" calcext:value-type="float">
            <text:p>0.001268229918433</text:p>
          </table:table-cell>
          <table:table-cell office:value-type="float" office:value="0.00079719387755102" calcext:value-type="float">
            <text:p>0.000797193877551</text:p>
          </table:table-cell>
          <table:table-cell office:value-type="float" office:value="0.000279974939306132" calcext:value-type="float">
            <text:p>0.000279974939306</text:p>
          </table:table-cell>
          <table:table-cell table:style-name="ce12" office:value-type="time" office:time-value="PT01H32M58S" calcext:value-type="time">
            <text:p>01:32:58 AM</text:p>
          </table:table-cell>
          <table:table-cell office:value-type="float" office:value="37.14" calcext:value-type="float">
            <text:p>37.14</text:p>
          </table:table-cell>
          <table:table-cell table:number-columns-repeated="2" office:value-type="float" office:value="68.57" calcext:value-type="float">
            <text:p>68.57</text:p>
          </table:table-cell>
          <table:table-cell office:value-type="float" office:value="68.56" calcext:value-type="float">
            <text:p>68.56</text:p>
          </table:table-cell>
          <table:table-cell office:value-type="float" office:value="68.57" calcext:value-type="float">
            <text:p>68.57</text:p>
          </table:table-cell>
          <table:table-cell office:value-type="float" office:value="27.7" calcext:value-type="float">
            <text:p>27.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24143728042149" calcext:value-type="float">
            <text:p>0.000324143728042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.000524708277860445" calcext:value-type="float">
            <text:p>0.00052470827786</text:p>
          </table:table-cell>
          <table:table-cell table:style-name="ce12" office:value-type="time" office:time-value="PT00H19M06S" calcext:value-type="time">
            <text:p>12:19:0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40,false,Any["Normalize"],1,(30,45,30)</text:p>
          </table:table-cell>
          <table:table-cell office:value-type="float" office:value="25" calcext:value-type="float">
            <text:p>25</text:p>
          </table:table-cell>
          <table:table-cell office:value-type="float" office:value="53.57" calcext:value-type="float">
            <text:p>5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65.22" calcext:value-type="float">
            <text:p>65.22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01S" calcext:value-type="time">
            <text:p>12:00:01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2.86" calcext:value-type="float">
            <text:p>62.86</text:p>
          </table:table-cell>
          <table:table-cell office:value-type="float" office:value="73.57" calcext:value-type="float">
            <text:p>73.57</text:p>
          </table:table-cell>
          <table:table-cell office:value-type="float" office:value="70.46" calcext:value-type="float">
            <text:p>70.46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660157192829598" calcext:value-type="float">
            <text:p>0.00066015719283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0" calcext:value-type="float">
            <text:p>60</text:p>
          </table:table-cell>
          <table:table-cell office:value-type="float" office:value="73.57" calcext:value-type="float">
            <text:p>73.57</text:p>
          </table:table-cell>
          <table:table-cell office:value-type="float" office:value="70.07" calcext:value-type="float">
            <text:p>70.07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803571428571429" calcext:value-type="float">
            <text:p>0.008035714285714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86734693877551" calcext:value-type="float">
            <text:p>0.008673469387755</text:p>
          </table:table-cell>
          <table:table-cell office:value-type="float" office:value="0.00531976036173839" calcext:value-type="float">
            <text:p>0.005319760361738</text:p>
          </table:table-cell>
          <table:table-cell office:value-type="float" office:value="0.00200892857142857" calcext:value-type="float">
            <text:p>0.00200892857142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3.57" calcext:value-type="float">
            <text:p>63.57</text:p>
          </table:table-cell>
          <table:table-cell office:value-type="float" office:value="70.71" calcext:value-type="float">
            <text:p>70.71</text:p>
          </table:table-cell>
          <table:table-cell office:value-type="float" office:value="68.5" calcext:value-type="float">
            <text:p>68.5</text:p>
          </table:table-cell>
          <table:table-cell office:value-type="float" office:value="67.14" calcext:value-type="float">
            <text:p>67.14</text:p>
          </table:table-cell>
          <table:table-cell office:value-type="float" office:value="29.56" calcext:value-type="float">
            <text:p>29.5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255102040816328" calcext:value-type="float">
            <text:p>0.000255102040816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59618671926364" calcext:value-type="float">
            <text:p>0.000659618671926</text:p>
          </table:table-cell>
          <table:table-cell office:value-type="float" office:value="0.00041454081632653" calcext:value-type="float">
            <text:p>0.000414540816327</text:p>
          </table:table-cell>
          <table:table-cell office:value-type="float" office:value="0.000405278408645941" calcext:value-type="float">
            <text:p>0.000405278408646</text:p>
          </table:table-cell>
          <table:table-cell table:style-name="ce12" office:value-type="time" office:time-value="PT01H23M02S" calcext:value-type="time">
            <text:p>01:23:02 AM</text:p>
          </table:table-cell>
          <table:table-cell office:value-type="float" office:value="32.86" calcext:value-type="float">
            <text:p>32.86</text:p>
          </table:table-cell>
          <table:table-cell office:value-type="float" office:value="62.14" calcext:value-type="float">
            <text:p>62.14</text:p>
          </table:table-cell>
          <table:table-cell office:value-type="float" office:value="70.71" calcext:value-type="float">
            <text:p>70.71</text:p>
          </table:table-cell>
          <table:table-cell office:value-type="float" office:value="67.99" calcext:value-type="float">
            <text:p>67.99</text:p>
          </table:table-cell>
          <table:table-cell office:value-type="float" office:value="66.43" calcext:value-type="float">
            <text:p>66.43</text:p>
          </table:table-cell>
          <table:table-cell office:value-type="float" office:value="28.67" calcext:value-type="float">
            <text:p>28.67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97751479289941" calcext:value-type="float">
            <text:p>0.00069775147929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.000160545070091629" calcext:value-type="float">
            <text:p>0.000160545070092</text:p>
          </table:table-cell>
          <table:table-cell table:style-name="ce12" office:value-type="time" office:time-value="PT01H47M11S" calcext:value-type="time">
            <text:p>01:47:11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3,TestOp_80,2,40,false,Any[],1,(30,45,30)</text:p>
          </table:table-cell>
          <table:table-cell office:value-type="float" office:value="-3.57" calcext:value-type="float">
            <text:p>-3.57</text:p>
          </table:table-cell>
          <table:table-cell office:value-type="float" office:value="50" calcext:value-type="float">
            <text:p>50</text:p>
          </table:table-cell>
          <table:table-cell office:value-type="float" office:value="46.43" calcext:value-type="float">
            <text:p>46.43</text:p>
          </table:table-cell>
          <table:table-cell office:value-type="float" office:value="48.28" calcext:value-type="float">
            <text:p>48.28</text:p>
          </table:table-cell>
          <table:table-cell office:value-type="float" office:value="48.21" calcext:value-type="float">
            <text:p>48.21</text:p>
          </table:table-cell>
          <table:table-cell table:style-name="ce12" office:value-type="time" office:time-value="PT00H00M07S" calcext:value-type="time">
            <text:p>12:00:07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5" calcext:value-type="float">
            <text:p>65</text:p>
          </table:table-cell>
          <table:table-cell office:value-type="float" office:value="71.43" calcext:value-type="float">
            <text:p>71.43</text:p>
          </table:table-cell>
          <table:table-cell office:value-type="float" office:value="69.35" calcext:value-type="float">
            <text:p>69.35</text:p>
          </table:table-cell>
          <table:table-cell office:value-type="float" office:value="68.21" calcext:value-type="float">
            <text:p>68.21</text:p>
          </table:table-cell>
          <table:table-cell office:value-type="float" office:value="0" calcext:value-type="float">
            <text:p>0</text:p>
          </table:table-cell>
          <table:table-cell office:value-type="float" office:value="0.00918367346938776" calcext:value-type="float">
            <text:p>0.009183673469388</text:p>
          </table:table-cell>
          <table:table-cell office:value-type="float" office:value="0.00471938775510204" calcext:value-type="float">
            <text:p>0.00471938775510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213430363257388" calcext:value-type="float">
            <text:p>0.002134303632574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4.29" calcext:value-type="float">
            <text:p>34.29</text:p>
          </table:table-cell>
          <table:table-cell office:value-type="float" office:value="65" calcext:value-type="float">
            <text:p>65</text:p>
          </table:table-cell>
          <table:table-cell office:value-type="float" office:value="69.29" calcext:value-type="float">
            <text:p>69.29</text:p>
          </table:table-cell>
          <table:table-cell office:value-type="float" office:value="67.86" calcext:value-type="float">
            <text:p>67.86</text:p>
          </table:table-cell>
          <table:table-cell office:value-type="float" office:value="67.14" calcext:value-type="float">
            <text:p>67.14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344387755102041" calcext:value-type="float">
            <text:p>0.0034438775510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11104112426864" calcext:value-type="float">
            <text:p>0.001111041124269</text:p>
          </table:table-cell>
          <table:table-cell office:value-type="float" office:value="0.00137117346938775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6.43" calcext:value-type="float">
            <text:p>36.43</text:p>
          </table:table-cell>
          <table:table-cell office:value-type="float" office:value="67.86" calcext:value-type="float">
            <text:p>6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8.32" calcext:value-type="float">
            <text:p>68.32</text:p>
          </table:table-cell>
          <table:table-cell office:value-type="float" office:value="68.21" calcext:value-type="float">
            <text:p>68.21</text:p>
          </table:table-cell>
          <table:table-cell office:value-type="float" office:value="27.02" calcext:value-type="float">
            <text:p>27.02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255102040816327" calcext:value-type="float">
            <text:p>0.002551020408163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35245340739847" calcext:value-type="float">
            <text:p>0.00083524534074</text:p>
          </table:table-cell>
          <table:table-cell office:value-type="float" office:value="0.00102040816326531" calcext:value-type="float">
            <text:p>0.001020408163265</text:p>
          </table:table-cell>
          <table:table-cell table:style-name="ce40" office:value-type="float" office:value="0.0000296558118668961" calcext:value-type="float">
            <text:p>2.97E-05</text:p>
          </table:table-cell>
          <table:table-cell table:style-name="ce12" office:value-type="time" office:time-value="PT01H18M11S" calcext:value-type="time">
            <text:p>01:18:11 AM</text:p>
          </table:table-cell>
          <table:table-cell office:value-type="float" office:value="35.71" calcext:value-type="float">
            <text:p>35.71</text:p>
          </table:table-cell>
          <table:table-cell table:number-columns-repeated="2" office:value-type="float" office:value="67.86" calcext:value-type="float">
            <text:p>67.86</text:p>
          </table:table-cell>
          <table:table-cell office:value-type="float" office:value="67.85" calcext:value-type="float">
            <text:p>67.85</text:p>
          </table:table-cell>
          <table:table-cell office:value-type="float" office:value="67.86" calcext:value-type="float">
            <text:p>67.86</text:p>
          </table:table-cell>
          <table:table-cell office:value-type="float" office:value="26.02" calcext:value-type="float">
            <text:p>26.02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124319267692299" calcext:value-type="float">
            <text:p>0.001243192676923</text:p>
          </table:table-cell>
          <table:table-cell office:value-type="float" office:value="0.00127551020408163" calcext:value-type="float">
            <text:p>0.001275510204082</text:p>
          </table:table-cell>
          <table:table-cell office:value-type="float" office:value="0.0001703344036338" calcext:value-type="float">
            <text:p>0.000170334403634</text:p>
          </table:table-cell>
          <table:table-cell table:style-name="ce12" office:value-type="time" office:time-value="PT01H35M39S" calcext:value-type="time">
            <text:p>01:35:3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40,false,Any["Normalize"],1,(30,75,50)</text:p>
          </table:table-cell>
          <table:table-cell office:value-type="float" office:value="17.86" calcext:value-type="float">
            <text:p>17.86</text:p>
          </table:table-cell>
          <table:table-cell office:value-type="float" office:value="67.86" calcext:value-type="float">
            <text:p>67.86</text:p>
          </table:table-cell>
          <table:table-cell office:value-type="float" office:value="50" calcext:value-type="float">
            <text:p>50</text:p>
          </table:table-cell>
          <table:table-cell office:value-type="float" office:value="57.58" calcext:value-type="float">
            <text:p>57.58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25S" calcext:value-type="time">
            <text:p>12:00:25 AM</text:p>
          </table:table-cell>
          <table:table-cell office:value-type="float" office:value="41.43" calcext:value-type="float">
            <text:p>41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5" calcext:value-type="float">
            <text:p>75</text:p>
          </table:table-cell>
          <table:table-cell office:value-type="float" office:value="72.69" calcext:value-type="float">
            <text:p>72.69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612244897959183" calcext:value-type="float">
            <text:p>0.00612244897959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92307692307692" calcext:value-type="float">
            <text:p>0.001923076923077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.72" calcext:value-type="float">
            <text:p>73.72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548469387755102" calcext:value-type="float">
            <text:p>0.005484693877551</text:p>
          </table:table-cell>
          <table:table-cell office:value-type="float" office:value="0.00357142857142857" calcext:value-type="float">
            <text:p>0.003571428571429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35600504983779" calcext:value-type="float">
            <text:p>0.001356005049838</text:p>
          </table:table-cell>
          <table:table-cell office:value-type="float" office:value="0.00137117346938776" calcext:value-type="float">
            <text:p>0.00137117346938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.71" calcext:value-type="float">
            <text:p>45.71</text:p>
          </table:table-cell>
          <table:table-cell office:value-type="float" office:value="71.43" calcext:value-type="float">
            <text:p>71.43</text:p>
          </table:table-cell>
          <table:table-cell office:value-type="float" office:value="74.29" calcext:value-type="float">
            <text:p>74.29</text:p>
          </table:table-cell>
          <table:table-cell office:value-type="float" office:value="73.58" calcext:value-type="float">
            <text:p>73.58</text:p>
          </table:table-cell>
          <table:table-cell office:value-type="float" office:value="72.86" calcext:value-type="float">
            <text:p>72.86</text:p>
          </table:table-cell>
          <table:table-cell office:value-type="float" office:value="25.04" calcext:value-type="float">
            <text:p>25.04</text:p>
          </table:table-cell>
          <table:table-cell office:value-type="float" office:value="0.00599489795918368" calcext:value-type="float">
            <text:p>0.005994897959184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61272481265582" calcext:value-type="float">
            <text:p>0.001612724812656</text:p>
          </table:table-cell>
          <table:table-cell office:value-type="float" office:value="0.00149872448979592" calcext:value-type="float">
            <text:p>0.001498724489796</text:p>
          </table:table-cell>
          <table:table-cell office:value-type="float" office:value="0.000162502936800062" calcext:value-type="float">
            <text:p>0.0001625029368</text:p>
          </table:table-cell>
          <table:table-cell table:style-name="ce12" office:value-type="time" office:time-value="PT00H28M27S" calcext:value-type="time">
            <text:p>12:28:27 AM</text:p>
          </table:table-cell>
          <table:table-cell office:value-type="float" office:value="46.43" calcext:value-type="float">
            <text:p>46.43</text:p>
          </table:table-cell>
          <table:table-cell office:value-type="float" office:value="70.71" calcext:value-type="float">
            <text:p>70.71</text:p>
          </table:table-cell>
          <table:table-cell office:value-type="float" office:value="75.71" calcext:value-type="float">
            <text:p>75.71</text:p>
          </table:table-cell>
          <table:table-cell office:value-type="float" office:value="74.51" calcext:value-type="float">
            <text:p>74.51</text:p>
          </table:table-cell>
          <table:table-cell office:value-type="float" office:value="73.21" calcext:value-type="float">
            <text:p>73.21</text:p>
          </table:table-cell>
          <table:table-cell office:value-type="float" office:value="25.84" calcext:value-type="float">
            <text:p>25.84</text:p>
          </table:table-cell>
          <table:table-cell office:value-type="float" office:value="0.00255102040816327" calcext:value-type="float">
            <text:p>0.002551020408163</text:p>
          </table:table-cell>
          <table:table-cell table:number-columns-repeated="2" office:value-type="float" office:value="0.00153061224489796" calcext:value-type="float">
            <text:p>0.001530612244898</text:p>
          </table:table-cell>
          <table:table-cell office:value-type="float" office:value="0.00103035794150605" calcext:value-type="float">
            <text:p>0.001030357941506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279974939306131" calcext:value-type="float">
            <text:p>0.000279974939306</text:p>
          </table:table-cell>
          <table:table-cell table:style-name="ce12" office:value-type="time" office:time-value="PT00H18M36S" calcext:value-type="time">
            <text:p>12:18:3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40,false,Any[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71.43" calcext:value-type="float">
            <text:p>71.43</text:p>
          </table:table-cell>
          <table:table-cell office:value-type="float" office:value="53.57" calcext:value-type="float">
            <text:p>53.57</text:p>
          </table:table-cell>
          <table:table-cell office:value-type="float" office:value="60.61" calcext:value-type="float">
            <text:p>60.61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00M14S" calcext:value-type="time">
            <text:p>12:00:14 AM</text:p>
          </table:table-cell>
          <table:table-cell office:value-type="float" office:value="47.14" calcext:value-type="float">
            <text:p>47.14</text:p>
          </table:table-cell>
          <table:table-cell office:value-type="float" office:value="74.29" calcext:value-type="float">
            <text:p>74.29</text:p>
          </table:table-cell>
          <table:table-cell office:value-type="float" office:value="72.86" calcext:value-type="float">
            <text:p>72.86</text:p>
          </table:table-cell>
          <table:table-cell office:value-type="float" office:value="73.29" calcext:value-type="float">
            <text:p>73.29</text:p>
          </table:table-cell>
          <table:table-cell office:value-type="float" office:value="73.57" calcext:value-type="float">
            <text:p>73.57</text:p>
          </table:table-cell>
          <table:table-cell office:value-type="float" office:value="0" calcext:value-type="float">
            <text:p>0</text:p>
          </table:table-cell>
          <table:table-cell office:value-type="float" office:value="0.00408163265306122" calcext:value-type="float">
            <text:p>0.004081632653061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21428571428571" calcext:value-type="float">
            <text:p>0.001214285714286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73.57" calcext:value-type="float">
            <text:p>73.57</text:p>
          </table:table-cell>
          <table:table-cell office:value-type="float" office:value="71.43" calcext:value-type="float">
            <text:p>71.43</text:p>
          </table:table-cell>
          <table:table-cell office:value-type="float" office:value="71.98" calcext:value-type="float">
            <text:p>71.98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727107303826882" calcext:value-type="float">
            <text:p>0.000727107303827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" calcext:value-type="float">
            <text:p>50</text:p>
          </table:table-cell>
          <table:table-cell office:value-type="float" office:value="74.29" calcext:value-type="float">
            <text:p>74.29</text:p>
          </table:table-cell>
          <table:table-cell office:value-type="float" office:value="75.71" calcext:value-type="float">
            <text:p>75.71</text:p>
          </table:table-cell>
          <table:table-cell office:value-type="float" office:value="75.38" calcext:value-type="float">
            <text:p>75.38</text:p>
          </table:table-cell>
          <table:table-cell office:value-type="float" office:value="75" calcext:value-type="float">
            <text:p>75</text:p>
          </table:table-cell>
          <table:table-cell office:value-type="float" office:value="26.11" calcext:value-type="float">
            <text:p>26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55102040816326" calcext:value-type="float">
            <text:p>0.000255102040816</text:p>
          </table:table-cell>
          <table:table-cell table:style-name="ce40" office:value-type="float" office:value="0.0000739644970414204" calcext:value-type="float">
            <text:p>7.40E-05</text:p>
          </table:table-cell>
          <table:table-cell office:value-type="float" office:value="0" calcext:value-type="float">
            <text:p>0</text:p>
          </table:table-cell>
          <table:table-cell office:value-type="float" office:value="0.000244733338554311" calcext:value-type="float">
            <text:p>0.000244733338554</text:p>
          </table:table-cell>
          <table:table-cell table:style-name="ce12" office:value-type="time" office:time-value="PT00H26M58S" calcext:value-type="time">
            <text:p>12:26:58 AM</text:p>
          </table:table-cell>
          <table:table-cell office:value-type="float" office:value="49.29" calcext:value-type="float">
            <text:p>49.29</text:p>
          </table:table-cell>
          <table:table-cell office:value-type="float" office:value="74.29" calcext:value-type="float">
            <text:p>74.29</text:p>
          </table:table-cell>
          <table:table-cell office:value-type="float" office:value="75" calcext:value-type="float">
            <text:p>75</text:p>
          </table:table-cell>
          <table:table-cell office:value-type="float" office:value="74.83" calcext:value-type="float">
            <text:p>74.83</text:p>
          </table:table-cell>
          <table:table-cell office:value-type="float" office:value="74.64" calcext:value-type="float">
            <text:p>74.64</text:p>
          </table:table-cell>
          <table:table-cell office:value-type="float" office:value="27.26" calcext:value-type="float">
            <text:p>27.26</text:p>
          </table:table-cell>
          <table:table-cell office:value-type="float" office:value="0.00216836734693878" calcext:value-type="float">
            <text:p>0.002168367346939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548114730887192" calcext:value-type="float">
            <text:p>0.000548114730887</text:p>
          </table:table-cell>
          <table:table-cell office:value-type="float" office:value="0.000542091836734695" calcext:value-type="float">
            <text:p>0.000542091836735</text:p>
          </table:table-cell>
          <table:table-cell table:style-name="ce40" office:value-type="float" office:value="0.0000646096013783384" calcext:value-type="float">
            <text:p>6.46E-05</text:p>
          </table:table-cell>
          <table:table-cell table:style-name="ce12" office:value-type="time" office:time-value="PT00H15M39S" calcext:value-type="time">
            <text:p>12:15:3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60,false,Any["Normalize"],1,(30,75,50)</text:p>
          </table:table-cell>
          <table:table-cell office:value-type="float" office:value="25" calcext:value-type="float">
            <text:p>25</text:p>
          </table:table-cell>
          <table:table-cell office:value-type="float" office:value="57.14" calcext:value-type="float">
            <text:p>57.14</text:p>
          </table:table-cell>
          <table:table-cell office:value-type="float" office:value="67.86" calcext:value-type="float">
            <text:p>67.86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table:style-name="ce12" office:value-type="time" office:time-value="PT00H19M57S" calcext:value-type="time">
            <text:p>12:19:57 AM</text:p>
          </table:table-cell>
          <table:table-cell office:value-type="float" office:value="41.43" calcext:value-type="float">
            <text:p>41.43</text:p>
          </table:table-cell>
          <table:table-cell office:value-type="float" office:value="66.43" calcext:value-type="float">
            <text:p>66.43</text:p>
          </table:table-cell>
          <table:table-cell office:value-type="float" office:value="75" calcext:value-type="float">
            <text:p>75</text:p>
          </table:table-cell>
          <table:table-cell office:value-type="float" office:value="72.87" calcext:value-type="float">
            <text:p>72.87</text:p>
          </table:table-cell>
          <table:table-cell office:value-type="float" office:value="70.71" calcext:value-type="float">
            <text:p>70.71</text:p>
          </table:table-cell>
          <table:table-cell office:value-type="float" office:value="0" calcext:value-type="float">
            <text:p>0</text:p>
          </table:table-cell>
          <table:table-cell office:value-type="float" office:value="0.00931122448979592" calcext:value-type="float">
            <text:p>0.009311224489796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388131067388011" calcext:value-type="float">
            <text:p>0.00388131067388</text:p>
          </table:table-cell>
          <table:table-cell office:value-type="float" office:value="0.00232780612244898" calcext:value-type="float">
            <text:p>0.00232780612244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8.57" calcext:value-type="float">
            <text:p>68.57</text:p>
          </table:table-cell>
          <table:table-cell office:value-type="float" office:value="74.29" calcext:value-type="float">
            <text:p>74.29</text:p>
          </table:table-cell>
          <table:table-cell office:value-type="float" office:value="72.74" calcext:value-type="float">
            <text:p>72.74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office:value-type="float" office:value="0.00318877551020408" calcext:value-type="float">
            <text:p>0.003188775510204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933028141005349" calcext:value-type="float">
            <text:p>0.000933028141005</text:p>
          </table:table-cell>
          <table:table-cell office:value-type="float" office:value="0.00079719387755102" calcext:value-type="float">
            <text:p>0.00079719387755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3.96" calcext:value-type="float">
            <text:p>73.96</text:p>
          </table:table-cell>
          <table:table-cell office:value-type="float" office:value="72.5" calcext:value-type="float">
            <text:p>72.5</text:p>
          </table:table-cell>
          <table:table-cell office:value-type="float" office:value="25.33" calcext:value-type="float">
            <text:p>25.33</text:p>
          </table:table-cell>
          <table:table-cell office:value-type="float" office:value="0.0048469387755102" calcext:value-type="float">
            <text:p>0.00484693877551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446428571428571" calcext:value-type="float">
            <text:p>0.004464285714286</text:p>
          </table:table-cell>
          <table:table-cell office:value-type="float" office:value="0.00248173529766936" calcext:value-type="float">
            <text:p>0.002481735297669</text:p>
          </table:table-cell>
          <table:table-cell office:value-type="float" office:value="0.00121173469387755" calcext:value-type="float">
            <text:p>0.001211734693878</text:p>
          </table:table-cell>
          <table:table-cell office:value-type="float" office:value="0.000365876384646844" calcext:value-type="float">
            <text:p>0.000365876384647</text:p>
          </table:table-cell>
          <table:table-cell table:style-name="ce12" office:value-type="time" office:time-value="PT01H34M04S" calcext:value-type="time">
            <text:p>01:34:04 AM</text:p>
          </table:table-cell>
          <table:table-cell office:value-type="float" office:value="43.57" calcext:value-type="float">
            <text:p>43.57</text:p>
          </table:table-cell>
          <table:table-cell office:value-type="float" office:value="67.86" calcext:value-type="float">
            <text:p>67.86</text:p>
          </table:table-cell>
          <table:table-cell office:value-type="float" office:value="75.71" calcext:value-type="float">
            <text:p>75.71</text:p>
          </table:table-cell>
          <table:table-cell office:value-type="float" office:value="73.63" calcext:value-type="float">
            <text:p>73.63</text:p>
          </table:table-cell>
          <table:table-cell office:value-type="float" office:value="71.79" calcext:value-type="float">
            <text:p>71.79</text:p>
          </table:table-cell>
          <table:table-cell office:value-type="float" office:value="24.69" calcext:value-type="float">
            <text:p>24.69</text:p>
          </table:table-cell>
          <table:table-cell office:value-type="float" office:value="0.00663265306122449" calcext:value-type="float">
            <text:p>0.006632653061224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83976331360947" calcext:value-type="float">
            <text:p>0.001839763313609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209491737802489" calcext:value-type="float">
            <text:p>0.000209491737802</text:p>
          </table:table-cell>
          <table:table-cell table:style-name="ce12" office:value-type="time" office:time-value="PT00H18M49S" calcext:value-type="time">
            <text:p>12:18:49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1,60,false,Any[],1,(30,75,50)</text:p>
          </table:table-cell>
          <table:table-cell office:value-type="float" office:value="17.86" calcext:value-type="float">
            <text:p>17.86</text:p>
          </table:table-cell>
          <table:table-cell office:value-type="float" office:value="64.29" calcext:value-type="float">
            <text:p>64.29</text:p>
          </table:table-cell>
          <table:table-cell office:value-type="float" office:value="53.57" calcext:value-type="float">
            <text:p>53.57</text:p>
          </table:table-cell>
          <table:table-cell office:value-type="float" office:value="58.06" calcext:value-type="float">
            <text:p>58.06</text:p>
          </table:table-cell>
          <table:table-cell office:value-type="float" office:value="58.93" calcext:value-type="float">
            <text:p>58.93</text:p>
          </table:table-cell>
          <table:table-cell table:style-name="ce12" office:value-type="time" office:time-value="PT00H00M09S" calcext:value-type="time">
            <text:p>12:00:09 AM</text:p>
          </table:table-cell>
          <table:table-cell office:value-type="float" office:value="45" calcext:value-type="float">
            <text:p>45</text:p>
          </table:table-cell>
          <table:table-cell office:value-type="float" office:value="72.14" calcext:value-type="float">
            <text:p>72.14</text:p>
          </table:table-cell>
          <table:table-cell office:value-type="float" office:value="72.86" calcext:value-type="float">
            <text:p>72.86</text:p>
          </table:table-cell>
          <table:table-cell office:value-type="float" office:value="72.74" calcext:value-type="float">
            <text:p>72.74</text:p>
          </table:table-cell>
          <table:table-cell office:value-type="float" office:value="72.5" calcext:value-type="float">
            <text:p>72.5</text:p>
          </table:table-cell>
          <table:table-cell office:value-type="float" office:value="0" calcext:value-type="float">
            <text:p>0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936205626478318" calcext:value-type="float">
            <text:p>0.000936205626478</text:p>
          </table:table-cell>
          <table:table-cell office:value-type="float" office:value="0.000573979591836735" calcext:value-type="float">
            <text:p>0.00057397959183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50.71" calcext:value-type="float">
            <text:p>50.71</text:p>
          </table:table-cell>
          <table:table-cell office:value-type="float" office:value="73.57" calcext:value-type="float">
            <text:p>73.57</text:p>
          </table:table-cell>
          <table:table-cell office:value-type="float" office:value="77.14" calcext:value-type="float">
            <text:p>77.14</text:p>
          </table:table-cell>
          <table:table-cell office:value-type="float" office:value="76.48" calcext:value-type="float">
            <text:p>76.48</text:p>
          </table:table-cell>
          <table:table-cell office:value-type="float" office:value="75.36" calcext:value-type="float">
            <text:p>75.36</text:p>
          </table:table-cell>
          <table:table-cell office:value-type="float" office:value="0" calcext:value-type="float">
            <text:p>0</text:p>
          </table:table-cell>
          <table:table-cell office:value-type="float" office:value="0.00344387755102042" calcext:value-type="float">
            <text:p>0.00344387755102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203149028229258" calcext:value-type="float">
            <text:p>0.002031490282293</text:p>
          </table:table-cell>
          <table:table-cell office:value-type="float" office:value="0.000860969387755104" calcext:value-type="float">
            <text:p>0.00086096938775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4.29" calcext:value-type="float">
            <text:p>74.29</text:p>
          </table:table-cell>
          <table:table-cell office:value-type="float" office:value="73.57" calcext:value-type="float">
            <text:p>73.57</text:p>
          </table:table-cell>
          <table:table-cell office:value-type="float" office:value="73.78" calcext:value-type="float">
            <text:p>73.78</text:p>
          </table:table-cell>
          <table:table-cell office:value-type="float" office:value="73.93" calcext:value-type="float">
            <text:p>73.93</text:p>
          </table:table-cell>
          <table:table-cell office:value-type="float" office:value="27.61" calcext:value-type="float">
            <text:p>27.61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77905573252823" calcext:value-type="float">
            <text:p>0.000779055732528</text:p>
          </table:table-cell>
          <table:table-cell office:value-type="float" office:value="0.00073341836734694" calcext:value-type="float">
            <text:p>0.000733418367347</text:p>
          </table:table-cell>
          <table:table-cell office:value-type="float" office:value="0.00030934293993265" calcext:value-type="float">
            <text:p>0.000309342939933</text:p>
          </table:table-cell>
          <table:table-cell table:style-name="ce12" office:value-type="time" office:time-value="PT00H28M04S" calcext:value-type="time">
            <text:p>12:28:04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2.14" calcext:value-type="float">
            <text:p>72.14</text:p>
          </table:table-cell>
          <table:table-cell office:value-type="float" office:value="75.71" calcext:value-type="float">
            <text:p>75.71</text:p>
          </table:table-cell>
          <table:table-cell office:value-type="float" office:value="74.88" calcext:value-type="float">
            <text:p>74.88</text:p>
          </table:table-cell>
          <table:table-cell office:value-type="float" office:value="73.93" calcext:value-type="float">
            <text:p>73.93</text:p>
          </table:table-cell>
          <table:table-cell office:value-type="float" office:value="26.81" calcext:value-type="float">
            <text:p>26.81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215493460166468" calcext:value-type="float">
            <text:p>0.000215493460166</text:p>
          </table:table-cell>
          <table:table-cell table:style-name="ce40" office:value-type="float" office:value="0.000095663265306123" calcext:value-type="float">
            <text:p>9.57E-05</text:p>
          </table:table-cell>
          <table:table-cell table:style-name="ce40" office:value-type="float" office:value="0.0000841882684626833" calcext:value-type="float">
            <text:p>8.42E-05</text:p>
          </table:table-cell>
          <table:table-cell table:style-name="ce12" office:value-type="time" office:time-value="PT00H16M30S" calcext:value-type="time">
            <text:p>12:16:3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20,false,Any["Normalize"],1,(30,45,30)</text:p>
          </table:table-cell>
          <table:table-cell office:value-type="float" office:value="7.14" calcext:value-type="float">
            <text:p>7.14</text:p>
          </table:table-cell>
          <table:table-cell table:number-columns-repeated="4" office:value-type="float" office:value="53.57" calcext:value-type="float">
            <text:p>53.57</text:p>
          </table:table-cell>
          <table:table-cell table:style-name="ce12" office:value-type="time" office:time-value="PT00H00M13S" calcext:value-type="time">
            <text:p>12:00:13 AM</text:p>
          </table:table-cell>
          <table:table-cell office:value-type="float" office:value="30" calcext:value-type="float">
            <text:p>30</text:p>
          </table:table-cell>
          <table:table-cell office:value-type="float" office:value="64.29" calcext:value-type="float">
            <text:p>64.29</text:p>
          </table:table-cell>
          <table:table-cell office:value-type="float" office:value="65.71" calcext:value-type="float">
            <text:p>65.71</text:p>
          </table:table-cell>
          <table:table-cell office:value-type="float" office:value="65.25" calcext:value-type="float">
            <text:p>65.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9" calcext:value-type="float">
            <text:p>0.004209183673469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19525460494165" calcext:value-type="float">
            <text:p>0.001195254604942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1.43" calcext:value-type="float">
            <text:p>31.43</text:p>
          </table:table-cell>
          <table:table-cell office:value-type="float" office:value="62.86" calcext:value-type="float">
            <text:p>62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6.7" calcext:value-type="float">
            <text:p>66.7</text:p>
          </table:table-cell>
          <table:table-cell office:value-type="float" office:value="65.71" calcext:value-type="float">
            <text:p>65.71</text:p>
          </table:table-cell>
          <table:table-cell office:value-type="float" office:value="0" calcext:value-type="float">
            <text:p>0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323853119349324" calcext:value-type="float">
            <text:p>0.000323853119349</text:p>
          </table:table-cell>
          <table:table-cell office:value-type="float" office:value="0.000223214285714285" calcext:value-type="float">
            <text:p>0.000223214285714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1.43" calcext:value-type="float">
            <text:p>3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67.14" calcext:value-type="float">
            <text:p>67.14</text:p>
          </table:table-cell>
          <table:table-cell office:value-type="float" office:value="66.17" calcext:value-type="float">
            <text:p>66.17</text:p>
          </table:table-cell>
          <table:table-cell office:value-type="float" office:value="65.71" calcext:value-type="float">
            <text:p>65.71</text:p>
          </table:table-cell>
          <table:table-cell office:value-type="float" office:value="30.53" calcext:value-type="float">
            <text:p>30.53</text:p>
          </table:table-cell>
          <table:table-cell office:value-type="float" office:value="0.000892857142857141" calcext:value-type="float">
            <text:p>0.000892857142857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187678621744555" calcext:value-type="float">
            <text:p>0.000187678621745</text:p>
          </table:table-cell>
          <table:table-cell office:value-type="float" office:value="0.000223214285714285" calcext:value-type="float">
            <text:p>0.000223214285714</text:p>
          </table:table-cell>
          <table:table-cell office:value-type="float" office:value="0.000518834677735139" calcext:value-type="float">
            <text:p>0.000518834677735</text:p>
          </table:table-cell>
          <table:table-cell table:style-name="ce12" office:value-type="time" office:time-value="PT01H09M54S" calcext:value-type="time">
            <text:p>01:09:54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4.29" calcext:value-type="float">
            <text:p>64.29</text:p>
          </table:table-cell>
          <table:table-cell office:value-type="float" office:value="69.29" calcext:value-type="float">
            <text:p>69.29</text:p>
          </table:table-cell>
          <table:table-cell office:value-type="float" office:value="67.68" calcext:value-type="float">
            <text:p>67.68</text:p>
          </table:table-cell>
          <table:table-cell office:value-type="float" office:value="66.79" calcext:value-type="float">
            <text:p>66.79</text:p>
          </table:table-cell>
          <table:table-cell office:value-type="float" office:value="30.71" calcext:value-type="float">
            <text:p>30.71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784213174787045" calcext:value-type="float">
            <text:p>0.000784213174787</text:p>
          </table:table-cell>
          <table:table-cell office:value-type="float" office:value="0.000733418367346937" calcext:value-type="float">
            <text:p>0.000733418367347</text:p>
          </table:table-cell>
          <table:table-cell office:value-type="float" office:value="0.000279974939306132" calcext:value-type="float">
            <text:p>0.000279974939306</text:p>
          </table:table-cell>
          <table:table-cell table:style-name="ce12" office:value-type="time" office:time-value="PT01H42M13S" calcext:value-type="time">
            <text:p>01:42:13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20,false,Any[],1,(30,45,30)</text:p>
          </table:table-cell>
          <table:table-cell office:value-type="float" office:value="39.29" calcext:value-type="float">
            <text:p>39.29</text:p>
          </table:table-cell>
          <table:table-cell office:value-type="float" office:value="64.29" calcext:value-type="float">
            <text:p>64.2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69.64" calcext:value-type="float">
            <text:p>69.64</text:p>
          </table:table-cell>
          <table:table-cell table:style-name="ce12" office:value-type="time" office:time-value="PT00H00M12S" calcext:value-type="time">
            <text:p>12:00:12 AM</text:p>
          </table:table-cell>
          <table:table-cell office:value-type="float" office:value="40.71" calcext:value-type="float">
            <text:p>4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4.65" calcext:value-type="float">
            <text:p>74.65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0.00994897959183673" calcext:value-type="float">
            <text:p>0.009948979591837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510204081632653" calcext:value-type="float">
            <text:p>0.005102040816327</text:p>
          </table:table-cell>
          <table:table-cell office:value-type="float" office:value="0.00534694866909793" calcext:value-type="float">
            <text:p>0.005346948669098</text:p>
          </table:table-cell>
          <table:table-cell office:value-type="float" office:value="0.00248724489795918" calcext:value-type="float">
            <text:p>0.002487244897959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2.14" calcext:value-type="float">
            <text:p>42.14</text:p>
          </table:table-cell>
          <table:table-cell office:value-type="float" office:value="64.29" calcext:value-type="float">
            <text:p>64.29</text:p>
          </table:table-cell>
          <table:table-cell office:value-type="float" office:value="77.86" calcext:value-type="float">
            <text:p>77.86</text:p>
          </table:table-cell>
          <table:table-cell office:value-type="float" office:value="74.92" calcext:value-type="float">
            <text:p>74.92</text:p>
          </table:table-cell>
          <table:table-cell office:value-type="float" office:value="71.07" calcext:value-type="float">
            <text:p>71.07</text:p>
          </table:table-cell>
          <table:table-cell office:value-type="float" office:value="0" calcext:value-type="float">
            <text:p>0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535714285714285" calcext:value-type="float">
            <text:p>0.005357142857143</text:p>
          </table:table-cell>
          <table:table-cell office:value-type="float" office:value="0.00323106474917627" calcext:value-type="float">
            <text:p>0.003231064749176</text:p>
          </table:table-cell>
          <table:table-cell office:value-type="float" office:value="0.000542091836734693" calcext:value-type="float">
            <text:p>0.00054209183673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6.5" calcext:value-type="float">
            <text:p>76.5</text:p>
          </table:table-cell>
          <table:table-cell office:value-type="float" office:value="72.5" calcext:value-type="float">
            <text:p>72.5</text:p>
          </table:table-cell>
          <table:table-cell office:value-type="float" office:value="28.23" calcext:value-type="float">
            <text:p>28.23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73780718336485" calcext:value-type="float">
            <text:p>0.000273780718336</text:p>
          </table:table-cell>
          <table:table-cell table:style-name="ce40" office:value-type="float" office:value="0.0000956632653061218" calcext:value-type="float">
            <text:p>9.57E-05</text:p>
          </table:table-cell>
          <table:table-cell office:value-type="float" office:value="0.000150755736549456" calcext:value-type="float">
            <text:p>0.000150755736549</text:p>
          </table:table-cell>
          <table:table-cell table:style-name="ce12" office:value-type="time" office:time-value="PT01H01M40S" calcext:value-type="time">
            <text:p>01:01:40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5.71" calcext:value-type="float">
            <text:p>65.71</text:p>
          </table:table-cell>
          <table:table-cell office:value-type="float" office:value="77.14" calcext:value-type="float">
            <text:p>77.14</text:p>
          </table:table-cell>
          <table:table-cell office:value-type="float" office:value="74.38" calcext:value-type="float">
            <text:p>74.38</text:p>
          </table:table-cell>
          <table:table-cell office:value-type="float" office:value="71.43" calcext:value-type="float">
            <text:p>71.43</text:p>
          </table:table-cell>
          <table:table-cell office:value-type="float" office:value="28.67" calcext:value-type="float">
            <text:p>28.67</text:p>
          </table:table-cell>
          <table:table-cell office:value-type="float" office:value="0.00191326530612245" calcext:value-type="float">
            <text:p>0.00191326530612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136798881603207" calcext:value-type="float">
            <text:p>0.001367988816032</text:p>
          </table:table-cell>
          <table:table-cell office:value-type="float" office:value="0.000478316326530613" calcext:value-type="float">
            <text:p>0.000478316326531</text:p>
          </table:table-cell>
          <table:table-cell office:value-type="float" office:value="0.000111598402380766" calcext:value-type="float">
            <text:p>0.000111598402381</text:p>
          </table:table-cell>
          <table:table-cell table:style-name="ce12" office:value-type="time" office:time-value="PT01H34M56S" calcext:value-type="time">
            <text:p>01:34:56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40,false,Any["Normalize"],1,(30,45,30)</text:p>
          </table:table-cell>
          <table:table-cell office:value-type="float" office:value="21.43" calcext:value-type="float">
            <text:p>21.43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.71</text:p>
          </table:table-cell>
          <table:table-cell table:style-name="ce12" office:value-type="time" office:time-value="PT00H03M27S" calcext:value-type="time">
            <text:p>12:03:27 AM</text:p>
          </table:table-cell>
          <table:table-cell office:value-type="float" office:value="30.71" calcext:value-type="float">
            <text:p>3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68.57" calcext:value-type="float">
            <text:p>68.57</text:p>
          </table:table-cell>
          <table:table-cell office:value-type="float" office:value="66.54" calcext:value-type="float">
            <text:p>66.54</text:p>
          </table:table-cell>
          <table:table-cell office:value-type="float" office:value="65.36" calcext:value-type="float">
            <text:p>65.36</text:p>
          </table:table-cell>
          <table:table-cell office:value-type="float" office:value="0" calcext:value-type="float">
            <text:p>0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216836734693877" calcext:value-type="float">
            <text:p>0.002168367346939</text:p>
          </table:table-cell>
          <table:table-cell office:value-type="float" office:value="0.000628519616093508" calcext:value-type="float">
            <text:p>0.000628519616094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27.14" calcext:value-type="float">
            <text:p>27.14</text:p>
          </table:table-cell>
          <table:table-cell office:value-type="float" office:value="62.14" calcext:value-type="float">
            <text:p>62.14</text:p>
          </table:table-cell>
          <table:table-cell office:value-type="float" office:value="65" calcext:value-type="float">
            <text:p>65</text:p>
          </table:table-cell>
          <table:table-cell office:value-type="float" office:value="64.02" calcext:value-type="float">
            <text:p>64.02</text:p>
          </table:table-cell>
          <table:table-cell office:value-type="float" office:value="63.57" calcext:value-type="float">
            <text:p>63.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382653061224492" calcext:value-type="float">
            <text:p>0.000382653061224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217969569181399" calcext:value-type="float">
            <text:p>0.000217969569181</text:p>
          </table:table-cell>
          <table:table-cell table:style-name="ce40" office:value-type="float" office:value="0.000095663265306123" calcext:value-type="float">
            <text:p>9.57E-05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0" calcext:value-type="float">
            <text:p>30</text:p>
          </table:table-cell>
          <table:table-cell office:value-type="float" office:value="60.71" calcext:value-type="float">
            <text:p>60.71</text:p>
          </table:table-cell>
          <table:table-cell office:value-type="float" office:value="69.29" calcext:value-type="float">
            <text:p>69.29</text:p>
          </table:table-cell>
          <table:table-cell office:value-type="float" office:value="66.46" calcext:value-type="float">
            <text:p>66.46</text:p>
          </table:table-cell>
          <table:table-cell office:value-type="float" office:value="65" calcext:value-type="float">
            <text:p>65</text:p>
          </table:table-cell>
          <table:table-cell office:value-type="float" office:value="29.91" calcext:value-type="float">
            <text:p>29.91</text:p>
          </table:table-cell>
          <table:table-cell office:value-type="float" office:value="0.000382653061224487" calcext:value-type="float">
            <text:p>0.000382653061224</text:p>
          </table:table-cell>
          <table:table-cell office:value-type="float" office:value="0.00127551020408164" calcext:value-type="float">
            <text:p>0.001275510204082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180680272108843" calcext:value-type="float">
            <text:p>0.000180680272109</text:p>
          </table:table-cell>
          <table:table-cell table:style-name="ce40" office:value-type="float" office:value="0.0000956632653061218" calcext:value-type="float">
            <text:p>9.57E-05</text:p>
          </table:table-cell>
          <table:table-cell office:value-type="float" office:value="0.000495340277233926" calcext:value-type="float">
            <text:p>0.000495340277234</text:p>
          </table:table-cell>
          <table:table-cell table:style-name="ce12" office:value-type="time" office:time-value="PT02H07M22S" calcext:value-type="time">
            <text:p>02:07:22 AM</text:p>
          </table:table-cell>
          <table:table-cell office:value-type="float" office:value="30.71" calcext:value-type="float">
            <text:p>30.71</text:p>
          </table:table-cell>
          <table:table-cell office:value-type="float" office:value="64.29" calcext:value-type="float">
            <text:p>64.29</text:p>
          </table:table-cell>
          <table:table-cell office:value-type="float" office:value="66.43" calcext:value-type="float">
            <text:p>66.43</text:p>
          </table:table-cell>
          <table:table-cell office:value-type="float" office:value="65.81" calcext:value-type="float">
            <text:p>65.81</text:p>
          </table:table-cell>
          <table:table-cell office:value-type="float" office:value="65.36" calcext:value-type="float">
            <text:p>65.36</text:p>
          </table:table-cell>
          <table:table-cell office:value-type="float" office:value="29.2" calcext:value-type="float">
            <text:p>29.2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637755102040818" calcext:value-type="float">
            <text:p>0.000637755102041</text:p>
          </table:table-cell>
          <table:table-cell office:value-type="float" office:value="0.00229591836734694" calcext:value-type="float">
            <text:p>0.002295918367347</text:p>
          </table:table-cell>
          <table:table-cell office:value-type="float" office:value="0.000999156513605027" calcext:value-type="float">
            <text:p>0.000999156513605</text:p>
          </table:table-cell>
          <table:table-cell office:value-type="float" office:value="0.000573979591836735" calcext:value-type="float">
            <text:p>0.000573979591837</text:p>
          </table:table-cell>
          <table:table-cell table:style-name="ce40" office:value-type="float" office:value="0.0000391573341686899" calcext:value-type="float">
            <text:p>3.92E-05</text:p>
          </table:table-cell>
          <table:table-cell table:style-name="ce12" office:value-type="time" office:time-value="PT01H08M40S" calcext:value-type="time">
            <text:p>01:08:4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4,TestOp_80,2,40,false,Any[],1,(30,45,30)</text:p>
          </table:table-cell>
          <table:table-cell office:value-type="float" office:value="42.86" calcext:value-type="float">
            <text:p>42.86</text:p>
          </table:table-cell>
          <table:table-cell table:number-columns-repeated="4" office:value-type="float" office:value="71.43" calcext:value-type="float">
            <text:p>71.43</text:p>
          </table:table-cell>
          <table:table-cell table:style-name="ce12" office:value-type="time" office:time-value="PT00H01M36S" calcext:value-type="time">
            <text:p>12:01:36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80" calcext:value-type="float">
            <text:p>80</text:p>
          </table:table-cell>
          <table:table-cell office:value-type="float" office:value="76.05" calcext:value-type="float">
            <text:p>76.05</text:p>
          </table:table-cell>
          <table:table-cell office:value-type="float" office:value="71.43" calcext:value-type="float">
            <text:p>71.43</text:p>
          </table:table-cell>
          <table:table-cell office:value-type="float" office:value="0" calcext:value-type="float">
            <text:p>0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0874967841523028" calcext:value-type="float">
            <text:p>0.000874967841523</text:p>
          </table:table-cell>
          <table:table-cell office:value-type="float" office:value="0.000159438775510204" calcext:value-type="float">
            <text:p>0.00015943877551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0.71" calcext:value-type="float">
            <text:p>40.71</text:p>
          </table:table-cell>
          <table:table-cell office:value-type="float" office:value="62.14" calcext:value-type="float">
            <text:p>62.14</text:p>
          </table:table-cell>
          <table:table-cell office:value-type="float" office:value="78.57" calcext:value-type="float">
            <text:p>78.57</text:p>
          </table:table-cell>
          <table:table-cell office:value-type="float" office:value="74.54" calcext:value-type="float">
            <text:p>74.54</text:p>
          </table:table-cell>
          <table:table-cell office:value-type="float" office:value="70.36" calcext:value-type="float">
            <text:p>70.36</text:p>
          </table:table-cell>
          <table:table-cell office:value-type="float" office:value="0" calcext:value-type="float">
            <text:p>0</text:p>
          </table:table-cell>
          <table:table-cell office:value-type="float" office:value="0.00420918367346938" calcext:value-type="float">
            <text:p>0.004209183673469</text:p>
          </table:table-cell>
          <table:table-cell office:value-type="float" office:value="0.00293367346938776" calcext:value-type="float">
            <text:p>0.002933673469388</text:p>
          </table:table-cell>
          <table:table-cell office:value-type="float" office:value="0.00255102040816326" calcext:value-type="float">
            <text:p>0.002551020408163</text:p>
          </table:table-cell>
          <table:table-cell office:value-type="float" office:value="0.00218228383869344" calcext:value-type="float">
            <text:p>0.002182283838693</text:p>
          </table:table-cell>
          <table:table-cell office:value-type="float" office:value="0.00105229591836735" calcext:value-type="float">
            <text:p>0.00105229591836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2.14" calcext:value-type="float">
            <text:p>42.14</text:p>
          </table:table-cell>
          <table:table-cell office:value-type="float" office:value="62.14" calcext:value-type="float">
            <text:p>62.14</text:p>
          </table:table-cell>
          <table:table-cell office:value-type="float" office:value="80" calcext:value-type="float">
            <text:p>80</text:p>
          </table:table-cell>
          <table:table-cell office:value-type="float" office:value="75.65" calcext:value-type="float">
            <text:p>75.65</text:p>
          </table:table-cell>
          <table:table-cell office:value-type="float" office:value="71.07" calcext:value-type="float">
            <text:p>71.07</text:p>
          </table:table-cell>
          <table:table-cell office:value-type="float" office:value="27.52" calcext:value-type="float">
            <text:p>27.52</text:p>
          </table:table-cell>
          <table:table-cell office:value-type="float" office:value="0.00153061224489796" calcext:value-type="float">
            <text:p>0.001530612244898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58842975206611" calcext:value-type="float">
            <text:p>0.000358842975207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268227739055526" calcext:value-type="float">
            <text:p>0.000268227739056</text:p>
          </table:table-cell>
          <table:table-cell table:style-name="ce12" office:value-type="time" office:time-value="PT02H38M54S" calcext:value-type="time">
            <text:p>02:38:54 AM</text:p>
          </table:table-cell>
          <table:table-cell office:value-type="float" office:value="42.86" calcext:value-type="float">
            <text:p>42.86</text:p>
          </table:table-cell>
          <table:table-cell office:value-type="float" office:value="62.86" calcext:value-type="float">
            <text:p>62.86</text:p>
          </table:table-cell>
          <table:table-cell office:value-type="float" office:value="80" calcext:value-type="float">
            <text:p>80</text:p>
          </table:table-cell>
          <table:table-cell office:value-type="float" office:value="75.89" calcext:value-type="float">
            <text:p>75.89</text:p>
          </table:table-cell>
          <table:table-cell office:value-type="float" office:value="71.43" calcext:value-type="float">
            <text:p>71.43</text:p>
          </table:table-cell>
          <table:table-cell office:value-type="float" office:value="27.61" calcext:value-type="float">
            <text:p>27.61</text:p>
          </table:table-cell>
          <table:table-cell office:value-type="float" office:value="0.000637755102040816" calcext:value-type="float">
            <text:p>0.000637755102041</text:p>
          </table:table-cell>
          <table:table-cell office:value-type="float" office:value="0.000382653061224492" calcext:value-type="float">
            <text:p>0.000382653061224</text:p>
          </table:table-cell>
          <table:table-cell office:value-type="float" office:value="0.000382653061224489" calcext:value-type="float">
            <text:p>0.000382653061224</text:p>
          </table:table-cell>
          <table:table-cell office:value-type="float" office:value="0.000325637800934244" calcext:value-type="float">
            <text:p>0.000325637800934</text:p>
          </table:table-cell>
          <table:table-cell office:value-type="float" office:value="0.000159438775510204" calcext:value-type="float">
            <text:p>0.00015943877551</text:p>
          </table:table-cell>
          <table:table-cell table:style-name="ce40" office:value-type="float" office:value="0.0000841882684626833" calcext:value-type="float">
            <text:p>8.42E-05</text:p>
          </table:table-cell>
          <table:table-cell table:style-name="ce12" office:value-type="time" office:time-value="PT01H55M10S" calcext:value-type="time">
            <text:p>01:55:10 AM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5,TestOp_80,1,40,false,Any["Normalize"],1,(30,75,50)</text:p>
          </table:table-cell>
          <table:table-cell office:value-type="float" office:value="28.57" calcext:value-type="float">
            <text:p>28.57</text:p>
          </table:table-cell>
          <table:table-cell table:number-columns-repeated="4" office:value-type="float" office:value="64.29" calcext:value-type="float">
            <text:p>64.29</text:p>
          </table:table-cell>
          <table:table-cell table:style-name="ce12" office:value-type="time" office:time-value="PT00H00M08S" calcext:value-type="time">
            <text:p>12:00:08 AM</text:p>
          </table:table-cell>
          <table:table-cell office:value-type="float" office:value="33.57" calcext:value-type="float">
            <text:p>33.57</text:p>
          </table:table-cell>
          <table:table-cell office:value-type="float" office:value="65" calcext:value-type="float">
            <text:p>65</text:p>
          </table:table-cell>
          <table:table-cell office:value-type="float" office:value="68.57" calcext:value-type="float">
            <text:p>68.57</text:p>
          </table:table-cell>
          <table:table-cell office:value-type="float" office:value="67.42" calcext:value-type="float">
            <text:p>67.42</text:p>
          </table:table-cell>
          <table:table-cell office:value-type="float" office:value="66.79" calcext:value-type="float">
            <text:p>66.79</text:p>
          </table:table-cell>
          <table:table-cell office:value-type="float" office:value="0" calcext:value-type="float">
            <text:p>0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892857142857145" calcext:value-type="float">
            <text:p>0.000892857142857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0815183136102957" calcext:value-type="float">
            <text:p>0.000815183136103</text:p>
          </table:table-cell>
          <table:table-cell office:value-type="float" office:value="0.000733418367346939" calcext:value-type="float">
            <text:p>0.00073341836734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47.86" calcext:value-type="float">
            <text:p>47.86</text:p>
          </table:table-cell>
          <table:table-cell office:value-type="float" office:value="70.71" calcext:value-type="float">
            <text:p>70.71</text:p>
          </table:table-cell>
          <table:table-cell office:value-type="float" office:value="77.14" calcext:value-type="float">
            <text:p>77.14</text:p>
          </table:table-cell>
          <table:table-cell office:value-type="float" office:value="75.69" calcext:value-type="float">
            <text:p>75.69</text:p>
          </table:table-cell>
          <table:table-cell office:value-type="float" office:value="73.93" calcext:value-type="float">
            <text:p>73.93</text:p>
          </table:table-cell>
          <table:table-cell office:value-type="float" office:value="0" calcext:value-type="float">
            <text:p>0</text:p>
          </table:table-cell>
          <table:table-cell office:value-type="float" office:value="0.00165816326530613" calcext:value-type="float">
            <text:p>0.001658163265306</text:p>
          </table:table-cell>
          <table:table-cell office:value-type="float" office:value="0.000255102040816326" calcext:value-type="float">
            <text:p>0.000255102040816</text:p>
          </table:table-cell>
          <table:table-cell office:value-type="float" office:value="0.00165816326530612" calcext:value-type="float">
            <text:p>0.001658163265306</text:p>
          </table:table-cell>
          <table:table-cell office:value-type="float" office:value="0.00102408877213924" calcext:value-type="float">
            <text:p>0.001024088772139</text:p>
          </table:table-cell>
          <table:table-cell office:value-type="float" office:value="0.000414540816326531" calcext:value-type="float">
            <text:p>0.000414540816327</text:p>
          </table:table-cell>
          <table:table-cell office:value-type="float" office:value="0" calcext:value-type="float">
            <text:p>0</text:p>
          </table:table-cell>
          <table:table-cell table:style-name="ce12" office:value-type="time" office:time-value="PT00H00M00S" calcext:value-type="time">
            <text:p>12:00:00 AM</text:p>
          </table:table-cell>
          <table:table-cell office:value-type="float" office:value="37.86" calcext:value-type="float">
            <text:p>37.86</text:p>
          </table:table-cell>
          <table:table-cell office:value-type="float" office:value="68.57" calcext:value-type="float">
            <text:p>68.57</text:p>
          </table:table-cell>
          <table:table-cell office:value-type="float" office:value="69.29" calcext:value-type="float">
            <text:p>69.29</text:p>
          </table:table-cell>
          <table:table-cell office:value-type="float" office:value="69.08" calcext:value-type="float">
            <text:p>69.08</text:p>
          </table:table-cell>
          <table:table-cell office:value-type="float" office:value="68.93" calcext:value-type="float">
            <text:p>68.93</text:p>
          </table:table-cell>
          <table:table-cell office:value-type="float" office:value="25.22" calcext:value-type="float">
            <text:p>25.22</text:p>
          </table:table-cell>
          <table:table-cell office:value-type="float" office:value="0.00293367346938775" calcext:value-type="float">
            <text:p>0.002933673469388</text:p>
          </table:table-cell>
          <table:table-cell office:value-type="float" office:value="0.000892857142857142" calcext:value-type="float">
            <text:p>0.000892857142857</text:p>
          </table:table-cell>
          <table:table-cell office:value-type="float" office:value="0.00102040816326531" calcext:value-type="float">
            <text:p>0.001020408163265</text:p>
          </table:table-cell>
          <table:table-cell office:value-type="float" office:value="0.000844218367802976" calcext:value-type="float">
            <text:p>0.000844218367803</text:p>
          </table:table-cell>
          <table:table-cell office:value-type="float" office:value="0.000733418367346937" calcext:value-type="float">
            <text:p>0.000733418367347</text:p>
          </table:table-cell>
          <table:table-cell office:value-type="float" office:value="0.000264312005638655" calcext:value-type="float">
            <text:p>0.000264312005639</text:p>
          </table:table-cell>
          <table:table-cell table:style-name="ce12" office:value-type="time" office:time-value="PT01H31M51S" calcext:value-type="time">
            <text:p>01:31:51 AM</text:p>
          </table:table-cell>
          <table:table-cell office:value-type="float" office:value="45.71" calcext:value-type="float">
            <text:p>45.71</text:p>
          </table:table-cell>
          <table:table-cell office:value-type="float" office:value="69.29" calcext:value-type="float">
            <text:p>69.29</text:p>
          </table:table-cell>
          <table:table-cell office:value-type="float" office:value="76.43" calcext:value-type="float">
            <text:p>76.43</text:p>
          </table:table-cell>
          <table:table-cell office:value-type="float" office:value="74.65" calcext:value-type="float">
            <text:p>74.65</text:p>
          </table:table-cell>
          <table:table-cell office:value-type="float" office:value="72.86" calcext:value-type="float">
            <text:p>72.86</text:p>
          </table:table-cell>
          <table:table-cell office:value-type="float" office:value="25.58" calcext:value-type="float">
            <text:p>25.58</text:p>
          </table:table-cell>
          <table:table-cell office:value-type="float" office:value="0.000255102040816325" calcext:value-type="float">
            <text:p>0.000255102040816</text:p>
          </table:table-cell>
          <table:table-cell table:number-columns-repeated="2" office:value-type="float" office:value="0.000382653061224489" calcext:value-type="float">
            <text:p>0.000382653061224</text:p>
          </table:table-cell>
          <table:table-cell office:value-type="float" office:value="0.000169570701536514" calcext:value-type="float">
            <text:p>0.000169570701537</text:p>
          </table:table-cell>
          <table:table-cell table:style-name="ce40" office:value-type="float" office:value="0.0000637755102040812" calcext:value-type="float">
            <text:p>6.38E-05</text:p>
          </table:table-cell>
          <table:table-cell office:value-type="float" office:value="0.000258438405513352" calcext:value-type="float">
            <text:p>0.000258438405513</text:p>
          </table:table-cell>
          <table:table-cell table:style-name="ce12" office:value-type="time" office:time-value="PT00H17M32S" calcext:value-type="time">
            <text:p>12:17:32 AM</text:p>
          </table:table-cell>
          <table:table-cell table:number-columns-repeated="96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5,TestOp_80,1,60,false,Any["Normalize"],1,(30,75,50)</text:p>
          </table:table-cell>
          <table:table-cell table:style-name="ce2" office:value-type="float" office:value="17.86" calcext:value-type="float">
            <text:p>17.86</text:p>
          </table:table-cell>
          <table:table-cell table:style-name="ce2" office:value-type="float" office:value="60.71" calcext:value-type="float">
            <text:p>60.71</text:p>
          </table:table-cell>
          <table:table-cell table:style-name="ce2" office:value-type="float" office:value="57.14" calcext:value-type="float">
            <text:p>57.14</text:p>
          </table:table-cell>
          <table:table-cell table:style-name="ce2" office:value-type="float" office:value="58.62" calcext:value-type="float">
            <text:p>58.62</text:p>
          </table:table-cell>
          <table:table-cell table:style-name="ce2" office:value-type="float" office:value="58.93" calcext:value-type="float">
            <text:p>58.93</text:p>
          </table:table-cell>
          <table:table-cell table:style-name="ce13" office:value-type="time" office:time-value="PT00H00M10S" calcext:value-type="time">
            <text:p>12:00:10 AM</text:p>
          </table:table-cell>
          <table:table-cell table:style-name="ce2" office:value-type="float" office:value="37.86" calcext:value-type="float">
            <text:p>37.86</text:p>
          </table:table-cell>
          <table:table-cell table:style-name="ce2" office:value-type="float" office:value="67.86" calcext:value-type="float">
            <text:p>67.8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9.36" calcext:value-type="float">
            <text:p>69.36</text:p>
          </table:table-cell>
          <table:table-cell table:style-name="ce2" office:value-type="float" office:value="68.93" calcext:value-type="float">
            <text:p>68.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548469387755102" calcext:value-type="float">
            <text:p>0.005484693877551</text:p>
          </table:table-cell>
          <table:table-cell table:style-name="ce2" office:value-type="float" office:value="0.00191326530612245" calcext:value-type="float">
            <text:p>0.001913265306122</text:p>
          </table:table-cell>
          <table:table-cell table:style-name="ce2" office:value-type="float" office:value="0.00165816326530612" calcext:value-type="float">
            <text:p>0.001658163265306</text:p>
          </table:table-cell>
          <table:table-cell table:style-name="ce2" office:value-type="float" office:value="0.0015048262231079" calcext:value-type="float">
            <text:p>0.001504826223108</text:p>
          </table:table-cell>
          <table:table-cell table:style-name="ce2" office:value-type="float" office:value="0.00137117346938776" calcext:value-type="float">
            <text:p>0.001371173469388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time" office:time-value="PT00H00M00S" calcext:value-type="time">
            <text:p>12:00:00 AM</text:p>
          </table:table-cell>
          <table:table-cell table:style-name="ce2" office:value-type="float" office:value="42.86" calcext:value-type="float">
            <text:p>42.86</text:p>
          </table:table-cell>
          <table:table-cell table:style-name="ce2" office:value-type="float" office:value="69.29" calcext:value-type="float">
            <text:p>69.29</text:p>
          </table:table-cell>
          <table:table-cell table:style-name="ce2" office:value-type="float" office:value="73.57" calcext:value-type="float">
            <text:p>73.57</text:p>
          </table:table-cell>
          <table:table-cell table:style-name="ce2" office:value-type="float" office:value="72.49" calcext:value-type="float">
            <text:p>72.49</text:p>
          </table:table-cell>
          <table:table-cell table:style-name="ce2" office:value-type="float" office:value="71.43" calcext:value-type="float">
            <text:p>71.4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127551020408163" calcext:value-type="float">
            <text:p>0.001275510204082</text:p>
          </table:table-cell>
          <table:table-cell table:style-name="ce2" office:value-type="float" office:value="0.00102040816326531" calcext:value-type="float">
            <text:p>0.001020408163265</text:p>
          </table:table-cell>
          <table:table-cell table:style-name="ce2" office:value-type="float" office:value="0.00165816326530612" calcext:value-type="float">
            <text:p>0.001658163265306</text:p>
          </table:table-cell>
          <table:table-cell table:style-name="ce2" office:value-type="float" office:value="0.000715450850578972" calcext:value-type="float">
            <text:p>0.000715450850579</text:p>
          </table:table-cell>
          <table:table-cell table:style-name="ce2" office:value-type="float" office:value="0.000318877551020408" calcext:value-type="float">
            <text:p>0.00031887755102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time" office:time-value="PT00H00M00S" calcext:value-type="time">
            <text:p>12:00:00 A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6.43" calcext:value-type="float">
            <text:p>66.43</text:p>
          </table:table-cell>
          <table:table-cell table:style-name="ce2" office:value-type="float" office:value="68.57" calcext:value-type="float">
            <text:p>68.57</text:p>
          </table:table-cell>
          <table:table-cell table:style-name="ce2" office:value-type="float" office:value="67.89" calcext:value-type="float">
            <text:p>67.89</text:p>
          </table:table-cell>
          <table:table-cell table:style-name="ce2" office:value-type="float" office:value="67.5" calcext:value-type="float">
            <text:p>67.5</text:p>
          </table:table-cell>
          <table:table-cell table:style-name="ce2" office:value-type="float" office:value="24.25" calcext:value-type="float">
            <text:p>24.25</text:p>
          </table:table-cell>
          <table:table-cell table:style-name="ce2" office:value-type="float" office:value="0.00280612244897959" calcext:value-type="float">
            <text:p>0.00280612244898</text:p>
          </table:table-cell>
          <table:table-cell table:style-name="ce2" office:value-type="float" office:value="0.00102040816326531" calcext:value-type="float">
            <text:p>0.001020408163265</text:p>
          </table:table-cell>
          <table:table-cell table:style-name="ce2" office:value-type="float" office:value="0.000892857142857142" calcext:value-type="float">
            <text:p>0.000892857142857</text:p>
          </table:table-cell>
          <table:table-cell table:style-name="ce2" office:value-type="float" office:value="0.000720189456453192" calcext:value-type="float">
            <text:p>0.000720189456453</text:p>
          </table:table-cell>
          <table:table-cell table:style-name="ce2" office:value-type="float" office:value="0.000701530612244898" calcext:value-type="float">
            <text:p>0.000701530612245</text:p>
          </table:table-cell>
          <table:table-cell table:style-name="ce2" office:value-type="float" office:value="0.000317174406766386" calcext:value-type="float">
            <text:p>0.000317174406766</text:p>
          </table:table-cell>
          <table:table-cell table:style-name="ce13" office:value-type="time" office:time-value="PT01H33M16S" calcext:value-type="time">
            <text:p>01:33:16 AM</text:p>
          </table:table-cell>
          <table:table-cell table:style-name="ce2" office:value-type="float" office:value="43.57" calcext:value-type="float">
            <text:p>43.57</text:p>
          </table:table-cell>
          <table:table-cell table:style-name="ce2" office:value-type="float" office:value="69.29" calcext:value-type="float">
            <text:p>69.29</text:p>
          </table:table-cell>
          <table:table-cell table:style-name="ce2" office:value-type="float" office:value="74.29" calcext:value-type="float">
            <text:p>74.29</text:p>
          </table:table-cell>
          <table:table-cell table:style-name="ce2" office:value-type="float" office:value="73.02" calcext:value-type="float">
            <text:p>73.02</text:p>
          </table:table-cell>
          <table:table-cell table:style-name="ce2" office:value-type="float" office:value="71.79" calcext:value-type="float">
            <text:p>71.79</text:p>
          </table:table-cell>
          <table:table-cell table:style-name="ce2" office:value-type="float" office:value="24.78" calcext:value-type="float">
            <text:p>24.78</text:p>
          </table:table-cell>
          <table:table-cell table:style-name="ce2" office:value-type="float" office:value="0.00216836734693877" calcext:value-type="float">
            <text:p>0.002168367346939</text:p>
          </table:table-cell>
          <table:table-cell table:style-name="ce2" office:value-type="float" office:value="0.000382653061224489" calcext:value-type="float">
            <text:p>0.000382653061224</text:p>
          </table:table-cell>
          <table:table-cell table:style-name="ce2" office:value-type="float" office:value="0.00153061224489796" calcext:value-type="float">
            <text:p>0.001530612244898</text:p>
          </table:table-cell>
          <table:table-cell table:style-name="ce2" office:value-type="float" office:value="0.000944020378843332" calcext:value-type="float">
            <text:p>0.000944020378843</text:p>
          </table:table-cell>
          <table:table-cell table:style-name="ce2" office:value-type="float" office:value="0.000542091836734692" calcext:value-type="float">
            <text:p>0.000542091836735</text:p>
          </table:table-cell>
          <table:table-cell table:style-name="ce70" office:value-type="float" office:value="0.0000685253347952064" calcext:value-type="float">
            <text:p>6.85E-05</text:p>
          </table:table-cell>
          <table:table-cell table:style-name="ce13" office:value-type="time" office:time-value="PT00H18M13S" calcext:value-type="time">
            <text:p>12:18:13 AM</text:p>
          </table:table-cell>
          <table:table-cell table:style-name="ce2" table:number-columns-repeated="96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5,TestOp_80,2,20,false,Any["Normalize"],1,(30,45,30)</text:p>
          </table:table-cell>
          <table:table-cell table:style-name="ce3" office:value-type="float" office:value="39.29" calcext:value-type="float">
            <text:p>39.29</text:p>
          </table:table-cell>
          <table:table-cell table:style-name="ce3" office:value-type="float" office:value="57.14" calcext:value-type="float">
            <text:p>57.14</text:p>
          </table:table-cell>
          <table:table-cell table:style-name="ce3" office:value-type="float" office:value="82.14" calcext:value-type="float">
            <text:p>82.14</text:p>
          </table:table-cell>
          <table:table-cell table:style-name="ce3" office:value-type="float" office:value="76.19" calcext:value-type="float">
            <text:p>76.19</text:p>
          </table:table-cell>
          <table:table-cell table:style-name="ce3" office:value-type="float" office:value="69.64" calcext:value-type="float">
            <text:p>69.64</text:p>
          </table:table-cell>
          <table:table-cell table:style-name="ce14" office:value-type="time" office:time-value="PT00H01M32S" calcext:value-type="time">
            <text:p>12:01:32 AM</text:p>
          </table:table-cell>
          <table:table-cell table:style-name="ce3" office:value-type="float" office:value="51.43" calcext:value-type="float">
            <text:p>51.43</text:p>
          </table:table-cell>
          <table:table-cell table:style-name="ce3" office:value-type="float" office:value="70.71" calcext:value-type="float">
            <text:p>70.71</text:p>
          </table:table-cell>
          <table:table-cell table:style-name="ce3" office:value-type="float" office:value="80.71" calcext:value-type="float">
            <text:p>80.71</text:p>
          </table:table-cell>
          <table:table-cell table:style-name="ce3" office:value-type="float" office:value="78.99" calcext:value-type="float">
            <text:p>78.99</text:p>
          </table:table-cell>
          <table:table-cell table:style-name="ce3" office:value-type="float" office:value="75.71" calcext:value-type="float">
            <text:p>75.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229591836734694" calcext:value-type="float">
            <text:p>0.002295918367347</text:p>
          </table:table-cell>
          <table:table-cell table:style-name="ce3" office:value-type="float" office:value="0.00153061224489796" calcext:value-type="float">
            <text:p>0.001530612244898</text:p>
          </table:table-cell>
          <table:table-cell table:style-name="ce3" office:value-type="float" office:value="0.00420918367346939" calcext:value-type="float">
            <text:p>0.004209183673469</text:p>
          </table:table-cell>
          <table:table-cell table:style-name="ce3" office:value-type="float" office:value="0.00284706475182666" calcext:value-type="float">
            <text:p>0.002847064751827</text:p>
          </table:table-cell>
          <table:table-cell table:style-name="ce3" office:value-type="float" office:value="0.000573979591836736" calcext:value-type="float">
            <text:p>0.000573979591837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time" office:time-value="PT00H00M00S" calcext:value-type="time">
            <text:p>12:00:00 AM</text:p>
          </table:table-cell>
          <table:table-cell table:style-name="ce3" office:value-type="float" office:value="42.86" calcext:value-type="float">
            <text:p>42.86</text:p>
          </table:table-cell>
          <table:table-cell table:style-name="ce3" office:value-type="float" office:value="67.14" calcext:value-type="float">
            <text:p>67.14</text:p>
          </table:table-cell>
          <table:table-cell table:style-name="ce3" office:value-type="float" office:value="75.71" calcext:value-type="float">
            <text:p>75.71</text:p>
          </table:table-cell>
          <table:table-cell table:style-name="ce3" office:value-type="float" office:value="73.57" calcext:value-type="float">
            <text:p>73.57</text:p>
          </table:table-cell>
          <table:table-cell table:style-name="ce3" office:value-type="float" office:value="71.43" calcext:value-type="float">
            <text:p>71.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18877551020408" calcext:value-type="float">
            <text:p>0.003188775510204</text:p>
          </table:table-cell>
          <table:table-cell table:style-name="ce3" office:value-type="float" office:value="0.000892857142857142" calcext:value-type="float">
            <text:p>0.000892857142857</text:p>
          </table:table-cell>
          <table:table-cell table:style-name="ce3" office:value-type="float" office:value="0.00216836734693877" calcext:value-type="float">
            <text:p>0.002168367346939</text:p>
          </table:table-cell>
          <table:table-cell table:style-name="ce3" office:value-type="float" office:value="0.00156392578933631" calcext:value-type="float">
            <text:p>0.001563925789336</text:p>
          </table:table-cell>
          <table:table-cell table:style-name="ce3" office:value-type="float" office:value="0.00079719387755102" calcext:value-type="float">
            <text:p>0.000797193877551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time" office:time-value="PT00H00M00S" calcext:value-type="time">
            <text:p>12:00:00 A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2.14" calcext:value-type="float">
            <text:p>72.14</text:p>
          </table:table-cell>
          <table:table-cell table:style-name="ce3" office:value-type="float" office:value="77.86" calcext:value-type="float">
            <text:p>77.86</text:p>
          </table:table-cell>
          <table:table-cell table:style-name="ce3" office:value-type="float" office:value="76.98" calcext:value-type="float">
            <text:p>76.9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1.77" calcext:value-type="float">
            <text:p>31.77</text:p>
          </table:table-cell>
          <table:table-cell table:style-name="ce3" office:value-type="float" office:value="0.00255102040816327" calcext:value-type="float">
            <text:p>0.002551020408163</text:p>
          </table:table-cell>
          <table:table-cell table:style-name="ce3" office:value-type="float" office:value="0.00216836734693877" calcext:value-type="float">
            <text:p>0.002168367346939</text:p>
          </table:table-cell>
          <table:table-cell table:style-name="ce3" office:value-type="float" office:value="0.00535714285714285" calcext:value-type="float">
            <text:p>0.005357142857143</text:p>
          </table:table-cell>
          <table:table-cell table:style-name="ce3" office:value-type="float" office:value="0.00290706771572143" calcext:value-type="float">
            <text:p>0.002907067715721</text:p>
          </table:table-cell>
          <table:table-cell table:style-name="ce3" office:value-type="float" office:value="0.000637755102040818" calcext:value-type="float">
            <text:p>0.000637755102041</text:p>
          </table:table-cell>
          <table:table-cell table:style-name="ce3" office:value-type="float" office:value="0.000268227739055524" calcext:value-type="float">
            <text:p>0.000268227739056</text:p>
          </table:table-cell>
          <table:table-cell table:style-name="ce14" office:value-type="time" office:time-value="PT01H59M48S" calcext:value-type="time">
            <text:p>01:59:48 AM</text:p>
          </table:table-cell>
          <table:table-cell table:style-name="ce3" office:value-type="float" office:value="48.57" calcext:value-type="float">
            <text:p>48.57</text:p>
          </table:table-cell>
          <table:table-cell table:style-name="ce3" office:value-type="float" office:value="72.14" calcext:value-type="float">
            <text:p>72.14</text:p>
          </table:table-cell>
          <table:table-cell table:style-name="ce3" office:value-type="float" office:value="76.43" calcext:value-type="float">
            <text:p>76.43</text:p>
          </table:table-cell>
          <table:table-cell table:style-name="ce3" office:value-type="float" office:value="75.52" calcext:value-type="float">
            <text:p>75.52</text:p>
          </table:table-cell>
          <table:table-cell table:style-name="ce3" office:value-type="float" office:value="74.29" calcext:value-type="float">
            <text:p>74.29</text:p>
          </table:table-cell>
          <table:table-cell table:style-name="ce3" office:value-type="float" office:value="31.86" calcext:value-type="float">
            <text:p>31.86</text:p>
          </table:table-cell>
          <table:table-cell table:style-name="ce3" office:value-type="float" office:value="0.00548469387755102" calcext:value-type="float">
            <text:p>0.005484693877551</text:p>
          </table:table-cell>
          <table:table-cell table:style-name="ce3" office:value-type="float" office:value="0.000892857142857142" calcext:value-type="float">
            <text:p>0.000892857142857</text:p>
          </table:table-cell>
          <table:table-cell table:style-name="ce3" office:value-type="float" office:value="0.00293367346938775" calcext:value-type="float">
            <text:p>0.002933673469388</text:p>
          </table:table-cell>
          <table:table-cell table:style-name="ce3" office:value-type="float" office:value="0.00242449577254624" calcext:value-type="float">
            <text:p>0.002424495772546</text:p>
          </table:table-cell>
          <table:table-cell table:style-name="ce3" office:value-type="float" office:value="0.00137117346938776" calcext:value-type="float">
            <text:p>0.001371173469388</text:p>
          </table:table-cell>
          <table:table-cell table:style-name="ce71" office:value-type="float" office:value="0.0000881040018795514" calcext:value-type="float">
            <text:p>8.81E-05</text:p>
          </table:table-cell>
          <table:table-cell table:style-name="ce14" office:value-type="time" office:time-value="PT01H33M50S" calcext:value-type="time">
            <text:p>01:33:50 AM</text:p>
          </table:table-cell>
          <table:table-cell table:style-name="ce3" table:number-columns-repeated="96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4" office:value-type="string" calcext:value-type="string">
            <text:p>5,TestOp_80,2,40,false,Any["Normalize"],1,(30,45,30)</text:p>
          </table:table-cell>
          <table:table-cell table:style-name="ce6" office:value-type="float" office:value="35.71" calcext:value-type="float">
            <text:p>35.71</text:p>
          </table:table-cell>
          <table:table-cell table:style-name="ce8" office:value-type="float" office:value="57.14" calcext:value-type="float">
            <text:p>57.14</text:p>
          </table:table-cell>
          <table:table-cell table:style-name="ce9" office:value-type="float" office:value="78.57" calcext:value-type="float">
            <text:p>78.57</text:p>
          </table:table-cell>
          <table:table-cell table:style-name="ce10" office:value-type="float" office:value="72.73" calcext:value-type="float">
            <text:p>72.73</text:p>
          </table:table-cell>
          <table:table-cell table:style-name="ce11" office:value-type="float" office:value="67.86" calcext:value-type="float">
            <text:p>67.86</text:p>
          </table:table-cell>
          <table:table-cell table:style-name="ce15" office:value-type="time" office:time-value="PT00H01M03S" calcext:value-type="time">
            <text:p>12:01:03 AM</text:p>
          </table:table-cell>
          <table:table-cell table:style-name="ce17" office:value-type="float" office:value="50" calcext:value-type="float">
            <text:p>50</text:p>
          </table:table-cell>
          <table:table-cell table:style-name="ce18" office:value-type="float" office:value="68.57" calcext:value-type="float">
            <text:p>68.57</text:p>
          </table:table-cell>
          <table:table-cell table:style-name="ce19" office:value-type="float" office:value="81.43" calcext:value-type="float">
            <text:p>81.43</text:p>
          </table:table-cell>
          <table:table-cell table:style-name="ce21" office:value-type="float" office:value="78.65" calcext:value-type="float">
            <text:p>78.65</text:p>
          </table:table-cell>
          <table:table-cell table:style-name="ce22" office:value-type="float" office:value="75" calcext:value-type="float">
            <text:p>75</text:p>
          </table:table-cell>
          <table:table-cell table:style-name="ce23" office:value-type="float" office:value="0" calcext:value-type="float">
            <text:p>0</text:p>
          </table:table-cell>
          <table:table-cell table:style-name="ce24" office:value-type="float" office:value="0.00318877551020408" calcext:value-type="float">
            <text:p>0.003188775510204</text:p>
          </table:table-cell>
          <table:table-cell table:style-name="ce25" office:value-type="float" office:value="0.00344387755102041" calcext:value-type="float">
            <text:p>0.00344387755102</text:p>
          </table:table-cell>
          <table:table-cell table:style-name="ce26" office:value-type="float" office:value="0.000255102040816326" calcext:value-type="float">
            <text:p>0.000255102040816</text:p>
          </table:table-cell>
          <table:table-cell table:style-name="ce27" office:value-type="float" office:value="0.00028360222272737" calcext:value-type="float">
            <text:p>0.000283602222727</text:p>
          </table:table-cell>
          <table:table-cell table:style-name="ce28" office:value-type="float" office:value="0.000797193877551021" calcext:value-type="float">
            <text:p>0.000797193877551</text:p>
          </table:table-cell>
          <table:table-cell table:style-name="ce29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12:00:00 AM</text:p>
          </table:table-cell>
          <table:table-cell table:style-name="ce31" office:value-type="float" office:value="49.29" calcext:value-type="float">
            <text:p>49.29</text:p>
          </table:table-cell>
          <table:table-cell table:style-name="ce32" office:value-type="float" office:value="69.29" calcext:value-type="float">
            <text:p>69.29</text:p>
          </table:table-cell>
          <table:table-cell table:style-name="ce33" office:value-type="float" office:value="80" calcext:value-type="float">
            <text:p>80</text:p>
          </table:table-cell>
          <table:table-cell table:style-name="ce34" office:value-type="float" office:value="77.73" calcext:value-type="float">
            <text:p>77.73</text:p>
          </table:table-cell>
          <table:table-cell table:style-name="ce35" office:value-type="float" office:value="74.64" calcext:value-type="float">
            <text:p>74.64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0.00216836734693878" calcext:value-type="float">
            <text:p>0.002168367346939</text:p>
          </table:table-cell>
          <table:table-cell table:style-name="ce38" office:value-type="float" office:value="0.00165816326530612" calcext:value-type="float">
            <text:p>0.001658163265306</text:p>
          </table:table-cell>
          <table:table-cell table:style-name="ce39" office:value-type="float" office:value="0.00165816326530612" calcext:value-type="float">
            <text:p>0.001658163265306</text:p>
          </table:table-cell>
          <table:table-cell table:style-name="ce41" office:value-type="float" office:value="0.00115970061925178" calcext:value-type="float">
            <text:p>0.001159700619252</text:p>
          </table:table-cell>
          <table:table-cell table:style-name="ce43" office:value-type="float" office:value="0.000542091836734695" calcext:value-type="float">
            <text:p>0.000542091836735</text:p>
          </table:table-cell>
          <table:table-cell table:style-name="ce44" office:value-type="float" office:value="0" calcext:value-type="float">
            <text:p>0</text:p>
          </table:table-cell>
          <table:table-cell table:style-name="ce45" office:value-type="time" office:time-value="PT00H00M00S" calcext:value-type="time">
            <text:p>12:00:00 AM</text:p>
          </table:table-cell>
          <table:table-cell table:style-name="ce46" office:value-type="float" office:value="50.71" calcext:value-type="float">
            <text:p>50.71</text:p>
          </table:table-cell>
          <table:table-cell table:style-name="ce47" office:value-type="float" office:value="70" calcext:value-type="float">
            <text:p>70</text:p>
          </table:table-cell>
          <table:table-cell table:style-name="ce48" office:value-type="float" office:value="80.71" calcext:value-type="float">
            <text:p>80.71</text:p>
          </table:table-cell>
          <table:table-cell table:style-name="ce49" office:value-type="float" office:value="78.75" calcext:value-type="float">
            <text:p>78.75</text:p>
          </table:table-cell>
          <table:table-cell table:style-name="ce50" office:value-type="float" office:value="75.36" calcext:value-type="float">
            <text:p>75.36</text:p>
          </table:table-cell>
          <table:table-cell table:style-name="ce51" office:value-type="float" office:value="33.27" calcext:value-type="float">
            <text:p>33.27</text:p>
          </table:table-cell>
          <table:table-cell table:style-name="ce52" office:value-type="float" office:value="0.00727040816326531" calcext:value-type="float">
            <text:p>0.007270408163265</text:p>
          </table:table-cell>
          <table:table-cell table:style-name="ce53" office:value-type="float" office:value="0.00165816326530612" calcext:value-type="float">
            <text:p>0.001658163265306</text:p>
          </table:table-cell>
          <table:table-cell table:style-name="ce54" office:value-type="float" office:value="0.00548469387755102" calcext:value-type="float">
            <text:p>0.005484693877551</text:p>
          </table:table-cell>
          <table:table-cell table:style-name="ce55" office:value-type="float" office:value="0.00361795738687378" calcext:value-type="float">
            <text:p>0.003617957386874</text:p>
          </table:table-cell>
          <table:table-cell table:style-name="ce56" office:value-type="float" office:value="0.00181760204081633" calcext:value-type="float">
            <text:p>0.001817602040816</text:p>
          </table:table-cell>
          <table:table-cell table:style-name="ce57" office:value-type="float" office:value="0.000326963740308559" calcext:value-type="float">
            <text:p>0.000326963740309</text:p>
          </table:table-cell>
          <table:table-cell table:style-name="ce58" office:value-type="string" calcext:value-type="string">
            <text:p>02:60:40</text:p>
          </table:table-cell>
          <table:table-cell table:style-name="ce59" office:value-type="float" office:value="51.43" calcext:value-type="float">
            <text:p>51.43</text:p>
          </table:table-cell>
          <table:table-cell table:style-name="ce60" office:value-type="float" office:value="70" calcext:value-type="float">
            <text:p>70</text:p>
          </table:table-cell>
          <table:table-cell table:style-name="ce61" office:value-type="float" office:value="81.43" calcext:value-type="float">
            <text:p>81.43</text:p>
          </table:table-cell>
          <table:table-cell table:style-name="ce62" office:value-type="float" office:value="79.2" calcext:value-type="float">
            <text:p>79.2</text:p>
          </table:table-cell>
          <table:table-cell table:style-name="ce63" office:value-type="float" office:value="75.71" calcext:value-type="float">
            <text:p>75.71</text:p>
          </table:table-cell>
          <table:table-cell table:style-name="ce64" office:value-type="float" office:value="31.5" calcext:value-type="float">
            <text:p>31.5</text:p>
          </table:table-cell>
          <table:table-cell table:style-name="ce65" office:value-type="float" office:value="0.00229591836734694" calcext:value-type="float">
            <text:p>0.002295918367347</text:p>
          </table:table-cell>
          <table:table-cell table:style-name="ce66" office:value-type="float" office:value="0.000382653061224489" calcext:value-type="float">
            <text:p>0.000382653061224</text:p>
          </table:table-cell>
          <table:table-cell table:style-name="ce67" office:value-type="float" office:value="0.00216836734693877" calcext:value-type="float">
            <text:p>0.002168367346939</text:p>
          </table:table-cell>
          <table:table-cell table:style-name="ce68" office:value-type="float" office:value="0.0016464678807492" calcext:value-type="float">
            <text:p>0.001646467880749</text:p>
          </table:table-cell>
          <table:table-cell table:style-name="ce69" office:value-type="float" office:value="0.000573979591836736" calcext:value-type="float">
            <text:p>0.000573979591837</text:p>
          </table:table-cell>
          <table:table-cell table:style-name="ce72" office:value-type="float" office:value="0.000189913070718144" calcext:value-type="float">
            <text:p>0.000189913070718</text:p>
          </table:table-cell>
          <table:table-cell table:style-name="ce73" office:value-type="time" office:time-value="PT01H04M34S" calcext:value-type="time">
            <text:p>01:04:34 AM</text:p>
          </table:table-cell>
          <table:table-cell table:style-name="ce74"/>
          <table:table-cell table:style-name="ce75"/>
          <table:table-cell table:style-name="ce76"/>
          <table:table-cell table:style-name="ce77"/>
          <table:table-cell table:style-name="ce78"/>
          <table:table-cell table:style-name="ce79"/>
          <table:table-cell table:style-name="ce80"/>
          <table:table-cell table:style-name="ce81"/>
          <table:table-cell table:style-name="ce82"/>
          <table:table-cell table:style-name="ce83"/>
          <table:table-cell table:style-name="ce84"/>
          <table:table-cell table:style-name="ce85"/>
          <table:table-cell table:style-name="ce86"/>
          <table:table-cell table:style-name="ce87"/>
          <table:table-cell table:style-name="ce88"/>
          <table:table-cell table:style-name="ce89"/>
          <table:table-cell table:style-name="ce90"/>
          <table:table-cell table:style-name="ce91"/>
          <table:table-cell table:style-name="ce92"/>
          <table:table-cell table:style-name="ce93"/>
          <table:table-cell table:style-name="ce94"/>
          <table:table-cell table:style-name="ce95"/>
          <table:table-cell table:style-name="ce96"/>
          <table:table-cell table:style-name="ce97"/>
          <table:table-cell table:style-name="ce98"/>
          <table:table-cell table:style-name="ce99"/>
          <table:table-cell table:style-name="ce100"/>
          <table:table-cell table:style-name="ce101"/>
          <table:table-cell table:style-name="ce102"/>
          <table:table-cell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21"/>
          <table:table-cell table:style-name="ce122"/>
          <table:table-cell table:style-name="ce123"/>
          <table:table-cell table:style-name="ce124"/>
          <table:table-cell table:style-name="ce125"/>
          <table:table-cell table:style-name="ce126"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5"/>
          <table:table-cell table:style-name="ce136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4"/>
          <table:table-cell table:style-name="ce145"/>
          <table:table-cell table:style-name="ce146"/>
          <table:table-cell table:style-name="ce147"/>
          <table:table-cell table:style-name="ce148"/>
          <table:table-cell table:style-name="ce149"/>
          <table:table-cell table:style-name="ce150"/>
          <table:table-cell table:style-name="ce151"/>
          <table:table-cell table:style-name="ce152"/>
          <table:table-cell table:style-name="ce153"/>
          <table:table-cell table:style-name="ce154"/>
          <table:table-cell table:style-name="ce155"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9"/>
          <table:table-cell table:style-name="ce170"/>
          <table:table-cell table:style-name="ce171"/>
          <table:table-cell table:style-name="ce172"/>
          <table:table-cell table:style-name="ce173"/>
          <table:table-cell table:style-name="ce174"/>
          <table:table-cell table:style-name="ce175"/>
          <table:table-cell table:style-name="ce176"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2"/>
          <table:table-cell table:style-name="ce183"/>
          <table:table-cell table:style-name="ce184"/>
          <table:table-cell table:style-name="ce185"/>
          <table:table-cell table:style-name="ce186"/>
          <table:table-cell table:style-name="ce187"/>
          <table:table-cell table:style-name="ce188"/>
          <table:table-cell table:style-name="ce189"/>
          <table:table-cell table:style-name="ce190"/>
          <table:table-cell table:style-name="ce191"/>
          <table:table-cell table:style-name="ce192"/>
          <table:table-cell table:style-name="ce193"/>
          <table:table-cell table:style-name="ce194"/>
          <table:table-cell table:style-name="ce195"/>
          <table:table-cell table:style-name="ce196"/>
          <table:table-cell table:style-name="ce197"/>
          <table:table-cell table:style-name="ce198"/>
          <table:table-cell table:style-name="ce199"/>
          <table:table-cell table:style-name="ce200"/>
          <table:table-cell table:style-name="ce201"/>
          <table:table-cell table:style-name="ce202"/>
          <table:table-cell table:style-name="ce203"/>
          <table:table-cell table:style-name="ce204"/>
          <table:table-cell table:style-name="ce205"/>
          <table:table-cell table:style-name="ce206"/>
          <table:table-cell table:style-name="ce207"/>
          <table:table-cell table:style-name="ce208"/>
          <table:table-cell table:style-name="ce209"/>
          <table:table-cell table:style-name="ce210"/>
          <table:table-cell table:style-name="ce211"/>
          <table:table-cell table:style-name="ce212"/>
          <table:table-cell table:style-name="ce213"/>
          <table:table-cell table:style-name="ce214"/>
          <table:table-cell table:style-name="ce215"/>
          <table:table-cell table:style-name="ce216"/>
          <table:table-cell table:style-name="ce217"/>
          <table:table-cell table:style-name="ce218"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8"/>
          <table:table-cell table:style-name="ce229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8"/>
          <table:table-cell table:style-name="ce239"/>
          <table:table-cell table:style-name="ce240"/>
          <table:table-cell table:style-name="ce241"/>
          <table:table-cell table:style-name="ce242"/>
          <table:table-cell table:style-name="ce243"/>
          <table:table-cell table:style-name="ce244"/>
          <table:table-cell table:style-name="ce245"/>
          <table:table-cell table:style-name="ce246"/>
          <table:table-cell table:style-name="ce247"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255"/>
          <table:table-cell table:style-name="ce256"/>
          <table:table-cell table:style-name="ce257"/>
          <table:table-cell table:style-name="ce258"/>
          <table:table-cell table:style-name="ce259"/>
          <table:table-cell table:style-name="ce260"/>
          <table:table-cell table:style-name="ce261"/>
          <table:table-cell table:style-name="ce262"/>
          <table:table-cell table:style-name="ce263"/>
          <table:table-cell table:style-name="ce264"/>
          <table:table-cell table:style-name="ce265"/>
          <table:table-cell table:style-name="ce266"/>
          <table:table-cell table:style-name="ce267"/>
          <table:table-cell table:style-name="ce268"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4"/>
          <table:table-cell table:style-name="ce275"/>
          <table:table-cell table:style-name="ce276"/>
          <table:table-cell table:style-name="ce277"/>
          <table:table-cell table:style-name="ce278"/>
          <table:table-cell table:style-name="ce279"/>
          <table:table-cell table:style-name="ce280"/>
          <table:table-cell table:style-name="ce281"/>
          <table:table-cell table:style-name="ce282"/>
          <table:table-cell table:style-name="ce283"/>
          <table:table-cell table:style-name="ce284"/>
          <table:table-cell table:style-name="ce285"/>
          <table:table-cell table:style-name="ce286"/>
          <table:table-cell table:style-name="ce287"/>
          <table:table-cell table:style-name="ce288"/>
          <table:table-cell table:style-name="ce289"/>
          <table:table-cell table:style-name="ce290"/>
          <table:table-cell table:style-name="ce291"/>
          <table:table-cell table:style-name="ce292"/>
          <table:table-cell table:style-name="ce293"/>
          <table:table-cell table:style-name="ce294"/>
          <table:table-cell table:style-name="ce295"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301"/>
          <table:table-cell table:style-name="ce302"/>
          <table:table-cell table:style-name="ce303"/>
          <table:table-cell table:style-name="ce304"/>
          <table:table-cell table:style-name="ce305"/>
          <table:table-cell table:style-name="ce306"/>
          <table:table-cell table:style-name="ce307"/>
          <table:table-cell table:style-name="ce308"/>
          <table:table-cell table:style-name="ce309"/>
          <table:table-cell table:style-name="ce310"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21"/>
          <table:table-cell table:style-name="ce322"/>
          <table:table-cell table:style-name="ce323"/>
          <table:table-cell table:style-name="ce324"/>
          <table:table-cell table:style-name="ce325"/>
          <table:table-cell table:style-name="ce326"/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3"/>
          <table:table-cell table:style-name="ce334"/>
          <table:table-cell table:style-name="ce335"/>
          <table:table-cell table:style-name="ce336"/>
          <table:table-cell table:style-name="ce337"/>
          <table:table-cell table:style-name="ce338"/>
          <table:table-cell table:style-name="ce339"/>
          <table:table-cell table:style-name="ce340"/>
          <table:table-cell table:style-name="ce341"/>
          <table:table-cell table:style-name="ce342"/>
          <table:table-cell table:style-name="ce343"/>
          <table:table-cell table:style-name="ce344"/>
          <table:table-cell table:style-name="ce345"/>
          <table:table-cell table:style-name="ce346"/>
          <table:table-cell table:style-name="ce347"/>
          <table:table-cell table:style-name="ce348"/>
          <table:table-cell table:style-name="ce349"/>
          <table:table-cell table:style-name="ce350"/>
          <table:table-cell table:style-name="ce351"/>
          <table:table-cell table:style-name="ce352"/>
          <table:table-cell table:style-name="ce353"/>
          <table:table-cell table:style-name="ce354"/>
          <table:table-cell table:style-name="ce355"/>
          <table:table-cell table:style-name="ce356"/>
          <table:table-cell table:style-name="ce357"/>
          <table:table-cell table:style-name="ce358"/>
          <table:table-cell table:style-name="ce359"/>
          <table:table-cell table:style-name="ce360"/>
          <table:table-cell table:style-name="ce361"/>
          <table:table-cell table:style-name="ce362"/>
          <table:table-cell table:style-name="ce363"/>
          <table:table-cell table:style-name="ce364"/>
          <table:table-cell table:style-name="ce365"/>
          <table:table-cell table:style-name="ce366"/>
          <table:table-cell table:style-name="ce367"/>
          <table:table-cell table:style-name="ce368"/>
          <table:table-cell table:style-name="ce369"/>
          <table:table-cell table:style-name="ce370"/>
          <table:table-cell table:style-name="ce371"/>
          <table:table-cell table:style-name="ce372"/>
          <table:table-cell table:style-name="ce373"/>
          <table:table-cell table:style-name="ce374"/>
          <table:table-cell table:style-name="ce375"/>
          <table:table-cell table:style-name="ce376"/>
          <table:table-cell table:style-name="ce377"/>
          <table:table-cell table:style-name="ce378"/>
          <table:table-cell table:style-name="ce379"/>
          <table:table-cell table:style-name="ce380"/>
          <table:table-cell table:style-name="ce381"/>
          <table:table-cell table:style-name="ce382"/>
          <table:table-cell table:style-name="ce383"/>
          <table:table-cell table:style-name="ce384"/>
          <table:table-cell table:style-name="ce385"/>
          <table:table-cell table:style-name="ce386"/>
          <table:table-cell table:style-name="ce387"/>
          <table:table-cell table:style-name="ce388"/>
          <table:table-cell table:style-name="ce389"/>
          <table:table-cell table:style-name="ce390"/>
          <table:table-cell table:style-name="ce391"/>
          <table:table-cell table:style-name="ce392"/>
          <table:table-cell table:style-name="ce393"/>
          <table:table-cell table:style-name="ce394"/>
          <table:table-cell table:style-name="ce395"/>
          <table:table-cell table:style-name="ce396"/>
          <table:table-cell table:style-name="ce397"/>
          <table:table-cell table:style-name="ce398"/>
          <table:table-cell table:style-name="ce399"/>
          <table:table-cell table:style-name="ce400"/>
          <table:table-cell table:style-name="ce401"/>
          <table:table-cell table:style-name="ce402"/>
          <table:table-cell table:style-name="ce403"/>
          <table:table-cell table:style-name="ce404"/>
          <table:table-cell table:style-name="ce405"/>
          <table:table-cell table:style-name="ce406"/>
          <table:table-cell table:style-name="ce407"/>
          <table:table-cell table:style-name="ce408"/>
          <table:table-cell table:style-name="ce409"/>
          <table:table-cell table:style-name="ce410"/>
          <table:table-cell table:style-name="ce411"/>
          <table:table-cell table:style-name="ce412"/>
          <table:table-cell table:style-name="ce413"/>
          <table:table-cell table:style-name="ce414"/>
          <table:table-cell table:style-name="ce415"/>
          <table:table-cell table:style-name="ce416"/>
          <table:table-cell table:style-name="ce417"/>
          <table:table-cell table:style-name="ce418"/>
          <table:table-cell table:style-name="ce419"/>
          <table:table-cell table:style-name="ce420"/>
          <table:table-cell table:style-name="ce421"/>
          <table:table-cell table:style-name="ce422"/>
          <table:table-cell table:style-name="ce423"/>
          <table:table-cell table:style-name="ce424"/>
          <table:table-cell table:style-name="ce425"/>
          <table:table-cell table:style-name="ce426"/>
          <table:table-cell table:style-name="ce427"/>
          <table:table-cell table:style-name="ce428"/>
          <table:table-cell table:style-name="ce429"/>
          <table:table-cell table:style-name="ce430"/>
          <table:table-cell table:style-name="ce431"/>
          <table:table-cell table:style-name="ce432"/>
          <table:table-cell table:style-name="ce433"/>
          <table:table-cell table:style-name="ce434"/>
          <table:table-cell table:style-name="ce435"/>
          <table:table-cell table:style-name="ce436"/>
          <table:table-cell table:style-name="ce437"/>
          <table:table-cell table:style-name="ce438"/>
          <table:table-cell table:style-name="ce439"/>
          <table:table-cell table:style-name="ce440"/>
          <table:table-cell table:style-name="ce441"/>
          <table:table-cell table:style-name="ce442"/>
          <table:table-cell table:style-name="ce443"/>
          <table:table-cell table:style-name="ce444"/>
          <table:table-cell table:style-name="ce445"/>
          <table:table-cell table:style-name="ce446"/>
          <table:table-cell table:style-name="ce447"/>
          <table:table-cell table:style-name="ce448"/>
          <table:table-cell table:style-name="ce449"/>
          <table:table-cell table:style-name="ce450"/>
          <table:table-cell table:style-name="ce451"/>
          <table:table-cell table:style-name="ce452"/>
          <table:table-cell table:style-name="ce453"/>
          <table:table-cell table:style-name="ce454"/>
          <table:table-cell table:style-name="ce455"/>
          <table:table-cell table:style-name="ce456"/>
          <table:table-cell table:style-name="ce457"/>
          <table:table-cell table:style-name="ce458"/>
          <table:table-cell table:style-name="ce459"/>
          <table:table-cell table:style-name="ce460"/>
          <table:table-cell table:style-name="ce461"/>
          <table:table-cell table:style-name="ce462"/>
          <table:table-cell table:style-name="ce463"/>
          <table:table-cell table:style-name="ce464"/>
          <table:table-cell table:style-name="ce465"/>
          <table:table-cell table:style-name="ce466"/>
          <table:table-cell table:style-name="ce467"/>
          <table:table-cell table:style-name="ce468"/>
          <table:table-cell table:style-name="ce469"/>
          <table:table-cell table:style-name="ce470"/>
          <table:table-cell table:style-name="ce471"/>
          <table:table-cell table:style-name="ce472"/>
          <table:table-cell table:style-name="ce473"/>
          <table:table-cell table:style-name="ce474"/>
          <table:table-cell table:style-name="ce475"/>
          <table:table-cell table:style-name="ce476"/>
          <table:table-cell table:style-name="ce477"/>
          <table:table-cell table:style-name="ce478"/>
          <table:table-cell table:style-name="ce479"/>
          <table:table-cell table:style-name="ce480"/>
          <table:table-cell table:style-name="ce481"/>
          <table:table-cell table:style-name="ce482"/>
          <table:table-cell table:style-name="ce483"/>
          <table:table-cell table:style-name="ce484"/>
          <table:table-cell table:style-name="ce485"/>
          <table:table-cell table:style-name="ce486"/>
          <table:table-cell table:style-name="ce487"/>
          <table:table-cell table:style-name="ce488"/>
          <table:table-cell table:style-name="ce489"/>
          <table:table-cell table:style-name="ce490"/>
          <table:table-cell table:style-name="ce491"/>
          <table:table-cell table:style-name="ce492"/>
          <table:table-cell table:style-name="ce493"/>
          <table:table-cell table:style-name="ce494"/>
          <table:table-cell table:style-name="ce495"/>
          <table:table-cell table:style-name="ce496"/>
          <table:table-cell table:style-name="ce497"/>
          <table:table-cell table:style-name="ce498"/>
          <table:table-cell table:style-name="ce499"/>
          <table:table-cell table:style-name="ce500"/>
          <table:table-cell table:style-name="ce501"/>
          <table:table-cell table:style-name="ce502"/>
          <table:table-cell table:style-name="ce503"/>
          <table:table-cell table:style-name="ce504"/>
          <table:table-cell table:style-name="ce505"/>
          <table:table-cell table:style-name="ce506"/>
          <table:table-cell table:style-name="ce507"/>
          <table:table-cell table:style-name="ce508"/>
          <table:table-cell table:style-name="ce509"/>
          <table:table-cell table:style-name="ce510"/>
          <table:table-cell table:style-name="ce511"/>
          <table:table-cell table:style-name="ce512"/>
          <table:table-cell table:style-name="ce513"/>
          <table:table-cell table:style-name="ce514"/>
          <table:table-cell table:style-name="ce515"/>
          <table:table-cell table:style-name="ce516"/>
          <table:table-cell table:style-name="ce517"/>
          <table:table-cell table:style-name="ce518"/>
          <table:table-cell table:style-name="ce519"/>
          <table:table-cell table:style-name="ce520"/>
          <table:table-cell table:style-name="ce521"/>
          <table:table-cell table:style-name="ce522"/>
          <table:table-cell table:style-name="ce523"/>
          <table:table-cell table:style-name="ce524"/>
          <table:table-cell table:style-name="ce525"/>
          <table:table-cell table:style-name="ce526"/>
          <table:table-cell table:style-name="ce527"/>
          <table:table-cell table:style-name="ce528"/>
          <table:table-cell table:style-name="ce529"/>
          <table:table-cell table:style-name="ce530"/>
          <table:table-cell table:style-name="ce531"/>
          <table:table-cell table:style-name="ce532"/>
          <table:table-cell table:style-name="ce533"/>
          <table:table-cell table:style-name="ce534"/>
          <table:table-cell table:style-name="ce535"/>
          <table:table-cell table:style-name="ce536"/>
          <table:table-cell table:style-name="ce537"/>
          <table:table-cell table:style-name="ce538"/>
          <table:table-cell table:style-name="ce539"/>
          <table:table-cell table:style-name="ce540"/>
          <table:table-cell table:style-name="ce541"/>
          <table:table-cell table:style-name="ce542"/>
          <table:table-cell table:style-name="ce543"/>
          <table:table-cell table:style-name="ce544"/>
          <table:table-cell table:style-name="ce545"/>
          <table:table-cell table:style-name="ce546"/>
          <table:table-cell table:style-name="ce547"/>
          <table:table-cell table:style-name="ce548"/>
          <table:table-cell table:style-name="ce549"/>
          <table:table-cell table:style-name="ce550"/>
          <table:table-cell table:style-name="ce551"/>
          <table:table-cell table:style-name="ce552"/>
          <table:table-cell table:style-name="ce553"/>
          <table:table-cell table:style-name="ce554"/>
          <table:table-cell table:style-name="ce555"/>
          <table:table-cell table:style-name="ce556"/>
          <table:table-cell table:style-name="ce557"/>
          <table:table-cell table:style-name="ce558"/>
          <table:table-cell table:style-name="ce559"/>
          <table:table-cell table:style-name="ce560"/>
          <table:table-cell table:style-name="ce561"/>
          <table:table-cell table:style-name="ce562"/>
          <table:table-cell table:style-name="ce563"/>
          <table:table-cell table:style-name="ce564"/>
          <table:table-cell table:style-name="ce565"/>
          <table:table-cell table:style-name="ce566"/>
          <table:table-cell table:style-name="ce567"/>
          <table:table-cell table:style-name="ce568"/>
          <table:table-cell table:style-name="ce569"/>
          <table:table-cell table:style-name="ce570"/>
          <table:table-cell table:style-name="ce571"/>
          <table:table-cell table:style-name="ce572"/>
          <table:table-cell table:style-name="ce573"/>
          <table:table-cell table:style-name="ce574"/>
          <table:table-cell table:style-name="ce575"/>
          <table:table-cell table:style-name="ce576"/>
          <table:table-cell table:style-name="ce577"/>
          <table:table-cell table:style-name="ce578"/>
          <table:table-cell table:style-name="ce579"/>
          <table:table-cell table:style-name="ce580"/>
          <table:table-cell table:style-name="ce581"/>
          <table:table-cell table:style-name="ce582"/>
          <table:table-cell table:style-name="ce583"/>
          <table:table-cell table:style-name="ce584"/>
          <table:table-cell table:style-name="ce585"/>
          <table:table-cell table:style-name="ce586"/>
          <table:table-cell table:style-name="ce587"/>
          <table:table-cell table:style-name="ce588"/>
          <table:table-cell table:style-name="ce589"/>
          <table:table-cell table:style-name="ce590"/>
          <table:table-cell table:style-name="ce591"/>
          <table:table-cell table:style-name="ce592"/>
          <table:table-cell table:style-name="ce593"/>
          <table:table-cell table:style-name="ce594"/>
          <table:table-cell table:style-name="ce595"/>
          <table:table-cell table:style-name="ce596"/>
          <table:table-cell table:style-name="ce597"/>
          <table:table-cell table:style-name="ce598"/>
          <table:table-cell table:style-name="ce599"/>
          <table:table-cell table:style-name="ce600"/>
          <table:table-cell table:style-name="ce601"/>
          <table:table-cell table:style-name="ce602"/>
          <table:table-cell table:style-name="ce603"/>
          <table:table-cell table:style-name="ce604"/>
          <table:table-cell table:style-name="ce605"/>
          <table:table-cell table:style-name="ce606"/>
          <table:table-cell table:style-name="ce607"/>
          <table:table-cell table:style-name="ce608"/>
          <table:table-cell table:style-name="ce609"/>
          <table:table-cell table:style-name="ce610"/>
          <table:table-cell table:style-name="ce611"/>
          <table:table-cell table:style-name="ce612"/>
          <table:table-cell table:style-name="ce613"/>
          <table:table-cell table:style-name="ce614"/>
          <table:table-cell table:style-name="ce615"/>
          <table:table-cell table:style-name="ce616"/>
          <table:table-cell table:style-name="ce617"/>
          <table:table-cell table:style-name="ce618"/>
          <table:table-cell table:style-name="ce619"/>
          <table:table-cell table:style-name="ce620"/>
          <table:table-cell table:style-name="ce621"/>
          <table:table-cell table:style-name="ce622"/>
          <table:table-cell table:style-name="ce623"/>
          <table:table-cell table:style-name="ce624"/>
          <table:table-cell table:style-name="ce625"/>
          <table:table-cell table:style-name="ce626"/>
          <table:table-cell table:style-name="ce627"/>
          <table:table-cell table:style-name="ce628"/>
          <table:table-cell table:style-name="ce629"/>
          <table:table-cell table:style-name="ce630"/>
          <table:table-cell table:style-name="ce631"/>
          <table:table-cell table:style-name="ce632"/>
          <table:table-cell table:style-name="ce633"/>
          <table:table-cell table:style-name="ce634"/>
          <table:table-cell table:style-name="ce635"/>
          <table:table-cell table:style-name="ce636"/>
          <table:table-cell table:style-name="ce637"/>
          <table:table-cell table:style-name="ce638"/>
          <table:table-cell table:style-name="ce639"/>
          <table:table-cell table:style-name="ce640"/>
          <table:table-cell table:style-name="ce641"/>
          <table:table-cell table:style-name="ce642"/>
          <table:table-cell table:style-name="ce643"/>
          <table:table-cell table:style-name="ce644"/>
          <table:table-cell table:style-name="ce645"/>
          <table:table-cell table:style-name="ce646"/>
          <table:table-cell table:style-name="ce647"/>
          <table:table-cell table:style-name="ce648"/>
          <table:table-cell table:style-name="ce649"/>
          <table:table-cell table:style-name="ce650"/>
          <table:table-cell table:style-name="ce651"/>
          <table:table-cell table:style-name="ce652"/>
          <table:table-cell table:style-name="ce653"/>
          <table:table-cell table:style-name="ce654"/>
          <table:table-cell table:style-name="ce655"/>
          <table:table-cell table:style-name="ce656"/>
          <table:table-cell table:style-name="ce657"/>
          <table:table-cell table:style-name="ce658"/>
          <table:table-cell table:style-name="ce659"/>
          <table:table-cell table:style-name="ce660"/>
          <table:table-cell table:style-name="ce661"/>
          <table:table-cell table:style-name="ce662"/>
          <table:table-cell table:style-name="ce663"/>
          <table:table-cell table:style-name="ce664"/>
          <table:table-cell table:style-name="ce665"/>
          <table:table-cell table:style-name="ce666"/>
          <table:table-cell table:style-name="ce667"/>
          <table:table-cell table:style-name="ce668"/>
          <table:table-cell table:style-name="ce669"/>
          <table:table-cell table:style-name="ce670"/>
          <table:table-cell table:style-name="ce671"/>
          <table:table-cell table:style-name="ce672"/>
          <table:table-cell table:style-name="ce673"/>
          <table:table-cell table:style-name="ce674"/>
          <table:table-cell table:style-name="ce675"/>
          <table:table-cell table:style-name="ce676"/>
          <table:table-cell table:style-name="ce677"/>
          <table:table-cell table:style-name="ce678"/>
          <table:table-cell table:style-name="ce679"/>
          <table:table-cell table:style-name="ce680"/>
          <table:table-cell table:style-name="ce681"/>
          <table:table-cell table:style-name="ce682"/>
          <table:table-cell table:style-name="ce683"/>
          <table:table-cell table:style-name="ce684"/>
          <table:table-cell table:style-name="ce685"/>
          <table:table-cell table:style-name="ce686"/>
          <table:table-cell table:style-name="ce687"/>
          <table:table-cell table:style-name="ce688"/>
          <table:table-cell table:style-name="ce689"/>
          <table:table-cell table:style-name="ce690"/>
          <table:table-cell table:style-name="ce691"/>
          <table:table-cell table:style-name="ce692"/>
          <table:table-cell table:style-name="ce693"/>
          <table:table-cell table:style-name="ce694"/>
          <table:table-cell table:style-name="ce695"/>
          <table:table-cell table:style-name="ce696"/>
          <table:table-cell table:style-name="ce697"/>
          <table:table-cell table:style-name="ce698"/>
          <table:table-cell table:style-name="ce699"/>
          <table:table-cell table:style-name="ce700"/>
          <table:table-cell table:style-name="ce701"/>
          <table:table-cell table:style-name="ce702"/>
          <table:table-cell table:style-name="ce703"/>
          <table:table-cell table:style-name="ce704"/>
          <table:table-cell table:style-name="ce705"/>
          <table:table-cell table:style-name="ce706"/>
          <table:table-cell table:style-name="ce707"/>
          <table:table-cell table:style-name="ce708"/>
          <table:table-cell table:style-name="ce709"/>
          <table:table-cell table:style-name="ce710"/>
          <table:table-cell table:style-name="ce711"/>
          <table:table-cell table:style-name="ce712"/>
          <table:table-cell table:style-name="ce713"/>
          <table:table-cell table:style-name="ce714"/>
          <table:table-cell table:style-name="ce715"/>
          <table:table-cell table:style-name="ce716"/>
          <table:table-cell table:style-name="ce717"/>
          <table:table-cell table:style-name="ce718"/>
          <table:table-cell table:style-name="ce719"/>
          <table:table-cell table:style-name="ce720"/>
          <table:table-cell table:style-name="ce721"/>
          <table:table-cell table:style-name="ce722"/>
          <table:table-cell table:style-name="ce723"/>
          <table:table-cell table:style-name="ce724"/>
          <table:table-cell table:style-name="ce725"/>
          <table:table-cell table:style-name="ce726"/>
          <table:table-cell table:style-name="ce727"/>
          <table:table-cell table:style-name="ce728"/>
          <table:table-cell table:style-name="ce729"/>
          <table:table-cell table:style-name="ce730"/>
          <table:table-cell table:style-name="ce731"/>
          <table:table-cell table:style-name="ce732"/>
          <table:table-cell table:style-name="ce733"/>
          <table:table-cell table:style-name="ce734"/>
          <table:table-cell table:style-name="ce735"/>
          <table:table-cell table:style-name="ce736"/>
          <table:table-cell table:style-name="ce737"/>
          <table:table-cell table:style-name="ce738"/>
          <table:table-cell table:style-name="ce739"/>
          <table:table-cell table:style-name="ce740"/>
          <table:table-cell table:style-name="ce741"/>
          <table:table-cell table:style-name="ce742"/>
          <table:table-cell table:style-name="ce743"/>
          <table:table-cell table:style-name="ce744"/>
          <table:table-cell table:style-name="ce745"/>
          <table:table-cell table:style-name="ce746"/>
          <table:table-cell table:style-name="ce747"/>
          <table:table-cell table:style-name="ce748"/>
          <table:table-cell table:style-name="ce749"/>
          <table:table-cell table:style-name="ce750"/>
          <table:table-cell table:style-name="ce751"/>
          <table:table-cell table:style-name="ce752"/>
          <table:table-cell table:style-name="ce753"/>
          <table:table-cell table:style-name="ce754"/>
          <table:table-cell table:style-name="ce755"/>
          <table:table-cell table:style-name="ce756"/>
          <table:table-cell table:style-name="ce757"/>
          <table:table-cell table:style-name="ce758"/>
          <table:table-cell table:style-name="ce759"/>
          <table:table-cell table:style-name="ce760"/>
          <table:table-cell table:style-name="ce761"/>
          <table:table-cell table:style-name="ce762"/>
          <table:table-cell table:style-name="ce763"/>
          <table:table-cell table:style-name="ce764"/>
          <table:table-cell table:style-name="ce765"/>
          <table:table-cell table:style-name="ce766"/>
          <table:table-cell table:style-name="ce767"/>
          <table:table-cell table:style-name="ce768"/>
          <table:table-cell table:style-name="ce769"/>
          <table:table-cell table:style-name="ce770"/>
          <table:table-cell table:style-name="ce771"/>
          <table:table-cell table:style-name="ce772"/>
          <table:table-cell table:style-name="ce773"/>
          <table:table-cell table:style-name="ce774"/>
          <table:table-cell table:style-name="ce775"/>
          <table:table-cell table:style-name="ce776"/>
          <table:table-cell table:style-name="ce777"/>
          <table:table-cell table:style-name="ce778"/>
          <table:table-cell table:style-name="ce779"/>
          <table:table-cell table:style-name="ce780"/>
          <table:table-cell table:style-name="ce781"/>
          <table:table-cell table:style-name="ce782"/>
          <table:table-cell table:style-name="ce783"/>
          <table:table-cell table:style-name="ce784"/>
          <table:table-cell table:style-name="ce785"/>
          <table:table-cell table:style-name="ce786"/>
          <table:table-cell table:style-name="ce787"/>
          <table:table-cell table:style-name="ce788"/>
          <table:table-cell table:style-name="ce789"/>
          <table:table-cell table:style-name="ce790"/>
          <table:table-cell table:style-name="ce791"/>
          <table:table-cell table:style-name="ce792"/>
          <table:table-cell table:style-name="ce793"/>
          <table:table-cell table:style-name="ce794"/>
          <table:table-cell table:style-name="ce795"/>
          <table:table-cell table:style-name="ce796"/>
          <table:table-cell table:style-name="ce797"/>
          <table:table-cell table:style-name="ce798"/>
          <table:table-cell table:style-name="ce799"/>
          <table:table-cell table:style-name="ce800"/>
          <table:table-cell table:style-name="ce801"/>
          <table:table-cell table:style-name="ce802"/>
          <table:table-cell table:style-name="ce803"/>
          <table:table-cell table:style-name="ce804"/>
          <table:table-cell table:style-name="ce805"/>
          <table:table-cell table:style-name="ce806"/>
          <table:table-cell table:style-name="ce807"/>
          <table:table-cell table:style-name="ce808"/>
          <table:table-cell table:style-name="ce809"/>
          <table:table-cell table:style-name="ce810"/>
          <table:table-cell table:style-name="ce811"/>
          <table:table-cell table:style-name="ce812"/>
          <table:table-cell table:style-name="ce813"/>
          <table:table-cell table:style-name="ce814"/>
          <table:table-cell table:style-name="ce815"/>
          <table:table-cell table:style-name="ce816"/>
          <table:table-cell table:style-name="ce817"/>
          <table:table-cell table:style-name="ce818"/>
          <table:table-cell table:style-name="ce819"/>
          <table:table-cell table:style-name="ce820"/>
          <table:table-cell table:style-name="ce821"/>
          <table:table-cell table:style-name="ce822"/>
          <table:table-cell table:style-name="ce823"/>
          <table:table-cell table:style-name="ce824"/>
          <table:table-cell table:style-name="ce825"/>
          <table:table-cell table:style-name="ce826"/>
          <table:table-cell table:style-name="ce827"/>
          <table:table-cell table:style-name="ce828"/>
          <table:table-cell table:style-name="ce829"/>
          <table:table-cell table:style-name="ce830"/>
          <table:table-cell table:style-name="ce831"/>
          <table:table-cell table:style-name="ce832"/>
          <table:table-cell table:style-name="ce833"/>
          <table:table-cell table:style-name="ce834"/>
          <table:table-cell table:style-name="ce835"/>
          <table:table-cell table:style-name="ce836"/>
          <table:table-cell table:style-name="ce837"/>
          <table:table-cell table:style-name="ce838"/>
          <table:table-cell table:style-name="ce839"/>
          <table:table-cell table:style-name="ce840"/>
          <table:table-cell table:style-name="ce841"/>
          <table:table-cell table:style-name="ce842"/>
          <table:table-cell table:style-name="ce843"/>
          <table:table-cell table:style-name="ce844"/>
          <table:table-cell table:style-name="ce845"/>
          <table:table-cell table:style-name="ce846"/>
          <table:table-cell table:style-name="ce847"/>
          <table:table-cell table:style-name="ce848"/>
          <table:table-cell table:style-name="ce849"/>
          <table:table-cell table:style-name="ce850"/>
          <table:table-cell table:style-name="ce851"/>
          <table:table-cell table:style-name="ce852"/>
          <table:table-cell table:style-name="ce853"/>
          <table:table-cell table:style-name="ce854"/>
          <table:table-cell table:style-name="ce855"/>
          <table:table-cell table:style-name="ce856"/>
          <table:table-cell table:style-name="ce857"/>
          <table:table-cell table:style-name="ce858"/>
          <table:table-cell table:style-name="ce859"/>
          <table:table-cell table:style-name="ce860"/>
          <table:table-cell table:style-name="ce861"/>
          <table:table-cell table:style-name="ce862"/>
          <table:table-cell table:style-name="ce863"/>
          <table:table-cell table:style-name="ce864"/>
          <table:table-cell table:style-name="ce865"/>
          <table:table-cell table:style-name="ce866"/>
          <table:table-cell table:style-name="ce867"/>
          <table:table-cell table:style-name="ce868"/>
          <table:table-cell table:style-name="ce869"/>
          <table:table-cell table:style-name="ce870"/>
          <table:table-cell table:style-name="ce871"/>
          <table:table-cell table:style-name="ce872"/>
          <table:table-cell table:style-name="ce873"/>
          <table:table-cell table:style-name="ce874"/>
          <table:table-cell table:style-name="ce875"/>
          <table:table-cell table:style-name="ce876"/>
          <table:table-cell table:style-name="ce877"/>
          <table:table-cell table:style-name="ce878"/>
          <table:table-cell table:style-name="ce879"/>
          <table:table-cell table:style-name="ce880"/>
          <table:table-cell table:style-name="ce881"/>
          <table:table-cell table:style-name="ce882"/>
          <table:table-cell table:style-name="ce883"/>
          <table:table-cell table:style-name="ce884"/>
          <table:table-cell table:style-name="ce885"/>
          <table:table-cell table:style-name="ce886"/>
          <table:table-cell table:style-name="ce887"/>
          <table:table-cell table:style-name="ce888"/>
          <table:table-cell table:style-name="ce889"/>
          <table:table-cell table:style-name="ce890"/>
          <table:table-cell table:style-name="ce891"/>
          <table:table-cell table:style-name="ce892"/>
          <table:table-cell table:style-name="ce893"/>
          <table:table-cell table:style-name="ce894"/>
          <table:table-cell table:style-name="ce895"/>
          <table:table-cell table:style-name="ce896"/>
          <table:table-cell table:style-name="ce897"/>
          <table:table-cell table:style-name="ce898"/>
          <table:table-cell table:style-name="ce899"/>
          <table:table-cell table:style-name="ce900"/>
          <table:table-cell table:style-name="ce901"/>
          <table:table-cell table:style-name="ce902"/>
          <table:table-cell table:style-name="ce903"/>
          <table:table-cell table:style-name="ce904"/>
          <table:table-cell table:style-name="ce905"/>
          <table:table-cell table:style-name="ce906"/>
          <table:table-cell table:style-name="ce907"/>
          <table:table-cell table:style-name="ce908"/>
          <table:table-cell table:style-name="ce909"/>
          <table:table-cell table:style-name="ce910"/>
          <table:table-cell table:style-name="ce911"/>
          <table:table-cell table:style-name="ce912"/>
          <table:table-cell table:style-name="ce913"/>
          <table:table-cell table:style-name="ce914"/>
          <table:table-cell table:style-name="ce915"/>
          <table:table-cell table:style-name="ce916"/>
          <table:table-cell table:style-name="ce917"/>
          <table:table-cell table:style-name="ce918"/>
          <table:table-cell table:style-name="ce919"/>
          <table:table-cell table:style-name="ce920"/>
          <table:table-cell table:style-name="ce921"/>
          <table:table-cell table:style-name="ce922"/>
          <table:table-cell table:style-name="ce923"/>
          <table:table-cell table:style-name="ce924"/>
          <table:table-cell table:style-name="ce925"/>
          <table:table-cell table:style-name="ce926"/>
          <table:table-cell table:style-name="ce927"/>
          <table:table-cell table:style-name="ce928"/>
          <table:table-cell table:style-name="ce929"/>
          <table:table-cell table:style-name="ce930"/>
          <table:table-cell table:style-name="ce931"/>
          <table:table-cell table:style-name="ce932"/>
          <table:table-cell table:style-name="ce933"/>
          <table:table-cell table:style-name="ce934"/>
          <table:table-cell table:style-name="ce935"/>
          <table:table-cell table:style-name="ce936"/>
          <table:table-cell table:style-name="ce937"/>
          <table:table-cell table:style-name="ce938"/>
          <table:table-cell table:style-name="ce939"/>
          <table:table-cell table:style-name="ce940"/>
          <table:table-cell table:style-name="ce941"/>
          <table:table-cell table:style-name="ce942"/>
          <table:table-cell table:style-name="ce943"/>
          <table:table-cell table:style-name="ce944"/>
          <table:table-cell table:style-name="ce945"/>
          <table:table-cell table:style-name="ce946"/>
          <table:table-cell table:style-name="ce947"/>
          <table:table-cell table:style-name="ce948"/>
          <table:table-cell table:style-name="ce949"/>
          <table:table-cell table:style-name="ce950"/>
          <table:table-cell table:style-name="ce951"/>
          <table:table-cell table:style-name="ce952"/>
          <table:table-cell table:style-name="ce953"/>
          <table:table-cell table:style-name="ce954"/>
          <table:table-cell table:style-name="ce955"/>
          <table:table-cell table:style-name="ce956"/>
          <table:table-cell table:style-name="ce957"/>
          <table:table-cell table:style-name="ce958"/>
          <table:table-cell table:style-name="ce959"/>
          <table:table-cell table:style-name="ce960"/>
          <table:table-cell table:style-name="ce961"/>
          <table:table-cell table:style-name="ce962"/>
          <table:table-cell table:style-name="ce963"/>
          <table:table-cell table:style-name="ce964"/>
          <table:table-cell table:style-name="ce965"/>
          <table:table-cell table:style-name="ce966"/>
          <table:table-cell table:style-name="ce967"/>
          <table:table-cell table:style-name="ce968"/>
          <table:table-cell table:style-name="ce969"/>
          <table:table-cell table:style-name="ce970"/>
          <table:table-cell table:style-name="ce971"/>
          <table:table-cell table:style-name="ce972"/>
          <table:table-cell table:style-name="ce973"/>
          <table:table-cell table:style-name="ce974"/>
          <table:table-cell table:style-name="ce975"/>
          <table:table-cell table:style-name="ce976"/>
          <table:table-cell table:style-name="ce977"/>
          <table:table-cell table:style-name="ce978"/>
          <table:table-cell table:style-name="ce979"/>
          <table:table-cell table:style-name="ce980"/>
          <table:table-cell table:style-name="ce981"/>
          <table:table-cell table:style-name="ce982"/>
          <table:table-cell table:style-name="ce983"/>
          <table:table-cell table:style-name="ce984"/>
          <table:table-cell table:style-name="ce985"/>
          <table:table-cell table:style-name="ce986"/>
          <table:table-cell table:style-name="ce987"/>
          <table:table-cell table:style-name="ce988"/>
          <table:table-cell table:style-name="ce989"/>
          <table:table-cell table:style-name="ce990"/>
          <table:table-cell table:style-name="ce991"/>
          <table:table-cell table:style-name="ce992"/>
          <table:table-cell table:style-name="ce993"/>
          <table:table-cell table:style-name="ce994"/>
          <table:table-cell table:style-name="ce995"/>
          <table:table-cell table:style-name="ce996"/>
          <table:table-cell table:style-name="ce997"/>
          <table:table-cell table:style-name="ce998"/>
          <table:table-cell table:style-name="ce999"/>
          <table:table-cell table:style-name="ce1000"/>
          <table:table-cell table:style-name="ce1001"/>
          <table:table-cell table:style-name="ce1002"/>
          <table:table-cell table:style-name="ce1003"/>
          <table:table-cell table:style-name="ce1004"/>
          <table:table-cell table:style-name="ce1005"/>
          <table:table-cell table:style-name="ce1006"/>
          <table:table-cell table:style-name="ce1007"/>
          <table:table-cell table:style-name="ce1008"/>
          <table:table-cell table:style-name="ce1009"/>
          <table:table-cell table:style-name="ce1010"/>
          <table:table-cell table:style-name="ce1011"/>
          <table:table-cell table:style-name="ce1012"/>
          <table:table-cell table:style-name="ce1013"/>
          <table:table-cell table:style-name="ce1014"/>
          <table:table-cell table:style-name="ce1015"/>
          <table:table-cell table:style-name="ce1016"/>
          <table:table-cell table:style-name="ce1017"/>
          <table:table-cell table:style-name="ce1018"/>
          <table:table-cell table:style-name="ce1019"/>
          <table:table-cell table:style-name="ce1020"/>
          <table:table-cell table:style-name="ce1021"/>
          <table:table-cell table:style-name="ce1022"/>
          <table:table-cell table:style-name="ce1023"/>
          <table:table-cell table:style-name="ce1024"/>
          <table:table-cell table:style-name="ce1025"/>
          <table:table-cell table:style-name="ce1026"/>
          <table:table-cell table:style-name="ce1027"/>
          <table:table-cell table:style-name="ce1028"/>
          <table:table-cell table:style-name="ce1029"/>
          <table:table-cell table:style-name="ce1030"/>
          <table:table-cell table:style-name="ce1031"/>
          <table:table-cell table:style-name="ce1032"/>
          <table:table-cell table:style-name="ce1033"/>
          <table:table-cell table:style-name="ce1034"/>
          <table:table-cell table:style-name="ce1035"/>
          <table:table-cell table:style-name="ce1036"/>
          <table:table-cell table:style-name="ce1037"/>
          <table:table-cell table:style-name="ce103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T(entropy,1,0.01,0.6)</text:p>
          </table:table-cell>
          <table:table-cell table:style-name="Default" table:number-columns-repeated="5"/>
          <table:table-cell table:style-name="Default" office:value-type="string" calcext:value-type="string">
            <text:p>RF(50,all,all)</text:p>
          </table:table-cell>
          <table:table-cell table:style-name="Default" table:number-columns-repeated="12"/>
          <table:table-cell table:style-name="Default" office:value-type="string" calcext:value-type="string">
            <text:p>RF(50,half,all)</text:p>
          </table:table-cell>
          <table:table-cell table:style-name="Default" table:number-columns-repeated="12"/>
          <table:table-cell table:style-name="Default" office:value-type="string" calcext:value-type="string">
            <text:p>RF(100,all,all)</text:p>
          </table:table-cell>
          <table:table-cell table:style-name="Default" table:number-columns-repeated="12"/>
          <table:table-cell table:style-name="Default" office:value-type="string" calcext:value-type="string">
            <text:p>RF(100,half,all)</text:p>
          </table:table-cell>
          <table:table-cell table:style-name="Default" table:number-columns-repeated="973"/>
        </table:table-row>
        <table:table-row table:style-name="ro2">
          <table:table-cell table:style-name="ce5" office:value-type="string" calcext:value-type="string">
            <text:p>1,TestOp_80,1,40,false,Any["Normalize"],1,(30,75,50)</text:p>
          </table:table-cell>
          <table:table-cell table:style-name="ce7" table:formula="of:=AVERAGE([.B1];[.B9];[.B17];[.B25];[.B33])" office:value-type="float" office:value="21.428" calcext:value-type="float">
            <text:p>21.428</text:p>
          </table:table-cell>
          <table:table-cell table:style-name="ce7" table:formula="of:=AVERAGE([.C1];[.C9];[.C17];[.C25];[.C33])" office:value-type="float" office:value="62.858" calcext:value-type="float">
            <text:p>62.858</text:p>
          </table:table-cell>
          <table:table-cell table:style-name="ce7" table:formula="of:=AVERAGE([.D1];[.D9];[.D17];[.D25];[.D33])" office:value-type="float" office:value="58.574" calcext:value-type="float">
            <text:p>58.574</text:p>
          </table:table-cell>
          <table:table-cell table:style-name="ce7" table:formula="of:=AVERAGE([.E1];[.E9];[.E17];[.E25];[.E33])" office:value-type="float" office:value="61.02" calcext:value-type="float">
            <text:p>61.02</text:p>
          </table:table-cell>
          <table:table-cell table:style-name="ce7" table:formula="of:=AVERAGE([.F1];[.F9];[.F17];[.F25];[.F33])" office:value-type="float" office:value="60.716" calcext:value-type="float">
            <text:p>60.716</text:p>
          </table:table-cell>
          <table:table-cell table:style-name="ce16" table:formula="of:=AVERAGE([.G1];[.G9];[.G17];[.G25];[.G33])" office:value-type="time" office:time-value="PT00H00M36.6S" calcext:value-type="time">
            <text:p>12:00:36 AM</text:p>
          </table:table-cell>
          <table:table-cell table:style-name="ce7" table:formula="of:=AVERAGE([.H1];[.H9];[.H17];[.H25];[.H33])" office:value-type="float" office:value="42.856" calcext:value-type="float">
            <text:p>42.856</text:p>
          </table:table-cell>
          <table:table-cell table:style-name="ce7" table:formula="of:=AVERAGE([.I1];[.I9];[.I17];[.I25];[.I33])" office:value-type="float" office:value="67.714" calcext:value-type="float">
            <text:p>67.714</text:p>
          </table:table-cell>
          <table:table-cell table:style-name="ce7" table:formula="of:=AVERAGE([.J1];[.J9];[.J17];[.J25];[.J33])" office:value-type="float" office:value="75.142" calcext:value-type="float">
            <text:p>75.142</text:p>
          </table:table-cell>
          <table:table-cell table:style-name="ce7" table:formula="of:=AVERAGE([.K1];[.K9];[.K17];[.K25];[.K33])" office:value-type="float" office:value="73.336" calcext:value-type="float">
            <text:p>73.336</text:p>
          </table:table-cell>
          <table:table-cell table:style-name="ce7" table:formula="of:=AVERAGE([.L1];[.L9];[.L17];[.L25];[.L33])" office:value-type="float" office:value="71.428" calcext:value-type="float">
            <text:p>71.428</text:p>
          </table:table-cell>
          <table:table-cell table:style-name="ce7" table:formula="of:=AVERAGE([.M1];[.M9];[.M17];[.M25];[.M33])" office:value-type="float" office:value="0" calcext:value-type="float">
            <text:p>0</text:p>
          </table:table-cell>
          <table:table-cell table:style-name="ce7" table:formula="of:=AVERAGE([.N1];[.N9];[.N17];[.N25];[.N33])" office:value-type="float" office:value="0.00380102040816326" calcext:value-type="float">
            <text:p>0.003801020408163</text:p>
          </table:table-cell>
          <table:table-cell table:style-name="ce7" table:formula="of:=AVERAGE([.O1];[.O9];[.O17];[.O25];[.O33])" office:value-type="float" office:value="0.0025" calcext:value-type="float">
            <text:p>0.0025</text:p>
          </table:table-cell>
          <table:table-cell table:style-name="ce7" table:formula="of:=AVERAGE([.P1];[.P9];[.P17];[.P25];[.P33])" office:value-type="float" office:value="0.00219387755102041" calcext:value-type="float">
            <text:p>0.00219387755102</text:p>
          </table:table-cell>
          <table:table-cell table:style-name="ce7" table:formula="of:=AVERAGE([.Q1];[.Q9];[.Q17];[.Q25];[.Q33])" office:value-type="float" office:value="0.00160825632516451" calcext:value-type="float">
            <text:p>0.001608256325165</text:p>
          </table:table-cell>
          <table:table-cell table:style-name="ce7" table:formula="of:=AVERAGE([.R1];[.R9];[.R17];[.R25];[.R33])" office:value-type="float" office:value="0.000950255102040816" calcext:value-type="float">
            <text:p>0.000950255102041</text:p>
          </table:table-cell>
          <table:table-cell table:style-name="ce7" table:formula="of:=AVERAGE([.S1];[.S9];[.S17];[.S25];[.S33])" office:value-type="float" office:value="0" calcext:value-type="float">
            <text:p>0</text:p>
          </table:table-cell>
          <table:table-cell table:style-name="ce16" table:formula="of:=AVERAGE([.T1];[.T9];[.T17];[.T25];[.T33])" office:value-type="time" office:time-value="PT00H00M00S" calcext:value-type="time">
            <text:p>12:00:00 AM</text:p>
          </table:table-cell>
          <table:table-cell table:style-name="ce7" table:formula="of:=AVERAGE([.U1];[.U9];[.U17];[.U25];[.U33])" office:value-type="float" office:value="45.286" calcext:value-type="float">
            <text:p>45.286</text:p>
          </table:table-cell>
          <table:table-cell table:style-name="ce7" table:formula="of:=AVERAGE([.V1];[.V9];[.V17];[.V25];[.V33])" office:value-type="float" office:value="68.428" calcext:value-type="float">
            <text:p>68.428</text:p>
          </table:table-cell>
          <table:table-cell table:style-name="ce7" table:formula="of:=AVERAGE([.W1];[.W9];[.W17];[.W25];[.W33])" office:value-type="float" office:value="76.856" calcext:value-type="float">
            <text:p>76.856</text:p>
          </table:table-cell>
          <table:table-cell table:style-name="ce7" table:formula="of:=AVERAGE([.X1];[.X9];[.X17];[.X25];[.X33])" office:value-type="float" office:value="74.878" calcext:value-type="float">
            <text:p>74.878</text:p>
          </table:table-cell>
          <table:table-cell table:style-name="ce7" table:formula="of:=AVERAGE([.Y1];[.Y9];[.Y17];[.Y25];[.Y33])" office:value-type="float" office:value="72.642" calcext:value-type="float">
            <text:p>72.642</text:p>
          </table:table-cell>
          <table:table-cell table:style-name="ce7" table:formula="of:=AVERAGE([.Z1];[.Z9];[.Z17];[.Z25];[.Z33])" office:value-type="float" office:value="0" calcext:value-type="float">
            <text:p>0</text:p>
          </table:table-cell>
          <table:table-cell table:style-name="ce7" table:formula="of:=AVERAGE([.AA1];[.AA9];[.AA17];[.AA25];[.AA33])" office:value-type="float" office:value="0.0039030612244898" calcext:value-type="float">
            <text:p>0.00390306122449</text:p>
          </table:table-cell>
          <table:table-cell table:style-name="ce7" table:formula="of:=AVERAGE([.AB1];[.AB9];[.AB17];[.AB25];[.AB33])" office:value-type="float" office:value="0.00262755102040816" calcext:value-type="float">
            <text:p>0.002627551020408</text:p>
          </table:table-cell>
          <table:table-cell table:style-name="ce7" table:formula="of:=AVERAGE([.AC1];[.AC9];[.AC17];[.AC25];[.AC33])" office:value-type="float" office:value="0.00191326530612245" calcext:value-type="float">
            <text:p>0.001913265306122</text:p>
          </table:table-cell>
          <table:table-cell table:style-name="ce7" table:formula="of:=AVERAGE([.AD1];[.AD9];[.AD17];[.AD25];[.AD33])" office:value-type="float" office:value="0.00136991890289769" calcext:value-type="float">
            <text:p>0.001369918902898</text:p>
          </table:table-cell>
          <table:table-cell table:style-name="ce7" table:formula="of:=AVERAGE([.AE1];[.AE9];[.AE17];[.AE25];[.AE33])" office:value-type="float" office:value="0.000975765306122449" calcext:value-type="float">
            <text:p>0.000975765306122</text:p>
          </table:table-cell>
          <table:table-cell table:style-name="ce7" table:formula="of:=AVERAGE([.AF1];[.AF9];[.AF17];[.AF25];[.AF33])" office:value-type="float" office:value="0" calcext:value-type="float">
            <text:p>0</text:p>
          </table:table-cell>
          <table:table-cell table:style-name="ce16" table:formula="of:=AVERAGE([.AG1];[.AG9];[.AG17];[.AG25];[.AG33])" office:value-type="time" office:time-value="PT00H00M00S" calcext:value-type="time">
            <text:p>12:00:00 AM</text:p>
          </table:table-cell>
          <table:table-cell table:style-name="ce7" table:formula="of:=AVERAGE([.AH1];[.AH9];[.AH17];[.AH25];[.AH33])" office:value-type="float" office:value="45.714" calcext:value-type="float">
            <text:p>45.714</text:p>
          </table:table-cell>
          <table:table-cell table:style-name="ce7" table:formula="of:=AVERAGE([.AI1];[.AI9];[.AI17];[.AI25];[.AI33])" office:value-type="float" office:value="69.572" calcext:value-type="float">
            <text:p>69.572</text:p>
          </table:table-cell>
          <table:table-cell table:style-name="ce7" table:formula="of:=AVERAGE([.AJ1];[.AJ9];[.AJ17];[.AJ25];[.AJ33])" office:value-type="float" office:value="76.146" calcext:value-type="float">
            <text:p>76.146</text:p>
          </table:table-cell>
          <table:table-cell table:style-name="ce7" table:formula="of:=AVERAGE([.AK1];[.AK9];[.AK17];[.AK25];[.AK33])" office:value-type="float" office:value="74.806" calcext:value-type="float">
            <text:p>74.806</text:p>
          </table:table-cell>
          <table:table-cell table:style-name="ce7" table:formula="of:=AVERAGE([.AL1];[.AL9];[.AL17];[.AL25];[.AL33])" office:value-type="float" office:value="72.858" calcext:value-type="float">
            <text:p>72.858</text:p>
          </table:table-cell>
          <table:table-cell table:style-name="ce7" table:formula="of:=AVERAGE([.AM1];[.AM9];[.AM17];[.AM25];[.AM33])" office:value-type="float" office:value="27.31" calcext:value-type="float">
            <text:p>27.31</text:p>
          </table:table-cell>
          <table:table-cell table:style-name="ce7" table:formula="of:=AVERAGE([.AN1];[.AN9];[.AN17];[.AN25];[.AN33])" office:value-type="float" office:value="0.00357142857142857" calcext:value-type="float">
            <text:p>0.003571428571429</text:p>
          </table:table-cell>
          <table:table-cell table:style-name="ce7" table:formula="of:=AVERAGE([.AO1];[.AO9];[.AO17];[.AO25];[.AO33])" office:value-type="float" office:value="0.00122448979591837" calcext:value-type="float">
            <text:p>0.001224489795918</text:p>
          </table:table-cell>
          <table:table-cell table:style-name="ce7" table:formula="of:=AVERAGE([.AP1];[.AP9];[.AP17];[.AP25];[.AP33])" office:value-type="float" office:value="0.00209183673469388" calcext:value-type="float">
            <text:p>0.002091836734694</text:p>
          </table:table-cell>
          <table:table-cell table:style-name="ce7" table:formula="of:=AVERAGE([.AQ1];[.AQ9];[.AQ17];[.AQ25];[.AQ33])" office:value-type="float" office:value="0.00178522866463136" calcext:value-type="float">
            <text:p>0.001785228664631</text:p>
          </table:table-cell>
          <table:table-cell table:style-name="ce7" table:formula="of:=AVERAGE([.AR1];[.AR9];[.AR17];[.AR25];[.AR33])" office:value-type="float" office:value="0.000892857142857143" calcext:value-type="float">
            <text:p>0.000892857142857</text:p>
          </table:table-cell>
          <table:table-cell table:style-name="ce7" table:formula="of:=AVERAGE([.AS1];[.AS9];[.AS17];[.AS25];[.AS33])" office:value-type="float" office:value="0.000164852376850184" calcext:value-type="float">
            <text:p>0.00016485237685</text:p>
          </table:table-cell>
          <table:table-cell table:style-name="ce16" table:formula="of:=AVERAGE([.AT1];[.AT9];[.AT17];[.AT25];[.AT33])" office:value-type="time" office:time-value="PT00H38M13.6S" calcext:value-type="time">
            <text:p>12:38:13 AM</text:p>
          </table:table-cell>
          <table:table-cell table:style-name="ce7" table:formula="of:=AVERAGE([.AU1];[.AU9];[.AU17];[.AU25];[.AU33])" office:value-type="float" office:value="46.57" calcext:value-type="float">
            <text:p>46.57</text:p>
          </table:table-cell>
          <table:table-cell table:style-name="ce7" table:formula="of:=AVERAGE([.AV1];[.AV9];[.AV17];[.AV25];[.AV33])" office:value-type="float" office:value="69.286" calcext:value-type="float">
            <text:p>69.286</text:p>
          </table:table-cell>
          <table:table-cell table:style-name="ce7" table:formula="of:=AVERAGE([.AW1];[.AW9];[.AW17];[.AW25];[.AW33])" office:value-type="float" office:value="77.284" calcext:value-type="float">
            <text:p>77.284</text:p>
          </table:table-cell>
          <table:table-cell table:style-name="ce7" table:formula="of:=AVERAGE([.AX1];[.AX9];[.AX17];[.AX25];[.AX33])" office:value-type="float" office:value="75.482" calcext:value-type="float">
            <text:p>75.482</text:p>
          </table:table-cell>
          <table:table-cell table:style-name="ce7" table:formula="of:=AVERAGE([.AY1];[.AY9];[.AY17];[.AY25];[.AY33])" office:value-type="float" office:value="73.286" calcext:value-type="float">
            <text:p>73.286</text:p>
          </table:table-cell>
          <table:table-cell table:style-name="ce7" table:formula="of:=AVERAGE([.AZ1];[.AZ9];[.AZ17];[.AZ25];[.AZ33])" office:value-type="float" office:value="27.432" calcext:value-type="float">
            <text:p>27.432</text:p>
          </table:table-cell>
          <table:table-cell table:style-name="ce7" table:formula="of:=AVERAGE([.BA1];[.BA9];[.BA17];[.BA25];[.BA33])" office:value-type="float" office:value="0.00137755102040816" calcext:value-type="float">
            <text:p>0.001377551020408</text:p>
          </table:table-cell>
          <table:table-cell table:style-name="ce7" table:formula="of:=AVERAGE([.BB1];[.BB9];[.BB17];[.BB25];[.BB33])" office:value-type="float" office:value="0.00145408163265306" calcext:value-type="float">
            <text:p>0.001454081632653</text:p>
          </table:table-cell>
          <table:table-cell table:style-name="ce7" table:formula="of:=AVERAGE([.BC1];[.BC9];[.BC17];[.BC25];[.BC33])" office:value-type="float" office:value="0.00170918367346939" calcext:value-type="float">
            <text:p>0.001709183673469</text:p>
          </table:table-cell>
          <table:table-cell table:style-name="ce7" table:formula="of:=AVERAGE([.BD1];[.BD9];[.BD17];[.BD25];[.BD33])" office:value-type="float" office:value="0.000828747459522855" calcext:value-type="float">
            <text:p>0.000828747459523</text:p>
          </table:table-cell>
          <table:table-cell table:style-name="ce42" table:formula="of:=AVERAGE([.BE1];[.BE9];[.BE17];[.BE25];[.BE33])" office:value-type="float" office:value="0.000344387755102041" calcext:value-type="float">
            <text:p>3.44E-04</text:p>
          </table:table-cell>
          <table:table-cell table:style-name="ce7" table:formula="of:=AVERAGE([.BF1];[.BF9];[.BF17];[.BF25];[.BF33])" office:value-type="float" office:value="0.000279191792622758" calcext:value-type="float">
            <text:p>0.000279191792623</text:p>
          </table:table-cell>
          <table:table-cell table:style-name="ce16" table:formula="of:=AVERAGE([.BG1];[.BG9];[.BG17];[.BG25];[.BG33])" office:value-type="time" office:time-value="PT00H18M41.6S" calcext:value-type="time">
            <text:p>12:18:41 AM</text:p>
          </table:table-cell>
          <table:table-cell table:style-name="ce7" table:formula="of:=AVERAGE([.BH1];[.BH9];[.BH17];[.BH25];[.BH33])" office:value-type="string" office:string-value="" calcext:value-type="error">
            <text:p>#DIV/0!</text:p>
          </table:table-cell>
          <table:table-cell table:style-name="ce7" table:formula="of:=AVERAGE([.BI1];[.BI9];[.BI17];[.BI25];[.BI33])" office:value-type="string" office:string-value="" calcext:value-type="error">
            <text:p>#DIV/0!</text:p>
          </table:table-cell>
          <table:table-cell table:style-name="ce7" table:formula="of:=AVERAGE([.BJ1];[.BJ9];[.BJ17];[.BJ25];[.BJ33])" office:value-type="string" office:string-value="" calcext:value-type="error">
            <text:p>#DIV/0!</text:p>
          </table:table-cell>
          <table:table-cell table:style-name="ce7" table:formula="of:=AVERAGE([.BK1];[.BK9];[.BK17];[.BK25];[.BK33])" office:value-type="string" office:string-value="" calcext:value-type="error">
            <text:p>#DIV/0!</text:p>
          </table:table-cell>
          <table:table-cell table:style-name="ce7" table:formula="of:=AVERAGE([.BL1];[.BL9];[.BL17];[.BL25];[.BL33])" office:value-type="string" office:string-value="" calcext:value-type="error">
            <text:p>#DIV/0!</text:p>
          </table:table-cell>
          <table:table-cell table:style-name="ce7" table:formula="of:=AVERAGE([.BM1];[.BM9];[.BM17];[.BM25];[.BM33])" office:value-type="string" office:string-value="" calcext:value-type="error">
            <text:p>#DIV/0!</text:p>
          </table:table-cell>
          <table:table-cell table:style-name="ce7" table:formula="of:=AVERAGE([.BN1];[.BN9];[.BN17];[.BN25];[.BN33])" office:value-type="string" office:string-value="" calcext:value-type="error">
            <text:p>#DIV/0!</text:p>
          </table:table-cell>
          <table:table-cell table:style-name="ce7" table:formula="of:=AVERAGE([.BO1];[.BO9];[.BO17];[.BO25];[.BO33])" office:value-type="string" office:string-value="" calcext:value-type="error">
            <text:p>#DIV/0!</text:p>
          </table:table-cell>
          <table:table-cell table:style-name="ce7" table:formula="of:=AVERAGE([.BP1];[.BP9];[.BP17];[.BP25];[.BP33])" office:value-type="string" office:string-value="" calcext:value-type="error">
            <text:p>#DIV/0!</text:p>
          </table:table-cell>
          <table:table-cell table:style-name="ce7" table:formula="of:=AVERAGE([.BQ1];[.BQ9];[.BQ17];[.BQ25];[.BQ33])" office:value-type="string" office:string-value="" calcext:value-type="error">
            <text:p>#DIV/0!</text:p>
          </table:table-cell>
          <table:table-cell table:style-name="ce7" table:formula="of:=AVERAGE([.BR1];[.BR9];[.BR17];[.BR25];[.BR33])" office:value-type="string" office:string-value="" calcext:value-type="error">
            <text:p>#DIV/0!</text:p>
          </table:table-cell>
          <table:table-cell table:style-name="ce7" table:formula="of:=AVERAGE([.BS1];[.BS9];[.BS17];[.BS25];[.BS33])" office:value-type="string" office:string-value="" calcext:value-type="error">
            <text:p>#DIV/0!</text:p>
          </table:table-cell>
          <table:table-cell table:style-name="ce7" table:formula="of:=AVERAGE([.BT1];[.BT9];[.BT17];[.BT25];[.BT33])" office:value-type="string" office:string-value="" calcext:value-type="error">
            <text:p>#DIV/0!</text:p>
          </table:table-cell>
          <table:table-cell table:style-name="ce7" table:formula="of:=AVERAGE([.BU1];[.BU9];[.BU17];[.BU25];[.BU33])" office:value-type="string" office:string-value="" calcext:value-type="error">
            <text:p>#DIV/0!</text:p>
          </table:table-cell>
          <table:table-cell table:style-name="ce7" table:formula="of:=AVERAGE([.BV1];[.BV9];[.BV17];[.BV25];[.BV33])" office:value-type="string" office:string-value="" calcext:value-type="error">
            <text:p>#DIV/0!</text:p>
          </table:table-cell>
          <table:table-cell table:style-name="ce7" table:formula="of:=AVERAGE([.BW1];[.BW9];[.BW17];[.BW25];[.BW33])" office:value-type="string" office:string-value="" calcext:value-type="error">
            <text:p>#DIV/0!</text:p>
          </table:table-cell>
          <table:table-cell table:style-name="ce7" table:formula="of:=AVERAGE([.BX1];[.BX9];[.BX17];[.BX25];[.BX33])" office:value-type="string" office:string-value="" calcext:value-type="error">
            <text:p>#DIV/0!</text:p>
          </table:table-cell>
          <table:table-cell table:style-name="ce7" table:formula="of:=AVERAGE([.BY1];[.BY9];[.BY17];[.BY25];[.BY33])" office:value-type="string" office:string-value="" calcext:value-type="error">
            <text:p>#DIV/0!</text:p>
          </table:table-cell>
          <table:table-cell table:style-name="ce7" table:formula="of:=AVERAGE([.BZ1];[.BZ9];[.BZ17];[.BZ25];[.BZ33])" office:value-type="string" office:string-value="" calcext:value-type="error">
            <text:p>#DIV/0!</text:p>
          </table:table-cell>
          <table:table-cell table:style-name="ce7" table:formula="of:=AVERAGE([.CA1];[.CA9];[.CA17];[.CA25];[.CA33])" office:value-type="string" office:string-value="" calcext:value-type="error">
            <text:p>#DIV/0!</text:p>
          </table:table-cell>
          <table:table-cell table:style-name="ce7" table:formula="of:=AVERAGE([.CB1];[.CB9];[.CB17];[.CB25];[.CB33])" office:value-type="string" office:string-value="" calcext:value-type="error">
            <text:p>#DIV/0!</text:p>
          </table:table-cell>
          <table:table-cell table:style-name="ce7" table:formula="of:=AVERAGE([.CC1];[.CC9];[.CC17];[.CC25];[.CC33])" office:value-type="string" office:string-value="" calcext:value-type="error">
            <text:p>#DIV/0!</text:p>
          </table:table-cell>
          <table:table-cell table:style-name="ce7" table:formula="of:=AVERAGE([.CD1];[.CD9];[.CD17];[.CD25];[.CD33])" office:value-type="string" office:string-value="" calcext:value-type="error">
            <text:p>#DIV/0!</text:p>
          </table:table-cell>
          <table:table-cell table:style-name="ce7" table:formula="of:=AVERAGE([.CE1];[.CE9];[.CE17];[.CE25];[.CE33])" office:value-type="string" office:string-value="" calcext:value-type="error">
            <text:p>#DIV/0!</text:p>
          </table:table-cell>
          <table:table-cell table:style-name="ce7" table:formula="of:=AVERAGE([.CF1];[.CF9];[.CF17];[.CF25];[.CF33])" office:value-type="string" office:string-value="" calcext:value-type="error">
            <text:p>#DIV/0!</text:p>
          </table:table-cell>
          <table:table-cell table:style-name="ce7" table:formula="of:=AVERAGE([.CG1];[.CG9];[.CG17];[.CG25];[.CG33])" office:value-type="string" office:string-value="" calcext:value-type="error">
            <text:p>#DIV/0!</text:p>
          </table:table-cell>
          <table:table-cell table:style-name="ce7" table:formula="of:=AVERAGE([.CH1];[.CH9];[.CH17];[.CH25])" office:value-type="string" office:string-value="" calcext:value-type="error">
            <text:p>#DIV/0!</text:p>
          </table:table-cell>
          <table:table-cell table:style-name="ce7" table:formula="of:=AVERAGE([.CI1];[.CI9];[.CI17];[.CI25])" office:value-type="string" office:string-value="" calcext:value-type="error">
            <text:p>#DIV/0!</text:p>
          </table:table-cell>
          <table:table-cell table:style-name="ce7" table:formula="of:=AVERAGE([.CJ1];[.CJ9];[.CJ17];[.CJ25])" office:value-type="string" office:string-value="" calcext:value-type="error">
            <text:p>#DIV/0!</text:p>
          </table:table-cell>
          <table:table-cell table:style-name="ce7" table:formula="of:=AVERAGE([.CK1];[.CK9];[.CK17];[.CK25])" office:value-type="string" office:string-value="" calcext:value-type="error">
            <text:p>#DIV/0!</text:p>
          </table:table-cell>
          <table:table-cell table:style-name="ce7" table:formula="of:=AVERAGE([.CL1];[.CL9];[.CL17];[.CL25])" office:value-type="string" office:string-value="" calcext:value-type="error">
            <text:p>#DIV/0!</text:p>
          </table:table-cell>
          <table:table-cell table:style-name="ce7" table:formula="of:=AVERAGE([.CM1];[.CM9];[.CM17];[.CM25])" office:value-type="string" office:string-value="" calcext:value-type="error">
            <text:p>#DIV/0!</text:p>
          </table:table-cell>
          <table:table-cell table:style-name="ce7" table:formula="of:=AVERAGE([.CN1];[.CN9];[.CN17];[.CN25])" office:value-type="string" office:string-value="" calcext:value-type="error">
            <text:p>#DIV/0!</text:p>
          </table:table-cell>
          <table:table-cell table:style-name="ce7" table:formula="of:=AVERAGE([.CO1];[.CO9];[.CO17];[.CO25])" office:value-type="string" office:string-value="" calcext:value-type="error">
            <text:p>#DIV/0!</text:p>
          </table:table-cell>
          <table:table-cell table:style-name="ce7" table:formula="of:=AVERAGE([.CP1];[.CP9];[.CP17];[.CP25])" office:value-type="string" office:string-value="" calcext:value-type="error">
            <text:p>#DIV/0!</text:p>
          </table:table-cell>
          <table:table-cell table:style-name="ce7" table:formula="of:=AVERAGE([.CQ1];[.CQ9];[.CQ17];[.CQ25])" office:value-type="string" office:string-value="" calcext:value-type="error">
            <text:p>#DIV/0!</text:p>
          </table:table-cell>
          <table:table-cell table:style-name="ce7" table:formula="of:=AVERAGE([.CR1];[.CR9];[.CR17];[.CR25])" office:value-type="string" office:string-value="" calcext:value-type="error">
            <text:p>#DIV/0!</text:p>
          </table:table-cell>
          <table:table-cell table:style-name="ce7" table:formula="of:=AVERAGE([.CS1];[.CS9];[.CS17];[.CS25])" office:value-type="string" office:string-value="" calcext:value-type="error">
            <text:p>#DIV/0!</text:p>
          </table:table-cell>
          <table:table-cell table:style-name="ce7" table:formula="of:=AVERAGE([.CT1];[.CT9];[.CT17];[.CT25])" office:value-type="string" office:string-value="" calcext:value-type="error">
            <text:p>#DIV/0!</text:p>
          </table:table-cell>
          <table:table-cell table:style-name="ce7" table:formula="of:=AVERAGE([.CU1];[.CU9];[.CU17];[.CU25])" office:value-type="string" office:string-value="" calcext:value-type="error">
            <text:p>#DIV/0!</text:p>
          </table:table-cell>
          <table:table-cell table:style-name="ce7" table:formula="of:=AVERAGE([.CV1];[.CV9];[.CV17];[.CV25])" office:value-type="string" office:string-value="" calcext:value-type="error">
            <text:p>#DIV/0!</text:p>
          </table:table-cell>
          <table:table-cell table:style-name="ce7" table:formula="of:=AVERAGE([.CW1];[.CW9];[.CW17];[.CW25])" office:value-type="string" office:string-value="" calcext:value-type="error">
            <text:p>#DIV/0!</text:p>
          </table:table-cell>
          <table:table-cell table:style-name="ce7" table:formula="of:=AVERAGE([.CX1];[.CX9];[.CX17];[.CX25])" office:value-type="string" office:string-value="" calcext:value-type="error">
            <text:p>#DIV/0!</text:p>
          </table:table-cell>
          <table:table-cell table:style-name="ce7" table:formula="of:=AVERAGE([.CY1];[.CY9];[.CY17];[.CY25])" office:value-type="string" office:string-value="" calcext:value-type="error">
            <text:p>#DIV/0!</text:p>
          </table:table-cell>
          <table:table-cell table:style-name="ce7" table:formula="of:=AVERAGE([.CZ1];[.CZ9];[.CZ17];[.CZ25])" office:value-type="string" office:string-value="" calcext:value-type="error">
            <text:p>#DIV/0!</text:p>
          </table:table-cell>
          <table:table-cell table:style-name="ce7" table:formula="of:=AVERAGE([.DA1];[.DA9];[.DA17];[.DA25])" office:value-type="string" office:string-value="" calcext:value-type="error">
            <text:p>#DIV/0!</text:p>
          </table:table-cell>
          <table:table-cell table:style-name="ce7" table:formula="of:=AVERAGE([.DB1];[.DB9];[.DB17];[.DB25])" office:value-type="string" office:string-value="" calcext:value-type="error">
            <text:p>#DIV/0!</text:p>
          </table:table-cell>
          <table:table-cell table:style-name="ce7" table:formula="of:=AVERAGE([.DC1];[.DC9];[.DC17];[.DC25])" office:value-type="string" office:string-value="" calcext:value-type="error">
            <text:p>#DIV/0!</text:p>
          </table:table-cell>
          <table:table-cell table:style-name="ce7" table:formula="of:=AVERAGE([.DD1];[.DD9];[.DD17];[.DD25])" office:value-type="string" office:string-value="" calcext:value-type="error">
            <text:p>#DIV/0!</text:p>
          </table:table-cell>
          <table:table-cell table:style-name="ce7" table:formula="of:=AVERAGE([.DE1];[.DE9];[.DE17];[.DE25])" office:value-type="string" office:string-value="" calcext:value-type="error">
            <text:p>#DIV/0!</text:p>
          </table:table-cell>
          <table:table-cell table:style-name="ce7" table:formula="of:=AVERAGE([.DF1];[.DF9];[.DF17];[.DF25])" office:value-type="string" office:string-value="" calcext:value-type="error">
            <text:p>#DIV/0!</text:p>
          </table:table-cell>
          <table:table-cell table:style-name="ce7" table:formula="of:=AVERAGE([.DG1];[.DG9];[.DG17];[.DG25])" office:value-type="string" office:string-value="" calcext:value-type="error">
            <text:p>#DIV/0!</text:p>
          </table:table-cell>
          <table:table-cell table:style-name="ce7" table:formula="of:=AVERAGE([.DH1];[.DH9];[.DH17];[.DH25])" office:value-type="string" office:string-value="" calcext:value-type="error">
            <text:p>#DIV/0!</text:p>
          </table:table-cell>
          <table:table-cell table:style-name="ce7" table:formula="of:=AVERAGE([.DI1];[.DI9];[.DI17];[.DI25])" office:value-type="string" office:string-value="" calcext:value-type="error">
            <text:p>#DIV/0!</text:p>
          </table:table-cell>
          <table:table-cell table:style-name="ce7" table:formula="of:=AVERAGE([.DJ1];[.DJ9];[.DJ17];[.DJ25])" office:value-type="string" office:string-value="" calcext:value-type="error">
            <text:p>#DIV/0!</text:p>
          </table:table-cell>
          <table:table-cell table:style-name="ce7" table:formula="of:=AVERAGE([.DK1];[.DK9];[.DK17];[.DK25])" office:value-type="string" office:string-value="" calcext:value-type="error">
            <text:p>#DIV/0!</text:p>
          </table:table-cell>
          <table:table-cell table:style-name="ce7" table:formula="of:=AVERAGE([.DL1];[.DL9];[.DL17];[.DL25])" office:value-type="string" office:string-value="" calcext:value-type="error">
            <text:p>#DIV/0!</text:p>
          </table:table-cell>
          <table:table-cell table:style-name="ce7" table:formula="of:=AVERAGE([.DM1];[.DM9];[.DM17];[.DM25])" office:value-type="string" office:string-value="" calcext:value-type="error">
            <text:p>#DIV/0!</text:p>
          </table:table-cell>
          <table:table-cell table:style-name="ce7" table:formula="of:=AVERAGE([.DN1];[.DN9];[.DN17];[.DN25])" office:value-type="string" office:string-value="" calcext:value-type="error">
            <text:p>#DIV/0!</text:p>
          </table:table-cell>
          <table:table-cell table:style-name="ce7" table:formula="of:=AVERAGE([.DO1];[.DO9];[.DO17];[.DO25])" office:value-type="string" office:string-value="" calcext:value-type="error">
            <text:p>#DIV/0!</text:p>
          </table:table-cell>
          <table:table-cell table:style-name="ce7" table:formula="of:=AVERAGE([.DP1];[.DP9];[.DP17];[.DP25])" office:value-type="string" office:string-value="" calcext:value-type="error">
            <text:p>#DIV/0!</text:p>
          </table:table-cell>
          <table:table-cell table:style-name="ce7" table:formula="of:=AVERAGE([.DQ1];[.DQ9];[.DQ17];[.DQ25])" office:value-type="string" office:string-value="" calcext:value-type="error">
            <text:p>#DIV/0!</text:p>
          </table:table-cell>
          <table:table-cell table:style-name="ce7" table:formula="of:=AVERAGE([.DR1];[.DR9];[.DR17];[.DR25])" office:value-type="string" office:string-value="" calcext:value-type="error">
            <text:p>#DIV/0!</text:p>
          </table:table-cell>
          <table:table-cell table:style-name="ce7" table:formula="of:=AVERAGE([.DS1];[.DS9];[.DS17];[.DS25])" office:value-type="string" office:string-value="" calcext:value-type="error">
            <text:p>#DIV/0!</text:p>
          </table:table-cell>
          <table:table-cell table:style-name="ce7" table:formula="of:=AVERAGE([.DT1];[.DT9];[.DT17];[.DT25])" office:value-type="string" office:string-value="" calcext:value-type="error">
            <text:p>#DIV/0!</text:p>
          </table:table-cell>
          <table:table-cell table:style-name="ce7" table:formula="of:=AVERAGE([.DU1];[.DU9];[.DU17];[.DU25])" office:value-type="string" office:string-value="" calcext:value-type="error">
            <text:p>#DIV/0!</text:p>
          </table:table-cell>
          <table:table-cell table:style-name="ce7" table:formula="of:=AVERAGE([.DV1];[.DV9];[.DV17];[.DV25])" office:value-type="string" office:string-value="" calcext:value-type="error">
            <text:p>#DIV/0!</text:p>
          </table:table-cell>
          <table:table-cell table:style-name="ce7" table:formula="of:=AVERAGE([.DW1];[.DW9];[.DW17];[.DW25])" office:value-type="string" office:string-value="" calcext:value-type="error">
            <text:p>#DIV/0!</text:p>
          </table:table-cell>
          <table:table-cell table:style-name="ce7" table:formula="of:=AVERAGE([.DX1];[.DX9];[.DX17];[.DX25])" office:value-type="string" office:string-value="" calcext:value-type="error">
            <text:p>#DIV/0!</text:p>
          </table:table-cell>
          <table:table-cell table:style-name="ce7" table:formula="of:=AVERAGE([.DY1];[.DY9];[.DY17];[.DY25])" office:value-type="string" office:string-value="" calcext:value-type="error">
            <text:p>#DIV/0!</text:p>
          </table:table-cell>
          <table:table-cell table:style-name="ce7" table:formula="of:=AVERAGE([.DZ1];[.DZ9];[.DZ17];[.DZ25])" office:value-type="string" office:string-value="" calcext:value-type="error">
            <text:p>#DIV/0!</text:p>
          </table:table-cell>
          <table:table-cell table:style-name="ce7" table:formula="of:=AVERAGE([.EA1];[.EA9];[.EA17];[.EA25])" office:value-type="string" office:string-value="" calcext:value-type="error">
            <text:p>#DIV/0!</text:p>
          </table:table-cell>
          <table:table-cell table:style-name="ce7" table:formula="of:=AVERAGE([.EB1];[.EB9];[.EB17];[.EB25])" office:value-type="string" office:string-value="" calcext:value-type="error">
            <text:p>#DIV/0!</text:p>
          </table:table-cell>
          <table:table-cell table:style-name="ce7" table:formula="of:=AVERAGE([.EC1];[.EC9];[.EC17];[.EC25])" office:value-type="string" office:string-value="" calcext:value-type="error">
            <text:p>#DIV/0!</text:p>
          </table:table-cell>
          <table:table-cell table:style-name="ce7" table:formula="of:=AVERAGE([.ED1];[.ED9];[.ED17];[.ED25])" office:value-type="string" office:string-value="" calcext:value-type="error">
            <text:p>#DIV/0!</text:p>
          </table:table-cell>
          <table:table-cell table:style-name="ce7" table:formula="of:=AVERAGE([.EE1];[.EE9];[.EE17];[.EE25])" office:value-type="string" office:string-value="" calcext:value-type="error">
            <text:p>#DIV/0!</text:p>
          </table:table-cell>
          <table:table-cell table:style-name="ce7" table:formula="of:=AVERAGE([.EF1];[.EF9];[.EF17];[.EF25])" office:value-type="string" office:string-value="" calcext:value-type="error">
            <text:p>#DIV/0!</text:p>
          </table:table-cell>
          <table:table-cell table:style-name="ce7" table:formula="of:=AVERAGE([.EG1];[.EG9];[.EG17];[.EG25])" office:value-type="string" office:string-value="" calcext:value-type="error">
            <text:p>#DIV/0!</text:p>
          </table:table-cell>
          <table:table-cell table:style-name="ce7" table:formula="of:=AVERAGE([.EH1];[.EH9];[.EH17];[.EH25])" office:value-type="string" office:string-value="" calcext:value-type="error">
            <text:p>#DIV/0!</text:p>
          </table:table-cell>
          <table:table-cell table:style-name="ce7" table:formula="of:=AVERAGE([.EI1];[.EI9];[.EI17];[.EI25])" office:value-type="string" office:string-value="" calcext:value-type="error">
            <text:p>#DIV/0!</text:p>
          </table:table-cell>
          <table:table-cell table:style-name="ce7" table:formula="of:=AVERAGE([.EJ1];[.EJ9];[.EJ17];[.EJ25])" office:value-type="string" office:string-value="" calcext:value-type="error">
            <text:p>#DIV/0!</text:p>
          </table:table-cell>
          <table:table-cell table:style-name="ce7" table:formula="of:=AVERAGE([.EK1];[.EK9];[.EK17];[.EK25])" office:value-type="string" office:string-value="" calcext:value-type="error">
            <text:p>#DIV/0!</text:p>
          </table:table-cell>
          <table:table-cell table:style-name="ce7" table:formula="of:=AVERAGE([.EL1];[.EL9];[.EL17];[.EL25])" office:value-type="string" office:string-value="" calcext:value-type="error">
            <text:p>#DIV/0!</text:p>
          </table:table-cell>
          <table:table-cell table:style-name="ce7" table:formula="of:=AVERAGE([.EM1];[.EM9];[.EM17];[.EM25])" office:value-type="string" office:string-value="" calcext:value-type="error">
            <text:p>#DIV/0!</text:p>
          </table:table-cell>
          <table:table-cell table:style-name="ce7" table:formula="of:=AVERAGE([.EN1];[.EN9];[.EN17];[.EN25])" office:value-type="string" office:string-value="" calcext:value-type="error">
            <text:p>#DIV/0!</text:p>
          </table:table-cell>
          <table:table-cell table:style-name="ce7" table:formula="of:=AVERAGE([.EO1];[.EO9];[.EO17];[.EO25])" office:value-type="string" office:string-value="" calcext:value-type="error">
            <text:p>#DIV/0!</text:p>
          </table:table-cell>
          <table:table-cell table:style-name="ce7" table:formula="of:=AVERAGE([.EP1];[.EP9];[.EP17];[.EP25])" office:value-type="string" office:string-value="" calcext:value-type="error">
            <text:p>#DIV/0!</text:p>
          </table:table-cell>
          <table:table-cell table:style-name="ce7" table:formula="of:=AVERAGE([.EQ1];[.EQ9];[.EQ17];[.EQ25])" office:value-type="string" office:string-value="" calcext:value-type="error">
            <text:p>#DIV/0!</text:p>
          </table:table-cell>
          <table:table-cell table:style-name="ce7" table:formula="of:=AVERAGE([.ER1];[.ER9];[.ER17];[.ER25])" office:value-type="string" office:string-value="" calcext:value-type="error">
            <text:p>#DIV/0!</text:p>
          </table:table-cell>
          <table:table-cell table:style-name="ce7" table:formula="of:=AVERAGE([.ES1];[.ES9];[.ES17];[.ES25])" office:value-type="string" office:string-value="" calcext:value-type="error">
            <text:p>#DIV/0!</text:p>
          </table:table-cell>
          <table:table-cell table:style-name="ce7" table:formula="of:=AVERAGE([.ET1];[.ET9];[.ET17];[.ET25])" office:value-type="string" office:string-value="" calcext:value-type="error">
            <text:p>#DIV/0!</text:p>
          </table:table-cell>
          <table:table-cell table:style-name="ce7" table:formula="of:=AVERAGE([.EU1];[.EU9];[.EU17];[.EU25])" office:value-type="string" office:string-value="" calcext:value-type="error">
            <text:p>#DIV/0!</text:p>
          </table:table-cell>
          <table:table-cell table:style-name="ce7" table:formula="of:=AVERAGE([.EV1];[.EV9];[.EV17];[.EV25])" office:value-type="string" office:string-value="" calcext:value-type="error">
            <text:p>#DIV/0!</text:p>
          </table:table-cell>
          <table:table-cell table:style-name="ce7" table:formula="of:=AVERAGE([.EW1];[.EW9];[.EW17];[.EW25])" office:value-type="string" office:string-value="" calcext:value-type="error">
            <text:p>#DIV/0!</text:p>
          </table:table-cell>
          <table:table-cell table:style-name="ce7" table:formula="of:=AVERAGE([.EX1];[.EX9];[.EX17];[.EX25])" office:value-type="string" office:string-value="" calcext:value-type="error">
            <text:p>#DIV/0!</text:p>
          </table:table-cell>
          <table:table-cell table:style-name="ce7" table:formula="of:=AVERAGE([.EY1];[.EY9];[.EY17];[.EY25])" office:value-type="string" office:string-value="" calcext:value-type="error">
            <text:p>#DIV/0!</text:p>
          </table:table-cell>
          <table:table-cell table:style-name="ce7" table:formula="of:=AVERAGE([.EZ1];[.EZ9];[.EZ17];[.EZ25])" office:value-type="string" office:string-value="" calcext:value-type="error">
            <text:p>#DIV/0!</text:p>
          </table:table-cell>
          <table:table-cell table:style-name="ce7" table:formula="of:=AVERAGE([.FA1];[.FA9];[.FA17];[.FA25])" office:value-type="string" office:string-value="" calcext:value-type="error">
            <text:p>#DIV/0!</text:p>
          </table:table-cell>
          <table:table-cell table:style-name="ce7" table:formula="of:=AVERAGE([.FB1];[.FB9];[.FB17];[.FB25])" office:value-type="string" office:string-value="" calcext:value-type="error">
            <text:p>#DIV/0!</text:p>
          </table:table-cell>
          <table:table-cell table:style-name="ce7" table:formula="of:=AVERAGE([.FC1];[.FC9];[.FC17];[.FC25])" office:value-type="string" office:string-value="" calcext:value-type="error">
            <text:p>#DIV/0!</text:p>
          </table:table-cell>
          <table:table-cell table:style-name="ce7" table:formula="of:=AVERAGE([.FD1];[.FD9];[.FD17];[.FD25])" office:value-type="string" office:string-value="" calcext:value-type="error">
            <text:p>#DIV/0!</text:p>
          </table:table-cell>
          <table:table-cell table:style-name="ce7" table:formula="of:=AVERAGE([.FE1];[.FE9];[.FE17];[.FE25])" office:value-type="string" office:string-value="" calcext:value-type="error">
            <text:p>#DIV/0!</text:p>
          </table:table-cell>
          <table:table-cell table:style-name="ce7" table:formula="of:=AVERAGE([.FF1];[.FF9];[.FF17];[.FF25])" office:value-type="string" office:string-value="" calcext:value-type="error">
            <text:p>#DIV/0!</text:p>
          </table:table-cell>
          <table:table-cell table:style-name="ce7" table:formula="of:=AVERAGE([.FG1];[.FG9];[.FG17];[.FG25])" office:value-type="string" office:string-value="" calcext:value-type="error">
            <text:p>#DIV/0!</text:p>
          </table:table-cell>
          <table:table-cell table:style-name="ce7" table:formula="of:=AVERAGE([.FH1];[.FH9];[.FH17];[.FH25])" office:value-type="string" office:string-value="" calcext:value-type="error">
            <text:p>#DIV/0!</text:p>
          </table:table-cell>
          <table:table-cell table:style-name="ce7" table:formula="of:=AVERAGE([.FI1];[.FI9];[.FI17];[.FI25])" office:value-type="string" office:string-value="" calcext:value-type="error">
            <text:p>#DIV/0!</text:p>
          </table:table-cell>
          <table:table-cell table:style-name="ce7" table:formula="of:=AVERAGE([.FJ1];[.FJ9];[.FJ17];[.FJ25])" office:value-type="string" office:string-value="" calcext:value-type="error">
            <text:p>#DIV/0!</text:p>
          </table:table-cell>
          <table:table-cell table:style-name="ce7" table:formula="of:=AVERAGE([.FK1];[.FK9];[.FK17];[.FK25])" office:value-type="string" office:string-value="" calcext:value-type="error">
            <text:p>#DIV/0!</text:p>
          </table:table-cell>
          <table:table-cell table:style-name="ce7" table:formula="of:=AVERAGE([.FL1];[.FL9];[.FL17];[.FL25])" office:value-type="string" office:string-value="" calcext:value-type="error">
            <text:p>#DIV/0!</text:p>
          </table:table-cell>
          <table:table-cell table:style-name="ce7" table:formula="of:=AVERAGE([.FM1];[.FM9];[.FM17];[.FM25])" office:value-type="string" office:string-value="" calcext:value-type="error">
            <text:p>#DIV/0!</text:p>
          </table:table-cell>
          <table:table-cell table:style-name="ce7" table:formula="of:=AVERAGE([.FN1];[.FN9];[.FN17];[.FN25])" office:value-type="string" office:string-value="" calcext:value-type="error">
            <text:p>#DIV/0!</text:p>
          </table:table-cell>
          <table:table-cell table:style-name="ce7" table:formula="of:=AVERAGE([.FO1];[.FO9];[.FO17];[.FO25])" office:value-type="string" office:string-value="" calcext:value-type="error">
            <text:p>#DIV/0!</text:p>
          </table:table-cell>
          <table:table-cell table:style-name="ce7" table:formula="of:=AVERAGE([.FP1];[.FP9];[.FP17];[.FP25])" office:value-type="string" office:string-value="" calcext:value-type="error">
            <text:p>#DIV/0!</text:p>
          </table:table-cell>
          <table:table-cell table:style-name="ce7" table:formula="of:=AVERAGE([.FQ1];[.FQ9];[.FQ17];[.FQ25])" office:value-type="string" office:string-value="" calcext:value-type="error">
            <text:p>#DIV/0!</text:p>
          </table:table-cell>
          <table:table-cell table:style-name="ce7" table:formula="of:=AVERAGE([.FR1];[.FR9];[.FR17];[.FR25])" office:value-type="string" office:string-value="" calcext:value-type="error">
            <text:p>#DIV/0!</text:p>
          </table:table-cell>
          <table:table-cell table:style-name="ce7" table:formula="of:=AVERAGE([.FS1];[.FS9];[.FS17];[.FS25])" office:value-type="string" office:string-value="" calcext:value-type="error">
            <text:p>#DIV/0!</text:p>
          </table:table-cell>
          <table:table-cell table:style-name="ce7" table:formula="of:=AVERAGE([.FT1];[.FT9];[.FT17];[.FT25])" office:value-type="string" office:string-value="" calcext:value-type="error">
            <text:p>#DIV/0!</text:p>
          </table:table-cell>
          <table:table-cell table:style-name="ce7" table:formula="of:=AVERAGE([.FU1];[.FU9];[.FU17];[.FU25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2">
          <table:table-cell table:style-name="ce5" office:value-type="string" calcext:value-type="string">
            <text:p>1,TestOp_80,1,40,false,Any[],1,(30,75,50)</text:p>
          </table:table-cell>
          <table:table-cell table:style-name="ce7" table:formula="of:=AVERAGE([.B2];[.B10];[.B18];[.B26];[.B34])" office:value-type="float" office:value="27.68" calcext:value-type="float">
            <text:p>27.68</text:p>
          </table:table-cell>
          <table:table-cell table:style-name="ce7" table:formula="of:=AVERAGE([.C2];[.C10];[.C18];[.C26];[.C34])" office:value-type="float" office:value="60.715" calcext:value-type="float">
            <text:p>60.715</text:p>
          </table:table-cell>
          <table:table-cell table:style-name="ce7" table:formula="of:=AVERAGE([.D2];[.D10];[.D18];[.D26];[.D34])" office:value-type="float" office:value="66.965" calcext:value-type="float">
            <text:p>66.965</text:p>
          </table:table-cell>
          <table:table-cell table:style-name="ce7" table:formula="of:=AVERAGE([.E2];[.E10];[.E18];[.E26];[.E34])" office:value-type="float" office:value="67.0875" calcext:value-type="float">
            <text:p>67.0875</text:p>
          </table:table-cell>
          <table:table-cell table:style-name="ce7" table:formula="of:=AVERAGE([.F2];[.F10];[.F18];[.F26];[.F34])" office:value-type="float" office:value="63.8375" calcext:value-type="float">
            <text:p>63.8375</text:p>
          </table:table-cell>
          <table:table-cell table:style-name="ce16" table:formula="of:=AVERAGE([.G2];[.G10];[.G18];[.G26];[.G34])" office:value-type="time" office:time-value="PT00H00M09.25S" calcext:value-type="time">
            <text:p>12:00:09 AM</text:p>
          </table:table-cell>
          <table:table-cell table:style-name="ce7" table:formula="of:=AVERAGE([.H2];[.H10];[.H18];[.H26];[.H34])" office:value-type="float" office:value="45.8925" calcext:value-type="float">
            <text:p>45.8925</text:p>
          </table:table-cell>
          <table:table-cell table:style-name="ce7" table:formula="of:=AVERAGE([.I2];[.I10];[.I18];[.I26];[.I34])" office:value-type="float" office:value="70.0025" calcext:value-type="float">
            <text:p>70.0025</text:p>
          </table:table-cell>
          <table:table-cell table:style-name="ce7" table:formula="of:=AVERAGE([.J2];[.J10];[.J18];[.J26];[.J34])" office:value-type="float" office:value="75.895" calcext:value-type="float">
            <text:p>75.895</text:p>
          </table:table-cell>
          <table:table-cell table:style-name="ce7" table:formula="of:=AVERAGE([.K2];[.K10];[.K18];[.K26];[.K34])" office:value-type="float" office:value="75.015" calcext:value-type="float">
            <text:p>75.015</text:p>
          </table:table-cell>
          <table:table-cell table:style-name="ce7" table:formula="of:=AVERAGE([.L2];[.L10];[.L18];[.L26];[.L34])" office:value-type="float" office:value="72.945" calcext:value-type="float">
            <text:p>72.945</text:p>
          </table:table-cell>
          <table:table-cell table:style-name="ce7" table:formula="of:=AVERAGE([.M2];[.M10];[.M18];[.M26];[.M34])" office:value-type="float" office:value="0" calcext:value-type="float">
            <text:p>0</text:p>
          </table:table-cell>
          <table:table-cell table:style-name="ce7" table:formula="of:=AVERAGE([.N2];[.N10];[.N18];[.N26];[.N34])" office:value-type="float" office:value="0.00424107142857142" calcext:value-type="float">
            <text:p>0.004241071428571</text:p>
          </table:table-cell>
          <table:table-cell table:style-name="ce7" table:formula="of:=AVERAGE([.O2];[.O10];[.O18];[.O26];[.O34])" office:value-type="float" office:value="0.00146683673469388" calcext:value-type="float">
            <text:p>0.001466836734694</text:p>
          </table:table-cell>
          <table:table-cell table:style-name="ce7" table:formula="of:=AVERAGE([.P2];[.P10];[.P18];[.P26];[.P34])" office:value-type="float" office:value="0.00357142857142857" calcext:value-type="float">
            <text:p>0.003571428571429</text:p>
          </table:table-cell>
          <table:table-cell table:style-name="ce7" table:formula="of:=AVERAGE([.Q2];[.Q10];[.Q18];[.Q26];[.Q34])" office:value-type="float" office:value="0.00249339823027899" calcext:value-type="float">
            <text:p>0.002493398230279</text:p>
          </table:table-cell>
          <table:table-cell table:style-name="ce7" table:formula="of:=AVERAGE([.R2];[.R10];[.R18];[.R26];[.R34])" office:value-type="float" office:value="0.00106026785714286" calcext:value-type="float">
            <text:p>0.001060267857143</text:p>
          </table:table-cell>
          <table:table-cell table:style-name="ce7" table:formula="of:=AVERAGE([.S2];[.S10];[.S18];[.S26];[.S34])" office:value-type="float" office:value="0" calcext:value-type="float">
            <text:p>0</text:p>
          </table:table-cell>
          <table:table-cell table:style-name="ce16" table:formula="of:=AVERAGE([.T2];[.T10];[.T18];[.T26];[.T34])" office:value-type="time" office:time-value="PT00H00M00S" calcext:value-type="time">
            <text:p>12:00:00 AM</text:p>
          </table:table-cell>
          <table:table-cell table:style-name="ce7" table:formula="of:=AVERAGE([.U2];[.U10];[.U18];[.U26];[.U34])" office:value-type="float" office:value="41.6075" calcext:value-type="float">
            <text:p>41.6075</text:p>
          </table:table-cell>
          <table:table-cell table:style-name="ce7" table:formula="of:=AVERAGE([.V2];[.V10];[.V18];[.V26];[.V34])" office:value-type="float" office:value="68.57" calcext:value-type="float">
            <text:p>68.57</text:p>
          </table:table-cell>
          <table:table-cell table:style-name="ce7" table:formula="of:=AVERAGE([.W2];[.W10];[.W18];[.W26];[.W34])" office:value-type="float" office:value="73.0375" calcext:value-type="float">
            <text:p>73.0375</text:p>
          </table:table-cell>
          <table:table-cell table:style-name="ce7" table:formula="of:=AVERAGE([.X2];[.X10];[.X18];[.X26];[.X34])" office:value-type="float" office:value="72.325" calcext:value-type="float">
            <text:p>72.325</text:p>
          </table:table-cell>
          <table:table-cell table:style-name="ce7" table:formula="of:=AVERAGE([.Y2];[.Y10];[.Y18];[.Y26];[.Y34])" office:value-type="float" office:value="70.805" calcext:value-type="float">
            <text:p>70.805</text:p>
          </table:table-cell>
          <table:table-cell table:style-name="ce7" table:formula="of:=AVERAGE([.Z2];[.Z10];[.Z18];[.Z26];[.Z34])" office:value-type="float" office:value="0" calcext:value-type="float">
            <text:p>0</text:p>
          </table:table-cell>
          <table:table-cell table:style-name="ce7" table:formula="of:=AVERAGE([.AA2];[.AA10];[.AA18];[.AA26];[.AA34])" office:value-type="float" office:value="0.00353954081632653" calcext:value-type="float">
            <text:p>0.003539540816327</text:p>
          </table:table-cell>
          <table:table-cell table:style-name="ce7" table:formula="of:=AVERAGE([.AB2];[.AB10];[.AB18];[.AB26];[.AB34])" office:value-type="float" office:value="0.0017219387755102" calcext:value-type="float">
            <text:p>0.00172193877551</text:p>
          </table:table-cell>
          <table:table-cell table:style-name="ce7" table:formula="of:=AVERAGE([.AC2];[.AC10];[.AC18];[.AC26];[.AC34])" office:value-type="float" office:value="0.00178571428571429" calcext:value-type="float">
            <text:p>0.001785714285714</text:p>
          </table:table-cell>
          <table:table-cell table:style-name="ce7" table:formula="of:=AVERAGE([.AD2];[.AD10];[.AD18];[.AD26];[.AD34])" office:value-type="float" office:value="0.00138626418987805" calcext:value-type="float">
            <text:p>0.001386264189878</text:p>
          </table:table-cell>
          <table:table-cell table:style-name="ce7" table:formula="of:=AVERAGE([.AE2];[.AE10];[.AE18];[.AE26];[.AE34])" office:value-type="float" office:value="0.000884885204081633" calcext:value-type="float">
            <text:p>0.000884885204082</text:p>
          </table:table-cell>
          <table:table-cell table:style-name="ce7" table:formula="of:=AVERAGE([.AF2];[.AF10];[.AF18];[.AF26];[.AF34])" office:value-type="float" office:value="0" calcext:value-type="float">
            <text:p>0</text:p>
          </table:table-cell>
          <table:table-cell table:style-name="ce16" table:formula="of:=AVERAGE([.AG2];[.AG10];[.AG18];[.AG26];[.AG34])" office:value-type="time" office:time-value="PT00H00M00S" calcext:value-type="time">
            <text:p>12:00:00 AM</text:p>
          </table:table-cell>
          <table:table-cell table:style-name="ce7" table:formula="of:=AVERAGE([.AH2];[.AH10];[.AH18];[.AH26];[.AH34])" office:value-type="float" office:value="45.3575" calcext:value-type="float">
            <text:p>45.3575</text:p>
          </table:table-cell>
          <table:table-cell table:style-name="ce7" table:formula="of:=AVERAGE([.AI2];[.AI10];[.AI18];[.AI26];[.AI34])" office:value-type="float" office:value="68.93" calcext:value-type="float">
            <text:p>68.93</text:p>
          </table:table-cell>
          <table:table-cell table:style-name="ce7" table:formula="of:=AVERAGE([.AJ2];[.AJ10];[.AJ18];[.AJ26];[.AJ34])" office:value-type="float" office:value="76.4275" calcext:value-type="float">
            <text:p>76.4275</text:p>
          </table:table-cell>
          <table:table-cell table:style-name="ce7" table:formula="of:=AVERAGE([.AK2];[.AK10];[.AK18];[.AK26];[.AK34])" office:value-type="float" office:value="75.0475" calcext:value-type="float">
            <text:p>75.0475</text:p>
          </table:table-cell>
          <table:table-cell table:style-name="ce7" table:formula="of:=AVERAGE([.AL2];[.AL10];[.AL18];[.AL26];[.AL34])" office:value-type="float" office:value="72.6775" calcext:value-type="float">
            <text:p>72.6775</text:p>
          </table:table-cell>
          <table:table-cell table:style-name="ce7" table:formula="of:=AVERAGE([.AM2];[.AM10];[.AM18];[.AM26];[.AM34])" office:value-type="float" office:value="27.6775" calcext:value-type="float">
            <text:p>27.6775</text:p>
          </table:table-cell>
          <table:table-cell table:style-name="ce7" table:formula="of:=AVERAGE([.AN2];[.AN10];[.AN18];[.AN26];[.AN34])" office:value-type="float" office:value="0.00395408163265306" calcext:value-type="float">
            <text:p>0.003954081632653</text:p>
          </table:table-cell>
          <table:table-cell table:style-name="ce7" table:formula="of:=AVERAGE([.AO2];[.AO10];[.AO18];[.AO26];[.AO34])" office:value-type="float" office:value="0.00111607142857143" calcext:value-type="float">
            <text:p>0.001116071428571</text:p>
          </table:table-cell>
          <table:table-cell table:style-name="ce7" table:formula="of:=AVERAGE([.AP2];[.AP10];[.AP18];[.AP26];[.AP34])" office:value-type="float" office:value="0.00223214285714286" calcext:value-type="float">
            <text:p>0.002232142857143</text:p>
          </table:table-cell>
          <table:table-cell table:style-name="ce7" table:formula="of:=AVERAGE([.AQ2];[.AQ10];[.AQ18];[.AQ26];[.AQ34])" office:value-type="float" office:value="0.00178391976365202" calcext:value-type="float">
            <text:p>0.001783919763652</text:p>
          </table:table-cell>
          <table:table-cell table:style-name="ce7" table:formula="of:=AVERAGE([.AR2];[.AR10];[.AR18];[.AR26];[.AR34])" office:value-type="float" office:value="0.000988520408163265" calcext:value-type="float">
            <text:p>0.000988520408163</text:p>
          </table:table-cell>
          <table:table-cell table:style-name="ce7" table:formula="of:=AVERAGE([.AS2];[.AS10];[.AS18];[.AS26];[.AS34])" office:value-type="float" office:value="0.000342626673976035" calcext:value-type="float">
            <text:p>0.000342626673976</text:p>
          </table:table-cell>
          <table:table-cell table:style-name="ce16" table:formula="of:=AVERAGE([.AT2];[.AT10];[.AT18];[.AT26];[.AT34])" office:value-type="time" office:time-value="PT00H22M08S" calcext:value-type="time">
            <text:p>12:22:08 AM</text:p>
          </table:table-cell>
          <table:table-cell table:style-name="ce7" table:formula="of:=AVERAGE([.AU2];[.AU10];[.AU18];[.AU26];[.AU34])" office:value-type="float" office:value="46.4275" calcext:value-type="float">
            <text:p>46.4275</text:p>
          </table:table-cell>
          <table:table-cell table:style-name="ce7" table:formula="of:=AVERAGE([.AV2];[.AV10];[.AV18];[.AV26];[.AV34])" office:value-type="float" office:value="70.1775" calcext:value-type="float">
            <text:p>70.1775</text:p>
          </table:table-cell>
          <table:table-cell table:style-name="ce7" table:formula="of:=AVERAGE([.AW2];[.AW10];[.AW18];[.AW26];[.AW34])" office:value-type="float" office:value="76.25" calcext:value-type="float">
            <text:p>76.25</text:p>
          </table:table-cell>
          <table:table-cell table:style-name="ce7" table:formula="of:=AVERAGE([.AX2];[.AX10];[.AX18];[.AX26];[.AX34])" office:value-type="float" office:value="75.505" calcext:value-type="float">
            <text:p>75.505</text:p>
          </table:table-cell>
          <table:table-cell table:style-name="ce7" table:formula="of:=AVERAGE([.AY2];[.AY10];[.AY18];[.AY26];[.AY34])" office:value-type="float" office:value="73.215" calcext:value-type="float">
            <text:p>73.215</text:p>
          </table:table-cell>
          <table:table-cell table:style-name="ce7" table:formula="of:=AVERAGE([.AZ2];[.AZ10];[.AZ18];[.AZ26];[.AZ34])" office:value-type="float" office:value="28.1225" calcext:value-type="float">
            <text:p>28.1225</text:p>
          </table:table-cell>
          <table:table-cell table:style-name="ce7" table:formula="of:=AVERAGE([.BA2];[.BA10];[.BA18];[.BA26];[.BA34])" office:value-type="float" office:value="0.00181760204081633" calcext:value-type="float">
            <text:p>0.001817602040816</text:p>
          </table:table-cell>
          <table:table-cell table:style-name="ce7" table:formula="of:=AVERAGE([.BB2];[.BB10];[.BB18];[.BB26];[.BB34])" office:value-type="float" office:value="0.00079719387755102" calcext:value-type="float">
            <text:p>0.000797193877551</text:p>
          </table:table-cell>
          <table:table-cell table:style-name="ce7" table:formula="of:=AVERAGE([.BC2];[.BC10];[.BC18];[.BC26];[.BC34])" office:value-type="float" office:value="0.000924744897959184" calcext:value-type="float">
            <text:p>0.000924744897959</text:p>
          </table:table-cell>
          <table:table-cell table:style-name="ce7" table:formula="of:=AVERAGE([.BD2];[.BD10];[.BD18];[.BD26];[.BD34])" office:value-type="float" office:value="0.000783698526101289" calcext:value-type="float">
            <text:p>0.000783698526101</text:p>
          </table:table-cell>
          <table:table-cell table:style-name="ce7" table:formula="of:=AVERAGE([.BE2];[.BE10];[.BE18];[.BE26];[.BE34])" office:value-type="float" office:value="0.000454400510204082" calcext:value-type="float">
            <text:p>0.000454400510204</text:p>
          </table:table-cell>
          <table:table-cell table:style-name="ce7" table:formula="of:=AVERAGE([.BF2];[.BF10];[.BF18];[.BF26];[.BF34])" office:value-type="float" office:value="0.000328921607016994" calcext:value-type="float">
            <text:p>0.000328921607017</text:p>
          </table:table-cell>
          <table:table-cell table:style-name="ce16" table:formula="of:=AVERAGE([.BG2];[.BG10];[.BG18];[.BG26];[.BG34])" office:value-type="time" office:time-value="PT00H12M58.5S" calcext:value-type="time">
            <text:p>12:12:58 AM</text:p>
          </table:table-cell>
          <table:table-cell table:style-name="ce7" table:formula="of:=AVERAGE([.BH2];[.BH10];[.BH18];[.BH26];[.BH34])" office:value-type="string" office:string-value="" calcext:value-type="error">
            <text:p>#DIV/0!</text:p>
          </table:table-cell>
          <table:table-cell table:style-name="ce7" table:formula="of:=AVERAGE([.BI2];[.BI10];[.BI18];[.BI26];[.BI34])" office:value-type="string" office:string-value="" calcext:value-type="error">
            <text:p>#DIV/0!</text:p>
          </table:table-cell>
          <table:table-cell table:style-name="ce7" table:formula="of:=AVERAGE([.BJ2];[.BJ10];[.BJ18];[.BJ26];[.BJ34])" office:value-type="string" office:string-value="" calcext:value-type="error">
            <text:p>#DIV/0!</text:p>
          </table:table-cell>
          <table:table-cell table:style-name="ce7" table:formula="of:=AVERAGE([.BK2];[.BK10];[.BK18];[.BK26];[.BK34])" office:value-type="string" office:string-value="" calcext:value-type="error">
            <text:p>#DIV/0!</text:p>
          </table:table-cell>
          <table:table-cell table:style-name="ce7" table:formula="of:=AVERAGE([.BL2];[.BL10];[.BL18];[.BL26];[.BL34])" office:value-type="string" office:string-value="" calcext:value-type="error">
            <text:p>#DIV/0!</text:p>
          </table:table-cell>
          <table:table-cell table:style-name="ce7" table:formula="of:=AVERAGE([.BM2];[.BM10];[.BM18];[.BM26];[.BM34])" office:value-type="string" office:string-value="" calcext:value-type="error">
            <text:p>#DIV/0!</text:p>
          </table:table-cell>
          <table:table-cell table:style-name="ce7" table:formula="of:=AVERAGE([.BN2];[.BN10];[.BN18];[.BN26];[.BN34])" office:value-type="string" office:string-value="" calcext:value-type="error">
            <text:p>#DIV/0!</text:p>
          </table:table-cell>
          <table:table-cell table:style-name="ce7" table:formula="of:=AVERAGE([.BO2];[.BO10];[.BO18];[.BO26];[.BO34])" office:value-type="string" office:string-value="" calcext:value-type="error">
            <text:p>#DIV/0!</text:p>
          </table:table-cell>
          <table:table-cell table:style-name="ce7" table:formula="of:=AVERAGE([.BP2];[.BP10];[.BP18];[.BP26];[.BP34])" office:value-type="string" office:string-value="" calcext:value-type="error">
            <text:p>#DIV/0!</text:p>
          </table:table-cell>
          <table:table-cell table:style-name="ce7" table:formula="of:=AVERAGE([.BQ2];[.BQ10];[.BQ18];[.BQ26];[.BQ34])" office:value-type="string" office:string-value="" calcext:value-type="error">
            <text:p>#DIV/0!</text:p>
          </table:table-cell>
          <table:table-cell table:style-name="ce7" table:formula="of:=AVERAGE([.BR2];[.BR10];[.BR18];[.BR26];[.BR34])" office:value-type="string" office:string-value="" calcext:value-type="error">
            <text:p>#DIV/0!</text:p>
          </table:table-cell>
          <table:table-cell table:style-name="ce7" table:formula="of:=AVERAGE([.BS2];[.BS10];[.BS18];[.BS26];[.BS34])" office:value-type="string" office:string-value="" calcext:value-type="error">
            <text:p>#DIV/0!</text:p>
          </table:table-cell>
          <table:table-cell table:style-name="ce7" table:formula="of:=AVERAGE([.BT2];[.BT10];[.BT18];[.BT26];[.BT34])" office:value-type="string" office:string-value="" calcext:value-type="error">
            <text:p>#DIV/0!</text:p>
          </table:table-cell>
          <table:table-cell table:style-name="ce7" table:formula="of:=AVERAGE([.BU2];[.BU10];[.BU18];[.BU26];[.BU34])" office:value-type="string" office:string-value="" calcext:value-type="error">
            <text:p>#DIV/0!</text:p>
          </table:table-cell>
          <table:table-cell table:style-name="ce7" table:formula="of:=AVERAGE([.BV2];[.BV10];[.BV18];[.BV26];[.BV34])" office:value-type="string" office:string-value="" calcext:value-type="error">
            <text:p>#DIV/0!</text:p>
          </table:table-cell>
          <table:table-cell table:style-name="ce7" table:formula="of:=AVERAGE([.BW2];[.BW10];[.BW18];[.BW26];[.BW34])" office:value-type="string" office:string-value="" calcext:value-type="error">
            <text:p>#DIV/0!</text:p>
          </table:table-cell>
          <table:table-cell table:style-name="ce7" table:formula="of:=AVERAGE([.BX2];[.BX10];[.BX18];[.BX26];[.BX34])" office:value-type="string" office:string-value="" calcext:value-type="error">
            <text:p>#DIV/0!</text:p>
          </table:table-cell>
          <table:table-cell table:style-name="ce7" table:formula="of:=AVERAGE([.BY2];[.BY10];[.BY18];[.BY26];[.BY34])" office:value-type="string" office:string-value="" calcext:value-type="error">
            <text:p>#DIV/0!</text:p>
          </table:table-cell>
          <table:table-cell table:style-name="ce7" table:formula="of:=AVERAGE([.BZ2];[.BZ10];[.BZ18];[.BZ26];[.BZ34])" office:value-type="string" office:string-value="" calcext:value-type="error">
            <text:p>#DIV/0!</text:p>
          </table:table-cell>
          <table:table-cell table:style-name="ce7" table:formula="of:=AVERAGE([.CA2];[.CA10];[.CA18];[.CA26];[.CA34])" office:value-type="string" office:string-value="" calcext:value-type="error">
            <text:p>#DIV/0!</text:p>
          </table:table-cell>
          <table:table-cell table:style-name="ce7" table:formula="of:=AVERAGE([.CB2];[.CB10];[.CB18];[.CB26];[.CB34])" office:value-type="string" office:string-value="" calcext:value-type="error">
            <text:p>#DIV/0!</text:p>
          </table:table-cell>
          <table:table-cell table:style-name="ce7" table:formula="of:=AVERAGE([.CC2];[.CC10];[.CC18];[.CC26];[.CC34])" office:value-type="string" office:string-value="" calcext:value-type="error">
            <text:p>#DIV/0!</text:p>
          </table:table-cell>
          <table:table-cell table:style-name="ce7" table:formula="of:=AVERAGE([.CD2];[.CD10];[.CD18];[.CD26];[.CD34])" office:value-type="string" office:string-value="" calcext:value-type="error">
            <text:p>#DIV/0!</text:p>
          </table:table-cell>
          <table:table-cell table:style-name="ce7" table:formula="of:=AVERAGE([.CE2];[.CE10];[.CE18];[.CE26];[.CE34])" office:value-type="string" office:string-value="" calcext:value-type="error">
            <text:p>#DIV/0!</text:p>
          </table:table-cell>
          <table:table-cell table:style-name="ce7" table:formula="of:=AVERAGE([.CF2];[.CF10];[.CF18];[.CF26];[.CF34])" office:value-type="string" office:string-value="" calcext:value-type="error">
            <text:p>#DIV/0!</text:p>
          </table:table-cell>
          <table:table-cell table:style-name="ce7" table:formula="of:=AVERAGE([.CG2];[.CG10];[.CG18];[.CG26];[.CG34])" office:value-type="string" office:string-value="" calcext:value-type="error">
            <text:p>#DIV/0!</text:p>
          </table:table-cell>
          <table:table-cell table:style-name="ce7" table:formula="of:=AVERAGE([.CH2];[.CH10];[.CH18];[.CH26])" office:value-type="string" office:string-value="" calcext:value-type="error">
            <text:p>#DIV/0!</text:p>
          </table:table-cell>
          <table:table-cell table:style-name="ce7" table:formula="of:=AVERAGE([.CI2];[.CI10];[.CI18];[.CI26])" office:value-type="string" office:string-value="" calcext:value-type="error">
            <text:p>#DIV/0!</text:p>
          </table:table-cell>
          <table:table-cell table:style-name="ce7" table:formula="of:=AVERAGE([.CJ2];[.CJ10];[.CJ18];[.CJ26])" office:value-type="string" office:string-value="" calcext:value-type="error">
            <text:p>#DIV/0!</text:p>
          </table:table-cell>
          <table:table-cell table:style-name="ce7" table:formula="of:=AVERAGE([.CK2];[.CK10];[.CK18];[.CK26])" office:value-type="string" office:string-value="" calcext:value-type="error">
            <text:p>#DIV/0!</text:p>
          </table:table-cell>
          <table:table-cell table:style-name="ce7" table:formula="of:=AVERAGE([.CL2];[.CL10];[.CL18];[.CL26])" office:value-type="string" office:string-value="" calcext:value-type="error">
            <text:p>#DIV/0!</text:p>
          </table:table-cell>
          <table:table-cell table:style-name="ce7" table:formula="of:=AVERAGE([.CM2];[.CM10];[.CM18];[.CM26])" office:value-type="string" office:string-value="" calcext:value-type="error">
            <text:p>#DIV/0!</text:p>
          </table:table-cell>
          <table:table-cell table:style-name="ce7" table:formula="of:=AVERAGE([.CN2];[.CN10];[.CN18];[.CN26])" office:value-type="string" office:string-value="" calcext:value-type="error">
            <text:p>#DIV/0!</text:p>
          </table:table-cell>
          <table:table-cell table:style-name="ce7" table:formula="of:=AVERAGE([.CO2];[.CO10];[.CO18];[.CO26])" office:value-type="string" office:string-value="" calcext:value-type="error">
            <text:p>#DIV/0!</text:p>
          </table:table-cell>
          <table:table-cell table:style-name="ce7" table:formula="of:=AVERAGE([.CP2];[.CP10];[.CP18];[.CP26])" office:value-type="string" office:string-value="" calcext:value-type="error">
            <text:p>#DIV/0!</text:p>
          </table:table-cell>
          <table:table-cell table:style-name="ce7" table:formula="of:=AVERAGE([.CQ2];[.CQ10];[.CQ18];[.CQ26])" office:value-type="string" office:string-value="" calcext:value-type="error">
            <text:p>#DIV/0!</text:p>
          </table:table-cell>
          <table:table-cell table:style-name="ce7" table:formula="of:=AVERAGE([.CR2];[.CR10];[.CR18];[.CR26])" office:value-type="string" office:string-value="" calcext:value-type="error">
            <text:p>#DIV/0!</text:p>
          </table:table-cell>
          <table:table-cell table:style-name="ce7" table:formula="of:=AVERAGE([.CS2];[.CS10];[.CS18];[.CS26])" office:value-type="string" office:string-value="" calcext:value-type="error">
            <text:p>#DIV/0!</text:p>
          </table:table-cell>
          <table:table-cell table:style-name="ce7" table:formula="of:=AVERAGE([.CT2];[.CT10];[.CT18];[.CT26])" office:value-type="string" office:string-value="" calcext:value-type="error">
            <text:p>#DIV/0!</text:p>
          </table:table-cell>
          <table:table-cell table:style-name="ce7" table:formula="of:=AVERAGE([.CU2];[.CU10];[.CU18];[.CU26])" office:value-type="string" office:string-value="" calcext:value-type="error">
            <text:p>#DIV/0!</text:p>
          </table:table-cell>
          <table:table-cell table:style-name="ce7" table:formula="of:=AVERAGE([.CV2];[.CV10];[.CV18];[.CV26])" office:value-type="string" office:string-value="" calcext:value-type="error">
            <text:p>#DIV/0!</text:p>
          </table:table-cell>
          <table:table-cell table:style-name="ce7" table:formula="of:=AVERAGE([.CW2];[.CW10];[.CW18];[.CW26])" office:value-type="string" office:string-value="" calcext:value-type="error">
            <text:p>#DIV/0!</text:p>
          </table:table-cell>
          <table:table-cell table:style-name="ce7" table:formula="of:=AVERAGE([.CX2];[.CX10];[.CX18];[.CX26])" office:value-type="string" office:string-value="" calcext:value-type="error">
            <text:p>#DIV/0!</text:p>
          </table:table-cell>
          <table:table-cell table:style-name="ce7" table:formula="of:=AVERAGE([.CY2];[.CY10];[.CY18];[.CY26])" office:value-type="string" office:string-value="" calcext:value-type="error">
            <text:p>#DIV/0!</text:p>
          </table:table-cell>
          <table:table-cell table:style-name="ce7" table:formula="of:=AVERAGE([.CZ2];[.CZ10];[.CZ18];[.CZ26])" office:value-type="string" office:string-value="" calcext:value-type="error">
            <text:p>#DIV/0!</text:p>
          </table:table-cell>
          <table:table-cell table:style-name="ce7" table:formula="of:=AVERAGE([.DA2];[.DA10];[.DA18];[.DA26])" office:value-type="string" office:string-value="" calcext:value-type="error">
            <text:p>#DIV/0!</text:p>
          </table:table-cell>
          <table:table-cell table:style-name="ce7" table:formula="of:=AVERAGE([.DB2];[.DB10];[.DB18];[.DB26])" office:value-type="string" office:string-value="" calcext:value-type="error">
            <text:p>#DIV/0!</text:p>
          </table:table-cell>
          <table:table-cell table:style-name="ce7" table:formula="of:=AVERAGE([.DC2];[.DC10];[.DC18];[.DC26])" office:value-type="string" office:string-value="" calcext:value-type="error">
            <text:p>#DIV/0!</text:p>
          </table:table-cell>
          <table:table-cell table:style-name="ce7" table:formula="of:=AVERAGE([.DD2];[.DD10];[.DD18];[.DD26])" office:value-type="string" office:string-value="" calcext:value-type="error">
            <text:p>#DIV/0!</text:p>
          </table:table-cell>
          <table:table-cell table:style-name="ce7" table:formula="of:=AVERAGE([.DE2];[.DE10];[.DE18];[.DE26])" office:value-type="string" office:string-value="" calcext:value-type="error">
            <text:p>#DIV/0!</text:p>
          </table:table-cell>
          <table:table-cell table:style-name="ce7" table:formula="of:=AVERAGE([.DF2];[.DF10];[.DF18];[.DF26])" office:value-type="string" office:string-value="" calcext:value-type="error">
            <text:p>#DIV/0!</text:p>
          </table:table-cell>
          <table:table-cell table:style-name="ce7" table:formula="of:=AVERAGE([.DG2];[.DG10];[.DG18];[.DG26])" office:value-type="string" office:string-value="" calcext:value-type="error">
            <text:p>#DIV/0!</text:p>
          </table:table-cell>
          <table:table-cell table:style-name="ce7" table:formula="of:=AVERAGE([.DH2];[.DH10];[.DH18];[.DH26])" office:value-type="string" office:string-value="" calcext:value-type="error">
            <text:p>#DIV/0!</text:p>
          </table:table-cell>
          <table:table-cell table:style-name="ce7" table:formula="of:=AVERAGE([.DI2];[.DI10];[.DI18];[.DI26])" office:value-type="string" office:string-value="" calcext:value-type="error">
            <text:p>#DIV/0!</text:p>
          </table:table-cell>
          <table:table-cell table:style-name="ce7" table:formula="of:=AVERAGE([.DJ2];[.DJ10];[.DJ18];[.DJ26])" office:value-type="string" office:string-value="" calcext:value-type="error">
            <text:p>#DIV/0!</text:p>
          </table:table-cell>
          <table:table-cell table:style-name="ce7" table:formula="of:=AVERAGE([.DK2];[.DK10];[.DK18];[.DK26])" office:value-type="string" office:string-value="" calcext:value-type="error">
            <text:p>#DIV/0!</text:p>
          </table:table-cell>
          <table:table-cell table:style-name="ce7" table:formula="of:=AVERAGE([.DL2];[.DL10];[.DL18];[.DL26])" office:value-type="string" office:string-value="" calcext:value-type="error">
            <text:p>#DIV/0!</text:p>
          </table:table-cell>
          <table:table-cell table:style-name="ce7" table:formula="of:=AVERAGE([.DM2];[.DM10];[.DM18];[.DM26])" office:value-type="string" office:string-value="" calcext:value-type="error">
            <text:p>#DIV/0!</text:p>
          </table:table-cell>
          <table:table-cell table:style-name="ce7" table:formula="of:=AVERAGE([.DN2];[.DN10];[.DN18];[.DN26])" office:value-type="string" office:string-value="" calcext:value-type="error">
            <text:p>#DIV/0!</text:p>
          </table:table-cell>
          <table:table-cell table:style-name="ce7" table:formula="of:=AVERAGE([.DO2];[.DO10];[.DO18];[.DO26])" office:value-type="string" office:string-value="" calcext:value-type="error">
            <text:p>#DIV/0!</text:p>
          </table:table-cell>
          <table:table-cell table:style-name="ce7" table:formula="of:=AVERAGE([.DP2];[.DP10];[.DP18];[.DP26])" office:value-type="string" office:string-value="" calcext:value-type="error">
            <text:p>#DIV/0!</text:p>
          </table:table-cell>
          <table:table-cell table:style-name="ce7" table:formula="of:=AVERAGE([.DQ2];[.DQ10];[.DQ18];[.DQ26])" office:value-type="string" office:string-value="" calcext:value-type="error">
            <text:p>#DIV/0!</text:p>
          </table:table-cell>
          <table:table-cell table:style-name="ce7" table:formula="of:=AVERAGE([.DR2];[.DR10];[.DR18];[.DR26])" office:value-type="string" office:string-value="" calcext:value-type="error">
            <text:p>#DIV/0!</text:p>
          </table:table-cell>
          <table:table-cell table:style-name="ce7" table:formula="of:=AVERAGE([.DS2];[.DS10];[.DS18];[.DS26])" office:value-type="string" office:string-value="" calcext:value-type="error">
            <text:p>#DIV/0!</text:p>
          </table:table-cell>
          <table:table-cell table:style-name="ce7" table:formula="of:=AVERAGE([.DT2];[.DT10];[.DT18];[.DT26])" office:value-type="string" office:string-value="" calcext:value-type="error">
            <text:p>#DIV/0!</text:p>
          </table:table-cell>
          <table:table-cell table:style-name="ce7" table:formula="of:=AVERAGE([.DU2];[.DU10];[.DU18];[.DU26])" office:value-type="string" office:string-value="" calcext:value-type="error">
            <text:p>#DIV/0!</text:p>
          </table:table-cell>
          <table:table-cell table:style-name="ce7" table:formula="of:=AVERAGE([.DV2];[.DV10];[.DV18];[.DV26])" office:value-type="string" office:string-value="" calcext:value-type="error">
            <text:p>#DIV/0!</text:p>
          </table:table-cell>
          <table:table-cell table:style-name="ce7" table:formula="of:=AVERAGE([.DW2];[.DW10];[.DW18];[.DW26])" office:value-type="string" office:string-value="" calcext:value-type="error">
            <text:p>#DIV/0!</text:p>
          </table:table-cell>
          <table:table-cell table:style-name="ce7" table:formula="of:=AVERAGE([.DX2];[.DX10];[.DX18];[.DX26])" office:value-type="string" office:string-value="" calcext:value-type="error">
            <text:p>#DIV/0!</text:p>
          </table:table-cell>
          <table:table-cell table:style-name="ce7" table:formula="of:=AVERAGE([.DY2];[.DY10];[.DY18];[.DY26])" office:value-type="string" office:string-value="" calcext:value-type="error">
            <text:p>#DIV/0!</text:p>
          </table:table-cell>
          <table:table-cell table:style-name="ce7" table:formula="of:=AVERAGE([.DZ2];[.DZ10];[.DZ18];[.DZ26])" office:value-type="string" office:string-value="" calcext:value-type="error">
            <text:p>#DIV/0!</text:p>
          </table:table-cell>
          <table:table-cell table:style-name="ce7" table:formula="of:=AVERAGE([.EA2];[.EA10];[.EA18];[.EA26])" office:value-type="string" office:string-value="" calcext:value-type="error">
            <text:p>#DIV/0!</text:p>
          </table:table-cell>
          <table:table-cell table:style-name="ce7" table:formula="of:=AVERAGE([.EB2];[.EB10];[.EB18];[.EB26])" office:value-type="string" office:string-value="" calcext:value-type="error">
            <text:p>#DIV/0!</text:p>
          </table:table-cell>
          <table:table-cell table:style-name="ce7" table:formula="of:=AVERAGE([.EC2];[.EC10];[.EC18];[.EC26])" office:value-type="string" office:string-value="" calcext:value-type="error">
            <text:p>#DIV/0!</text:p>
          </table:table-cell>
          <table:table-cell table:style-name="ce7" table:formula="of:=AVERAGE([.ED2];[.ED10];[.ED18];[.ED26])" office:value-type="string" office:string-value="" calcext:value-type="error">
            <text:p>#DIV/0!</text:p>
          </table:table-cell>
          <table:table-cell table:style-name="ce7" table:formula="of:=AVERAGE([.EE2];[.EE10];[.EE18];[.EE26])" office:value-type="string" office:string-value="" calcext:value-type="error">
            <text:p>#DIV/0!</text:p>
          </table:table-cell>
          <table:table-cell table:style-name="ce7" table:formula="of:=AVERAGE([.EF2];[.EF10];[.EF18];[.EF26])" office:value-type="string" office:string-value="" calcext:value-type="error">
            <text:p>#DIV/0!</text:p>
          </table:table-cell>
          <table:table-cell table:style-name="ce7" table:formula="of:=AVERAGE([.EG2];[.EG10];[.EG18];[.EG26])" office:value-type="string" office:string-value="" calcext:value-type="error">
            <text:p>#DIV/0!</text:p>
          </table:table-cell>
          <table:table-cell table:style-name="ce7" table:formula="of:=AVERAGE([.EH2];[.EH10];[.EH18];[.EH26])" office:value-type="string" office:string-value="" calcext:value-type="error">
            <text:p>#DIV/0!</text:p>
          </table:table-cell>
          <table:table-cell table:style-name="ce7" table:formula="of:=AVERAGE([.EI2];[.EI10];[.EI18];[.EI26])" office:value-type="string" office:string-value="" calcext:value-type="error">
            <text:p>#DIV/0!</text:p>
          </table:table-cell>
          <table:table-cell table:style-name="ce7" table:formula="of:=AVERAGE([.EJ2];[.EJ10];[.EJ18];[.EJ26])" office:value-type="string" office:string-value="" calcext:value-type="error">
            <text:p>#DIV/0!</text:p>
          </table:table-cell>
          <table:table-cell table:style-name="ce7" table:formula="of:=AVERAGE([.EK2];[.EK10];[.EK18];[.EK26])" office:value-type="string" office:string-value="" calcext:value-type="error">
            <text:p>#DIV/0!</text:p>
          </table:table-cell>
          <table:table-cell table:style-name="ce7" table:formula="of:=AVERAGE([.EL2];[.EL10];[.EL18];[.EL26])" office:value-type="string" office:string-value="" calcext:value-type="error">
            <text:p>#DIV/0!</text:p>
          </table:table-cell>
          <table:table-cell table:style-name="ce7" table:formula="of:=AVERAGE([.EM2];[.EM10];[.EM18];[.EM26])" office:value-type="string" office:string-value="" calcext:value-type="error">
            <text:p>#DIV/0!</text:p>
          </table:table-cell>
          <table:table-cell table:style-name="ce7" table:formula="of:=AVERAGE([.EN2];[.EN10];[.EN18];[.EN26])" office:value-type="string" office:string-value="" calcext:value-type="error">
            <text:p>#DIV/0!</text:p>
          </table:table-cell>
          <table:table-cell table:style-name="ce7" table:formula="of:=AVERAGE([.EO2];[.EO10];[.EO18];[.EO26])" office:value-type="string" office:string-value="" calcext:value-type="error">
            <text:p>#DIV/0!</text:p>
          </table:table-cell>
          <table:table-cell table:style-name="ce7" table:formula="of:=AVERAGE([.EP2];[.EP10];[.EP18];[.EP26])" office:value-type="string" office:string-value="" calcext:value-type="error">
            <text:p>#DIV/0!</text:p>
          </table:table-cell>
          <table:table-cell table:style-name="ce7" table:formula="of:=AVERAGE([.EQ2];[.EQ10];[.EQ18];[.EQ26])" office:value-type="string" office:string-value="" calcext:value-type="error">
            <text:p>#DIV/0!</text:p>
          </table:table-cell>
          <table:table-cell table:style-name="ce7" table:formula="of:=AVERAGE([.ER2];[.ER10];[.ER18];[.ER26])" office:value-type="string" office:string-value="" calcext:value-type="error">
            <text:p>#DIV/0!</text:p>
          </table:table-cell>
          <table:table-cell table:style-name="ce7" table:formula="of:=AVERAGE([.ES2];[.ES10];[.ES18];[.ES26])" office:value-type="string" office:string-value="" calcext:value-type="error">
            <text:p>#DIV/0!</text:p>
          </table:table-cell>
          <table:table-cell table:style-name="ce7" table:formula="of:=AVERAGE([.ET2];[.ET10];[.ET18];[.ET26])" office:value-type="string" office:string-value="" calcext:value-type="error">
            <text:p>#DIV/0!</text:p>
          </table:table-cell>
          <table:table-cell table:style-name="ce7" table:formula="of:=AVERAGE([.EU2];[.EU10];[.EU18];[.EU26])" office:value-type="string" office:string-value="" calcext:value-type="error">
            <text:p>#DIV/0!</text:p>
          </table:table-cell>
          <table:table-cell table:style-name="ce7" table:formula="of:=AVERAGE([.EV2];[.EV10];[.EV18];[.EV26])" office:value-type="string" office:string-value="" calcext:value-type="error">
            <text:p>#DIV/0!</text:p>
          </table:table-cell>
          <table:table-cell table:style-name="ce7" table:formula="of:=AVERAGE([.EW2];[.EW10];[.EW18];[.EW26])" office:value-type="string" office:string-value="" calcext:value-type="error">
            <text:p>#DIV/0!</text:p>
          </table:table-cell>
          <table:table-cell table:style-name="ce7" table:formula="of:=AVERAGE([.EX2];[.EX10];[.EX18];[.EX26])" office:value-type="string" office:string-value="" calcext:value-type="error">
            <text:p>#DIV/0!</text:p>
          </table:table-cell>
          <table:table-cell table:style-name="ce7" table:formula="of:=AVERAGE([.EY2];[.EY10];[.EY18];[.EY26])" office:value-type="string" office:string-value="" calcext:value-type="error">
            <text:p>#DIV/0!</text:p>
          </table:table-cell>
          <table:table-cell table:style-name="ce7" table:formula="of:=AVERAGE([.EZ2];[.EZ10];[.EZ18];[.EZ26])" office:value-type="string" office:string-value="" calcext:value-type="error">
            <text:p>#DIV/0!</text:p>
          </table:table-cell>
          <table:table-cell table:style-name="ce7" table:formula="of:=AVERAGE([.FA2];[.FA10];[.FA18];[.FA26])" office:value-type="string" office:string-value="" calcext:value-type="error">
            <text:p>#DIV/0!</text:p>
          </table:table-cell>
          <table:table-cell table:style-name="ce7" table:formula="of:=AVERAGE([.FB2];[.FB10];[.FB18];[.FB26])" office:value-type="string" office:string-value="" calcext:value-type="error">
            <text:p>#DIV/0!</text:p>
          </table:table-cell>
          <table:table-cell table:style-name="ce7" table:formula="of:=AVERAGE([.FC2];[.FC10];[.FC18];[.FC26])" office:value-type="string" office:string-value="" calcext:value-type="error">
            <text:p>#DIV/0!</text:p>
          </table:table-cell>
          <table:table-cell table:style-name="ce7" table:formula="of:=AVERAGE([.FD2];[.FD10];[.FD18];[.FD26])" office:value-type="string" office:string-value="" calcext:value-type="error">
            <text:p>#DIV/0!</text:p>
          </table:table-cell>
          <table:table-cell table:style-name="ce7" table:formula="of:=AVERAGE([.FE2];[.FE10];[.FE18];[.FE26])" office:value-type="string" office:string-value="" calcext:value-type="error">
            <text:p>#DIV/0!</text:p>
          </table:table-cell>
          <table:table-cell table:style-name="ce7" table:formula="of:=AVERAGE([.FF2];[.FF10];[.FF18];[.FF26])" office:value-type="string" office:string-value="" calcext:value-type="error">
            <text:p>#DIV/0!</text:p>
          </table:table-cell>
          <table:table-cell table:style-name="ce7" table:formula="of:=AVERAGE([.FG2];[.FG10];[.FG18];[.FG26])" office:value-type="string" office:string-value="" calcext:value-type="error">
            <text:p>#DIV/0!</text:p>
          </table:table-cell>
          <table:table-cell table:style-name="ce7" table:formula="of:=AVERAGE([.FH2];[.FH10];[.FH18];[.FH26])" office:value-type="string" office:string-value="" calcext:value-type="error">
            <text:p>#DIV/0!</text:p>
          </table:table-cell>
          <table:table-cell table:style-name="ce7" table:formula="of:=AVERAGE([.FI2];[.FI10];[.FI18];[.FI26])" office:value-type="string" office:string-value="" calcext:value-type="error">
            <text:p>#DIV/0!</text:p>
          </table:table-cell>
          <table:table-cell table:style-name="ce7" table:formula="of:=AVERAGE([.FJ2];[.FJ10];[.FJ18];[.FJ26])" office:value-type="string" office:string-value="" calcext:value-type="error">
            <text:p>#DIV/0!</text:p>
          </table:table-cell>
          <table:table-cell table:style-name="ce7" table:formula="of:=AVERAGE([.FK2];[.FK10];[.FK18];[.FK26])" office:value-type="string" office:string-value="" calcext:value-type="error">
            <text:p>#DIV/0!</text:p>
          </table:table-cell>
          <table:table-cell table:style-name="ce7" table:formula="of:=AVERAGE([.FL2];[.FL10];[.FL18];[.FL26])" office:value-type="string" office:string-value="" calcext:value-type="error">
            <text:p>#DIV/0!</text:p>
          </table:table-cell>
          <table:table-cell table:style-name="ce7" table:formula="of:=AVERAGE([.FM2];[.FM10];[.FM18];[.FM26])" office:value-type="string" office:string-value="" calcext:value-type="error">
            <text:p>#DIV/0!</text:p>
          </table:table-cell>
          <table:table-cell table:style-name="ce7" table:formula="of:=AVERAGE([.FN2];[.FN10];[.FN18];[.FN26])" office:value-type="string" office:string-value="" calcext:value-type="error">
            <text:p>#DIV/0!</text:p>
          </table:table-cell>
          <table:table-cell table:style-name="ce7" table:formula="of:=AVERAGE([.FO2];[.FO10];[.FO18];[.FO26])" office:value-type="string" office:string-value="" calcext:value-type="error">
            <text:p>#DIV/0!</text:p>
          </table:table-cell>
          <table:table-cell table:style-name="ce7" table:formula="of:=AVERAGE([.FP2];[.FP10];[.FP18];[.FP26])" office:value-type="string" office:string-value="" calcext:value-type="error">
            <text:p>#DIV/0!</text:p>
          </table:table-cell>
          <table:table-cell table:style-name="ce7" table:formula="of:=AVERAGE([.FQ2];[.FQ10];[.FQ18];[.FQ26])" office:value-type="string" office:string-value="" calcext:value-type="error">
            <text:p>#DIV/0!</text:p>
          </table:table-cell>
          <table:table-cell table:style-name="ce7" table:formula="of:=AVERAGE([.FR2];[.FR10];[.FR18];[.FR26])" office:value-type="string" office:string-value="" calcext:value-type="error">
            <text:p>#DIV/0!</text:p>
          </table:table-cell>
          <table:table-cell table:style-name="ce7" table:formula="of:=AVERAGE([.FS2];[.FS10];[.FS18];[.FS26])" office:value-type="string" office:string-value="" calcext:value-type="error">
            <text:p>#DIV/0!</text:p>
          </table:table-cell>
          <table:table-cell table:style-name="ce7" table:formula="of:=AVERAGE([.FT2];[.FT10];[.FT18];[.FT26])" office:value-type="string" office:string-value="" calcext:value-type="error">
            <text:p>#DIV/0!</text:p>
          </table:table-cell>
          <table:table-cell table:style-name="ce7" table:formula="of:=AVERAGE([.FU2];[.FU10];[.FU18];[.FU26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1">
          <table:table-cell table:style-name="ce5" office:value-type="string" calcext:value-type="string">
            <text:p>1,TestOp_80,1,60,false,Any["Normalize"],1,(30,75,50)</text:p>
          </table:table-cell>
          <table:table-cell table:style-name="ce7" table:formula="of:=AVERAGE([.B3];[.B11];[.B19];[.B27];[.B35])" office:value-type="float" office:value="27.856" calcext:value-type="float">
            <text:p>27.856</text:p>
          </table:table-cell>
          <table:table-cell table:style-name="ce7" table:formula="of:=AVERAGE([.C3];[.C11];[.C19];[.C27];[.C35])" office:value-type="float" office:value="64.998" calcext:value-type="float">
            <text:p>64.998</text:p>
          </table:table-cell>
          <table:table-cell table:style-name="ce7" table:formula="of:=AVERAGE([.D3];[.D11];[.D19];[.D27];[.D35])" office:value-type="float" office:value="62.858" calcext:value-type="float">
            <text:p>62.858</text:p>
          </table:table-cell>
          <table:table-cell table:style-name="ce7" table:formula="of:=AVERAGE([.E3];[.E11];[.E19];[.E27];[.E35])" office:value-type="float" office:value="64.208" calcext:value-type="float">
            <text:p>64.208</text:p>
          </table:table-cell>
          <table:table-cell table:style-name="ce7" table:formula="of:=AVERAGE([.F3];[.F11];[.F19];[.F27];[.F35])" office:value-type="float" office:value="63.93" calcext:value-type="float">
            <text:p>63.93</text:p>
          </table:table-cell>
          <table:table-cell table:style-name="ce16" table:formula="of:=AVERAGE([.G3];[.G11];[.G19];[.G27];[.G35])" office:value-type="time" office:time-value="PT00H04M29S" calcext:value-type="time">
            <text:p>12:04:29 AM</text:p>
          </table:table-cell>
          <table:table-cell table:style-name="ce7" table:formula="of:=AVERAGE([.H3];[.H11];[.H19];[.H27];[.H35])" office:value-type="float" office:value="42.002" calcext:value-type="float">
            <text:p>42.002</text:p>
          </table:table-cell>
          <table:table-cell table:style-name="ce7" table:formula="of:=AVERAGE([.I3];[.I11];[.I19];[.I27];[.I35])" office:value-type="float" office:value="67.43" calcext:value-type="float">
            <text:p>67.43</text:p>
          </table:table-cell>
          <table:table-cell table:style-name="ce7" table:formula="of:=AVERAGE([.J3];[.J11];[.J19];[.J27];[.J35])" office:value-type="float" office:value="74.57" calcext:value-type="float">
            <text:p>74.57</text:p>
          </table:table-cell>
          <table:table-cell table:style-name="ce7" table:formula="of:=AVERAGE([.K3];[.K11];[.K19];[.K27];[.K35])" office:value-type="float" office:value="72.81" calcext:value-type="float">
            <text:p>72.81</text:p>
          </table:table-cell>
          <table:table-cell table:style-name="ce7" table:formula="of:=AVERAGE([.L3];[.L11];[.L19];[.L27];[.L35])" office:value-type="float" office:value="70.998" calcext:value-type="float">
            <text:p>70.998</text:p>
          </table:table-cell>
          <table:table-cell table:style-name="ce7" table:formula="of:=AVERAGE([.M3];[.M11];[.M19];[.M27];[.M35])" office:value-type="float" office:value="0" calcext:value-type="float">
            <text:p>0</text:p>
          </table:table-cell>
          <table:table-cell table:style-name="ce7" table:formula="of:=AVERAGE([.N3];[.N11];[.N19];[.N27];[.N35])" office:value-type="float" office:value="0.00607142857142857" calcext:value-type="float">
            <text:p>0.006071428571429</text:p>
          </table:table-cell>
          <table:table-cell table:style-name="ce7" table:formula="of:=AVERAGE([.O3];[.O11];[.O19];[.O27];[.O35])" office:value-type="float" office:value="0.00178571428571429" calcext:value-type="float">
            <text:p>0.001785714285714</text:p>
          </table:table-cell>
          <table:table-cell table:style-name="ce7" table:formula="of:=AVERAGE([.P3];[.P11];[.P19];[.P27];[.P35])" office:value-type="float" office:value="0.00252551020408163" calcext:value-type="float">
            <text:p>0.002525510204082</text:p>
          </table:table-cell>
          <table:table-cell table:style-name="ce7" table:formula="of:=AVERAGE([.Q3];[.Q11];[.Q19];[.Q27];[.Q35])" office:value-type="float" office:value="0.00235814037766307" calcext:value-type="float">
            <text:p>0.002358140377663</text:p>
          </table:table-cell>
          <table:table-cell table:style-name="ce7" table:formula="of:=AVERAGE([.R3];[.R11];[.R19];[.R27];[.R35])" office:value-type="float" office:value="0.00151785714285714" calcext:value-type="float">
            <text:p>0.001517857142857</text:p>
          </table:table-cell>
          <table:table-cell table:style-name="ce7" table:formula="of:=AVERAGE([.S3];[.S11];[.S19];[.S27];[.S35])" office:value-type="float" office:value="0" calcext:value-type="float">
            <text:p>0</text:p>
          </table:table-cell>
          <table:table-cell table:style-name="ce16" table:formula="of:=AVERAGE([.T3];[.T11];[.T19];[.T27];[.T35])" office:value-type="time" office:time-value="PT00H00M00S" calcext:value-type="time">
            <text:p>12:00:00 AM</text:p>
          </table:table-cell>
          <table:table-cell table:style-name="ce7" table:formula="of:=AVERAGE([.U3];[.U11];[.U19];[.U27];[.U35])" office:value-type="float" office:value="43.574" calcext:value-type="float">
            <text:p>43.574</text:p>
          </table:table-cell>
          <table:table-cell table:style-name="ce7" table:formula="of:=AVERAGE([.V3];[.V11];[.V19];[.V27];[.V35])" office:value-type="float" office:value="67.856" calcext:value-type="float">
            <text:p>67.856</text:p>
          </table:table-cell>
          <table:table-cell table:style-name="ce7" table:formula="of:=AVERAGE([.W3];[.W11];[.W19];[.W27];[.W35])" office:value-type="float" office:value="75.716" calcext:value-type="float">
            <text:p>75.716</text:p>
          </table:table-cell>
          <table:table-cell table:style-name="ce7" table:formula="of:=AVERAGE([.X3];[.X11];[.X19];[.X27];[.X35])" office:value-type="float" office:value="73.608" calcext:value-type="float">
            <text:p>73.608</text:p>
          </table:table-cell>
          <table:table-cell table:style-name="ce7" table:formula="of:=AVERAGE([.Y3];[.Y11];[.Y19];[.Y27];[.Y35])" office:value-type="float" office:value="71.786" calcext:value-type="float">
            <text:p>71.786</text:p>
          </table:table-cell>
          <table:table-cell table:style-name="ce7" table:formula="of:=AVERAGE([.Z3];[.Z11];[.Z19];[.Z27];[.Z35])" office:value-type="float" office:value="0" calcext:value-type="float">
            <text:p>0</text:p>
          </table:table-cell>
          <table:table-cell table:style-name="ce7" table:formula="of:=AVERAGE([.AA3];[.AA11];[.AA19];[.AA27];[.AA35])" office:value-type="float" office:value="0.00239795918367347" calcext:value-type="float">
            <text:p>0.002397959183673</text:p>
          </table:table-cell>
          <table:table-cell table:style-name="ce7" table:formula="of:=AVERAGE([.AB3];[.AB11];[.AB19];[.AB27];[.AB35])" office:value-type="float" office:value="0.00125" calcext:value-type="float">
            <text:p>0.00125</text:p>
          </table:table-cell>
          <table:table-cell table:style-name="ce7" table:formula="of:=AVERAGE([.AC3];[.AC11];[.AC19];[.AC27];[.AC35])" office:value-type="float" office:value="0.00135204081632653" calcext:value-type="float">
            <text:p>0.001352040816327</text:p>
          </table:table-cell>
          <table:table-cell table:style-name="ce7" table:formula="of:=AVERAGE([.AD3];[.AD11];[.AD19];[.AD27];[.AD35])" office:value-type="float" office:value="0.00102128390588062" calcext:value-type="float">
            <text:p>0.001021283905881</text:p>
          </table:table-cell>
          <table:table-cell table:style-name="ce7" table:formula="of:=AVERAGE([.AE3];[.AE11];[.AE19];[.AE27];[.AE35])" office:value-type="float" office:value="0.000599489795918367" calcext:value-type="float">
            <text:p>0.000599489795918</text:p>
          </table:table-cell>
          <table:table-cell table:style-name="ce7" table:formula="of:=AVERAGE([.AF3];[.AF11];[.AF19];[.AF27];[.AF35])" office:value-type="float" office:value="0" calcext:value-type="float">
            <text:p>0</text:p>
          </table:table-cell>
          <table:table-cell table:style-name="ce16" table:formula="of:=AVERAGE([.AG3];[.AG11];[.AG19];[.AG27];[.AG35])" office:value-type="time" office:time-value="PT00H00M00S" calcext:value-type="time">
            <text:p>12:00:00 AM</text:p>
          </table:table-cell>
          <table:table-cell table:style-name="ce7" table:formula="of:=AVERAGE([.AH3];[.AH11];[.AH19];[.AH27];[.AH35])" office:value-type="float" office:value="43.286" calcext:value-type="float">
            <text:p>43.286</text:p>
          </table:table-cell>
          <table:table-cell table:style-name="ce7" table:formula="of:=AVERAGE([.AI3];[.AI11];[.AI19];[.AI27];[.AI35])" office:value-type="float" office:value="68.142" calcext:value-type="float">
            <text:p>68.142</text:p>
          </table:table-cell>
          <table:table-cell table:style-name="ce7" table:formula="of:=AVERAGE([.AJ3];[.AJ11];[.AJ19];[.AJ27];[.AJ35])" office:value-type="float" office:value="75.142" calcext:value-type="float">
            <text:p>75.142</text:p>
          </table:table-cell>
          <table:table-cell table:style-name="ce7" table:formula="of:=AVERAGE([.AK3];[.AK11];[.AK19];[.AK27];[.AK35])" office:value-type="float" office:value="73.452" calcext:value-type="float">
            <text:p>73.452</text:p>
          </table:table-cell>
          <table:table-cell table:style-name="ce7" table:formula="of:=AVERAGE([.AL3];[.AL11];[.AL19];[.AL27];[.AL35])" office:value-type="float" office:value="71.644" calcext:value-type="float">
            <text:p>71.644</text:p>
          </table:table-cell>
          <table:table-cell table:style-name="ce7" table:formula="of:=AVERAGE([.AM3];[.AM11];[.AM19];[.AM27];[.AM35])" office:value-type="float" office:value="27.124" calcext:value-type="float">
            <text:p>27.124</text:p>
          </table:table-cell>
          <table:table-cell table:style-name="ce7" table:formula="of:=AVERAGE([.AN3];[.AN11];[.AN19];[.AN27];[.AN35])" office:value-type="float" office:value="0.00288265306122449" calcext:value-type="float">
            <text:p>0.002882653061224</text:p>
          </table:table-cell>
          <table:table-cell table:style-name="ce7" table:formula="of:=AVERAGE([.AO3];[.AO11];[.AO19];[.AO27];[.AO35])" office:value-type="float" office:value="0.00107142857142857" calcext:value-type="float">
            <text:p>0.001071428571429</text:p>
          </table:table-cell>
          <table:table-cell table:style-name="ce7" table:formula="of:=AVERAGE([.AP3];[.AP11];[.AP19];[.AP27];[.AP35])" office:value-type="float" office:value="0.00153061224489796" calcext:value-type="float">
            <text:p>0.001530612244898</text:p>
          </table:table-cell>
          <table:table-cell table:style-name="ce7" table:formula="of:=AVERAGE([.AQ3];[.AQ11];[.AQ19];[.AQ27];[.AQ35])" office:value-type="float" office:value="0.00104495067423189" calcext:value-type="float">
            <text:p>0.001044950674232</text:p>
          </table:table-cell>
          <table:table-cell table:style-name="ce7" table:formula="of:=AVERAGE([.AR3];[.AR11];[.AR19];[.AR27];[.AR35])" office:value-type="float" office:value="0.000720663265306123" calcext:value-type="float">
            <text:p>0.000720663265306</text:p>
          </table:table-cell>
          <table:table-cell table:style-name="ce7" table:formula="of:=AVERAGE([.AS3];[.AS11];[.AS19];[.AS27];[.AS35])" office:value-type="float" office:value="0.000247662229802308" calcext:value-type="float">
            <text:p>0.000247662229802</text:p>
          </table:table-cell>
          <table:table-cell table:style-name="ce16" table:formula="of:=AVERAGE([.AT3];[.AT11];[.AT19];[.AT27];[.AT35])" office:value-type="time" office:time-value="PT01H06M17.6S" calcext:value-type="time">
            <text:p>01:06:17 AM</text:p>
          </table:table-cell>
          <table:table-cell table:style-name="ce7" table:formula="of:=AVERAGE([.AU3];[.AU11];[.AU19];[.AU27];[.AU35])" office:value-type="float" office:value="45.142" calcext:value-type="float">
            <text:p>45.142</text:p>
          </table:table-cell>
          <table:table-cell table:style-name="ce7" table:formula="of:=AVERAGE([.AV3];[.AV11];[.AV19];[.AV27];[.AV35])" office:value-type="float" office:value="68.716" calcext:value-type="float">
            <text:p>68.716</text:p>
          </table:table-cell>
          <table:table-cell table:style-name="ce7" table:formula="of:=AVERAGE([.AW3];[.AW11];[.AW19];[.AW27];[.AW35])" office:value-type="float" office:value="76.428" calcext:value-type="float">
            <text:p>76.428</text:p>
          </table:table-cell>
          <table:table-cell table:style-name="ce7" table:formula="of:=AVERAGE([.AX3];[.AX11];[.AX19];[.AX27];[.AX35])" office:value-type="float" office:value="74.656" calcext:value-type="float">
            <text:p>74.656</text:p>
          </table:table-cell>
          <table:table-cell table:style-name="ce7" table:formula="of:=AVERAGE([.AY3];[.AY11];[.AY19];[.AY27];[.AY35])" office:value-type="float" office:value="72.572" calcext:value-type="float">
            <text:p>72.572</text:p>
          </table:table-cell>
          <table:table-cell table:style-name="ce7" table:formula="of:=AVERAGE([.AZ3];[.AZ11];[.AZ19];[.AZ27];[.AZ35])" office:value-type="float" office:value="26.796" calcext:value-type="float">
            <text:p>26.796</text:p>
          </table:table-cell>
          <table:table-cell table:style-name="ce7" table:formula="of:=AVERAGE([.BA3];[.BA11];[.BA19];[.BA27];[.BA35])" office:value-type="float" office:value="0.00306122448979591" calcext:value-type="float">
            <text:p>0.003061224489796</text:p>
          </table:table-cell>
          <table:table-cell table:style-name="ce7" table:formula="of:=AVERAGE([.BB3];[.BB11];[.BB19];[.BB27];[.BB35])" office:value-type="float" office:value="0.00125" calcext:value-type="float">
            <text:p>0.00125</text:p>
          </table:table-cell>
          <table:table-cell table:style-name="ce7" table:formula="of:=AVERAGE([.BC3];[.BC11];[.BC19];[.BC27];[.BC35])" office:value-type="float" office:value="0.00165816326530612" calcext:value-type="float">
            <text:p>0.001658163265306</text:p>
          </table:table-cell>
          <table:table-cell table:style-name="ce7" table:formula="of:=AVERAGE([.BD3];[.BD11];[.BD19];[.BD27];[.BD35])" office:value-type="float" office:value="0.00138030286181819" calcext:value-type="float">
            <text:p>0.001380302861818</text:p>
          </table:table-cell>
          <table:table-cell table:style-name="ce42" table:formula="of:=AVERAGE([.BE3];[.BE11];[.BE19];[.BE27];[.BE35])" office:value-type="float" office:value="0.000765306122448979" calcext:value-type="float">
            <text:p>7.65E-04</text:p>
          </table:table-cell>
          <table:table-cell table:style-name="ce7" table:formula="of:=AVERAGE([.BF3];[.BF11];[.BF19];[.BF27];[.BF35])" office:value-type="float" office:value="0.000194220377476701" calcext:value-type="float">
            <text:p>0.000194220377477</text:p>
          </table:table-cell>
          <table:table-cell table:style-name="ce16" table:formula="of:=AVERAGE([.BG3];[.BG11];[.BG19];[.BG27];[.BG35])" office:value-type="time" office:time-value="PT00H15M34.8S" calcext:value-type="time">
            <text:p>12:15:34 AM</text:p>
          </table:table-cell>
          <table:table-cell table:style-name="ce7" table:formula="of:=AVERAGE([.BH3];[.BH11];[.BH19];[.BH27];[.BH35])" office:value-type="string" office:string-value="" calcext:value-type="error">
            <text:p>#DIV/0!</text:p>
          </table:table-cell>
          <table:table-cell table:style-name="ce7" table:formula="of:=AVERAGE([.BI3];[.BI11];[.BI19];[.BI27];[.BI35])" office:value-type="string" office:string-value="" calcext:value-type="error">
            <text:p>#DIV/0!</text:p>
          </table:table-cell>
          <table:table-cell table:style-name="ce7" table:formula="of:=AVERAGE([.BJ3];[.BJ11];[.BJ19];[.BJ27];[.BJ35])" office:value-type="string" office:string-value="" calcext:value-type="error">
            <text:p>#DIV/0!</text:p>
          </table:table-cell>
          <table:table-cell table:style-name="ce7" table:formula="of:=AVERAGE([.BK3];[.BK11];[.BK19];[.BK27];[.BK35])" office:value-type="string" office:string-value="" calcext:value-type="error">
            <text:p>#DIV/0!</text:p>
          </table:table-cell>
          <table:table-cell table:style-name="ce7" table:formula="of:=AVERAGE([.BL3];[.BL11];[.BL19];[.BL27];[.BL35])" office:value-type="string" office:string-value="" calcext:value-type="error">
            <text:p>#DIV/0!</text:p>
          </table:table-cell>
          <table:table-cell table:style-name="ce7" table:formula="of:=AVERAGE([.BM3];[.BM11];[.BM19];[.BM27];[.BM35])" office:value-type="string" office:string-value="" calcext:value-type="error">
            <text:p>#DIV/0!</text:p>
          </table:table-cell>
          <table:table-cell table:style-name="ce7" table:formula="of:=AVERAGE([.BN3];[.BN11];[.BN19];[.BN27];[.BN35])" office:value-type="string" office:string-value="" calcext:value-type="error">
            <text:p>#DIV/0!</text:p>
          </table:table-cell>
          <table:table-cell table:style-name="ce7" table:formula="of:=AVERAGE([.BO3];[.BO11];[.BO19];[.BO27];[.BO35])" office:value-type="string" office:string-value="" calcext:value-type="error">
            <text:p>#DIV/0!</text:p>
          </table:table-cell>
          <table:table-cell table:style-name="ce7" table:formula="of:=AVERAGE([.BP3];[.BP11];[.BP19];[.BP27];[.BP35])" office:value-type="string" office:string-value="" calcext:value-type="error">
            <text:p>#DIV/0!</text:p>
          </table:table-cell>
          <table:table-cell table:style-name="ce7" table:formula="of:=AVERAGE([.BQ3];[.BQ11];[.BQ19];[.BQ27];[.BQ35])" office:value-type="string" office:string-value="" calcext:value-type="error">
            <text:p>#DIV/0!</text:p>
          </table:table-cell>
          <table:table-cell table:style-name="ce7" table:formula="of:=AVERAGE([.BR3];[.BR11];[.BR19];[.BR27];[.BR35])" office:value-type="string" office:string-value="" calcext:value-type="error">
            <text:p>#DIV/0!</text:p>
          </table:table-cell>
          <table:table-cell table:style-name="ce7" table:formula="of:=AVERAGE([.BS3];[.BS11];[.BS19];[.BS27];[.BS35])" office:value-type="string" office:string-value="" calcext:value-type="error">
            <text:p>#DIV/0!</text:p>
          </table:table-cell>
          <table:table-cell table:style-name="ce7" table:formula="of:=AVERAGE([.BT3];[.BT11];[.BT19];[.BT27];[.BT35])" office:value-type="string" office:string-value="" calcext:value-type="error">
            <text:p>#DIV/0!</text:p>
          </table:table-cell>
          <table:table-cell table:style-name="ce7" table:formula="of:=AVERAGE([.BU3];[.BU11];[.BU19];[.BU27];[.BU35])" office:value-type="string" office:string-value="" calcext:value-type="error">
            <text:p>#DIV/0!</text:p>
          </table:table-cell>
          <table:table-cell table:style-name="ce7" table:formula="of:=AVERAGE([.BV3];[.BV11];[.BV19];[.BV27];[.BV35])" office:value-type="string" office:string-value="" calcext:value-type="error">
            <text:p>#DIV/0!</text:p>
          </table:table-cell>
          <table:table-cell table:style-name="ce7" table:formula="of:=AVERAGE([.BW3];[.BW11];[.BW19];[.BW27];[.BW35])" office:value-type="string" office:string-value="" calcext:value-type="error">
            <text:p>#DIV/0!</text:p>
          </table:table-cell>
          <table:table-cell table:style-name="ce7" table:formula="of:=AVERAGE([.BX3];[.BX11];[.BX19];[.BX27];[.BX35])" office:value-type="string" office:string-value="" calcext:value-type="error">
            <text:p>#DIV/0!</text:p>
          </table:table-cell>
          <table:table-cell table:style-name="ce7" table:formula="of:=AVERAGE([.BY3];[.BY11];[.BY19];[.BY27];[.BY35])" office:value-type="string" office:string-value="" calcext:value-type="error">
            <text:p>#DIV/0!</text:p>
          </table:table-cell>
          <table:table-cell table:style-name="ce7" table:formula="of:=AVERAGE([.BZ3];[.BZ11];[.BZ19];[.BZ27];[.BZ35])" office:value-type="string" office:string-value="" calcext:value-type="error">
            <text:p>#DIV/0!</text:p>
          </table:table-cell>
          <table:table-cell table:style-name="ce7" table:formula="of:=AVERAGE([.CA3];[.CA11];[.CA19];[.CA27];[.CA35])" office:value-type="string" office:string-value="" calcext:value-type="error">
            <text:p>#DIV/0!</text:p>
          </table:table-cell>
          <table:table-cell table:style-name="ce7" table:formula="of:=AVERAGE([.CB3];[.CB11];[.CB19];[.CB27];[.CB35])" office:value-type="string" office:string-value="" calcext:value-type="error">
            <text:p>#DIV/0!</text:p>
          </table:table-cell>
          <table:table-cell table:style-name="ce7" table:formula="of:=AVERAGE([.CC3];[.CC11];[.CC19];[.CC27];[.CC35])" office:value-type="string" office:string-value="" calcext:value-type="error">
            <text:p>#DIV/0!</text:p>
          </table:table-cell>
          <table:table-cell table:style-name="ce7" table:formula="of:=AVERAGE([.CD3];[.CD11];[.CD19];[.CD27];[.CD35])" office:value-type="string" office:string-value="" calcext:value-type="error">
            <text:p>#DIV/0!</text:p>
          </table:table-cell>
          <table:table-cell table:style-name="ce7" table:formula="of:=AVERAGE([.CE3];[.CE11];[.CE19];[.CE27];[.CE35])" office:value-type="string" office:string-value="" calcext:value-type="error">
            <text:p>#DIV/0!</text:p>
          </table:table-cell>
          <table:table-cell table:style-name="ce7" table:formula="of:=AVERAGE([.CF3];[.CF11];[.CF19];[.CF27];[.CF35])" office:value-type="string" office:string-value="" calcext:value-type="error">
            <text:p>#DIV/0!</text:p>
          </table:table-cell>
          <table:table-cell table:style-name="ce7" table:formula="of:=AVERAGE([.CG3];[.CG11];[.CG19];[.CG27];[.CG35])" office:value-type="string" office:string-value="" calcext:value-type="error">
            <text:p>#DIV/0!</text:p>
          </table:table-cell>
          <table:table-cell table:style-name="ce7" table:formula="of:=AVERAGE([.CH3];[.CH11];[.CH19];[.CH27])" office:value-type="string" office:string-value="" calcext:value-type="error">
            <text:p>#DIV/0!</text:p>
          </table:table-cell>
          <table:table-cell table:style-name="ce7" table:formula="of:=AVERAGE([.CI3];[.CI11];[.CI19];[.CI27])" office:value-type="string" office:string-value="" calcext:value-type="error">
            <text:p>#DIV/0!</text:p>
          </table:table-cell>
          <table:table-cell table:style-name="ce7" table:formula="of:=AVERAGE([.CJ3];[.CJ11];[.CJ19];[.CJ27])" office:value-type="string" office:string-value="" calcext:value-type="error">
            <text:p>#DIV/0!</text:p>
          </table:table-cell>
          <table:table-cell table:style-name="ce7" table:formula="of:=AVERAGE([.CK3];[.CK11];[.CK19];[.CK27])" office:value-type="string" office:string-value="" calcext:value-type="error">
            <text:p>#DIV/0!</text:p>
          </table:table-cell>
          <table:table-cell table:style-name="ce7" table:formula="of:=AVERAGE([.CL3];[.CL11];[.CL19];[.CL27])" office:value-type="string" office:string-value="" calcext:value-type="error">
            <text:p>#DIV/0!</text:p>
          </table:table-cell>
          <table:table-cell table:style-name="ce7" table:formula="of:=AVERAGE([.CM3];[.CM11];[.CM19];[.CM27])" office:value-type="string" office:string-value="" calcext:value-type="error">
            <text:p>#DIV/0!</text:p>
          </table:table-cell>
          <table:table-cell table:style-name="ce7" table:formula="of:=AVERAGE([.CN3];[.CN11];[.CN19];[.CN27])" office:value-type="string" office:string-value="" calcext:value-type="error">
            <text:p>#DIV/0!</text:p>
          </table:table-cell>
          <table:table-cell table:style-name="ce7" table:formula="of:=AVERAGE([.CO3];[.CO11];[.CO19];[.CO27])" office:value-type="string" office:string-value="" calcext:value-type="error">
            <text:p>#DIV/0!</text:p>
          </table:table-cell>
          <table:table-cell table:style-name="ce7" table:formula="of:=AVERAGE([.CP3];[.CP11];[.CP19];[.CP27])" office:value-type="string" office:string-value="" calcext:value-type="error">
            <text:p>#DIV/0!</text:p>
          </table:table-cell>
          <table:table-cell table:style-name="ce7" table:formula="of:=AVERAGE([.CQ3];[.CQ11];[.CQ19];[.CQ27])" office:value-type="string" office:string-value="" calcext:value-type="error">
            <text:p>#DIV/0!</text:p>
          </table:table-cell>
          <table:table-cell table:style-name="ce7" table:formula="of:=AVERAGE([.CR3];[.CR11];[.CR19];[.CR27])" office:value-type="string" office:string-value="" calcext:value-type="error">
            <text:p>#DIV/0!</text:p>
          </table:table-cell>
          <table:table-cell table:style-name="ce7" table:formula="of:=AVERAGE([.CS3];[.CS11];[.CS19];[.CS27])" office:value-type="string" office:string-value="" calcext:value-type="error">
            <text:p>#DIV/0!</text:p>
          </table:table-cell>
          <table:table-cell table:style-name="ce7" table:formula="of:=AVERAGE([.CT3];[.CT11];[.CT19];[.CT27])" office:value-type="string" office:string-value="" calcext:value-type="error">
            <text:p>#DIV/0!</text:p>
          </table:table-cell>
          <table:table-cell table:style-name="ce7" table:formula="of:=AVERAGE([.CU3];[.CU11];[.CU19];[.CU27])" office:value-type="string" office:string-value="" calcext:value-type="error">
            <text:p>#DIV/0!</text:p>
          </table:table-cell>
          <table:table-cell table:style-name="ce7" table:formula="of:=AVERAGE([.CV3];[.CV11];[.CV19];[.CV27])" office:value-type="string" office:string-value="" calcext:value-type="error">
            <text:p>#DIV/0!</text:p>
          </table:table-cell>
          <table:table-cell table:style-name="ce7" table:formula="of:=AVERAGE([.CW3];[.CW11];[.CW19];[.CW27])" office:value-type="string" office:string-value="" calcext:value-type="error">
            <text:p>#DIV/0!</text:p>
          </table:table-cell>
          <table:table-cell table:style-name="ce7" table:formula="of:=AVERAGE([.CX3];[.CX11];[.CX19];[.CX27])" office:value-type="string" office:string-value="" calcext:value-type="error">
            <text:p>#DIV/0!</text:p>
          </table:table-cell>
          <table:table-cell table:style-name="ce7" table:formula="of:=AVERAGE([.CY3];[.CY11];[.CY19];[.CY27])" office:value-type="string" office:string-value="" calcext:value-type="error">
            <text:p>#DIV/0!</text:p>
          </table:table-cell>
          <table:table-cell table:style-name="ce7" table:formula="of:=AVERAGE([.CZ3];[.CZ11];[.CZ19];[.CZ27])" office:value-type="string" office:string-value="" calcext:value-type="error">
            <text:p>#DIV/0!</text:p>
          </table:table-cell>
          <table:table-cell table:style-name="ce7" table:formula="of:=AVERAGE([.DA3];[.DA11];[.DA19];[.DA27])" office:value-type="string" office:string-value="" calcext:value-type="error">
            <text:p>#DIV/0!</text:p>
          </table:table-cell>
          <table:table-cell table:style-name="ce7" table:formula="of:=AVERAGE([.DB3];[.DB11];[.DB19];[.DB27])" office:value-type="string" office:string-value="" calcext:value-type="error">
            <text:p>#DIV/0!</text:p>
          </table:table-cell>
          <table:table-cell table:style-name="ce7" table:formula="of:=AVERAGE([.DC3];[.DC11];[.DC19];[.DC27])" office:value-type="string" office:string-value="" calcext:value-type="error">
            <text:p>#DIV/0!</text:p>
          </table:table-cell>
          <table:table-cell table:style-name="ce7" table:formula="of:=AVERAGE([.DD3];[.DD11];[.DD19];[.DD27])" office:value-type="string" office:string-value="" calcext:value-type="error">
            <text:p>#DIV/0!</text:p>
          </table:table-cell>
          <table:table-cell table:style-name="ce7" table:formula="of:=AVERAGE([.DE3];[.DE11];[.DE19];[.DE27])" office:value-type="string" office:string-value="" calcext:value-type="error">
            <text:p>#DIV/0!</text:p>
          </table:table-cell>
          <table:table-cell table:style-name="ce7" table:formula="of:=AVERAGE([.DF3];[.DF11];[.DF19];[.DF27])" office:value-type="string" office:string-value="" calcext:value-type="error">
            <text:p>#DIV/0!</text:p>
          </table:table-cell>
          <table:table-cell table:style-name="ce7" table:formula="of:=AVERAGE([.DG3];[.DG11];[.DG19];[.DG27])" office:value-type="string" office:string-value="" calcext:value-type="error">
            <text:p>#DIV/0!</text:p>
          </table:table-cell>
          <table:table-cell table:style-name="ce7" table:formula="of:=AVERAGE([.DH3];[.DH11];[.DH19];[.DH27])" office:value-type="string" office:string-value="" calcext:value-type="error">
            <text:p>#DIV/0!</text:p>
          </table:table-cell>
          <table:table-cell table:style-name="ce7" table:formula="of:=AVERAGE([.DI3];[.DI11];[.DI19];[.DI27])" office:value-type="string" office:string-value="" calcext:value-type="error">
            <text:p>#DIV/0!</text:p>
          </table:table-cell>
          <table:table-cell table:style-name="ce7" table:formula="of:=AVERAGE([.DJ3];[.DJ11];[.DJ19];[.DJ27])" office:value-type="string" office:string-value="" calcext:value-type="error">
            <text:p>#DIV/0!</text:p>
          </table:table-cell>
          <table:table-cell table:style-name="ce7" table:formula="of:=AVERAGE([.DK3];[.DK11];[.DK19];[.DK27])" office:value-type="string" office:string-value="" calcext:value-type="error">
            <text:p>#DIV/0!</text:p>
          </table:table-cell>
          <table:table-cell table:style-name="ce7" table:formula="of:=AVERAGE([.DL3];[.DL11];[.DL19];[.DL27])" office:value-type="string" office:string-value="" calcext:value-type="error">
            <text:p>#DIV/0!</text:p>
          </table:table-cell>
          <table:table-cell table:style-name="ce7" table:formula="of:=AVERAGE([.DM3];[.DM11];[.DM19];[.DM27])" office:value-type="string" office:string-value="" calcext:value-type="error">
            <text:p>#DIV/0!</text:p>
          </table:table-cell>
          <table:table-cell table:style-name="ce7" table:formula="of:=AVERAGE([.DN3];[.DN11];[.DN19];[.DN27])" office:value-type="string" office:string-value="" calcext:value-type="error">
            <text:p>#DIV/0!</text:p>
          </table:table-cell>
          <table:table-cell table:style-name="ce7" table:formula="of:=AVERAGE([.DO3];[.DO11];[.DO19];[.DO27])" office:value-type="string" office:string-value="" calcext:value-type="error">
            <text:p>#DIV/0!</text:p>
          </table:table-cell>
          <table:table-cell table:style-name="ce7" table:formula="of:=AVERAGE([.DP3];[.DP11];[.DP19];[.DP27])" office:value-type="string" office:string-value="" calcext:value-type="error">
            <text:p>#DIV/0!</text:p>
          </table:table-cell>
          <table:table-cell table:style-name="ce7" table:formula="of:=AVERAGE([.DQ3];[.DQ11];[.DQ19];[.DQ27])" office:value-type="string" office:string-value="" calcext:value-type="error">
            <text:p>#DIV/0!</text:p>
          </table:table-cell>
          <table:table-cell table:style-name="ce7" table:formula="of:=AVERAGE([.DR3];[.DR11];[.DR19];[.DR27])" office:value-type="string" office:string-value="" calcext:value-type="error">
            <text:p>#DIV/0!</text:p>
          </table:table-cell>
          <table:table-cell table:style-name="ce7" table:formula="of:=AVERAGE([.DS3];[.DS11];[.DS19];[.DS27])" office:value-type="string" office:string-value="" calcext:value-type="error">
            <text:p>#DIV/0!</text:p>
          </table:table-cell>
          <table:table-cell table:style-name="ce7" table:formula="of:=AVERAGE([.DT3];[.DT11];[.DT19];[.DT27])" office:value-type="string" office:string-value="" calcext:value-type="error">
            <text:p>#DIV/0!</text:p>
          </table:table-cell>
          <table:table-cell table:style-name="ce7" table:formula="of:=AVERAGE([.DU3];[.DU11];[.DU19];[.DU27])" office:value-type="string" office:string-value="" calcext:value-type="error">
            <text:p>#DIV/0!</text:p>
          </table:table-cell>
          <table:table-cell table:style-name="ce7" table:formula="of:=AVERAGE([.DV3];[.DV11];[.DV19];[.DV27])" office:value-type="string" office:string-value="" calcext:value-type="error">
            <text:p>#DIV/0!</text:p>
          </table:table-cell>
          <table:table-cell table:style-name="ce7" table:formula="of:=AVERAGE([.DW3];[.DW11];[.DW19];[.DW27])" office:value-type="string" office:string-value="" calcext:value-type="error">
            <text:p>#DIV/0!</text:p>
          </table:table-cell>
          <table:table-cell table:style-name="ce7" table:formula="of:=AVERAGE([.DX3];[.DX11];[.DX19];[.DX27])" office:value-type="string" office:string-value="" calcext:value-type="error">
            <text:p>#DIV/0!</text:p>
          </table:table-cell>
          <table:table-cell table:style-name="ce7" table:formula="of:=AVERAGE([.DY3];[.DY11];[.DY19];[.DY27])" office:value-type="string" office:string-value="" calcext:value-type="error">
            <text:p>#DIV/0!</text:p>
          </table:table-cell>
          <table:table-cell table:style-name="ce7" table:formula="of:=AVERAGE([.DZ3];[.DZ11];[.DZ19];[.DZ27])" office:value-type="string" office:string-value="" calcext:value-type="error">
            <text:p>#DIV/0!</text:p>
          </table:table-cell>
          <table:table-cell table:style-name="ce7" table:formula="of:=AVERAGE([.EA3];[.EA11];[.EA19];[.EA27])" office:value-type="string" office:string-value="" calcext:value-type="error">
            <text:p>#DIV/0!</text:p>
          </table:table-cell>
          <table:table-cell table:style-name="ce7" table:formula="of:=AVERAGE([.EB3];[.EB11];[.EB19];[.EB27])" office:value-type="string" office:string-value="" calcext:value-type="error">
            <text:p>#DIV/0!</text:p>
          </table:table-cell>
          <table:table-cell table:style-name="ce7" table:formula="of:=AVERAGE([.EC3];[.EC11];[.EC19];[.EC27])" office:value-type="string" office:string-value="" calcext:value-type="error">
            <text:p>#DIV/0!</text:p>
          </table:table-cell>
          <table:table-cell table:style-name="ce7" table:formula="of:=AVERAGE([.ED3];[.ED11];[.ED19];[.ED27])" office:value-type="string" office:string-value="" calcext:value-type="error">
            <text:p>#DIV/0!</text:p>
          </table:table-cell>
          <table:table-cell table:style-name="ce7" table:formula="of:=AVERAGE([.EE3];[.EE11];[.EE19];[.EE27])" office:value-type="string" office:string-value="" calcext:value-type="error">
            <text:p>#DIV/0!</text:p>
          </table:table-cell>
          <table:table-cell table:style-name="ce7" table:formula="of:=AVERAGE([.EF3];[.EF11];[.EF19];[.EF27])" office:value-type="string" office:string-value="" calcext:value-type="error">
            <text:p>#DIV/0!</text:p>
          </table:table-cell>
          <table:table-cell table:style-name="ce7" table:formula="of:=AVERAGE([.EG3];[.EG11];[.EG19];[.EG27])" office:value-type="string" office:string-value="" calcext:value-type="error">
            <text:p>#DIV/0!</text:p>
          </table:table-cell>
          <table:table-cell table:style-name="ce7" table:formula="of:=AVERAGE([.EH3];[.EH11];[.EH19];[.EH27])" office:value-type="string" office:string-value="" calcext:value-type="error">
            <text:p>#DIV/0!</text:p>
          </table:table-cell>
          <table:table-cell table:style-name="ce7" table:formula="of:=AVERAGE([.EI3];[.EI11];[.EI19];[.EI27])" office:value-type="string" office:string-value="" calcext:value-type="error">
            <text:p>#DIV/0!</text:p>
          </table:table-cell>
          <table:table-cell table:style-name="ce7" table:formula="of:=AVERAGE([.EJ3];[.EJ11];[.EJ19];[.EJ27])" office:value-type="string" office:string-value="" calcext:value-type="error">
            <text:p>#DIV/0!</text:p>
          </table:table-cell>
          <table:table-cell table:style-name="ce7" table:formula="of:=AVERAGE([.EK3];[.EK11];[.EK19];[.EK27])" office:value-type="string" office:string-value="" calcext:value-type="error">
            <text:p>#DIV/0!</text:p>
          </table:table-cell>
          <table:table-cell table:style-name="ce7" table:formula="of:=AVERAGE([.EL3];[.EL11];[.EL19];[.EL27])" office:value-type="string" office:string-value="" calcext:value-type="error">
            <text:p>#DIV/0!</text:p>
          </table:table-cell>
          <table:table-cell table:style-name="ce7" table:formula="of:=AVERAGE([.EM3];[.EM11];[.EM19];[.EM27])" office:value-type="string" office:string-value="" calcext:value-type="error">
            <text:p>#DIV/0!</text:p>
          </table:table-cell>
          <table:table-cell table:style-name="ce7" table:formula="of:=AVERAGE([.EN3];[.EN11];[.EN19];[.EN27])" office:value-type="string" office:string-value="" calcext:value-type="error">
            <text:p>#DIV/0!</text:p>
          </table:table-cell>
          <table:table-cell table:style-name="ce7" table:formula="of:=AVERAGE([.EO3];[.EO11];[.EO19];[.EO27])" office:value-type="string" office:string-value="" calcext:value-type="error">
            <text:p>#DIV/0!</text:p>
          </table:table-cell>
          <table:table-cell table:style-name="ce7" table:formula="of:=AVERAGE([.EP3];[.EP11];[.EP19];[.EP27])" office:value-type="string" office:string-value="" calcext:value-type="error">
            <text:p>#DIV/0!</text:p>
          </table:table-cell>
          <table:table-cell table:style-name="ce7" table:formula="of:=AVERAGE([.EQ3];[.EQ11];[.EQ19];[.EQ27])" office:value-type="string" office:string-value="" calcext:value-type="error">
            <text:p>#DIV/0!</text:p>
          </table:table-cell>
          <table:table-cell table:style-name="ce7" table:formula="of:=AVERAGE([.ER3];[.ER11];[.ER19];[.ER27])" office:value-type="string" office:string-value="" calcext:value-type="error">
            <text:p>#DIV/0!</text:p>
          </table:table-cell>
          <table:table-cell table:style-name="ce7" table:formula="of:=AVERAGE([.ES3];[.ES11];[.ES19];[.ES27])" office:value-type="string" office:string-value="" calcext:value-type="error">
            <text:p>#DIV/0!</text:p>
          </table:table-cell>
          <table:table-cell table:style-name="ce7" table:formula="of:=AVERAGE([.ET3];[.ET11];[.ET19];[.ET27])" office:value-type="string" office:string-value="" calcext:value-type="error">
            <text:p>#DIV/0!</text:p>
          </table:table-cell>
          <table:table-cell table:style-name="ce7" table:formula="of:=AVERAGE([.EU3];[.EU11];[.EU19];[.EU27])" office:value-type="string" office:string-value="" calcext:value-type="error">
            <text:p>#DIV/0!</text:p>
          </table:table-cell>
          <table:table-cell table:style-name="ce7" table:formula="of:=AVERAGE([.EV3];[.EV11];[.EV19];[.EV27])" office:value-type="string" office:string-value="" calcext:value-type="error">
            <text:p>#DIV/0!</text:p>
          </table:table-cell>
          <table:table-cell table:style-name="ce7" table:formula="of:=AVERAGE([.EW3];[.EW11];[.EW19];[.EW27])" office:value-type="string" office:string-value="" calcext:value-type="error">
            <text:p>#DIV/0!</text:p>
          </table:table-cell>
          <table:table-cell table:style-name="ce7" table:formula="of:=AVERAGE([.EX3];[.EX11];[.EX19];[.EX27])" office:value-type="string" office:string-value="" calcext:value-type="error">
            <text:p>#DIV/0!</text:p>
          </table:table-cell>
          <table:table-cell table:style-name="ce7" table:formula="of:=AVERAGE([.EY3];[.EY11];[.EY19];[.EY27])" office:value-type="string" office:string-value="" calcext:value-type="error">
            <text:p>#DIV/0!</text:p>
          </table:table-cell>
          <table:table-cell table:style-name="ce7" table:formula="of:=AVERAGE([.EZ3];[.EZ11];[.EZ19];[.EZ27])" office:value-type="string" office:string-value="" calcext:value-type="error">
            <text:p>#DIV/0!</text:p>
          </table:table-cell>
          <table:table-cell table:style-name="ce7" table:formula="of:=AVERAGE([.FA3];[.FA11];[.FA19];[.FA27])" office:value-type="string" office:string-value="" calcext:value-type="error">
            <text:p>#DIV/0!</text:p>
          </table:table-cell>
          <table:table-cell table:style-name="ce7" table:formula="of:=AVERAGE([.FB3];[.FB11];[.FB19];[.FB27])" office:value-type="string" office:string-value="" calcext:value-type="error">
            <text:p>#DIV/0!</text:p>
          </table:table-cell>
          <table:table-cell table:style-name="ce7" table:formula="of:=AVERAGE([.FC3];[.FC11];[.FC19];[.FC27])" office:value-type="string" office:string-value="" calcext:value-type="error">
            <text:p>#DIV/0!</text:p>
          </table:table-cell>
          <table:table-cell table:style-name="ce7" table:formula="of:=AVERAGE([.FD3];[.FD11];[.FD19];[.FD27])" office:value-type="string" office:string-value="" calcext:value-type="error">
            <text:p>#DIV/0!</text:p>
          </table:table-cell>
          <table:table-cell table:style-name="ce7" table:formula="of:=AVERAGE([.FE3];[.FE11];[.FE19];[.FE27])" office:value-type="string" office:string-value="" calcext:value-type="error">
            <text:p>#DIV/0!</text:p>
          </table:table-cell>
          <table:table-cell table:style-name="ce7" table:formula="of:=AVERAGE([.FF3];[.FF11];[.FF19];[.FF27])" office:value-type="string" office:string-value="" calcext:value-type="error">
            <text:p>#DIV/0!</text:p>
          </table:table-cell>
          <table:table-cell table:style-name="ce7" table:formula="of:=AVERAGE([.FG3];[.FG11];[.FG19];[.FG27])" office:value-type="string" office:string-value="" calcext:value-type="error">
            <text:p>#DIV/0!</text:p>
          </table:table-cell>
          <table:table-cell table:style-name="ce7" table:formula="of:=AVERAGE([.FH3];[.FH11];[.FH19];[.FH27])" office:value-type="string" office:string-value="" calcext:value-type="error">
            <text:p>#DIV/0!</text:p>
          </table:table-cell>
          <table:table-cell table:style-name="ce7" table:formula="of:=AVERAGE([.FI3];[.FI11];[.FI19];[.FI27])" office:value-type="string" office:string-value="" calcext:value-type="error">
            <text:p>#DIV/0!</text:p>
          </table:table-cell>
          <table:table-cell table:style-name="ce7" table:formula="of:=AVERAGE([.FJ3];[.FJ11];[.FJ19];[.FJ27])" office:value-type="string" office:string-value="" calcext:value-type="error">
            <text:p>#DIV/0!</text:p>
          </table:table-cell>
          <table:table-cell table:style-name="ce7" table:formula="of:=AVERAGE([.FK3];[.FK11];[.FK19];[.FK27])" office:value-type="string" office:string-value="" calcext:value-type="error">
            <text:p>#DIV/0!</text:p>
          </table:table-cell>
          <table:table-cell table:style-name="ce7" table:formula="of:=AVERAGE([.FL3];[.FL11];[.FL19];[.FL27])" office:value-type="string" office:string-value="" calcext:value-type="error">
            <text:p>#DIV/0!</text:p>
          </table:table-cell>
          <table:table-cell table:style-name="ce7" table:formula="of:=AVERAGE([.FM3];[.FM11];[.FM19];[.FM27])" office:value-type="string" office:string-value="" calcext:value-type="error">
            <text:p>#DIV/0!</text:p>
          </table:table-cell>
          <table:table-cell table:style-name="ce7" table:formula="of:=AVERAGE([.FN3];[.FN11];[.FN19];[.FN27])" office:value-type="string" office:string-value="" calcext:value-type="error">
            <text:p>#DIV/0!</text:p>
          </table:table-cell>
          <table:table-cell table:style-name="ce7" table:formula="of:=AVERAGE([.FO3];[.FO11];[.FO19];[.FO27])" office:value-type="string" office:string-value="" calcext:value-type="error">
            <text:p>#DIV/0!</text:p>
          </table:table-cell>
          <table:table-cell table:style-name="ce7" table:formula="of:=AVERAGE([.FP3];[.FP11];[.FP19];[.FP27])" office:value-type="string" office:string-value="" calcext:value-type="error">
            <text:p>#DIV/0!</text:p>
          </table:table-cell>
          <table:table-cell table:style-name="ce7" table:formula="of:=AVERAGE([.FQ3];[.FQ11];[.FQ19];[.FQ27])" office:value-type="string" office:string-value="" calcext:value-type="error">
            <text:p>#DIV/0!</text:p>
          </table:table-cell>
          <table:table-cell table:style-name="ce7" table:formula="of:=AVERAGE([.FR3];[.FR11];[.FR19];[.FR27])" office:value-type="string" office:string-value="" calcext:value-type="error">
            <text:p>#DIV/0!</text:p>
          </table:table-cell>
          <table:table-cell table:style-name="ce7" table:formula="of:=AVERAGE([.FS3];[.FS11];[.FS19];[.FS27])" office:value-type="string" office:string-value="" calcext:value-type="error">
            <text:p>#DIV/0!</text:p>
          </table:table-cell>
          <table:table-cell table:style-name="ce7" table:formula="of:=AVERAGE([.FT3];[.FT11];[.FT19];[.FT27])" office:value-type="string" office:string-value="" calcext:value-type="error">
            <text:p>#DIV/0!</text:p>
          </table:table-cell>
          <table:table-cell table:style-name="ce7" table:formula="of:=AVERAGE([.FU3];[.FU11];[.FU19];[.FU27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2">
          <table:table-cell table:style-name="ce5" office:value-type="string" calcext:value-type="string">
            <text:p>1,TestOp_80,1,60,false,Any[],1,(30,75,50)</text:p>
          </table:table-cell>
          <table:table-cell table:style-name="ce7" table:formula="of:=AVERAGE([.B4];[.B12];[.B20];[.B28];[.B36])" office:value-type="float" office:value="26.7875" calcext:value-type="float">
            <text:p>26.7875</text:p>
          </table:table-cell>
          <table:table-cell table:style-name="ce7" table:formula="of:=AVERAGE([.C4];[.C12];[.C20];[.C28];[.C36])" office:value-type="float" office:value="63.395" calcext:value-type="float">
            <text:p>63.395</text:p>
          </table:table-cell>
          <table:table-cell table:style-name="ce7" table:formula="of:=AVERAGE([.D4];[.D12];[.D20];[.D28];[.D36])" office:value-type="float" office:value="63.3925" calcext:value-type="float">
            <text:p>63.3925</text:p>
          </table:table-cell>
          <table:table-cell table:style-name="ce7" table:formula="of:=AVERAGE([.E4];[.E12];[.E20];[.E28];[.E36])" office:value-type="float" office:value="64.57" calcext:value-type="float">
            <text:p>64.57</text:p>
          </table:table-cell>
          <table:table-cell table:style-name="ce7" table:formula="of:=AVERAGE([.F4];[.F12];[.F20];[.F28];[.F36])" office:value-type="float" office:value="63.395" calcext:value-type="float">
            <text:p>63.395</text:p>
          </table:table-cell>
          <table:table-cell table:style-name="ce16" table:formula="of:=AVERAGE([.G4];[.G12];[.G20];[.G28];[.G36])" office:value-type="time" office:time-value="PT00H00M06.75S" calcext:value-type="time">
            <text:p>12:00:06 AM</text:p>
          </table:table-cell>
          <table:table-cell table:style-name="ce7" table:formula="of:=AVERAGE([.H4];[.H12];[.H20];[.H28];[.H36])" office:value-type="float" office:value="42.1425" calcext:value-type="float">
            <text:p>42.1425</text:p>
          </table:table-cell>
          <table:table-cell table:style-name="ce7" table:formula="of:=AVERAGE([.I4];[.I12];[.I20];[.I28];[.I36])" office:value-type="float" office:value="68.035" calcext:value-type="float">
            <text:p>68.035</text:p>
          </table:table-cell>
          <table:table-cell table:style-name="ce7" table:formula="of:=AVERAGE([.J4];[.J12];[.J20];[.J28];[.J36])" office:value-type="float" office:value="74.1075" calcext:value-type="float">
            <text:p>74.1075</text:p>
          </table:table-cell>
          <table:table-cell table:style-name="ce7" table:formula="of:=AVERAGE([.K4];[.K12];[.K20];[.K28];[.K36])" office:value-type="float" office:value="72.8" calcext:value-type="float">
            <text:p>72.8</text:p>
          </table:table-cell>
          <table:table-cell table:style-name="ce7" table:formula="of:=AVERAGE([.L4];[.L12];[.L20];[.L28];[.L36])" office:value-type="float" office:value="71.0725" calcext:value-type="float">
            <text:p>71.0725</text:p>
          </table:table-cell>
          <table:table-cell table:style-name="ce7" table:formula="of:=AVERAGE([.M4];[.M12];[.M20];[.M28];[.M36])" office:value-type="float" office:value="0" calcext:value-type="float">
            <text:p>0</text:p>
          </table:table-cell>
          <table:table-cell table:style-name="ce7" table:formula="of:=AVERAGE([.N4];[.N12];[.N20];[.N28];[.N36])" office:value-type="float" office:value="0.00742984693877551" calcext:value-type="float">
            <text:p>0.007429846938776</text:p>
          </table:table-cell>
          <table:table-cell table:style-name="ce7" table:formula="of:=AVERAGE([.O4];[.O12];[.O20];[.O28];[.O36])" office:value-type="float" office:value="0.00235969387755102" calcext:value-type="float">
            <text:p>0.002359693877551</text:p>
          </table:table-cell>
          <table:table-cell table:style-name="ce7" table:formula="of:=AVERAGE([.P4];[.P12];[.P20];[.P28];[.P36])" office:value-type="float" office:value="0.00293367346938775" calcext:value-type="float">
            <text:p>0.002933673469388</text:p>
          </table:table-cell>
          <table:table-cell table:style-name="ce7" table:formula="of:=AVERAGE([.Q4];[.Q12];[.Q20];[.Q28];[.Q36])" office:value-type="float" office:value="0.00256143503815425" calcext:value-type="float">
            <text:p>0.002561435038154</text:p>
          </table:table-cell>
          <table:table-cell table:style-name="ce7" table:formula="of:=AVERAGE([.R4];[.R12];[.R20];[.R28];[.R36])" office:value-type="float" office:value="0.00185746173469388" calcext:value-type="float">
            <text:p>0.001857461734694</text:p>
          </table:table-cell>
          <table:table-cell table:style-name="ce7" table:formula="of:=AVERAGE([.S4];[.S12];[.S20];[.S28];[.S36])" office:value-type="float" office:value="0" calcext:value-type="float">
            <text:p>0</text:p>
          </table:table-cell>
          <table:table-cell table:style-name="ce16" table:formula="of:=AVERAGE([.T4];[.T12];[.T20];[.T28];[.T36])" office:value-type="time" office:time-value="PT00H00M00S" calcext:value-type="time">
            <text:p>12:00:00 AM</text:p>
          </table:table-cell>
          <table:table-cell table:style-name="ce7" table:formula="of:=AVERAGE([.U4];[.U12];[.U20];[.U28];[.U36])" office:value-type="float" office:value="45.3575" calcext:value-type="float">
            <text:p>45.3575</text:p>
          </table:table-cell>
          <table:table-cell table:style-name="ce7" table:formula="of:=AVERAGE([.V4];[.V12];[.V20];[.V28];[.V36])" office:value-type="float" office:value="70.18" calcext:value-type="float">
            <text:p>70.18</text:p>
          </table:table-cell>
          <table:table-cell table:style-name="ce7" table:formula="of:=AVERAGE([.W4];[.W12];[.W20];[.W28];[.W36])" office:value-type="float" office:value="75.1775" calcext:value-type="float">
            <text:p>75.1775</text:p>
          </table:table-cell>
          <table:table-cell table:style-name="ce7" table:formula="of:=AVERAGE([.X4];[.X12];[.X20];[.X28];[.X36])" office:value-type="float" office:value="74.4675" calcext:value-type="float">
            <text:p>74.4675</text:p>
          </table:table-cell>
          <table:table-cell table:style-name="ce7" table:formula="of:=AVERAGE([.Y4];[.Y12];[.Y20];[.Y28];[.Y36])" office:value-type="float" office:value="72.6775" calcext:value-type="float">
            <text:p>72.6775</text:p>
          </table:table-cell>
          <table:table-cell table:style-name="ce7" table:formula="of:=AVERAGE([.Z4];[.Z12];[.Z20];[.Z28];[.Z36])" office:value-type="float" office:value="0" calcext:value-type="float">
            <text:p>0</text:p>
          </table:table-cell>
          <table:table-cell table:style-name="ce7" table:formula="of:=AVERAGE([.AA4];[.AA12];[.AA20];[.AA28];[.AA36])" office:value-type="float" office:value="0.00258290816326531" calcext:value-type="float">
            <text:p>0.002582908163265</text:p>
          </table:table-cell>
          <table:table-cell table:style-name="ce7" table:formula="of:=AVERAGE([.AB4];[.AB12];[.AB20];[.AB28];[.AB36])" office:value-type="float" office:value="0.00102040816326531" calcext:value-type="float">
            <text:p>0.001020408163265</text:p>
          </table:table-cell>
          <table:table-cell table:style-name="ce7" table:formula="of:=AVERAGE([.AC4];[.AC12];[.AC20];[.AC28];[.AC36])" office:value-type="float" office:value="0.00194515306122449" calcext:value-type="float">
            <text:p>0.001945153061224</text:p>
          </table:table-cell>
          <table:table-cell table:style-name="ce7" table:formula="of:=AVERAGE([.AD4];[.AD12];[.AD20];[.AD28];[.AD36])" office:value-type="float" office:value="0.00128993718855536" calcext:value-type="float">
            <text:p>0.001289937188555</text:p>
          </table:table-cell>
          <table:table-cell table:style-name="ce42" table:formula="of:=AVERAGE([.AE4];[.AE12];[.AE20];[.AE28];[.AE36])" office:value-type="float" office:value="0.000645727040816327" calcext:value-type="float">
            <text:p>6.46E-04</text:p>
          </table:table-cell>
          <table:table-cell table:style-name="ce7" table:formula="of:=AVERAGE([.AF4];[.AF12];[.AF20];[.AF28];[.AF36])" office:value-type="float" office:value="0" calcext:value-type="float">
            <text:p>0</text:p>
          </table:table-cell>
          <table:table-cell table:style-name="ce16" table:formula="of:=AVERAGE([.AG4];[.AG12];[.AG20];[.AG28];[.AG36])" office:value-type="time" office:time-value="PT00H00M00S" calcext:value-type="time">
            <text:p>12:00:00 AM</text:p>
          </table:table-cell>
          <table:table-cell table:style-name="ce7" table:formula="of:=AVERAGE([.AH4];[.AH12];[.AH20];[.AH28];[.AH36])" office:value-type="float" office:value="43.5725" calcext:value-type="float">
            <text:p>43.5725</text:p>
          </table:table-cell>
          <table:table-cell table:style-name="ce7" table:formula="of:=AVERAGE([.AI4];[.AI12];[.AI20];[.AI28];[.AI36])" office:value-type="float" office:value="70.5375" calcext:value-type="float">
            <text:p>70.5375</text:p>
          </table:table-cell>
          <table:table-cell table:style-name="ce7" table:formula="of:=AVERAGE([.AJ4];[.AJ12];[.AJ20];[.AJ28];[.AJ36])" office:value-type="float" office:value="73.035" calcext:value-type="float">
            <text:p>73.035</text:p>
          </table:table-cell>
          <table:table-cell table:style-name="ce7" table:formula="of:=AVERAGE([.AK4];[.AK12];[.AK20];[.AK28];[.AK36])" office:value-type="float" office:value="72.79" calcext:value-type="float">
            <text:p>72.79</text:p>
          </table:table-cell>
          <table:table-cell table:style-name="ce7" table:formula="of:=AVERAGE([.AL4];[.AL12];[.AL20];[.AL28];[.AL36])" office:value-type="float" office:value="71.785" calcext:value-type="float">
            <text:p>71.785</text:p>
          </table:table-cell>
          <table:table-cell table:style-name="ce7" table:formula="of:=AVERAGE([.AM4];[.AM12];[.AM20];[.AM28];[.AM36])" office:value-type="float" office:value="28.695" calcext:value-type="float">
            <text:p>28.695</text:p>
          </table:table-cell>
          <table:table-cell table:style-name="ce7" table:formula="of:=AVERAGE([.AN4];[.AN12];[.AN20];[.AN28];[.AN36])" office:value-type="float" office:value="0.00542091836734694" calcext:value-type="float">
            <text:p>0.005420918367347</text:p>
          </table:table-cell>
          <table:table-cell table:style-name="ce7" table:formula="of:=AVERAGE([.AO4];[.AO12];[.AO20];[.AO28];[.AO36])" office:value-type="float" office:value="0.00229591836734694" calcext:value-type="float">
            <text:p>0.002295918367347</text:p>
          </table:table-cell>
          <table:table-cell table:style-name="ce7" table:formula="of:=AVERAGE([.AP4];[.AP12];[.AP20];[.AP28];[.AP36])" office:value-type="float" office:value="0.00175382653061224" calcext:value-type="float">
            <text:p>0.001753826530612</text:p>
          </table:table-cell>
          <table:table-cell table:style-name="ce7" table:formula="of:=AVERAGE([.AQ4];[.AQ12];[.AQ20];[.AQ28];[.AQ36])" office:value-type="float" office:value="0.00172273645694177" calcext:value-type="float">
            <text:p>0.001722736456942</text:p>
          </table:table-cell>
          <table:table-cell table:style-name="ce7" table:formula="of:=AVERAGE([.AR4];[.AR12];[.AR20];[.AR28];[.AR36])" office:value-type="float" office:value="0.00135522959183674" calcext:value-type="float">
            <text:p>0.001355229591837</text:p>
          </table:table-cell>
          <table:table-cell table:style-name="ce7" table:formula="of:=AVERAGE([.AS4];[.AS12];[.AS20];[.AS28];[.AS36])" office:value-type="float" office:value="0.000271164539118177" calcext:value-type="float">
            <text:p>0.000271164539118</text:p>
          </table:table-cell>
          <table:table-cell table:style-name="ce16" table:formula="of:=AVERAGE([.AT4];[.AT12];[.AT20];[.AT28];[.AT36])" office:value-type="time" office:time-value="PT00H25M05.5S" calcext:value-type="time">
            <text:p>12:25:05 AM</text:p>
          </table:table-cell>
          <table:table-cell table:style-name="ce7" table:formula="of:=AVERAGE([.AU4];[.AU12];[.AU20];[.AU28];[.AU36])" office:value-type="float" office:value="44.4675" calcext:value-type="float">
            <text:p>44.4675</text:p>
          </table:table-cell>
          <table:table-cell table:style-name="ce7" table:formula="of:=AVERAGE([.AV4];[.AV12];[.AV20];[.AV28];[.AV36])" office:value-type="float" office:value="71.25" calcext:value-type="float">
            <text:p>71.25</text:p>
          </table:table-cell>
          <table:table-cell table:style-name="ce7" table:formula="of:=AVERAGE([.AW4];[.AW12];[.AW20];[.AW28];[.AW36])" office:value-type="float" office:value="73.2125" calcext:value-type="float">
            <text:p>73.2125</text:p>
          </table:table-cell>
          <table:table-cell table:style-name="ce7" table:formula="of:=AVERAGE([.AX4];[.AX12];[.AX20];[.AX28];[.AX36])" office:value-type="float" office:value="73.0475" calcext:value-type="float">
            <text:p>73.0475</text:p>
          </table:table-cell>
          <table:table-cell table:style-name="ce7" table:formula="of:=AVERAGE([.AY4];[.AY12];[.AY20];[.AY28];[.AY36])" office:value-type="float" office:value="72.2325" calcext:value-type="float">
            <text:p>72.2325</text:p>
          </table:table-cell>
          <table:table-cell table:style-name="ce7" table:formula="of:=AVERAGE([.AZ4];[.AZ12];[.AZ20];[.AZ28];[.AZ36])" office:value-type="float" office:value="27.4775" calcext:value-type="float">
            <text:p>27.4775</text:p>
          </table:table-cell>
          <table:table-cell table:style-name="ce7" table:formula="of:=AVERAGE([.BA4];[.BA12];[.BA20];[.BA28];[.BA36])" office:value-type="float" office:value="0.00213647959183673" calcext:value-type="float">
            <text:p>0.002136479591837</text:p>
          </table:table-cell>
          <table:table-cell table:style-name="ce7" table:formula="of:=AVERAGE([.BB4];[.BB12];[.BB20];[.BB28];[.BB36])" office:value-type="float" office:value="0.0014030612244898" calcext:value-type="float">
            <text:p>0.00140306122449</text:p>
          </table:table-cell>
          <table:table-cell table:style-name="ce7" table:formula="of:=AVERAGE([.BC4];[.BC12];[.BC20];[.BC28];[.BC36])" office:value-type="float" office:value="0.00137117346938775" calcext:value-type="float">
            <text:p>0.001371173469388</text:p>
          </table:table-cell>
          <table:table-cell table:style-name="ce7" table:formula="of:=AVERAGE([.BD4];[.BD12];[.BD20];[.BD28];[.BD36])" office:value-type="float" office:value="0.000815492679765134" calcext:value-type="float">
            <text:p>0.000815492679765</text:p>
          </table:table-cell>
          <table:table-cell table:style-name="ce7" table:formula="of:=AVERAGE([.BE4];[.BE12];[.BE20];[.BE28];[.BE36])" office:value-type="float" office:value="0.000534119897959183" calcext:value-type="float">
            <text:p>0.000534119897959</text:p>
          </table:table-cell>
          <table:table-cell table:style-name="ce7" table:formula="of:=AVERAGE([.BF4];[.BF12];[.BF20];[.BF28];[.BF36])" office:value-type="float" office:value="0.000192849870780798" calcext:value-type="float">
            <text:p>0.000192849870781</text:p>
          </table:table-cell>
          <table:table-cell table:style-name="ce16" table:formula="of:=AVERAGE([.BG4];[.BG12];[.BG20];[.BG28];[.BG36])" office:value-type="time" office:time-value="PT00H13M55S" calcext:value-type="time">
            <text:p>12:13:55 AM</text:p>
          </table:table-cell>
          <table:table-cell table:style-name="ce7" table:formula="of:=AVERAGE([.BH4];[.BH12];[.BH20];[.BH28];[.BH36])" office:value-type="string" office:string-value="" calcext:value-type="error">
            <text:p>#DIV/0!</text:p>
          </table:table-cell>
          <table:table-cell table:style-name="ce7" table:formula="of:=AVERAGE([.BI4];[.BI12];[.BI20];[.BI28];[.BI36])" office:value-type="string" office:string-value="" calcext:value-type="error">
            <text:p>#DIV/0!</text:p>
          </table:table-cell>
          <table:table-cell table:style-name="ce7" table:formula="of:=AVERAGE([.BJ4];[.BJ12];[.BJ20];[.BJ28];[.BJ36])" office:value-type="string" office:string-value="" calcext:value-type="error">
            <text:p>#DIV/0!</text:p>
          </table:table-cell>
          <table:table-cell table:style-name="ce7" table:formula="of:=AVERAGE([.BK4];[.BK12];[.BK20];[.BK28];[.BK36])" office:value-type="string" office:string-value="" calcext:value-type="error">
            <text:p>#DIV/0!</text:p>
          </table:table-cell>
          <table:table-cell table:style-name="ce7" table:formula="of:=AVERAGE([.BL4];[.BL12];[.BL20];[.BL28];[.BL36])" office:value-type="string" office:string-value="" calcext:value-type="error">
            <text:p>#DIV/0!</text:p>
          </table:table-cell>
          <table:table-cell table:style-name="ce7" table:formula="of:=AVERAGE([.BM4];[.BM12];[.BM20];[.BM28];[.BM36])" office:value-type="string" office:string-value="" calcext:value-type="error">
            <text:p>#DIV/0!</text:p>
          </table:table-cell>
          <table:table-cell table:style-name="ce7" table:formula="of:=AVERAGE([.BN4];[.BN12];[.BN20];[.BN28];[.BN36])" office:value-type="string" office:string-value="" calcext:value-type="error">
            <text:p>#DIV/0!</text:p>
          </table:table-cell>
          <table:table-cell table:style-name="ce7" table:formula="of:=AVERAGE([.BO4];[.BO12];[.BO20];[.BO28];[.BO36])" office:value-type="string" office:string-value="" calcext:value-type="error">
            <text:p>#DIV/0!</text:p>
          </table:table-cell>
          <table:table-cell table:style-name="ce7" table:formula="of:=AVERAGE([.BP4];[.BP12];[.BP20];[.BP28];[.BP36])" office:value-type="string" office:string-value="" calcext:value-type="error">
            <text:p>#DIV/0!</text:p>
          </table:table-cell>
          <table:table-cell table:style-name="ce7" table:formula="of:=AVERAGE([.BQ4];[.BQ12];[.BQ20];[.BQ28];[.BQ36])" office:value-type="string" office:string-value="" calcext:value-type="error">
            <text:p>#DIV/0!</text:p>
          </table:table-cell>
          <table:table-cell table:style-name="ce7" table:formula="of:=AVERAGE([.BR4];[.BR12];[.BR20];[.BR28];[.BR36])" office:value-type="string" office:string-value="" calcext:value-type="error">
            <text:p>#DIV/0!</text:p>
          </table:table-cell>
          <table:table-cell table:style-name="ce7" table:formula="of:=AVERAGE([.BS4];[.BS12];[.BS20];[.BS28];[.BS36])" office:value-type="string" office:string-value="" calcext:value-type="error">
            <text:p>#DIV/0!</text:p>
          </table:table-cell>
          <table:table-cell table:style-name="ce7" table:formula="of:=AVERAGE([.BT4];[.BT12];[.BT20];[.BT28];[.BT36])" office:value-type="string" office:string-value="" calcext:value-type="error">
            <text:p>#DIV/0!</text:p>
          </table:table-cell>
          <table:table-cell table:style-name="ce7" table:formula="of:=AVERAGE([.BU4];[.BU12];[.BU20];[.BU28];[.BU36])" office:value-type="string" office:string-value="" calcext:value-type="error">
            <text:p>#DIV/0!</text:p>
          </table:table-cell>
          <table:table-cell table:style-name="ce7" table:formula="of:=AVERAGE([.BV4];[.BV12];[.BV20];[.BV28];[.BV36])" office:value-type="string" office:string-value="" calcext:value-type="error">
            <text:p>#DIV/0!</text:p>
          </table:table-cell>
          <table:table-cell table:style-name="ce7" table:formula="of:=AVERAGE([.BW4];[.BW12];[.BW20];[.BW28];[.BW36])" office:value-type="string" office:string-value="" calcext:value-type="error">
            <text:p>#DIV/0!</text:p>
          </table:table-cell>
          <table:table-cell table:style-name="ce7" table:formula="of:=AVERAGE([.BX4];[.BX12];[.BX20];[.BX28];[.BX36])" office:value-type="string" office:string-value="" calcext:value-type="error">
            <text:p>#DIV/0!</text:p>
          </table:table-cell>
          <table:table-cell table:style-name="ce7" table:formula="of:=AVERAGE([.BY4];[.BY12];[.BY20];[.BY28];[.BY36])" office:value-type="string" office:string-value="" calcext:value-type="error">
            <text:p>#DIV/0!</text:p>
          </table:table-cell>
          <table:table-cell table:style-name="ce7" table:formula="of:=AVERAGE([.BZ4];[.BZ12];[.BZ20];[.BZ28];[.BZ36])" office:value-type="string" office:string-value="" calcext:value-type="error">
            <text:p>#DIV/0!</text:p>
          </table:table-cell>
          <table:table-cell table:style-name="ce7" table:formula="of:=AVERAGE([.CA4];[.CA12];[.CA20];[.CA28];[.CA36])" office:value-type="string" office:string-value="" calcext:value-type="error">
            <text:p>#DIV/0!</text:p>
          </table:table-cell>
          <table:table-cell table:style-name="ce7" table:formula="of:=AVERAGE([.CB4];[.CB12];[.CB20];[.CB28];[.CB36])" office:value-type="string" office:string-value="" calcext:value-type="error">
            <text:p>#DIV/0!</text:p>
          </table:table-cell>
          <table:table-cell table:style-name="ce7" table:formula="of:=AVERAGE([.CC4];[.CC12];[.CC20];[.CC28];[.CC36])" office:value-type="string" office:string-value="" calcext:value-type="error">
            <text:p>#DIV/0!</text:p>
          </table:table-cell>
          <table:table-cell table:style-name="ce7" table:formula="of:=AVERAGE([.CD4];[.CD12];[.CD20];[.CD28];[.CD36])" office:value-type="string" office:string-value="" calcext:value-type="error">
            <text:p>#DIV/0!</text:p>
          </table:table-cell>
          <table:table-cell table:style-name="ce7" table:formula="of:=AVERAGE([.CE4];[.CE12];[.CE20];[.CE28];[.CE36])" office:value-type="string" office:string-value="" calcext:value-type="error">
            <text:p>#DIV/0!</text:p>
          </table:table-cell>
          <table:table-cell table:style-name="ce7" table:formula="of:=AVERAGE([.CF4];[.CF12];[.CF20];[.CF28];[.CF36])" office:value-type="string" office:string-value="" calcext:value-type="error">
            <text:p>#DIV/0!</text:p>
          </table:table-cell>
          <table:table-cell table:style-name="ce7" table:formula="of:=AVERAGE([.CG4];[.CG12];[.CG20];[.CG28];[.CG36])" office:value-type="string" office:string-value="" calcext:value-type="error">
            <text:p>#DIV/0!</text:p>
          </table:table-cell>
          <table:table-cell table:style-name="ce7" table:formula="of:=AVERAGE([.CH4];[.CH12];[.CH20];[.CH28])" office:value-type="string" office:string-value="" calcext:value-type="error">
            <text:p>#DIV/0!</text:p>
          </table:table-cell>
          <table:table-cell table:style-name="ce7" table:formula="of:=AVERAGE([.CI4];[.CI12];[.CI20];[.CI28])" office:value-type="string" office:string-value="" calcext:value-type="error">
            <text:p>#DIV/0!</text:p>
          </table:table-cell>
          <table:table-cell table:style-name="ce7" table:formula="of:=AVERAGE([.CJ4];[.CJ12];[.CJ20];[.CJ28])" office:value-type="string" office:string-value="" calcext:value-type="error">
            <text:p>#DIV/0!</text:p>
          </table:table-cell>
          <table:table-cell table:style-name="ce7" table:formula="of:=AVERAGE([.CK4];[.CK12];[.CK20];[.CK28])" office:value-type="string" office:string-value="" calcext:value-type="error">
            <text:p>#DIV/0!</text:p>
          </table:table-cell>
          <table:table-cell table:style-name="ce7" table:formula="of:=AVERAGE([.CL4];[.CL12];[.CL20];[.CL28])" office:value-type="string" office:string-value="" calcext:value-type="error">
            <text:p>#DIV/0!</text:p>
          </table:table-cell>
          <table:table-cell table:style-name="ce7" table:formula="of:=AVERAGE([.CM4];[.CM12];[.CM20];[.CM28])" office:value-type="string" office:string-value="" calcext:value-type="error">
            <text:p>#DIV/0!</text:p>
          </table:table-cell>
          <table:table-cell table:style-name="ce7" table:formula="of:=AVERAGE([.CN4];[.CN12];[.CN20];[.CN28])" office:value-type="string" office:string-value="" calcext:value-type="error">
            <text:p>#DIV/0!</text:p>
          </table:table-cell>
          <table:table-cell table:style-name="ce7" table:formula="of:=AVERAGE([.CO4];[.CO12];[.CO20];[.CO28])" office:value-type="string" office:string-value="" calcext:value-type="error">
            <text:p>#DIV/0!</text:p>
          </table:table-cell>
          <table:table-cell table:style-name="ce7" table:formula="of:=AVERAGE([.CP4];[.CP12];[.CP20];[.CP28])" office:value-type="string" office:string-value="" calcext:value-type="error">
            <text:p>#DIV/0!</text:p>
          </table:table-cell>
          <table:table-cell table:style-name="ce7" table:formula="of:=AVERAGE([.CQ4];[.CQ12];[.CQ20];[.CQ28])" office:value-type="string" office:string-value="" calcext:value-type="error">
            <text:p>#DIV/0!</text:p>
          </table:table-cell>
          <table:table-cell table:style-name="ce7" table:formula="of:=AVERAGE([.CR4];[.CR12];[.CR20];[.CR28])" office:value-type="string" office:string-value="" calcext:value-type="error">
            <text:p>#DIV/0!</text:p>
          </table:table-cell>
          <table:table-cell table:style-name="ce7" table:formula="of:=AVERAGE([.CS4];[.CS12];[.CS20];[.CS28])" office:value-type="string" office:string-value="" calcext:value-type="error">
            <text:p>#DIV/0!</text:p>
          </table:table-cell>
          <table:table-cell table:style-name="ce7" table:formula="of:=AVERAGE([.CT4];[.CT12];[.CT20];[.CT28])" office:value-type="string" office:string-value="" calcext:value-type="error">
            <text:p>#DIV/0!</text:p>
          </table:table-cell>
          <table:table-cell table:style-name="ce7" table:formula="of:=AVERAGE([.CU4];[.CU12];[.CU20];[.CU28])" office:value-type="string" office:string-value="" calcext:value-type="error">
            <text:p>#DIV/0!</text:p>
          </table:table-cell>
          <table:table-cell table:style-name="ce7" table:formula="of:=AVERAGE([.CV4];[.CV12];[.CV20];[.CV28])" office:value-type="string" office:string-value="" calcext:value-type="error">
            <text:p>#DIV/0!</text:p>
          </table:table-cell>
          <table:table-cell table:style-name="ce7" table:formula="of:=AVERAGE([.CW4];[.CW12];[.CW20];[.CW28])" office:value-type="string" office:string-value="" calcext:value-type="error">
            <text:p>#DIV/0!</text:p>
          </table:table-cell>
          <table:table-cell table:style-name="ce7" table:formula="of:=AVERAGE([.CX4];[.CX12];[.CX20];[.CX28])" office:value-type="string" office:string-value="" calcext:value-type="error">
            <text:p>#DIV/0!</text:p>
          </table:table-cell>
          <table:table-cell table:style-name="ce7" table:formula="of:=AVERAGE([.CY4];[.CY12];[.CY20];[.CY28])" office:value-type="string" office:string-value="" calcext:value-type="error">
            <text:p>#DIV/0!</text:p>
          </table:table-cell>
          <table:table-cell table:style-name="ce7" table:formula="of:=AVERAGE([.CZ4];[.CZ12];[.CZ20];[.CZ28])" office:value-type="string" office:string-value="" calcext:value-type="error">
            <text:p>#DIV/0!</text:p>
          </table:table-cell>
          <table:table-cell table:style-name="ce7" table:formula="of:=AVERAGE([.DA4];[.DA12];[.DA20];[.DA28])" office:value-type="string" office:string-value="" calcext:value-type="error">
            <text:p>#DIV/0!</text:p>
          </table:table-cell>
          <table:table-cell table:style-name="ce7" table:formula="of:=AVERAGE([.DB4];[.DB12];[.DB20];[.DB28])" office:value-type="string" office:string-value="" calcext:value-type="error">
            <text:p>#DIV/0!</text:p>
          </table:table-cell>
          <table:table-cell table:style-name="ce7" table:formula="of:=AVERAGE([.DC4];[.DC12];[.DC20];[.DC28])" office:value-type="string" office:string-value="" calcext:value-type="error">
            <text:p>#DIV/0!</text:p>
          </table:table-cell>
          <table:table-cell table:style-name="ce7" table:formula="of:=AVERAGE([.DD4];[.DD12];[.DD20];[.DD28])" office:value-type="string" office:string-value="" calcext:value-type="error">
            <text:p>#DIV/0!</text:p>
          </table:table-cell>
          <table:table-cell table:style-name="ce7" table:formula="of:=AVERAGE([.DE4];[.DE12];[.DE20];[.DE28])" office:value-type="string" office:string-value="" calcext:value-type="error">
            <text:p>#DIV/0!</text:p>
          </table:table-cell>
          <table:table-cell table:style-name="ce7" table:formula="of:=AVERAGE([.DF4];[.DF12];[.DF20];[.DF28])" office:value-type="string" office:string-value="" calcext:value-type="error">
            <text:p>#DIV/0!</text:p>
          </table:table-cell>
          <table:table-cell table:style-name="ce7" table:formula="of:=AVERAGE([.DG4];[.DG12];[.DG20];[.DG28])" office:value-type="string" office:string-value="" calcext:value-type="error">
            <text:p>#DIV/0!</text:p>
          </table:table-cell>
          <table:table-cell table:style-name="ce7" table:formula="of:=AVERAGE([.DH4];[.DH12];[.DH20];[.DH28])" office:value-type="string" office:string-value="" calcext:value-type="error">
            <text:p>#DIV/0!</text:p>
          </table:table-cell>
          <table:table-cell table:style-name="ce7" table:formula="of:=AVERAGE([.DI4];[.DI12];[.DI20];[.DI28])" office:value-type="string" office:string-value="" calcext:value-type="error">
            <text:p>#DIV/0!</text:p>
          </table:table-cell>
          <table:table-cell table:style-name="ce7" table:formula="of:=AVERAGE([.DJ4];[.DJ12];[.DJ20];[.DJ28])" office:value-type="string" office:string-value="" calcext:value-type="error">
            <text:p>#DIV/0!</text:p>
          </table:table-cell>
          <table:table-cell table:style-name="ce7" table:formula="of:=AVERAGE([.DK4];[.DK12];[.DK20];[.DK28])" office:value-type="string" office:string-value="" calcext:value-type="error">
            <text:p>#DIV/0!</text:p>
          </table:table-cell>
          <table:table-cell table:style-name="ce7" table:formula="of:=AVERAGE([.DL4];[.DL12];[.DL20];[.DL28])" office:value-type="string" office:string-value="" calcext:value-type="error">
            <text:p>#DIV/0!</text:p>
          </table:table-cell>
          <table:table-cell table:style-name="ce7" table:formula="of:=AVERAGE([.DM4];[.DM12];[.DM20];[.DM28])" office:value-type="string" office:string-value="" calcext:value-type="error">
            <text:p>#DIV/0!</text:p>
          </table:table-cell>
          <table:table-cell table:style-name="ce7" table:formula="of:=AVERAGE([.DN4];[.DN12];[.DN20];[.DN28])" office:value-type="string" office:string-value="" calcext:value-type="error">
            <text:p>#DIV/0!</text:p>
          </table:table-cell>
          <table:table-cell table:style-name="ce7" table:formula="of:=AVERAGE([.DO4];[.DO12];[.DO20];[.DO28])" office:value-type="string" office:string-value="" calcext:value-type="error">
            <text:p>#DIV/0!</text:p>
          </table:table-cell>
          <table:table-cell table:style-name="ce7" table:formula="of:=AVERAGE([.DP4];[.DP12];[.DP20];[.DP28])" office:value-type="string" office:string-value="" calcext:value-type="error">
            <text:p>#DIV/0!</text:p>
          </table:table-cell>
          <table:table-cell table:style-name="ce7" table:formula="of:=AVERAGE([.DQ4];[.DQ12];[.DQ20];[.DQ28])" office:value-type="string" office:string-value="" calcext:value-type="error">
            <text:p>#DIV/0!</text:p>
          </table:table-cell>
          <table:table-cell table:style-name="ce7" table:formula="of:=AVERAGE([.DR4];[.DR12];[.DR20];[.DR28])" office:value-type="string" office:string-value="" calcext:value-type="error">
            <text:p>#DIV/0!</text:p>
          </table:table-cell>
          <table:table-cell table:style-name="ce7" table:formula="of:=AVERAGE([.DS4];[.DS12];[.DS20];[.DS28])" office:value-type="string" office:string-value="" calcext:value-type="error">
            <text:p>#DIV/0!</text:p>
          </table:table-cell>
          <table:table-cell table:style-name="ce7" table:formula="of:=AVERAGE([.DT4];[.DT12];[.DT20];[.DT28])" office:value-type="string" office:string-value="" calcext:value-type="error">
            <text:p>#DIV/0!</text:p>
          </table:table-cell>
          <table:table-cell table:style-name="ce7" table:formula="of:=AVERAGE([.DU4];[.DU12];[.DU20];[.DU28])" office:value-type="string" office:string-value="" calcext:value-type="error">
            <text:p>#DIV/0!</text:p>
          </table:table-cell>
          <table:table-cell table:style-name="ce7" table:formula="of:=AVERAGE([.DV4];[.DV12];[.DV20];[.DV28])" office:value-type="string" office:string-value="" calcext:value-type="error">
            <text:p>#DIV/0!</text:p>
          </table:table-cell>
          <table:table-cell table:style-name="ce7" table:formula="of:=AVERAGE([.DW4];[.DW12];[.DW20];[.DW28])" office:value-type="string" office:string-value="" calcext:value-type="error">
            <text:p>#DIV/0!</text:p>
          </table:table-cell>
          <table:table-cell table:style-name="ce7" table:formula="of:=AVERAGE([.DX4];[.DX12];[.DX20];[.DX28])" office:value-type="string" office:string-value="" calcext:value-type="error">
            <text:p>#DIV/0!</text:p>
          </table:table-cell>
          <table:table-cell table:style-name="ce7" table:formula="of:=AVERAGE([.DY4];[.DY12];[.DY20];[.DY28])" office:value-type="string" office:string-value="" calcext:value-type="error">
            <text:p>#DIV/0!</text:p>
          </table:table-cell>
          <table:table-cell table:style-name="ce7" table:formula="of:=AVERAGE([.DZ4];[.DZ12];[.DZ20];[.DZ28])" office:value-type="string" office:string-value="" calcext:value-type="error">
            <text:p>#DIV/0!</text:p>
          </table:table-cell>
          <table:table-cell table:style-name="ce7" table:formula="of:=AVERAGE([.EA4];[.EA12];[.EA20];[.EA28])" office:value-type="string" office:string-value="" calcext:value-type="error">
            <text:p>#DIV/0!</text:p>
          </table:table-cell>
          <table:table-cell table:style-name="ce7" table:formula="of:=AVERAGE([.EB4];[.EB12];[.EB20];[.EB28])" office:value-type="string" office:string-value="" calcext:value-type="error">
            <text:p>#DIV/0!</text:p>
          </table:table-cell>
          <table:table-cell table:style-name="ce7" table:formula="of:=AVERAGE([.EC4];[.EC12];[.EC20];[.EC28])" office:value-type="string" office:string-value="" calcext:value-type="error">
            <text:p>#DIV/0!</text:p>
          </table:table-cell>
          <table:table-cell table:style-name="ce7" table:formula="of:=AVERAGE([.ED4];[.ED12];[.ED20];[.ED28])" office:value-type="string" office:string-value="" calcext:value-type="error">
            <text:p>#DIV/0!</text:p>
          </table:table-cell>
          <table:table-cell table:style-name="ce7" table:formula="of:=AVERAGE([.EE4];[.EE12];[.EE20];[.EE28])" office:value-type="string" office:string-value="" calcext:value-type="error">
            <text:p>#DIV/0!</text:p>
          </table:table-cell>
          <table:table-cell table:style-name="ce7" table:formula="of:=AVERAGE([.EF4];[.EF12];[.EF20];[.EF28])" office:value-type="string" office:string-value="" calcext:value-type="error">
            <text:p>#DIV/0!</text:p>
          </table:table-cell>
          <table:table-cell table:style-name="ce7" table:formula="of:=AVERAGE([.EG4];[.EG12];[.EG20];[.EG28])" office:value-type="string" office:string-value="" calcext:value-type="error">
            <text:p>#DIV/0!</text:p>
          </table:table-cell>
          <table:table-cell table:style-name="ce7" table:formula="of:=AVERAGE([.EH4];[.EH12];[.EH20];[.EH28])" office:value-type="string" office:string-value="" calcext:value-type="error">
            <text:p>#DIV/0!</text:p>
          </table:table-cell>
          <table:table-cell table:style-name="ce7" table:formula="of:=AVERAGE([.EI4];[.EI12];[.EI20];[.EI28])" office:value-type="string" office:string-value="" calcext:value-type="error">
            <text:p>#DIV/0!</text:p>
          </table:table-cell>
          <table:table-cell table:style-name="ce7" table:formula="of:=AVERAGE([.EJ4];[.EJ12];[.EJ20];[.EJ28])" office:value-type="string" office:string-value="" calcext:value-type="error">
            <text:p>#DIV/0!</text:p>
          </table:table-cell>
          <table:table-cell table:style-name="ce7" table:formula="of:=AVERAGE([.EK4];[.EK12];[.EK20];[.EK28])" office:value-type="string" office:string-value="" calcext:value-type="error">
            <text:p>#DIV/0!</text:p>
          </table:table-cell>
          <table:table-cell table:style-name="ce7" table:formula="of:=AVERAGE([.EL4];[.EL12];[.EL20];[.EL28])" office:value-type="string" office:string-value="" calcext:value-type="error">
            <text:p>#DIV/0!</text:p>
          </table:table-cell>
          <table:table-cell table:style-name="ce7" table:formula="of:=AVERAGE([.EM4];[.EM12];[.EM20];[.EM28])" office:value-type="string" office:string-value="" calcext:value-type="error">
            <text:p>#DIV/0!</text:p>
          </table:table-cell>
          <table:table-cell table:style-name="ce7" table:formula="of:=AVERAGE([.EN4];[.EN12];[.EN20];[.EN28])" office:value-type="string" office:string-value="" calcext:value-type="error">
            <text:p>#DIV/0!</text:p>
          </table:table-cell>
          <table:table-cell table:style-name="ce7" table:formula="of:=AVERAGE([.EO4];[.EO12];[.EO20];[.EO28])" office:value-type="string" office:string-value="" calcext:value-type="error">
            <text:p>#DIV/0!</text:p>
          </table:table-cell>
          <table:table-cell table:style-name="ce7" table:formula="of:=AVERAGE([.EP4];[.EP12];[.EP20];[.EP28])" office:value-type="string" office:string-value="" calcext:value-type="error">
            <text:p>#DIV/0!</text:p>
          </table:table-cell>
          <table:table-cell table:style-name="ce7" table:formula="of:=AVERAGE([.EQ4];[.EQ12];[.EQ20];[.EQ28])" office:value-type="string" office:string-value="" calcext:value-type="error">
            <text:p>#DIV/0!</text:p>
          </table:table-cell>
          <table:table-cell table:style-name="ce7" table:formula="of:=AVERAGE([.ER4];[.ER12];[.ER20];[.ER28])" office:value-type="string" office:string-value="" calcext:value-type="error">
            <text:p>#DIV/0!</text:p>
          </table:table-cell>
          <table:table-cell table:style-name="ce7" table:formula="of:=AVERAGE([.ES4];[.ES12];[.ES20];[.ES28])" office:value-type="string" office:string-value="" calcext:value-type="error">
            <text:p>#DIV/0!</text:p>
          </table:table-cell>
          <table:table-cell table:style-name="ce7" table:formula="of:=AVERAGE([.ET4];[.ET12];[.ET20];[.ET28])" office:value-type="string" office:string-value="" calcext:value-type="error">
            <text:p>#DIV/0!</text:p>
          </table:table-cell>
          <table:table-cell table:style-name="ce7" table:formula="of:=AVERAGE([.EU4];[.EU12];[.EU20];[.EU28])" office:value-type="string" office:string-value="" calcext:value-type="error">
            <text:p>#DIV/0!</text:p>
          </table:table-cell>
          <table:table-cell table:style-name="ce7" table:formula="of:=AVERAGE([.EV4];[.EV12];[.EV20];[.EV28])" office:value-type="string" office:string-value="" calcext:value-type="error">
            <text:p>#DIV/0!</text:p>
          </table:table-cell>
          <table:table-cell table:style-name="ce7" table:formula="of:=AVERAGE([.EW4];[.EW12];[.EW20];[.EW28])" office:value-type="string" office:string-value="" calcext:value-type="error">
            <text:p>#DIV/0!</text:p>
          </table:table-cell>
          <table:table-cell table:style-name="ce7" table:formula="of:=AVERAGE([.EX4];[.EX12];[.EX20];[.EX28])" office:value-type="string" office:string-value="" calcext:value-type="error">
            <text:p>#DIV/0!</text:p>
          </table:table-cell>
          <table:table-cell table:style-name="ce7" table:formula="of:=AVERAGE([.EY4];[.EY12];[.EY20];[.EY28])" office:value-type="string" office:string-value="" calcext:value-type="error">
            <text:p>#DIV/0!</text:p>
          </table:table-cell>
          <table:table-cell table:style-name="ce7" table:formula="of:=AVERAGE([.EZ4];[.EZ12];[.EZ20];[.EZ28])" office:value-type="string" office:string-value="" calcext:value-type="error">
            <text:p>#DIV/0!</text:p>
          </table:table-cell>
          <table:table-cell table:style-name="ce7" table:formula="of:=AVERAGE([.FA4];[.FA12];[.FA20];[.FA28])" office:value-type="string" office:string-value="" calcext:value-type="error">
            <text:p>#DIV/0!</text:p>
          </table:table-cell>
          <table:table-cell table:style-name="ce7" table:formula="of:=AVERAGE([.FB4];[.FB12];[.FB20];[.FB28])" office:value-type="string" office:string-value="" calcext:value-type="error">
            <text:p>#DIV/0!</text:p>
          </table:table-cell>
          <table:table-cell table:style-name="ce7" table:formula="of:=AVERAGE([.FC4];[.FC12];[.FC20];[.FC28])" office:value-type="string" office:string-value="" calcext:value-type="error">
            <text:p>#DIV/0!</text:p>
          </table:table-cell>
          <table:table-cell table:style-name="ce7" table:formula="of:=AVERAGE([.FD4];[.FD12];[.FD20];[.FD28])" office:value-type="string" office:string-value="" calcext:value-type="error">
            <text:p>#DIV/0!</text:p>
          </table:table-cell>
          <table:table-cell table:style-name="ce7" table:formula="of:=AVERAGE([.FE4];[.FE12];[.FE20];[.FE28])" office:value-type="string" office:string-value="" calcext:value-type="error">
            <text:p>#DIV/0!</text:p>
          </table:table-cell>
          <table:table-cell table:style-name="ce7" table:formula="of:=AVERAGE([.FF4];[.FF12];[.FF20];[.FF28])" office:value-type="string" office:string-value="" calcext:value-type="error">
            <text:p>#DIV/0!</text:p>
          </table:table-cell>
          <table:table-cell table:style-name="ce7" table:formula="of:=AVERAGE([.FG4];[.FG12];[.FG20];[.FG28])" office:value-type="string" office:string-value="" calcext:value-type="error">
            <text:p>#DIV/0!</text:p>
          </table:table-cell>
          <table:table-cell table:style-name="ce7" table:formula="of:=AVERAGE([.FH4];[.FH12];[.FH20];[.FH28])" office:value-type="string" office:string-value="" calcext:value-type="error">
            <text:p>#DIV/0!</text:p>
          </table:table-cell>
          <table:table-cell table:style-name="ce7" table:formula="of:=AVERAGE([.FI4];[.FI12];[.FI20];[.FI28])" office:value-type="string" office:string-value="" calcext:value-type="error">
            <text:p>#DIV/0!</text:p>
          </table:table-cell>
          <table:table-cell table:style-name="ce7" table:formula="of:=AVERAGE([.FJ4];[.FJ12];[.FJ20];[.FJ28])" office:value-type="string" office:string-value="" calcext:value-type="error">
            <text:p>#DIV/0!</text:p>
          </table:table-cell>
          <table:table-cell table:style-name="ce7" table:formula="of:=AVERAGE([.FK4];[.FK12];[.FK20];[.FK28])" office:value-type="string" office:string-value="" calcext:value-type="error">
            <text:p>#DIV/0!</text:p>
          </table:table-cell>
          <table:table-cell table:style-name="ce7" table:formula="of:=AVERAGE([.FL4];[.FL12];[.FL20];[.FL28])" office:value-type="string" office:string-value="" calcext:value-type="error">
            <text:p>#DIV/0!</text:p>
          </table:table-cell>
          <table:table-cell table:style-name="ce7" table:formula="of:=AVERAGE([.FM4];[.FM12];[.FM20];[.FM28])" office:value-type="string" office:string-value="" calcext:value-type="error">
            <text:p>#DIV/0!</text:p>
          </table:table-cell>
          <table:table-cell table:style-name="ce7" table:formula="of:=AVERAGE([.FN4];[.FN12];[.FN20];[.FN28])" office:value-type="string" office:string-value="" calcext:value-type="error">
            <text:p>#DIV/0!</text:p>
          </table:table-cell>
          <table:table-cell table:style-name="ce7" table:formula="of:=AVERAGE([.FO4];[.FO12];[.FO20];[.FO28])" office:value-type="string" office:string-value="" calcext:value-type="error">
            <text:p>#DIV/0!</text:p>
          </table:table-cell>
          <table:table-cell table:style-name="ce7" table:formula="of:=AVERAGE([.FP4];[.FP12];[.FP20];[.FP28])" office:value-type="string" office:string-value="" calcext:value-type="error">
            <text:p>#DIV/0!</text:p>
          </table:table-cell>
          <table:table-cell table:style-name="ce7" table:formula="of:=AVERAGE([.FQ4];[.FQ12];[.FQ20];[.FQ28])" office:value-type="string" office:string-value="" calcext:value-type="error">
            <text:p>#DIV/0!</text:p>
          </table:table-cell>
          <table:table-cell table:style-name="ce7" table:formula="of:=AVERAGE([.FR4];[.FR12];[.FR20];[.FR28])" office:value-type="string" office:string-value="" calcext:value-type="error">
            <text:p>#DIV/0!</text:p>
          </table:table-cell>
          <table:table-cell table:style-name="ce7" table:formula="of:=AVERAGE([.FS4];[.FS12];[.FS20];[.FS28])" office:value-type="string" office:string-value="" calcext:value-type="error">
            <text:p>#DIV/0!</text:p>
          </table:table-cell>
          <table:table-cell table:style-name="ce7" table:formula="of:=AVERAGE([.FT4];[.FT12];[.FT20];[.FT28])" office:value-type="string" office:string-value="" calcext:value-type="error">
            <text:p>#DIV/0!</text:p>
          </table:table-cell>
          <table:table-cell table:style-name="ce7" table:formula="of:=AVERAGE([.FU4];[.FU12];[.FU20];[.FU28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2">
          <table:table-cell table:style-name="ce5" office:value-type="string" calcext:value-type="string">
            <text:p>1,TestOp_80,2,20,false,Any["Normalize"],1,(30,45,30)</text:p>
          </table:table-cell>
          <table:table-cell table:style-name="ce7" table:formula="of:=AVERAGE([.B5];[.B13];[.B21];[.B29];[.B37])" office:value-type="float" office:value="23.572" calcext:value-type="float">
            <text:p>23.572</text:p>
          </table:table-cell>
          <table:table-cell table:style-name="ce7" table:formula="of:=AVERAGE([.C5];[.C13];[.C21];[.C29];[.C37])" office:value-type="float" office:value="56.426" calcext:value-type="float">
            <text:p>56.426</text:p>
          </table:table-cell>
          <table:table-cell table:style-name="ce7" table:formula="of:=AVERAGE([.D5];[.D13];[.D21];[.D29];[.D37])" office:value-type="float" office:value="67.142" calcext:value-type="float">
            <text:p>67.142</text:p>
          </table:table-cell>
          <table:table-cell table:style-name="ce7" table:formula="of:=AVERAGE([.E5];[.E13];[.E21];[.E29];[.E37])" office:value-type="float" office:value="63.868" calcext:value-type="float">
            <text:p>63.868</text:p>
          </table:table-cell>
          <table:table-cell table:style-name="ce7" table:formula="of:=AVERAGE([.F5];[.F13];[.F21];[.F29];[.F37])" office:value-type="float" office:value="61.784" calcext:value-type="float">
            <text:p>61.784</text:p>
          </table:table-cell>
          <table:table-cell table:style-name="ce16" table:formula="of:=AVERAGE([.G5];[.G13];[.G21];[.G29];[.G37])" office:value-type="time" office:time-value="PT00H00M43S" calcext:value-type="time">
            <text:p>12:00:43 AM</text:p>
          </table:table-cell>
          <table:table-cell table:style-name="ce7" table:formula="of:=AVERAGE([.H5];[.H13];[.H21];[.H29];[.H37])" office:value-type="float" office:value="34.142" calcext:value-type="float">
            <text:p>34.142</text:p>
          </table:table-cell>
          <table:table-cell table:style-name="ce7" table:formula="of:=AVERAGE([.I5];[.I13];[.I21];[.I29];[.I37])" office:value-type="float" office:value="66.714" calcext:value-type="float">
            <text:p>66.714</text:p>
          </table:table-cell>
          <table:table-cell table:style-name="ce7" table:formula="of:=AVERAGE([.J5];[.J13];[.J21];[.J29];[.J37])" office:value-type="float" office:value="67.426" calcext:value-type="float">
            <text:p>67.426</text:p>
          </table:table-cell>
          <table:table-cell table:style-name="ce7" table:formula="of:=AVERAGE([.K5];[.K13];[.K21];[.K29];[.K37])" office:value-type="float" office:value="68.162" calcext:value-type="float">
            <text:p>68.162</text:p>
          </table:table-cell>
          <table:table-cell table:style-name="ce7" table:formula="of:=AVERAGE([.L5];[.L13];[.L21];[.L29];[.L37])" office:value-type="float" office:value="67.072" calcext:value-type="float">
            <text:p>67.072</text:p>
          </table:table-cell>
          <table:table-cell table:style-name="ce7" table:formula="of:=AVERAGE([.M5];[.M13];[.M21];[.M29];[.M37])" office:value-type="float" office:value="0" calcext:value-type="float">
            <text:p>0</text:p>
          </table:table-cell>
          <table:table-cell table:style-name="ce7" table:formula="of:=AVERAGE([.N5];[.N13];[.N21];[.N29];[.N37])" office:value-type="float" office:value="0.00568877551020408" calcext:value-type="float">
            <text:p>0.005688775510204</text:p>
          </table:table-cell>
          <table:table-cell table:style-name="ce7" table:formula="of:=AVERAGE([.O5];[.O13];[.O21];[.O29];[.O37])" office:value-type="float" office:value="0.00214285714285714" calcext:value-type="float">
            <text:p>0.002142857142857</text:p>
          </table:table-cell>
          <table:table-cell table:style-name="ce7" table:formula="of:=AVERAGE([.P5];[.P13];[.P21];[.P29];[.P37])" office:value-type="float" office:value="0.00612244897959184" calcext:value-type="float">
            <text:p>0.006122448979592</text:p>
          </table:table-cell>
          <table:table-cell table:style-name="ce7" table:formula="of:=AVERAGE([.Q5];[.Q13];[.Q21];[.Q29];[.Q37])" office:value-type="float" office:value="0.00273997679429502" calcext:value-type="float">
            <text:p>0.002739976794295</text:p>
          </table:table-cell>
          <table:table-cell table:style-name="ce7" table:formula="of:=AVERAGE([.R5];[.R13];[.R21];[.R29];[.R37])" office:value-type="float" office:value="0.00142219387755102" calcext:value-type="float">
            <text:p>0.001422193877551</text:p>
          </table:table-cell>
          <table:table-cell table:style-name="ce7" table:formula="of:=AVERAGE([.S5];[.S13];[.S21];[.S29];[.S37])" office:value-type="float" office:value="0" calcext:value-type="float">
            <text:p>0</text:p>
          </table:table-cell>
          <table:table-cell table:style-name="ce16" table:formula="of:=AVERAGE([.T5];[.T13];[.T21];[.T29];[.T37])" office:value-type="time" office:time-value="PT00H00M00S" calcext:value-type="time">
            <text:p>12:00:00 AM</text:p>
          </table:table-cell>
          <table:table-cell table:style-name="ce7" table:formula="of:=AVERAGE([.U5];[.U13];[.U21];[.U29];[.U37])" office:value-type="float" office:value="34.144" calcext:value-type="float">
            <text:p>34.144</text:p>
          </table:table-cell>
          <table:table-cell table:style-name="ce7" table:formula="of:=AVERAGE([.V5];[.V13];[.V21];[.V29];[.V37])" office:value-type="float" office:value="66.428" calcext:value-type="float">
            <text:p>66.428</text:p>
          </table:table-cell>
          <table:table-cell table:style-name="ce7" table:formula="of:=AVERAGE([.W5];[.W13];[.W21];[.W29];[.W37])" office:value-type="float" office:value="67.714" calcext:value-type="float">
            <text:p>67.714</text:p>
          </table:table-cell>
          <table:table-cell table:style-name="ce7" table:formula="of:=AVERAGE([.X5];[.X13];[.X21];[.X29];[.X37])" office:value-type="float" office:value="68.004" calcext:value-type="float">
            <text:p>68.004</text:p>
          </table:table-cell>
          <table:table-cell table:style-name="ce7" table:formula="of:=AVERAGE([.Y5];[.Y13];[.Y21];[.Y29];[.Y37])" office:value-type="float" office:value="67.07" calcext:value-type="float">
            <text:p>67.07</text:p>
          </table:table-cell>
          <table:table-cell table:style-name="ce7" table:formula="of:=AVERAGE([.Z5];[.Z13];[.Z21];[.Z29];[.Z37])" office:value-type="float" office:value="0" calcext:value-type="float">
            <text:p>0</text:p>
          </table:table-cell>
          <table:table-cell table:style-name="ce7" table:formula="of:=AVERAGE([.AA5];[.AA13];[.AA21];[.AA29];[.AA37])" office:value-type="float" office:value="0.00341836734693877" calcext:value-type="float">
            <text:p>0.003418367346939</text:p>
          </table:table-cell>
          <table:table-cell table:style-name="ce7" table:formula="of:=AVERAGE([.AB5];[.AB13];[.AB21];[.AB29];[.AB37])" office:value-type="float" office:value="0.000994897959183674" calcext:value-type="float">
            <text:p>0.000994897959184</text:p>
          </table:table-cell>
          <table:table-cell table:style-name="ce7" table:formula="of:=AVERAGE([.AC5];[.AC13];[.AC21];[.AC29];[.AC37])" office:value-type="float" office:value="0.00352040816326531" calcext:value-type="float">
            <text:p>0.003520408163265</text:p>
          </table:table-cell>
          <table:table-cell table:style-name="ce7" table:formula="of:=AVERAGE([.AD5];[.AD13];[.AD21];[.AD29];[.AD37])" office:value-type="float" office:value="0.00194852968724466" calcext:value-type="float">
            <text:p>0.001948529687245</text:p>
          </table:table-cell>
          <table:table-cell table:style-name="ce7" table:formula="of:=AVERAGE([.AE5];[.AE13];[.AE21];[.AE29];[.AE37])" office:value-type="float" office:value="0.000854591836734693" calcext:value-type="float">
            <text:p>0.000854591836735</text:p>
          </table:table-cell>
          <table:table-cell table:style-name="ce7" table:formula="of:=AVERAGE([.AF5];[.AF13];[.AF21];[.AF29];[.AF37])" office:value-type="float" office:value="0" calcext:value-type="float">
            <text:p>0</text:p>
          </table:table-cell>
          <table:table-cell table:style-name="ce16" table:formula="of:=AVERAGE([.AG5];[.AG13];[.AG21];[.AG29];[.AG37])" office:value-type="time" office:time-value="PT00H00M00S" calcext:value-type="time">
            <text:p>12:00:00 AM</text:p>
          </table:table-cell>
          <table:table-cell table:style-name="ce7" table:formula="of:=AVERAGE([.AH5];[.AH13];[.AH21];[.AH29];[.AH37])" office:value-type="float" office:value="34.428" calcext:value-type="float">
            <text:p>34.428</text:p>
          </table:table-cell>
          <table:table-cell table:style-name="ce7" table:formula="of:=AVERAGE([.AI5];[.AI13];[.AI21];[.AI29];[.AI37])" office:value-type="float" office:value="68.57" calcext:value-type="float">
            <text:p>68.57</text:p>
          </table:table-cell>
          <table:table-cell table:style-name="ce7" table:formula="of:=AVERAGE([.AJ5];[.AJ13];[.AJ21];[.AJ29];[.AJ37])" office:value-type="float" office:value="65.858" calcext:value-type="float">
            <text:p>65.858</text:p>
          </table:table-cell>
          <table:table-cell table:style-name="ce7" table:formula="of:=AVERAGE([.AK5];[.AK13];[.AK21];[.AK29];[.AK37])" office:value-type="float" office:value="67.564" calcext:value-type="float">
            <text:p>67.564</text:p>
          </table:table-cell>
          <table:table-cell table:style-name="ce7" table:formula="of:=AVERAGE([.AL5];[.AL13];[.AL21];[.AL29];[.AL37])" office:value-type="float" office:value="67.214" calcext:value-type="float">
            <text:p>67.214</text:p>
          </table:table-cell>
          <table:table-cell table:style-name="ce7" table:formula="of:=AVERAGE([.AM5];[.AM13];[.AM21];[.AM29];[.AM37])" office:value-type="float" office:value="31.576" calcext:value-type="float">
            <text:p>31.576</text:p>
          </table:table-cell>
          <table:table-cell table:style-name="ce7" table:formula="of:=AVERAGE([.AN5];[.AN13];[.AN21];[.AN29];[.AN37])" office:value-type="float" office:value="0.00303571428571429" calcext:value-type="float">
            <text:p>0.003035714285714</text:p>
          </table:table-cell>
          <table:table-cell table:style-name="ce7" table:formula="of:=AVERAGE([.AO5];[.AO13];[.AO21];[.AO29];[.AO37])" office:value-type="float" office:value="0.00125" calcext:value-type="float">
            <text:p>0.00125</text:p>
          </table:table-cell>
          <table:table-cell table:style-name="ce7" table:formula="of:=AVERAGE([.AP5];[.AP13];[.AP21];[.AP29];[.AP37])" office:value-type="float" office:value="0.00221938775510204" calcext:value-type="float">
            <text:p>0.002219387755102</text:p>
          </table:table-cell>
          <table:table-cell table:style-name="ce7" table:formula="of:=AVERAGE([.AQ5];[.AQ13];[.AQ21];[.AQ29];[.AQ37])" office:value-type="float" office:value="0.00122530866656064" calcext:value-type="float">
            <text:p>0.001225308666561</text:p>
          </table:table-cell>
          <table:table-cell table:style-name="ce7" table:formula="of:=AVERAGE([.AR5];[.AR13];[.AR21];[.AR29];[.AR37])" office:value-type="float" office:value="0.000758928571428571" calcext:value-type="float">
            <text:p>0.000758928571429</text:p>
          </table:table-cell>
          <table:table-cell table:style-name="ce42" table:formula="of:=AVERAGE([.AS5];[.AS13];[.AS21];[.AS29];[.AS37])" office:value-type="float" office:value="0.000276059205889262" calcext:value-type="float">
            <text:p>2.76E-04</text:p>
          </table:table-cell>
          <table:table-cell table:style-name="ce16" table:formula="of:=AVERAGE([.AT5];[.AT13];[.AT21];[.AT29];[.AT37])" office:value-type="time" office:time-value="PT01H34M14.8S" calcext:value-type="time">
            <text:p>01:34:14 AM</text:p>
          </table:table-cell>
          <table:table-cell table:style-name="ce7" table:formula="of:=AVERAGE([.AU5];[.AU13];[.AU21];[.AU29];[.AU37])" office:value-type="float" office:value="35.428" calcext:value-type="float">
            <text:p>35.428</text:p>
          </table:table-cell>
          <table:table-cell table:style-name="ce7" table:formula="of:=AVERAGE([.AV5];[.AV13];[.AV21];[.AV29];[.AV37])" office:value-type="float" office:value="67.286" calcext:value-type="float">
            <text:p>67.286</text:p>
          </table:table-cell>
          <table:table-cell table:style-name="ce7" table:formula="of:=AVERAGE([.AW5];[.AW13];[.AW21];[.AW29];[.AW37])" office:value-type="float" office:value="68.144" calcext:value-type="float">
            <text:p>68.144</text:p>
          </table:table-cell>
          <table:table-cell table:style-name="ce7" table:formula="of:=AVERAGE([.AX5];[.AX13];[.AX21];[.AX29];[.AX37])" office:value-type="float" office:value="68.416" calcext:value-type="float">
            <text:p>68.416</text:p>
          </table:table-cell>
          <table:table-cell table:style-name="ce7" table:formula="of:=AVERAGE([.AY5];[.AY13];[.AY21];[.AY29];[.AY37])" office:value-type="float" office:value="67.716" calcext:value-type="float">
            <text:p>67.716</text:p>
          </table:table-cell>
          <table:table-cell table:style-name="ce7" table:formula="of:=AVERAGE([.AZ5];[.AZ13];[.AZ21];[.AZ29];[.AZ37])" office:value-type="float" office:value="31.256" calcext:value-type="float">
            <text:p>31.256</text:p>
          </table:table-cell>
          <table:table-cell table:style-name="ce7" table:formula="of:=AVERAGE([.BA5];[.BA13];[.BA21];[.BA29];[.BA37])" office:value-type="float" office:value="0.00395408163265306" calcext:value-type="float">
            <text:p>0.003954081632653</text:p>
          </table:table-cell>
          <table:table-cell table:style-name="ce7" table:formula="of:=AVERAGE([.BB5];[.BB13];[.BB21];[.BB29];[.BB37])" office:value-type="float" office:value="0.000892857142857144" calcext:value-type="float">
            <text:p>0.000892857142857</text:p>
          </table:table-cell>
          <table:table-cell table:style-name="ce7" table:formula="of:=AVERAGE([.BC5];[.BC13];[.BC21];[.BC29];[.BC37])" office:value-type="float" office:value="0.00270408163265306" calcext:value-type="float">
            <text:p>0.002704081632653</text:p>
          </table:table-cell>
          <table:table-cell table:style-name="ce7" table:formula="of:=AVERAGE([.BD5];[.BD13];[.BD21];[.BD29];[.BD37])" office:value-type="float" office:value="0.00170037065061239" calcext:value-type="float">
            <text:p>0.001700370650612</text:p>
          </table:table-cell>
          <table:table-cell table:style-name="ce7" table:formula="of:=AVERAGE([.BE5];[.BE13];[.BE21];[.BE29];[.BE37])" office:value-type="float" office:value="0.000988520408163265" calcext:value-type="float">
            <text:p>0.000988520408163</text:p>
          </table:table-cell>
          <table:table-cell table:style-name="ce7" table:formula="of:=AVERAGE([.BF5];[.BF13];[.BF21];[.BF29];[.BF37])" office:value-type="float" office:value="0.000225546244811653" calcext:value-type="float">
            <text:p>0.000225546244812</text:p>
          </table:table-cell>
          <table:table-cell table:style-name="ce16" table:formula="of:=AVERAGE([.BG5];[.BG13];[.BG21];[.BG29];[.BG37])" office:value-type="time" office:time-value="PT01H11M21.6S" calcext:value-type="time">
            <text:p>01:11:21 AM</text:p>
          </table:table-cell>
          <table:table-cell table:style-name="ce7" table:formula="of:=AVERAGE([.BH5];[.BH13];[.BH21];[.BH29];[.BH37])" office:value-type="string" office:string-value="" calcext:value-type="error">
            <text:p>#DIV/0!</text:p>
          </table:table-cell>
          <table:table-cell table:style-name="ce7" table:formula="of:=AVERAGE([.BI5];[.BI13];[.BI21];[.BI29];[.BI37])" office:value-type="string" office:string-value="" calcext:value-type="error">
            <text:p>#DIV/0!</text:p>
          </table:table-cell>
          <table:table-cell table:style-name="ce7" table:formula="of:=AVERAGE([.BJ5];[.BJ13];[.BJ21];[.BJ29];[.BJ37])" office:value-type="string" office:string-value="" calcext:value-type="error">
            <text:p>#DIV/0!</text:p>
          </table:table-cell>
          <table:table-cell table:style-name="ce7" table:formula="of:=AVERAGE([.BK5];[.BK13];[.BK21];[.BK29];[.BK37])" office:value-type="string" office:string-value="" calcext:value-type="error">
            <text:p>#DIV/0!</text:p>
          </table:table-cell>
          <table:table-cell table:style-name="ce7" table:formula="of:=AVERAGE([.BL5];[.BL13];[.BL21];[.BL29];[.BL37])" office:value-type="string" office:string-value="" calcext:value-type="error">
            <text:p>#DIV/0!</text:p>
          </table:table-cell>
          <table:table-cell table:style-name="ce7" table:formula="of:=AVERAGE([.BM5];[.BM13];[.BM21];[.BM29];[.BM37])" office:value-type="string" office:string-value="" calcext:value-type="error">
            <text:p>#DIV/0!</text:p>
          </table:table-cell>
          <table:table-cell table:style-name="ce7" table:formula="of:=AVERAGE([.BN5];[.BN13];[.BN21];[.BN29];[.BN37])" office:value-type="string" office:string-value="" calcext:value-type="error">
            <text:p>#DIV/0!</text:p>
          </table:table-cell>
          <table:table-cell table:style-name="ce7" table:formula="of:=AVERAGE([.BO5];[.BO13];[.BO21];[.BO29];[.BO37])" office:value-type="string" office:string-value="" calcext:value-type="error">
            <text:p>#DIV/0!</text:p>
          </table:table-cell>
          <table:table-cell table:style-name="ce7" table:formula="of:=AVERAGE([.BP5];[.BP13];[.BP21];[.BP29];[.BP37])" office:value-type="string" office:string-value="" calcext:value-type="error">
            <text:p>#DIV/0!</text:p>
          </table:table-cell>
          <table:table-cell table:style-name="ce7" table:formula="of:=AVERAGE([.BQ5];[.BQ13];[.BQ21];[.BQ29];[.BQ37])" office:value-type="string" office:string-value="" calcext:value-type="error">
            <text:p>#DIV/0!</text:p>
          </table:table-cell>
          <table:table-cell table:style-name="ce7" table:formula="of:=AVERAGE([.BR5];[.BR13];[.BR21];[.BR29];[.BR37])" office:value-type="string" office:string-value="" calcext:value-type="error">
            <text:p>#DIV/0!</text:p>
          </table:table-cell>
          <table:table-cell table:style-name="ce7" table:formula="of:=AVERAGE([.BS5];[.BS13];[.BS21];[.BS29];[.BS37])" office:value-type="string" office:string-value="" calcext:value-type="error">
            <text:p>#DIV/0!</text:p>
          </table:table-cell>
          <table:table-cell table:style-name="ce7" table:formula="of:=AVERAGE([.BT5];[.BT13];[.BT21];[.BT29];[.BT37])" office:value-type="string" office:string-value="" calcext:value-type="error">
            <text:p>#DIV/0!</text:p>
          </table:table-cell>
          <table:table-cell table:style-name="ce7" table:formula="of:=AVERAGE([.BU5];[.BU13];[.BU21];[.BU29];[.BU37])" office:value-type="string" office:string-value="" calcext:value-type="error">
            <text:p>#DIV/0!</text:p>
          </table:table-cell>
          <table:table-cell table:style-name="ce7" table:formula="of:=AVERAGE([.BV5];[.BV13];[.BV21];[.BV29];[.BV37])" office:value-type="string" office:string-value="" calcext:value-type="error">
            <text:p>#DIV/0!</text:p>
          </table:table-cell>
          <table:table-cell table:style-name="ce7" table:formula="of:=AVERAGE([.BW5];[.BW13];[.BW21];[.BW29];[.BW37])" office:value-type="string" office:string-value="" calcext:value-type="error">
            <text:p>#DIV/0!</text:p>
          </table:table-cell>
          <table:table-cell table:style-name="ce7" table:formula="of:=AVERAGE([.BX5];[.BX13];[.BX21];[.BX29];[.BX37])" office:value-type="string" office:string-value="" calcext:value-type="error">
            <text:p>#DIV/0!</text:p>
          </table:table-cell>
          <table:table-cell table:style-name="ce7" table:formula="of:=AVERAGE([.BY5];[.BY13];[.BY21];[.BY29];[.BY37])" office:value-type="string" office:string-value="" calcext:value-type="error">
            <text:p>#DIV/0!</text:p>
          </table:table-cell>
          <table:table-cell table:style-name="ce7" table:formula="of:=AVERAGE([.BZ5];[.BZ13];[.BZ21];[.BZ29];[.BZ37])" office:value-type="string" office:string-value="" calcext:value-type="error">
            <text:p>#DIV/0!</text:p>
          </table:table-cell>
          <table:table-cell table:style-name="ce7" table:formula="of:=AVERAGE([.CA5];[.CA13];[.CA21];[.CA29];[.CA37])" office:value-type="string" office:string-value="" calcext:value-type="error">
            <text:p>#DIV/0!</text:p>
          </table:table-cell>
          <table:table-cell table:style-name="ce7" table:formula="of:=AVERAGE([.CB5];[.CB13];[.CB21];[.CB29];[.CB37])" office:value-type="string" office:string-value="" calcext:value-type="error">
            <text:p>#DIV/0!</text:p>
          </table:table-cell>
          <table:table-cell table:style-name="ce7" table:formula="of:=AVERAGE([.CC5];[.CC13];[.CC21];[.CC29];[.CC37])" office:value-type="string" office:string-value="" calcext:value-type="error">
            <text:p>#DIV/0!</text:p>
          </table:table-cell>
          <table:table-cell table:style-name="ce7" table:formula="of:=AVERAGE([.CD5];[.CD13];[.CD21];[.CD29];[.CD37])" office:value-type="string" office:string-value="" calcext:value-type="error">
            <text:p>#DIV/0!</text:p>
          </table:table-cell>
          <table:table-cell table:style-name="ce7" table:formula="of:=AVERAGE([.CE5];[.CE13];[.CE21];[.CE29];[.CE37])" office:value-type="string" office:string-value="" calcext:value-type="error">
            <text:p>#DIV/0!</text:p>
          </table:table-cell>
          <table:table-cell table:style-name="ce7" table:formula="of:=AVERAGE([.CF5];[.CF13];[.CF21];[.CF29];[.CF37])" office:value-type="string" office:string-value="" calcext:value-type="error">
            <text:p>#DIV/0!</text:p>
          </table:table-cell>
          <table:table-cell table:style-name="ce7" table:formula="of:=AVERAGE([.CG5];[.CG13];[.CG21];[.CG29];[.CG37])" office:value-type="string" office:string-value="" calcext:value-type="error">
            <text:p>#DIV/0!</text:p>
          </table:table-cell>
          <table:table-cell table:style-name="ce7" table:formula="of:=AVERAGE([.CH5];[.CH13];[.CH21];[.CH29])" office:value-type="string" office:string-value="" calcext:value-type="error">
            <text:p>#DIV/0!</text:p>
          </table:table-cell>
          <table:table-cell table:style-name="ce7" table:formula="of:=AVERAGE([.CI5];[.CI13];[.CI21];[.CI29])" office:value-type="string" office:string-value="" calcext:value-type="error">
            <text:p>#DIV/0!</text:p>
          </table:table-cell>
          <table:table-cell table:style-name="ce7" table:formula="of:=AVERAGE([.CJ5];[.CJ13];[.CJ21];[.CJ29])" office:value-type="string" office:string-value="" calcext:value-type="error">
            <text:p>#DIV/0!</text:p>
          </table:table-cell>
          <table:table-cell table:style-name="ce7" table:formula="of:=AVERAGE([.CK5];[.CK13];[.CK21];[.CK29])" office:value-type="string" office:string-value="" calcext:value-type="error">
            <text:p>#DIV/0!</text:p>
          </table:table-cell>
          <table:table-cell table:style-name="ce7" table:formula="of:=AVERAGE([.CL5];[.CL13];[.CL21];[.CL29])" office:value-type="string" office:string-value="" calcext:value-type="error">
            <text:p>#DIV/0!</text:p>
          </table:table-cell>
          <table:table-cell table:style-name="ce7" table:formula="of:=AVERAGE([.CM5];[.CM13];[.CM21];[.CM29])" office:value-type="string" office:string-value="" calcext:value-type="error">
            <text:p>#DIV/0!</text:p>
          </table:table-cell>
          <table:table-cell table:style-name="ce7" table:formula="of:=AVERAGE([.CN5];[.CN13];[.CN21];[.CN29])" office:value-type="string" office:string-value="" calcext:value-type="error">
            <text:p>#DIV/0!</text:p>
          </table:table-cell>
          <table:table-cell table:style-name="ce7" table:formula="of:=AVERAGE([.CO5];[.CO13];[.CO21];[.CO29])" office:value-type="string" office:string-value="" calcext:value-type="error">
            <text:p>#DIV/0!</text:p>
          </table:table-cell>
          <table:table-cell table:style-name="ce7" table:formula="of:=AVERAGE([.CP5];[.CP13];[.CP21];[.CP29])" office:value-type="string" office:string-value="" calcext:value-type="error">
            <text:p>#DIV/0!</text:p>
          </table:table-cell>
          <table:table-cell table:style-name="ce7" table:formula="of:=AVERAGE([.CQ5];[.CQ13];[.CQ21];[.CQ29])" office:value-type="string" office:string-value="" calcext:value-type="error">
            <text:p>#DIV/0!</text:p>
          </table:table-cell>
          <table:table-cell table:style-name="ce7" table:formula="of:=AVERAGE([.CR5];[.CR13];[.CR21];[.CR29])" office:value-type="string" office:string-value="" calcext:value-type="error">
            <text:p>#DIV/0!</text:p>
          </table:table-cell>
          <table:table-cell table:style-name="ce7" table:formula="of:=AVERAGE([.CS5];[.CS13];[.CS21];[.CS29])" office:value-type="string" office:string-value="" calcext:value-type="error">
            <text:p>#DIV/0!</text:p>
          </table:table-cell>
          <table:table-cell table:style-name="ce7" table:formula="of:=AVERAGE([.CT5];[.CT13];[.CT21];[.CT29])" office:value-type="string" office:string-value="" calcext:value-type="error">
            <text:p>#DIV/0!</text:p>
          </table:table-cell>
          <table:table-cell table:style-name="ce7" table:formula="of:=AVERAGE([.CU5];[.CU13];[.CU21];[.CU29])" office:value-type="string" office:string-value="" calcext:value-type="error">
            <text:p>#DIV/0!</text:p>
          </table:table-cell>
          <table:table-cell table:style-name="ce7" table:formula="of:=AVERAGE([.CV5];[.CV13];[.CV21];[.CV29])" office:value-type="string" office:string-value="" calcext:value-type="error">
            <text:p>#DIV/0!</text:p>
          </table:table-cell>
          <table:table-cell table:style-name="ce7" table:formula="of:=AVERAGE([.CW5];[.CW13];[.CW21];[.CW29])" office:value-type="string" office:string-value="" calcext:value-type="error">
            <text:p>#DIV/0!</text:p>
          </table:table-cell>
          <table:table-cell table:style-name="ce7" table:formula="of:=AVERAGE([.CX5];[.CX13];[.CX21];[.CX29])" office:value-type="string" office:string-value="" calcext:value-type="error">
            <text:p>#DIV/0!</text:p>
          </table:table-cell>
          <table:table-cell table:style-name="ce7" table:formula="of:=AVERAGE([.CY5];[.CY13];[.CY21];[.CY29])" office:value-type="string" office:string-value="" calcext:value-type="error">
            <text:p>#DIV/0!</text:p>
          </table:table-cell>
          <table:table-cell table:style-name="ce7" table:formula="of:=AVERAGE([.CZ5];[.CZ13];[.CZ21];[.CZ29])" office:value-type="string" office:string-value="" calcext:value-type="error">
            <text:p>#DIV/0!</text:p>
          </table:table-cell>
          <table:table-cell table:style-name="ce7" table:formula="of:=AVERAGE([.DA5];[.DA13];[.DA21];[.DA29])" office:value-type="string" office:string-value="" calcext:value-type="error">
            <text:p>#DIV/0!</text:p>
          </table:table-cell>
          <table:table-cell table:style-name="ce7" table:formula="of:=AVERAGE([.DB5];[.DB13];[.DB21];[.DB29])" office:value-type="string" office:string-value="" calcext:value-type="error">
            <text:p>#DIV/0!</text:p>
          </table:table-cell>
          <table:table-cell table:style-name="ce7" table:formula="of:=AVERAGE([.DC5];[.DC13];[.DC21];[.DC29])" office:value-type="string" office:string-value="" calcext:value-type="error">
            <text:p>#DIV/0!</text:p>
          </table:table-cell>
          <table:table-cell table:style-name="ce7" table:formula="of:=AVERAGE([.DD5];[.DD13];[.DD21];[.DD29])" office:value-type="string" office:string-value="" calcext:value-type="error">
            <text:p>#DIV/0!</text:p>
          </table:table-cell>
          <table:table-cell table:style-name="ce7" table:formula="of:=AVERAGE([.DE5];[.DE13];[.DE21];[.DE29])" office:value-type="string" office:string-value="" calcext:value-type="error">
            <text:p>#DIV/0!</text:p>
          </table:table-cell>
          <table:table-cell table:style-name="ce7" table:formula="of:=AVERAGE([.DF5];[.DF13];[.DF21];[.DF29])" office:value-type="string" office:string-value="" calcext:value-type="error">
            <text:p>#DIV/0!</text:p>
          </table:table-cell>
          <table:table-cell table:style-name="ce7" table:formula="of:=AVERAGE([.DG5];[.DG13];[.DG21];[.DG29])" office:value-type="string" office:string-value="" calcext:value-type="error">
            <text:p>#DIV/0!</text:p>
          </table:table-cell>
          <table:table-cell table:style-name="ce7" table:formula="of:=AVERAGE([.DH5];[.DH13];[.DH21];[.DH29])" office:value-type="string" office:string-value="" calcext:value-type="error">
            <text:p>#DIV/0!</text:p>
          </table:table-cell>
          <table:table-cell table:style-name="ce7" table:formula="of:=AVERAGE([.DI5];[.DI13];[.DI21];[.DI29])" office:value-type="string" office:string-value="" calcext:value-type="error">
            <text:p>#DIV/0!</text:p>
          </table:table-cell>
          <table:table-cell table:style-name="ce7" table:formula="of:=AVERAGE([.DJ5];[.DJ13];[.DJ21];[.DJ29])" office:value-type="string" office:string-value="" calcext:value-type="error">
            <text:p>#DIV/0!</text:p>
          </table:table-cell>
          <table:table-cell table:style-name="ce7" table:formula="of:=AVERAGE([.DK5];[.DK13];[.DK21];[.DK29])" office:value-type="string" office:string-value="" calcext:value-type="error">
            <text:p>#DIV/0!</text:p>
          </table:table-cell>
          <table:table-cell table:style-name="ce7" table:formula="of:=AVERAGE([.DL5];[.DL13];[.DL21];[.DL29])" office:value-type="string" office:string-value="" calcext:value-type="error">
            <text:p>#DIV/0!</text:p>
          </table:table-cell>
          <table:table-cell table:style-name="ce7" table:formula="of:=AVERAGE([.DM5];[.DM13];[.DM21];[.DM29])" office:value-type="string" office:string-value="" calcext:value-type="error">
            <text:p>#DIV/0!</text:p>
          </table:table-cell>
          <table:table-cell table:style-name="ce7" table:formula="of:=AVERAGE([.DN5];[.DN13];[.DN21];[.DN29])" office:value-type="string" office:string-value="" calcext:value-type="error">
            <text:p>#DIV/0!</text:p>
          </table:table-cell>
          <table:table-cell table:style-name="ce7" table:formula="of:=AVERAGE([.DO5];[.DO13];[.DO21];[.DO29])" office:value-type="string" office:string-value="" calcext:value-type="error">
            <text:p>#DIV/0!</text:p>
          </table:table-cell>
          <table:table-cell table:style-name="ce7" table:formula="of:=AVERAGE([.DP5];[.DP13];[.DP21];[.DP29])" office:value-type="string" office:string-value="" calcext:value-type="error">
            <text:p>#DIV/0!</text:p>
          </table:table-cell>
          <table:table-cell table:style-name="ce7" table:formula="of:=AVERAGE([.DQ5];[.DQ13];[.DQ21];[.DQ29])" office:value-type="string" office:string-value="" calcext:value-type="error">
            <text:p>#DIV/0!</text:p>
          </table:table-cell>
          <table:table-cell table:style-name="ce7" table:formula="of:=AVERAGE([.DR5];[.DR13];[.DR21];[.DR29])" office:value-type="string" office:string-value="" calcext:value-type="error">
            <text:p>#DIV/0!</text:p>
          </table:table-cell>
          <table:table-cell table:style-name="ce7" table:formula="of:=AVERAGE([.DS5];[.DS13];[.DS21];[.DS29])" office:value-type="string" office:string-value="" calcext:value-type="error">
            <text:p>#DIV/0!</text:p>
          </table:table-cell>
          <table:table-cell table:style-name="ce7" table:formula="of:=AVERAGE([.DT5];[.DT13];[.DT21];[.DT29])" office:value-type="string" office:string-value="" calcext:value-type="error">
            <text:p>#DIV/0!</text:p>
          </table:table-cell>
          <table:table-cell table:style-name="ce7" table:formula="of:=AVERAGE([.DU5];[.DU13];[.DU21];[.DU29])" office:value-type="string" office:string-value="" calcext:value-type="error">
            <text:p>#DIV/0!</text:p>
          </table:table-cell>
          <table:table-cell table:style-name="ce7" table:formula="of:=AVERAGE([.DV5];[.DV13];[.DV21];[.DV29])" office:value-type="string" office:string-value="" calcext:value-type="error">
            <text:p>#DIV/0!</text:p>
          </table:table-cell>
          <table:table-cell table:style-name="ce7" table:formula="of:=AVERAGE([.DW5];[.DW13];[.DW21];[.DW29])" office:value-type="string" office:string-value="" calcext:value-type="error">
            <text:p>#DIV/0!</text:p>
          </table:table-cell>
          <table:table-cell table:style-name="ce7" table:formula="of:=AVERAGE([.DX5];[.DX13];[.DX21];[.DX29])" office:value-type="string" office:string-value="" calcext:value-type="error">
            <text:p>#DIV/0!</text:p>
          </table:table-cell>
          <table:table-cell table:style-name="ce7" table:formula="of:=AVERAGE([.DY5];[.DY13];[.DY21];[.DY29])" office:value-type="string" office:string-value="" calcext:value-type="error">
            <text:p>#DIV/0!</text:p>
          </table:table-cell>
          <table:table-cell table:style-name="ce7" table:formula="of:=AVERAGE([.DZ5];[.DZ13];[.DZ21];[.DZ29])" office:value-type="string" office:string-value="" calcext:value-type="error">
            <text:p>#DIV/0!</text:p>
          </table:table-cell>
          <table:table-cell table:style-name="ce7" table:formula="of:=AVERAGE([.EA5];[.EA13];[.EA21];[.EA29])" office:value-type="string" office:string-value="" calcext:value-type="error">
            <text:p>#DIV/0!</text:p>
          </table:table-cell>
          <table:table-cell table:style-name="ce7" table:formula="of:=AVERAGE([.EB5];[.EB13];[.EB21];[.EB29])" office:value-type="string" office:string-value="" calcext:value-type="error">
            <text:p>#DIV/0!</text:p>
          </table:table-cell>
          <table:table-cell table:style-name="ce7" table:formula="of:=AVERAGE([.EC5];[.EC13];[.EC21];[.EC29])" office:value-type="string" office:string-value="" calcext:value-type="error">
            <text:p>#DIV/0!</text:p>
          </table:table-cell>
          <table:table-cell table:style-name="ce7" table:formula="of:=AVERAGE([.ED5];[.ED13];[.ED21];[.ED29])" office:value-type="string" office:string-value="" calcext:value-type="error">
            <text:p>#DIV/0!</text:p>
          </table:table-cell>
          <table:table-cell table:style-name="ce7" table:formula="of:=AVERAGE([.EE5];[.EE13];[.EE21];[.EE29])" office:value-type="string" office:string-value="" calcext:value-type="error">
            <text:p>#DIV/0!</text:p>
          </table:table-cell>
          <table:table-cell table:style-name="ce7" table:formula="of:=AVERAGE([.EF5];[.EF13];[.EF21];[.EF29])" office:value-type="string" office:string-value="" calcext:value-type="error">
            <text:p>#DIV/0!</text:p>
          </table:table-cell>
          <table:table-cell table:style-name="ce7" table:formula="of:=AVERAGE([.EG5];[.EG13];[.EG21];[.EG29])" office:value-type="string" office:string-value="" calcext:value-type="error">
            <text:p>#DIV/0!</text:p>
          </table:table-cell>
          <table:table-cell table:style-name="ce7" table:formula="of:=AVERAGE([.EH5];[.EH13];[.EH21];[.EH29])" office:value-type="string" office:string-value="" calcext:value-type="error">
            <text:p>#DIV/0!</text:p>
          </table:table-cell>
          <table:table-cell table:style-name="ce7" table:formula="of:=AVERAGE([.EI5];[.EI13];[.EI21];[.EI29])" office:value-type="string" office:string-value="" calcext:value-type="error">
            <text:p>#DIV/0!</text:p>
          </table:table-cell>
          <table:table-cell table:style-name="ce7" table:formula="of:=AVERAGE([.EJ5];[.EJ13];[.EJ21];[.EJ29])" office:value-type="string" office:string-value="" calcext:value-type="error">
            <text:p>#DIV/0!</text:p>
          </table:table-cell>
          <table:table-cell table:style-name="ce7" table:formula="of:=AVERAGE([.EK5];[.EK13];[.EK21];[.EK29])" office:value-type="string" office:string-value="" calcext:value-type="error">
            <text:p>#DIV/0!</text:p>
          </table:table-cell>
          <table:table-cell table:style-name="ce7" table:formula="of:=AVERAGE([.EL5];[.EL13];[.EL21];[.EL29])" office:value-type="string" office:string-value="" calcext:value-type="error">
            <text:p>#DIV/0!</text:p>
          </table:table-cell>
          <table:table-cell table:style-name="ce7" table:formula="of:=AVERAGE([.EM5];[.EM13];[.EM21];[.EM29])" office:value-type="string" office:string-value="" calcext:value-type="error">
            <text:p>#DIV/0!</text:p>
          </table:table-cell>
          <table:table-cell table:style-name="ce7" table:formula="of:=AVERAGE([.EN5];[.EN13];[.EN21];[.EN29])" office:value-type="string" office:string-value="" calcext:value-type="error">
            <text:p>#DIV/0!</text:p>
          </table:table-cell>
          <table:table-cell table:style-name="ce7" table:formula="of:=AVERAGE([.EO5];[.EO13];[.EO21];[.EO29])" office:value-type="string" office:string-value="" calcext:value-type="error">
            <text:p>#DIV/0!</text:p>
          </table:table-cell>
          <table:table-cell table:style-name="ce7" table:formula="of:=AVERAGE([.EP5];[.EP13];[.EP21];[.EP29])" office:value-type="string" office:string-value="" calcext:value-type="error">
            <text:p>#DIV/0!</text:p>
          </table:table-cell>
          <table:table-cell table:style-name="ce7" table:formula="of:=AVERAGE([.EQ5];[.EQ13];[.EQ21];[.EQ29])" office:value-type="string" office:string-value="" calcext:value-type="error">
            <text:p>#DIV/0!</text:p>
          </table:table-cell>
          <table:table-cell table:style-name="ce7" table:formula="of:=AVERAGE([.ER5];[.ER13];[.ER21];[.ER29])" office:value-type="string" office:string-value="" calcext:value-type="error">
            <text:p>#DIV/0!</text:p>
          </table:table-cell>
          <table:table-cell table:style-name="ce7" table:formula="of:=AVERAGE([.ES5];[.ES13];[.ES21];[.ES29])" office:value-type="string" office:string-value="" calcext:value-type="error">
            <text:p>#DIV/0!</text:p>
          </table:table-cell>
          <table:table-cell table:style-name="ce7" table:formula="of:=AVERAGE([.ET5];[.ET13];[.ET21];[.ET29])" office:value-type="string" office:string-value="" calcext:value-type="error">
            <text:p>#DIV/0!</text:p>
          </table:table-cell>
          <table:table-cell table:style-name="ce7" table:formula="of:=AVERAGE([.EU5];[.EU13];[.EU21];[.EU29])" office:value-type="string" office:string-value="" calcext:value-type="error">
            <text:p>#DIV/0!</text:p>
          </table:table-cell>
          <table:table-cell table:style-name="ce7" table:formula="of:=AVERAGE([.EV5];[.EV13];[.EV21];[.EV29])" office:value-type="string" office:string-value="" calcext:value-type="error">
            <text:p>#DIV/0!</text:p>
          </table:table-cell>
          <table:table-cell table:style-name="ce7" table:formula="of:=AVERAGE([.EW5];[.EW13];[.EW21];[.EW29])" office:value-type="string" office:string-value="" calcext:value-type="error">
            <text:p>#DIV/0!</text:p>
          </table:table-cell>
          <table:table-cell table:style-name="ce7" table:formula="of:=AVERAGE([.EX5];[.EX13];[.EX21];[.EX29])" office:value-type="string" office:string-value="" calcext:value-type="error">
            <text:p>#DIV/0!</text:p>
          </table:table-cell>
          <table:table-cell table:style-name="ce7" table:formula="of:=AVERAGE([.EY5];[.EY13];[.EY21];[.EY29])" office:value-type="string" office:string-value="" calcext:value-type="error">
            <text:p>#DIV/0!</text:p>
          </table:table-cell>
          <table:table-cell table:style-name="ce7" table:formula="of:=AVERAGE([.EZ5];[.EZ13];[.EZ21];[.EZ29])" office:value-type="string" office:string-value="" calcext:value-type="error">
            <text:p>#DIV/0!</text:p>
          </table:table-cell>
          <table:table-cell table:style-name="ce7" table:formula="of:=AVERAGE([.FA5];[.FA13];[.FA21];[.FA29])" office:value-type="string" office:string-value="" calcext:value-type="error">
            <text:p>#DIV/0!</text:p>
          </table:table-cell>
          <table:table-cell table:style-name="ce7" table:formula="of:=AVERAGE([.FB5];[.FB13];[.FB21];[.FB29])" office:value-type="string" office:string-value="" calcext:value-type="error">
            <text:p>#DIV/0!</text:p>
          </table:table-cell>
          <table:table-cell table:style-name="ce7" table:formula="of:=AVERAGE([.FC5];[.FC13];[.FC21];[.FC29])" office:value-type="string" office:string-value="" calcext:value-type="error">
            <text:p>#DIV/0!</text:p>
          </table:table-cell>
          <table:table-cell table:style-name="ce7" table:formula="of:=AVERAGE([.FD5];[.FD13];[.FD21];[.FD29])" office:value-type="string" office:string-value="" calcext:value-type="error">
            <text:p>#DIV/0!</text:p>
          </table:table-cell>
          <table:table-cell table:style-name="ce7" table:formula="of:=AVERAGE([.FE5];[.FE13];[.FE21];[.FE29])" office:value-type="string" office:string-value="" calcext:value-type="error">
            <text:p>#DIV/0!</text:p>
          </table:table-cell>
          <table:table-cell table:style-name="ce7" table:formula="of:=AVERAGE([.FF5];[.FF13];[.FF21];[.FF29])" office:value-type="string" office:string-value="" calcext:value-type="error">
            <text:p>#DIV/0!</text:p>
          </table:table-cell>
          <table:table-cell table:style-name="ce7" table:formula="of:=AVERAGE([.FG5];[.FG13];[.FG21];[.FG29])" office:value-type="string" office:string-value="" calcext:value-type="error">
            <text:p>#DIV/0!</text:p>
          </table:table-cell>
          <table:table-cell table:style-name="ce7" table:formula="of:=AVERAGE([.FH5];[.FH13];[.FH21];[.FH29])" office:value-type="string" office:string-value="" calcext:value-type="error">
            <text:p>#DIV/0!</text:p>
          </table:table-cell>
          <table:table-cell table:style-name="ce7" table:formula="of:=AVERAGE([.FI5];[.FI13];[.FI21];[.FI29])" office:value-type="string" office:string-value="" calcext:value-type="error">
            <text:p>#DIV/0!</text:p>
          </table:table-cell>
          <table:table-cell table:style-name="ce7" table:formula="of:=AVERAGE([.FJ5];[.FJ13];[.FJ21];[.FJ29])" office:value-type="string" office:string-value="" calcext:value-type="error">
            <text:p>#DIV/0!</text:p>
          </table:table-cell>
          <table:table-cell table:style-name="ce7" table:formula="of:=AVERAGE([.FK5];[.FK13];[.FK21];[.FK29])" office:value-type="string" office:string-value="" calcext:value-type="error">
            <text:p>#DIV/0!</text:p>
          </table:table-cell>
          <table:table-cell table:style-name="ce7" table:formula="of:=AVERAGE([.FL5];[.FL13];[.FL21];[.FL29])" office:value-type="string" office:string-value="" calcext:value-type="error">
            <text:p>#DIV/0!</text:p>
          </table:table-cell>
          <table:table-cell table:style-name="ce7" table:formula="of:=AVERAGE([.FM5];[.FM13];[.FM21];[.FM29])" office:value-type="string" office:string-value="" calcext:value-type="error">
            <text:p>#DIV/0!</text:p>
          </table:table-cell>
          <table:table-cell table:style-name="ce7" table:formula="of:=AVERAGE([.FN5];[.FN13];[.FN21];[.FN29])" office:value-type="string" office:string-value="" calcext:value-type="error">
            <text:p>#DIV/0!</text:p>
          </table:table-cell>
          <table:table-cell table:style-name="ce7" table:formula="of:=AVERAGE([.FO5];[.FO13];[.FO21];[.FO29])" office:value-type="string" office:string-value="" calcext:value-type="error">
            <text:p>#DIV/0!</text:p>
          </table:table-cell>
          <table:table-cell table:style-name="ce7" table:formula="of:=AVERAGE([.FP5];[.FP13];[.FP21];[.FP29])" office:value-type="string" office:string-value="" calcext:value-type="error">
            <text:p>#DIV/0!</text:p>
          </table:table-cell>
          <table:table-cell table:style-name="ce7" table:formula="of:=AVERAGE([.FQ5];[.FQ13];[.FQ21];[.FQ29])" office:value-type="string" office:string-value="" calcext:value-type="error">
            <text:p>#DIV/0!</text:p>
          </table:table-cell>
          <table:table-cell table:style-name="ce7" table:formula="of:=AVERAGE([.FR5];[.FR13];[.FR21];[.FR29])" office:value-type="string" office:string-value="" calcext:value-type="error">
            <text:p>#DIV/0!</text:p>
          </table:table-cell>
          <table:table-cell table:style-name="ce7" table:formula="of:=AVERAGE([.FS5];[.FS13];[.FS21];[.FS29])" office:value-type="string" office:string-value="" calcext:value-type="error">
            <text:p>#DIV/0!</text:p>
          </table:table-cell>
          <table:table-cell table:style-name="ce7" table:formula="of:=AVERAGE([.FT5];[.FT13];[.FT21];[.FT29])" office:value-type="string" office:string-value="" calcext:value-type="error">
            <text:p>#DIV/0!</text:p>
          </table:table-cell>
          <table:table-cell table:style-name="ce7" table:formula="of:=AVERAGE([.FU5];[.FU13];[.FU21];[.FU29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2">
          <table:table-cell table:style-name="ce5" office:value-type="string" calcext:value-type="string">
            <text:p>1,TestOp_80,2,20,false,Any[],1,(30,45,30)</text:p>
          </table:table-cell>
          <table:table-cell table:style-name="ce7" table:formula="of:=AVERAGE([.B6];[.B14];[.B22];[.B30];[.B38])" office:value-type="float" office:value="25" calcext:value-type="float">
            <text:p>25</text:p>
          </table:table-cell>
          <table:table-cell table:style-name="ce7" table:formula="of:=AVERAGE([.C6];[.C14];[.C22];[.C30];[.C38])" office:value-type="float" office:value="69.645" calcext:value-type="float">
            <text:p>69.645</text:p>
          </table:table-cell>
          <table:table-cell table:style-name="ce7" table:formula="of:=AVERAGE([.D6];[.D14];[.D22];[.D30];[.D38])" office:value-type="float" office:value="55.3575" calcext:value-type="float">
            <text:p>55.3575</text:p>
          </table:table-cell>
          <table:table-cell table:style-name="ce7" table:formula="of:=AVERAGE([.E6];[.E14];[.E22];[.E30];[.E38])" office:value-type="float" office:value="61.9275" calcext:value-type="float">
            <text:p>61.9275</text:p>
          </table:table-cell>
          <table:table-cell table:style-name="ce7" table:formula="of:=AVERAGE([.F6];[.F14];[.F22];[.F30];[.F38])" office:value-type="float" office:value="62.5" calcext:value-type="float">
            <text:p>62.5</text:p>
          </table:table-cell>
          <table:table-cell table:style-name="ce16" table:formula="of:=AVERAGE([.G6];[.G14];[.G22];[.G30];[.G38])" office:value-type="time" office:time-value="PT00H00M59.75S" calcext:value-type="time">
            <text:p>12:00:59 AM</text:p>
          </table:table-cell>
          <table:table-cell table:style-name="ce7" table:formula="of:=AVERAGE([.H6];[.H14];[.H22];[.H30];[.H38])" office:value-type="float" office:value="40.7125" calcext:value-type="float">
            <text:p>40.7125</text:p>
          </table:table-cell>
          <table:table-cell table:style-name="ce7" table:formula="of:=AVERAGE([.I6];[.I14];[.I22];[.I30];[.I38])" office:value-type="float" office:value="66.07" calcext:value-type="float">
            <text:p>66.07</text:p>
          </table:table-cell>
          <table:table-cell table:style-name="ce7" table:formula="of:=AVERAGE([.J6];[.J14];[.J22];[.J30];[.J38])" office:value-type="float" office:value="74.6425" calcext:value-type="float">
            <text:p>74.6425</text:p>
          </table:table-cell>
          <table:table-cell table:style-name="ce7" table:formula="of:=AVERAGE([.K6];[.K14];[.K22];[.K30];[.K38])" office:value-type="float" office:value="72.43" calcext:value-type="float">
            <text:p>72.43</text:p>
          </table:table-cell>
          <table:table-cell table:style-name="ce7" table:formula="of:=AVERAGE([.L6];[.L14];[.L22];[.L30];[.L38])" office:value-type="float" office:value="70.3575" calcext:value-type="float">
            <text:p>70.3575</text:p>
          </table:table-cell>
          <table:table-cell table:style-name="ce7" table:formula="of:=AVERAGE([.M6];[.M14];[.M22];[.M30];[.M38])" office:value-type="float" office:value="0" calcext:value-type="float">
            <text:p>0</text:p>
          </table:table-cell>
          <table:table-cell table:style-name="ce7" table:formula="of:=AVERAGE([.N6];[.N14];[.N22];[.N30];[.N38])" office:value-type="float" office:value="0.00551658163265306" calcext:value-type="float">
            <text:p>0.005516581632653</text:p>
          </table:table-cell>
          <table:table-cell table:style-name="ce7" table:formula="of:=AVERAGE([.O6];[.O14];[.O22];[.O30];[.O38])" office:value-type="float" office:value="0.00204081632653061" calcext:value-type="float">
            <text:p>0.002040816326531</text:p>
          </table:table-cell>
          <table:table-cell table:style-name="ce7" table:formula="of:=AVERAGE([.P6];[.P14];[.P22];[.P30];[.P38])" office:value-type="float" office:value="0.00245535714285714" calcext:value-type="float">
            <text:p>0.002455357142857</text:p>
          </table:table-cell>
          <table:table-cell table:style-name="ce7" table:formula="of:=AVERAGE([.Q6];[.Q14];[.Q22];[.Q30];[.Q38])" office:value-type="float" office:value="0.00224086847303839" calcext:value-type="float">
            <text:p>0.002240868473038</text:p>
          </table:table-cell>
          <table:table-cell table:style-name="ce7" table:formula="of:=AVERAGE([.R6];[.R14];[.R22];[.R30];[.R38])" office:value-type="float" office:value="0.00137914540816326" calcext:value-type="float">
            <text:p>0.001379145408163</text:p>
          </table:table-cell>
          <table:table-cell table:style-name="ce7" table:formula="of:=AVERAGE([.S6];[.S14];[.S22];[.S30];[.S38])" office:value-type="float" office:value="0" calcext:value-type="float">
            <text:p>0</text:p>
          </table:table-cell>
          <table:table-cell table:style-name="ce16" table:formula="of:=AVERAGE([.T6];[.T14];[.T22];[.T30];[.T38])" office:value-type="time" office:time-value="PT00H00M00S" calcext:value-type="time">
            <text:p>12:00:00 AM</text:p>
          </table:table-cell>
          <table:table-cell table:style-name="ce7" table:formula="of:=AVERAGE([.U6];[.U14];[.U22];[.U30];[.U38])" office:value-type="float" office:value="39.82" calcext:value-type="float">
            <text:p>39.82</text:p>
          </table:table-cell>
          <table:table-cell table:style-name="ce7" table:formula="of:=AVERAGE([.V6];[.V14];[.V22];[.V30];[.V38])" office:value-type="float" office:value="67.1425" calcext:value-type="float">
            <text:p>67.1425</text:p>
          </table:table-cell>
          <table:table-cell table:style-name="ce7" table:formula="of:=AVERAGE([.W6];[.W14];[.W22];[.W30];[.W38])" office:value-type="float" office:value="72.6775" calcext:value-type="float">
            <text:p>72.6775</text:p>
          </table:table-cell>
          <table:table-cell table:style-name="ce7" table:formula="of:=AVERAGE([.X6];[.X14];[.X22];[.X30];[.X38])" office:value-type="float" office:value="71.355" calcext:value-type="float">
            <text:p>71.355</text:p>
          </table:table-cell>
          <table:table-cell table:style-name="ce7" table:formula="of:=AVERAGE([.Y6];[.Y14];[.Y22];[.Y30];[.Y38])" office:value-type="float" office:value="69.91" calcext:value-type="float">
            <text:p>69.91</text:p>
          </table:table-cell>
          <table:table-cell table:style-name="ce7" table:formula="of:=AVERAGE([.Z6];[.Z14];[.Z22];[.Z30];[.Z38])" office:value-type="float" office:value="0" calcext:value-type="float">
            <text:p>0</text:p>
          </table:table-cell>
          <table:table-cell table:style-name="ce7" table:formula="of:=AVERAGE([.AA6];[.AA14];[.AA22];[.AA30];[.AA38])" office:value-type="float" office:value="0.00376275510204081" calcext:value-type="float">
            <text:p>0.003762755102041</text:p>
          </table:table-cell>
          <table:table-cell table:style-name="ce7" table:formula="of:=AVERAGE([.AB6];[.AB14];[.AB22];[.AB30];[.AB38])" office:value-type="float" office:value="0.00293367346938776" calcext:value-type="float">
            <text:p>0.002933673469388</text:p>
          </table:table-cell>
          <table:table-cell table:style-name="ce7" table:formula="of:=AVERAGE([.AC6];[.AC14];[.AC22];[.AC30];[.AC38])" office:value-type="float" office:value="0.00235969387755102" calcext:value-type="float">
            <text:p>0.002359693877551</text:p>
          </table:table-cell>
          <table:table-cell table:style-name="ce7" table:formula="of:=AVERAGE([.AD6];[.AD14];[.AD22];[.AD30];[.AD38])" office:value-type="float" office:value="0.00153390291834378" calcext:value-type="float">
            <text:p>0.001533902918344</text:p>
          </table:table-cell>
          <table:table-cell table:style-name="ce7" table:formula="of:=AVERAGE([.AE6];[.AE14];[.AE22];[.AE30];[.AE38])" office:value-type="float" office:value="0.000940688775510203" calcext:value-type="float">
            <text:p>0.00094068877551</text:p>
          </table:table-cell>
          <table:table-cell table:style-name="ce7" table:formula="of:=AVERAGE([.AF6];[.AF14];[.AF22];[.AF30];[.AF38])" office:value-type="float" office:value="0" calcext:value-type="float">
            <text:p>0</text:p>
          </table:table-cell>
          <table:table-cell table:style-name="ce16" table:formula="of:=AVERAGE([.AG6];[.AG14];[.AG22];[.AG30];[.AG38])" office:value-type="time" office:time-value="PT00H00M00S" calcext:value-type="time">
            <text:p>12:00:00 AM</text:p>
          </table:table-cell>
          <table:table-cell table:style-name="ce7" table:formula="of:=AVERAGE([.AH6];[.AH14];[.AH22];[.AH30];[.AH38])" office:value-type="float" office:value="42.8575" calcext:value-type="float">
            <text:p>42.8575</text:p>
          </table:table-cell>
          <table:table-cell table:style-name="ce7" table:formula="of:=AVERAGE([.AI6];[.AI14];[.AI22];[.AI30];[.AI38])" office:value-type="float" office:value="68.035" calcext:value-type="float">
            <text:p>68.035</text:p>
          </table:table-cell>
          <table:table-cell table:style-name="ce7" table:formula="of:=AVERAGE([.AJ6];[.AJ14];[.AJ22];[.AJ30];[.AJ38])" office:value-type="float" office:value="74.82" calcext:value-type="float">
            <text:p>74.82</text:p>
          </table:table-cell>
          <table:table-cell table:style-name="ce7" table:formula="of:=AVERAGE([.AK6];[.AK14];[.AK22];[.AK30];[.AK38])" office:value-type="float" office:value="73.1525" calcext:value-type="float">
            <text:p>73.1525</text:p>
          </table:table-cell>
          <table:table-cell table:style-name="ce7" table:formula="of:=AVERAGE([.AL6];[.AL14];[.AL22];[.AL30];[.AL38])" office:value-type="float" office:value="71.4275" calcext:value-type="float">
            <text:p>71.4275</text:p>
          </table:table-cell>
          <table:table-cell table:style-name="ce7" table:formula="of:=AVERAGE([.AM6];[.AM14];[.AM22];[.AM30];[.AM38])" office:value-type="float" office:value="27.6775" calcext:value-type="float">
            <text:p>27.6775</text:p>
          </table:table-cell>
          <table:table-cell table:style-name="ce7" table:formula="of:=AVERAGE([.AN6];[.AN14];[.AN22];[.AN30];[.AN38])" office:value-type="float" office:value="0.00420918367346939" calcext:value-type="float">
            <text:p>0.004209183673469</text:p>
          </table:table-cell>
          <table:table-cell table:style-name="ce7" table:formula="of:=AVERAGE([.AO6];[.AO14];[.AO22];[.AO30];[.AO38])" office:value-type="float" office:value="0.00159438775510204" calcext:value-type="float">
            <text:p>0.001594387755102</text:p>
          </table:table-cell>
          <table:table-cell table:style-name="ce7" table:formula="of:=AVERAGE([.AP6];[.AP14];[.AP22];[.AP30];[.AP38])" office:value-type="float" office:value="0.0017219387755102" calcext:value-type="float">
            <text:p>0.00172193877551</text:p>
          </table:table-cell>
          <table:table-cell table:style-name="ce7" table:formula="of:=AVERAGE([.AQ6];[.AQ14];[.AQ22];[.AQ30];[.AQ38])" office:value-type="float" office:value="0.00124656217964753" calcext:value-type="float">
            <text:p>0.001246562179648</text:p>
          </table:table-cell>
          <table:table-cell table:style-name="ce7" table:formula="of:=AVERAGE([.AR6];[.AR14];[.AR22];[.AR30];[.AR38])" office:value-type="float" office:value="0.00105229591836735" calcext:value-type="float">
            <text:p>0.001052295918367</text:p>
          </table:table-cell>
          <table:table-cell table:style-name="ce42" table:formula="of:=AVERAGE([.AS6];[.AS14];[.AS22];[.AS30];[.AS38])" office:value-type="float" office:value="0.000167397603571149" calcext:value-type="float">
            <text:p>1.67E-04</text:p>
          </table:table-cell>
          <table:table-cell table:style-name="ce16" table:formula="of:=AVERAGE([.AT6];[.AT14];[.AT22];[.AT30];[.AT38])" office:value-type="time" office:time-value="PT01H26M22S" calcext:value-type="time">
            <text:p>01:26:22 AM</text:p>
          </table:table-cell>
          <table:table-cell table:style-name="ce7" table:formula="of:=AVERAGE([.AU6];[.AU14];[.AU22];[.AU30];[.AU38])" office:value-type="float" office:value="42.1425" calcext:value-type="float">
            <text:p>42.1425</text:p>
          </table:table-cell>
          <table:table-cell table:style-name="ce7" table:formula="of:=AVERAGE([.AV6];[.AV14];[.AV22];[.AV30];[.AV38])" office:value-type="float" office:value="69.9975" calcext:value-type="float">
            <text:p>69.9975</text:p>
          </table:table-cell>
          <table:table-cell table:style-name="ce7" table:formula="of:=AVERAGE([.AW6];[.AW14];[.AW22];[.AW30];[.AW38])" office:value-type="float" office:value="72.1425" calcext:value-type="float">
            <text:p>72.1425</text:p>
          </table:table-cell>
          <table:table-cell table:style-name="ce7" table:formula="of:=AVERAGE([.AX6];[.AX14];[.AX22];[.AX30];[.AX38])" office:value-type="float" office:value="71.75" calcext:value-type="float">
            <text:p>71.75</text:p>
          </table:table-cell>
          <table:table-cell table:style-name="ce7" table:formula="of:=AVERAGE([.AY6];[.AY14];[.AY22];[.AY30];[.AY38])" office:value-type="float" office:value="71.0725" calcext:value-type="float">
            <text:p>71.0725</text:p>
          </table:table-cell>
          <table:table-cell table:style-name="ce7" table:formula="of:=AVERAGE([.AZ6];[.AZ14];[.AZ22];[.AZ30];[.AZ38])" office:value-type="float" office:value="28.23" calcext:value-type="float">
            <text:p>28.23</text:p>
          </table:table-cell>
          <table:table-cell table:style-name="ce7" table:formula="of:=AVERAGE([.BA6];[.BA14];[.BA22];[.BA30];[.BA38])" office:value-type="float" office:value="0.00248724489795918" calcext:value-type="float">
            <text:p>0.002487244897959</text:p>
          </table:table-cell>
          <table:table-cell table:style-name="ce7" table:formula="of:=AVERAGE([.BB6];[.BB14];[.BB22];[.BB30];[.BB38])" office:value-type="float" office:value="0.00175382653061224" calcext:value-type="float">
            <text:p>0.001753826530612</text:p>
          </table:table-cell>
          <table:table-cell table:style-name="ce7" table:formula="of:=AVERAGE([.BC6];[.BC14];[.BC22];[.BC30];[.BC38])" office:value-type="float" office:value="0.00114795918367347" calcext:value-type="float">
            <text:p>0.001147959183673</text:p>
          </table:table-cell>
          <table:table-cell table:style-name="ce7" table:formula="of:=AVERAGE([.BD6];[.BD14];[.BD22];[.BD30];[.BD38])" office:value-type="float" office:value="0.000744678309034616" calcext:value-type="float">
            <text:p>0.000744678309035</text:p>
          </table:table-cell>
          <table:table-cell table:style-name="ce42" table:formula="of:=AVERAGE([.BE6];[.BE14];[.BE22];[.BE30];[.BE38])" office:value-type="float" office:value="0.000621811224489796" calcext:value-type="float">
            <text:p>6.22E-04</text:p>
          </table:table-cell>
          <table:table-cell table:style-name="ce7" table:formula="of:=AVERAGE([.BF6];[.BF14];[.BF22];[.BF30];[.BF38])" office:value-type="float" office:value="0.000394999608426659" calcext:value-type="float">
            <text:p>0.000394999608427</text:p>
          </table:table-cell>
          <table:table-cell table:style-name="ce16" table:formula="of:=AVERAGE([.BG6];[.BG14];[.BG22];[.BG30];[.BG38])" office:value-type="time" office:time-value="PT00H39M52.5S" calcext:value-type="time">
            <text:p>12:39:52 AM</text:p>
          </table:table-cell>
          <table:table-cell table:style-name="ce7" table:formula="of:=AVERAGE([.BH6];[.BH14];[.BH22];[.BH30];[.BH38])" office:value-type="string" office:string-value="" calcext:value-type="error">
            <text:p>#DIV/0!</text:p>
          </table:table-cell>
          <table:table-cell table:style-name="ce7" table:formula="of:=AVERAGE([.BI6];[.BI14];[.BI22];[.BI30];[.BI38])" office:value-type="string" office:string-value="" calcext:value-type="error">
            <text:p>#DIV/0!</text:p>
          </table:table-cell>
          <table:table-cell table:style-name="ce7" table:formula="of:=AVERAGE([.BJ6];[.BJ14];[.BJ22];[.BJ30];[.BJ38])" office:value-type="string" office:string-value="" calcext:value-type="error">
            <text:p>#DIV/0!</text:p>
          </table:table-cell>
          <table:table-cell table:style-name="ce7" table:formula="of:=AVERAGE([.BK6];[.BK14];[.BK22];[.BK30];[.BK38])" office:value-type="string" office:string-value="" calcext:value-type="error">
            <text:p>#DIV/0!</text:p>
          </table:table-cell>
          <table:table-cell table:style-name="ce7" table:formula="of:=AVERAGE([.BL6];[.BL14];[.BL22];[.BL30];[.BL38])" office:value-type="string" office:string-value="" calcext:value-type="error">
            <text:p>#DIV/0!</text:p>
          </table:table-cell>
          <table:table-cell table:style-name="ce7" table:formula="of:=AVERAGE([.BM6];[.BM14];[.BM22];[.BM30];[.BM38])" office:value-type="string" office:string-value="" calcext:value-type="error">
            <text:p>#DIV/0!</text:p>
          </table:table-cell>
          <table:table-cell table:style-name="ce7" table:formula="of:=AVERAGE([.BN6];[.BN14];[.BN22];[.BN30];[.BN38])" office:value-type="string" office:string-value="" calcext:value-type="error">
            <text:p>#DIV/0!</text:p>
          </table:table-cell>
          <table:table-cell table:style-name="ce7" table:formula="of:=AVERAGE([.BO6];[.BO14];[.BO22];[.BO30];[.BO38])" office:value-type="string" office:string-value="" calcext:value-type="error">
            <text:p>#DIV/0!</text:p>
          </table:table-cell>
          <table:table-cell table:style-name="ce7" table:formula="of:=AVERAGE([.BP6];[.BP14];[.BP22];[.BP30];[.BP38])" office:value-type="string" office:string-value="" calcext:value-type="error">
            <text:p>#DIV/0!</text:p>
          </table:table-cell>
          <table:table-cell table:style-name="ce7" table:formula="of:=AVERAGE([.BQ6];[.BQ14];[.BQ22];[.BQ30];[.BQ38])" office:value-type="string" office:string-value="" calcext:value-type="error">
            <text:p>#DIV/0!</text:p>
          </table:table-cell>
          <table:table-cell table:style-name="ce7" table:formula="of:=AVERAGE([.BR6];[.BR14];[.BR22];[.BR30];[.BR38])" office:value-type="string" office:string-value="" calcext:value-type="error">
            <text:p>#DIV/0!</text:p>
          </table:table-cell>
          <table:table-cell table:style-name="ce7" table:formula="of:=AVERAGE([.BS6];[.BS14];[.BS22];[.BS30];[.BS38])" office:value-type="string" office:string-value="" calcext:value-type="error">
            <text:p>#DIV/0!</text:p>
          </table:table-cell>
          <table:table-cell table:style-name="ce7" table:formula="of:=AVERAGE([.BT6];[.BT14];[.BT22];[.BT30];[.BT38])" office:value-type="string" office:string-value="" calcext:value-type="error">
            <text:p>#DIV/0!</text:p>
          </table:table-cell>
          <table:table-cell table:style-name="ce7" table:formula="of:=AVERAGE([.BU6];[.BU14];[.BU22];[.BU30];[.BU38])" office:value-type="string" office:string-value="" calcext:value-type="error">
            <text:p>#DIV/0!</text:p>
          </table:table-cell>
          <table:table-cell table:style-name="ce7" table:formula="of:=AVERAGE([.BV6];[.BV14];[.BV22];[.BV30];[.BV38])" office:value-type="string" office:string-value="" calcext:value-type="error">
            <text:p>#DIV/0!</text:p>
          </table:table-cell>
          <table:table-cell table:style-name="ce7" table:formula="of:=AVERAGE([.BW6];[.BW14];[.BW22];[.BW30];[.BW38])" office:value-type="string" office:string-value="" calcext:value-type="error">
            <text:p>#DIV/0!</text:p>
          </table:table-cell>
          <table:table-cell table:style-name="ce7" table:formula="of:=AVERAGE([.BX6];[.BX14];[.BX22];[.BX30];[.BX38])" office:value-type="string" office:string-value="" calcext:value-type="error">
            <text:p>#DIV/0!</text:p>
          </table:table-cell>
          <table:table-cell table:style-name="ce7" table:formula="of:=AVERAGE([.BY6];[.BY14];[.BY22];[.BY30];[.BY38])" office:value-type="string" office:string-value="" calcext:value-type="error">
            <text:p>#DIV/0!</text:p>
          </table:table-cell>
          <table:table-cell table:style-name="ce7" table:formula="of:=AVERAGE([.BZ6];[.BZ14];[.BZ22];[.BZ30];[.BZ38])" office:value-type="string" office:string-value="" calcext:value-type="error">
            <text:p>#DIV/0!</text:p>
          </table:table-cell>
          <table:table-cell table:style-name="ce7" table:formula="of:=AVERAGE([.CA6];[.CA14];[.CA22];[.CA30];[.CA38])" office:value-type="string" office:string-value="" calcext:value-type="error">
            <text:p>#DIV/0!</text:p>
          </table:table-cell>
          <table:table-cell table:style-name="ce7" table:formula="of:=AVERAGE([.CB6];[.CB14];[.CB22];[.CB30];[.CB38])" office:value-type="string" office:string-value="" calcext:value-type="error">
            <text:p>#DIV/0!</text:p>
          </table:table-cell>
          <table:table-cell table:style-name="ce7" table:formula="of:=AVERAGE([.CC6];[.CC14];[.CC22];[.CC30];[.CC38])" office:value-type="string" office:string-value="" calcext:value-type="error">
            <text:p>#DIV/0!</text:p>
          </table:table-cell>
          <table:table-cell table:style-name="ce7" table:formula="of:=AVERAGE([.CD6];[.CD14];[.CD22];[.CD30];[.CD38])" office:value-type="string" office:string-value="" calcext:value-type="error">
            <text:p>#DIV/0!</text:p>
          </table:table-cell>
          <table:table-cell table:style-name="ce7" table:formula="of:=AVERAGE([.CE6];[.CE14];[.CE22];[.CE30];[.CE38])" office:value-type="string" office:string-value="" calcext:value-type="error">
            <text:p>#DIV/0!</text:p>
          </table:table-cell>
          <table:table-cell table:style-name="ce7" table:formula="of:=AVERAGE([.CF6];[.CF14];[.CF22];[.CF30];[.CF38])" office:value-type="string" office:string-value="" calcext:value-type="error">
            <text:p>#DIV/0!</text:p>
          </table:table-cell>
          <table:table-cell table:style-name="ce7" table:formula="of:=AVERAGE([.CG6];[.CG14];[.CG22];[.CG30];[.CG38])" office:value-type="string" office:string-value="" calcext:value-type="error">
            <text:p>#DIV/0!</text:p>
          </table:table-cell>
          <table:table-cell table:style-name="ce7" table:formula="of:=AVERAGE([.CH6];[.CH14];[.CH22];[.CH30])" office:value-type="string" office:string-value="" calcext:value-type="error">
            <text:p>#DIV/0!</text:p>
          </table:table-cell>
          <table:table-cell table:style-name="ce7" table:formula="of:=AVERAGE([.CI6];[.CI14];[.CI22];[.CI30])" office:value-type="string" office:string-value="" calcext:value-type="error">
            <text:p>#DIV/0!</text:p>
          </table:table-cell>
          <table:table-cell table:style-name="ce7" table:formula="of:=AVERAGE([.CJ6];[.CJ14];[.CJ22];[.CJ30])" office:value-type="string" office:string-value="" calcext:value-type="error">
            <text:p>#DIV/0!</text:p>
          </table:table-cell>
          <table:table-cell table:style-name="ce7" table:formula="of:=AVERAGE([.CK6];[.CK14];[.CK22];[.CK30])" office:value-type="string" office:string-value="" calcext:value-type="error">
            <text:p>#DIV/0!</text:p>
          </table:table-cell>
          <table:table-cell table:style-name="ce7" table:formula="of:=AVERAGE([.CL6];[.CL14];[.CL22];[.CL30])" office:value-type="string" office:string-value="" calcext:value-type="error">
            <text:p>#DIV/0!</text:p>
          </table:table-cell>
          <table:table-cell table:style-name="ce7" table:formula="of:=AVERAGE([.CM6];[.CM14];[.CM22];[.CM30])" office:value-type="string" office:string-value="" calcext:value-type="error">
            <text:p>#DIV/0!</text:p>
          </table:table-cell>
          <table:table-cell table:style-name="ce7" table:formula="of:=AVERAGE([.CN6];[.CN14];[.CN22];[.CN30])" office:value-type="string" office:string-value="" calcext:value-type="error">
            <text:p>#DIV/0!</text:p>
          </table:table-cell>
          <table:table-cell table:style-name="ce7" table:formula="of:=AVERAGE([.CO6];[.CO14];[.CO22];[.CO30])" office:value-type="string" office:string-value="" calcext:value-type="error">
            <text:p>#DIV/0!</text:p>
          </table:table-cell>
          <table:table-cell table:style-name="ce7" table:formula="of:=AVERAGE([.CP6];[.CP14];[.CP22];[.CP30])" office:value-type="string" office:string-value="" calcext:value-type="error">
            <text:p>#DIV/0!</text:p>
          </table:table-cell>
          <table:table-cell table:style-name="ce7" table:formula="of:=AVERAGE([.CQ6];[.CQ14];[.CQ22];[.CQ30])" office:value-type="string" office:string-value="" calcext:value-type="error">
            <text:p>#DIV/0!</text:p>
          </table:table-cell>
          <table:table-cell table:style-name="ce7" table:formula="of:=AVERAGE([.CR6];[.CR14];[.CR22];[.CR30])" office:value-type="string" office:string-value="" calcext:value-type="error">
            <text:p>#DIV/0!</text:p>
          </table:table-cell>
          <table:table-cell table:style-name="ce7" table:formula="of:=AVERAGE([.CS6];[.CS14];[.CS22];[.CS30])" office:value-type="string" office:string-value="" calcext:value-type="error">
            <text:p>#DIV/0!</text:p>
          </table:table-cell>
          <table:table-cell table:style-name="ce7" table:formula="of:=AVERAGE([.CT6];[.CT14];[.CT22];[.CT30])" office:value-type="string" office:string-value="" calcext:value-type="error">
            <text:p>#DIV/0!</text:p>
          </table:table-cell>
          <table:table-cell table:style-name="ce7" table:formula="of:=AVERAGE([.CU6];[.CU14];[.CU22];[.CU30])" office:value-type="string" office:string-value="" calcext:value-type="error">
            <text:p>#DIV/0!</text:p>
          </table:table-cell>
          <table:table-cell table:style-name="ce7" table:formula="of:=AVERAGE([.CV6];[.CV14];[.CV22];[.CV30])" office:value-type="string" office:string-value="" calcext:value-type="error">
            <text:p>#DIV/0!</text:p>
          </table:table-cell>
          <table:table-cell table:style-name="ce7" table:formula="of:=AVERAGE([.CW6];[.CW14];[.CW22];[.CW30])" office:value-type="string" office:string-value="" calcext:value-type="error">
            <text:p>#DIV/0!</text:p>
          </table:table-cell>
          <table:table-cell table:style-name="ce7" table:formula="of:=AVERAGE([.CX6];[.CX14];[.CX22];[.CX30])" office:value-type="string" office:string-value="" calcext:value-type="error">
            <text:p>#DIV/0!</text:p>
          </table:table-cell>
          <table:table-cell table:style-name="ce7" table:formula="of:=AVERAGE([.CY6];[.CY14];[.CY22];[.CY30])" office:value-type="string" office:string-value="" calcext:value-type="error">
            <text:p>#DIV/0!</text:p>
          </table:table-cell>
          <table:table-cell table:style-name="ce7" table:formula="of:=AVERAGE([.CZ6];[.CZ14];[.CZ22];[.CZ30])" office:value-type="string" office:string-value="" calcext:value-type="error">
            <text:p>#DIV/0!</text:p>
          </table:table-cell>
          <table:table-cell table:style-name="ce7" table:formula="of:=AVERAGE([.DA6];[.DA14];[.DA22];[.DA30])" office:value-type="string" office:string-value="" calcext:value-type="error">
            <text:p>#DIV/0!</text:p>
          </table:table-cell>
          <table:table-cell table:style-name="ce7" table:formula="of:=AVERAGE([.DB6];[.DB14];[.DB22];[.DB30])" office:value-type="string" office:string-value="" calcext:value-type="error">
            <text:p>#DIV/0!</text:p>
          </table:table-cell>
          <table:table-cell table:style-name="ce7" table:formula="of:=AVERAGE([.DC6];[.DC14];[.DC22];[.DC30])" office:value-type="string" office:string-value="" calcext:value-type="error">
            <text:p>#DIV/0!</text:p>
          </table:table-cell>
          <table:table-cell table:style-name="ce7" table:formula="of:=AVERAGE([.DD6];[.DD14];[.DD22];[.DD30])" office:value-type="string" office:string-value="" calcext:value-type="error">
            <text:p>#DIV/0!</text:p>
          </table:table-cell>
          <table:table-cell table:style-name="ce7" table:formula="of:=AVERAGE([.DE6];[.DE14];[.DE22];[.DE30])" office:value-type="string" office:string-value="" calcext:value-type="error">
            <text:p>#DIV/0!</text:p>
          </table:table-cell>
          <table:table-cell table:style-name="ce7" table:formula="of:=AVERAGE([.DF6];[.DF14];[.DF22];[.DF30])" office:value-type="string" office:string-value="" calcext:value-type="error">
            <text:p>#DIV/0!</text:p>
          </table:table-cell>
          <table:table-cell table:style-name="ce7" table:formula="of:=AVERAGE([.DG6];[.DG14];[.DG22];[.DG30])" office:value-type="string" office:string-value="" calcext:value-type="error">
            <text:p>#DIV/0!</text:p>
          </table:table-cell>
          <table:table-cell table:style-name="ce7" table:formula="of:=AVERAGE([.DH6];[.DH14];[.DH22];[.DH30])" office:value-type="string" office:string-value="" calcext:value-type="error">
            <text:p>#DIV/0!</text:p>
          </table:table-cell>
          <table:table-cell table:style-name="ce7" table:formula="of:=AVERAGE([.DI6];[.DI14];[.DI22];[.DI30])" office:value-type="string" office:string-value="" calcext:value-type="error">
            <text:p>#DIV/0!</text:p>
          </table:table-cell>
          <table:table-cell table:style-name="ce7" table:formula="of:=AVERAGE([.DJ6];[.DJ14];[.DJ22];[.DJ30])" office:value-type="string" office:string-value="" calcext:value-type="error">
            <text:p>#DIV/0!</text:p>
          </table:table-cell>
          <table:table-cell table:style-name="ce7" table:formula="of:=AVERAGE([.DK6];[.DK14];[.DK22];[.DK30])" office:value-type="string" office:string-value="" calcext:value-type="error">
            <text:p>#DIV/0!</text:p>
          </table:table-cell>
          <table:table-cell table:style-name="ce7" table:formula="of:=AVERAGE([.DL6];[.DL14];[.DL22];[.DL30])" office:value-type="string" office:string-value="" calcext:value-type="error">
            <text:p>#DIV/0!</text:p>
          </table:table-cell>
          <table:table-cell table:style-name="ce7" table:formula="of:=AVERAGE([.DM6];[.DM14];[.DM22];[.DM30])" office:value-type="string" office:string-value="" calcext:value-type="error">
            <text:p>#DIV/0!</text:p>
          </table:table-cell>
          <table:table-cell table:style-name="ce7" table:formula="of:=AVERAGE([.DN6];[.DN14];[.DN22];[.DN30])" office:value-type="string" office:string-value="" calcext:value-type="error">
            <text:p>#DIV/0!</text:p>
          </table:table-cell>
          <table:table-cell table:style-name="ce7" table:formula="of:=AVERAGE([.DO6];[.DO14];[.DO22];[.DO30])" office:value-type="string" office:string-value="" calcext:value-type="error">
            <text:p>#DIV/0!</text:p>
          </table:table-cell>
          <table:table-cell table:style-name="ce7" table:formula="of:=AVERAGE([.DP6];[.DP14];[.DP22];[.DP30])" office:value-type="string" office:string-value="" calcext:value-type="error">
            <text:p>#DIV/0!</text:p>
          </table:table-cell>
          <table:table-cell table:style-name="ce7" table:formula="of:=AVERAGE([.DQ6];[.DQ14];[.DQ22];[.DQ30])" office:value-type="string" office:string-value="" calcext:value-type="error">
            <text:p>#DIV/0!</text:p>
          </table:table-cell>
          <table:table-cell table:style-name="ce7" table:formula="of:=AVERAGE([.DR6];[.DR14];[.DR22];[.DR30])" office:value-type="string" office:string-value="" calcext:value-type="error">
            <text:p>#DIV/0!</text:p>
          </table:table-cell>
          <table:table-cell table:style-name="ce7" table:formula="of:=AVERAGE([.DS6];[.DS14];[.DS22];[.DS30])" office:value-type="string" office:string-value="" calcext:value-type="error">
            <text:p>#DIV/0!</text:p>
          </table:table-cell>
          <table:table-cell table:style-name="ce7" table:formula="of:=AVERAGE([.DT6];[.DT14];[.DT22];[.DT30])" office:value-type="string" office:string-value="" calcext:value-type="error">
            <text:p>#DIV/0!</text:p>
          </table:table-cell>
          <table:table-cell table:style-name="ce7" table:formula="of:=AVERAGE([.DU6];[.DU14];[.DU22];[.DU30])" office:value-type="string" office:string-value="" calcext:value-type="error">
            <text:p>#DIV/0!</text:p>
          </table:table-cell>
          <table:table-cell table:style-name="ce7" table:formula="of:=AVERAGE([.DV6];[.DV14];[.DV22];[.DV30])" office:value-type="string" office:string-value="" calcext:value-type="error">
            <text:p>#DIV/0!</text:p>
          </table:table-cell>
          <table:table-cell table:style-name="ce7" table:formula="of:=AVERAGE([.DW6];[.DW14];[.DW22];[.DW30])" office:value-type="string" office:string-value="" calcext:value-type="error">
            <text:p>#DIV/0!</text:p>
          </table:table-cell>
          <table:table-cell table:style-name="ce7" table:formula="of:=AVERAGE([.DX6];[.DX14];[.DX22];[.DX30])" office:value-type="string" office:string-value="" calcext:value-type="error">
            <text:p>#DIV/0!</text:p>
          </table:table-cell>
          <table:table-cell table:style-name="ce7" table:formula="of:=AVERAGE([.DY6];[.DY14];[.DY22];[.DY30])" office:value-type="string" office:string-value="" calcext:value-type="error">
            <text:p>#DIV/0!</text:p>
          </table:table-cell>
          <table:table-cell table:style-name="ce7" table:formula="of:=AVERAGE([.DZ6];[.DZ14];[.DZ22];[.DZ30])" office:value-type="string" office:string-value="" calcext:value-type="error">
            <text:p>#DIV/0!</text:p>
          </table:table-cell>
          <table:table-cell table:style-name="ce7" table:formula="of:=AVERAGE([.EA6];[.EA14];[.EA22];[.EA30])" office:value-type="string" office:string-value="" calcext:value-type="error">
            <text:p>#DIV/0!</text:p>
          </table:table-cell>
          <table:table-cell table:style-name="ce7" table:formula="of:=AVERAGE([.EB6];[.EB14];[.EB22];[.EB30])" office:value-type="string" office:string-value="" calcext:value-type="error">
            <text:p>#DIV/0!</text:p>
          </table:table-cell>
          <table:table-cell table:style-name="ce7" table:formula="of:=AVERAGE([.EC6];[.EC14];[.EC22];[.EC30])" office:value-type="string" office:string-value="" calcext:value-type="error">
            <text:p>#DIV/0!</text:p>
          </table:table-cell>
          <table:table-cell table:style-name="ce7" table:formula="of:=AVERAGE([.ED6];[.ED14];[.ED22];[.ED30])" office:value-type="string" office:string-value="" calcext:value-type="error">
            <text:p>#DIV/0!</text:p>
          </table:table-cell>
          <table:table-cell table:style-name="ce7" table:formula="of:=AVERAGE([.EE6];[.EE14];[.EE22];[.EE30])" office:value-type="string" office:string-value="" calcext:value-type="error">
            <text:p>#DIV/0!</text:p>
          </table:table-cell>
          <table:table-cell table:style-name="ce7" table:formula="of:=AVERAGE([.EF6];[.EF14];[.EF22];[.EF30])" office:value-type="string" office:string-value="" calcext:value-type="error">
            <text:p>#DIV/0!</text:p>
          </table:table-cell>
          <table:table-cell table:style-name="ce7" table:formula="of:=AVERAGE([.EG6];[.EG14];[.EG22];[.EG30])" office:value-type="string" office:string-value="" calcext:value-type="error">
            <text:p>#DIV/0!</text:p>
          </table:table-cell>
          <table:table-cell table:style-name="ce7" table:formula="of:=AVERAGE([.EH6];[.EH14];[.EH22];[.EH30])" office:value-type="string" office:string-value="" calcext:value-type="error">
            <text:p>#DIV/0!</text:p>
          </table:table-cell>
          <table:table-cell table:style-name="ce7" table:formula="of:=AVERAGE([.EI6];[.EI14];[.EI22];[.EI30])" office:value-type="string" office:string-value="" calcext:value-type="error">
            <text:p>#DIV/0!</text:p>
          </table:table-cell>
          <table:table-cell table:style-name="ce7" table:formula="of:=AVERAGE([.EJ6];[.EJ14];[.EJ22];[.EJ30])" office:value-type="string" office:string-value="" calcext:value-type="error">
            <text:p>#DIV/0!</text:p>
          </table:table-cell>
          <table:table-cell table:style-name="ce7" table:formula="of:=AVERAGE([.EK6];[.EK14];[.EK22];[.EK30])" office:value-type="string" office:string-value="" calcext:value-type="error">
            <text:p>#DIV/0!</text:p>
          </table:table-cell>
          <table:table-cell table:style-name="ce7" table:formula="of:=AVERAGE([.EL6];[.EL14];[.EL22];[.EL30])" office:value-type="string" office:string-value="" calcext:value-type="error">
            <text:p>#DIV/0!</text:p>
          </table:table-cell>
          <table:table-cell table:style-name="ce7" table:formula="of:=AVERAGE([.EM6];[.EM14];[.EM22];[.EM30])" office:value-type="string" office:string-value="" calcext:value-type="error">
            <text:p>#DIV/0!</text:p>
          </table:table-cell>
          <table:table-cell table:style-name="ce7" table:formula="of:=AVERAGE([.EN6];[.EN14];[.EN22];[.EN30])" office:value-type="string" office:string-value="" calcext:value-type="error">
            <text:p>#DIV/0!</text:p>
          </table:table-cell>
          <table:table-cell table:style-name="ce7" table:formula="of:=AVERAGE([.EO6];[.EO14];[.EO22];[.EO30])" office:value-type="string" office:string-value="" calcext:value-type="error">
            <text:p>#DIV/0!</text:p>
          </table:table-cell>
          <table:table-cell table:style-name="ce7" table:formula="of:=AVERAGE([.EP6];[.EP14];[.EP22];[.EP30])" office:value-type="string" office:string-value="" calcext:value-type="error">
            <text:p>#DIV/0!</text:p>
          </table:table-cell>
          <table:table-cell table:style-name="ce7" table:formula="of:=AVERAGE([.EQ6];[.EQ14];[.EQ22];[.EQ30])" office:value-type="string" office:string-value="" calcext:value-type="error">
            <text:p>#DIV/0!</text:p>
          </table:table-cell>
          <table:table-cell table:style-name="ce7" table:formula="of:=AVERAGE([.ER6];[.ER14];[.ER22];[.ER30])" office:value-type="string" office:string-value="" calcext:value-type="error">
            <text:p>#DIV/0!</text:p>
          </table:table-cell>
          <table:table-cell table:style-name="ce7" table:formula="of:=AVERAGE([.ES6];[.ES14];[.ES22];[.ES30])" office:value-type="string" office:string-value="" calcext:value-type="error">
            <text:p>#DIV/0!</text:p>
          </table:table-cell>
          <table:table-cell table:style-name="ce7" table:formula="of:=AVERAGE([.ET6];[.ET14];[.ET22];[.ET30])" office:value-type="string" office:string-value="" calcext:value-type="error">
            <text:p>#DIV/0!</text:p>
          </table:table-cell>
          <table:table-cell table:style-name="ce7" table:formula="of:=AVERAGE([.EU6];[.EU14];[.EU22];[.EU30])" office:value-type="string" office:string-value="" calcext:value-type="error">
            <text:p>#DIV/0!</text:p>
          </table:table-cell>
          <table:table-cell table:style-name="ce7" table:formula="of:=AVERAGE([.EV6];[.EV14];[.EV22];[.EV30])" office:value-type="string" office:string-value="" calcext:value-type="error">
            <text:p>#DIV/0!</text:p>
          </table:table-cell>
          <table:table-cell table:style-name="ce7" table:formula="of:=AVERAGE([.EW6];[.EW14];[.EW22];[.EW30])" office:value-type="string" office:string-value="" calcext:value-type="error">
            <text:p>#DIV/0!</text:p>
          </table:table-cell>
          <table:table-cell table:style-name="ce7" table:formula="of:=AVERAGE([.EX6];[.EX14];[.EX22];[.EX30])" office:value-type="string" office:string-value="" calcext:value-type="error">
            <text:p>#DIV/0!</text:p>
          </table:table-cell>
          <table:table-cell table:style-name="ce7" table:formula="of:=AVERAGE([.EY6];[.EY14];[.EY22];[.EY30])" office:value-type="string" office:string-value="" calcext:value-type="error">
            <text:p>#DIV/0!</text:p>
          </table:table-cell>
          <table:table-cell table:style-name="ce7" table:formula="of:=AVERAGE([.EZ6];[.EZ14];[.EZ22];[.EZ30])" office:value-type="string" office:string-value="" calcext:value-type="error">
            <text:p>#DIV/0!</text:p>
          </table:table-cell>
          <table:table-cell table:style-name="ce7" table:formula="of:=AVERAGE([.FA6];[.FA14];[.FA22];[.FA30])" office:value-type="string" office:string-value="" calcext:value-type="error">
            <text:p>#DIV/0!</text:p>
          </table:table-cell>
          <table:table-cell table:style-name="ce7" table:formula="of:=AVERAGE([.FB6];[.FB14];[.FB22];[.FB30])" office:value-type="string" office:string-value="" calcext:value-type="error">
            <text:p>#DIV/0!</text:p>
          </table:table-cell>
          <table:table-cell table:style-name="ce7" table:formula="of:=AVERAGE([.FC6];[.FC14];[.FC22];[.FC30])" office:value-type="string" office:string-value="" calcext:value-type="error">
            <text:p>#DIV/0!</text:p>
          </table:table-cell>
          <table:table-cell table:style-name="ce7" table:formula="of:=AVERAGE([.FD6];[.FD14];[.FD22];[.FD30])" office:value-type="string" office:string-value="" calcext:value-type="error">
            <text:p>#DIV/0!</text:p>
          </table:table-cell>
          <table:table-cell table:style-name="ce7" table:formula="of:=AVERAGE([.FE6];[.FE14];[.FE22];[.FE30])" office:value-type="string" office:string-value="" calcext:value-type="error">
            <text:p>#DIV/0!</text:p>
          </table:table-cell>
          <table:table-cell table:style-name="ce7" table:formula="of:=AVERAGE([.FF6];[.FF14];[.FF22];[.FF30])" office:value-type="string" office:string-value="" calcext:value-type="error">
            <text:p>#DIV/0!</text:p>
          </table:table-cell>
          <table:table-cell table:style-name="ce7" table:formula="of:=AVERAGE([.FG6];[.FG14];[.FG22];[.FG30])" office:value-type="string" office:string-value="" calcext:value-type="error">
            <text:p>#DIV/0!</text:p>
          </table:table-cell>
          <table:table-cell table:style-name="ce7" table:formula="of:=AVERAGE([.FH6];[.FH14];[.FH22];[.FH30])" office:value-type="string" office:string-value="" calcext:value-type="error">
            <text:p>#DIV/0!</text:p>
          </table:table-cell>
          <table:table-cell table:style-name="ce7" table:formula="of:=AVERAGE([.FI6];[.FI14];[.FI22];[.FI30])" office:value-type="string" office:string-value="" calcext:value-type="error">
            <text:p>#DIV/0!</text:p>
          </table:table-cell>
          <table:table-cell table:style-name="ce7" table:formula="of:=AVERAGE([.FJ6];[.FJ14];[.FJ22];[.FJ30])" office:value-type="string" office:string-value="" calcext:value-type="error">
            <text:p>#DIV/0!</text:p>
          </table:table-cell>
          <table:table-cell table:style-name="ce7" table:formula="of:=AVERAGE([.FK6];[.FK14];[.FK22];[.FK30])" office:value-type="string" office:string-value="" calcext:value-type="error">
            <text:p>#DIV/0!</text:p>
          </table:table-cell>
          <table:table-cell table:style-name="ce7" table:formula="of:=AVERAGE([.FL6];[.FL14];[.FL22];[.FL30])" office:value-type="string" office:string-value="" calcext:value-type="error">
            <text:p>#DIV/0!</text:p>
          </table:table-cell>
          <table:table-cell table:style-name="ce7" table:formula="of:=AVERAGE([.FM6];[.FM14];[.FM22];[.FM30])" office:value-type="string" office:string-value="" calcext:value-type="error">
            <text:p>#DIV/0!</text:p>
          </table:table-cell>
          <table:table-cell table:style-name="ce7" table:formula="of:=AVERAGE([.FN6];[.FN14];[.FN22];[.FN30])" office:value-type="string" office:string-value="" calcext:value-type="error">
            <text:p>#DIV/0!</text:p>
          </table:table-cell>
          <table:table-cell table:style-name="ce7" table:formula="of:=AVERAGE([.FO6];[.FO14];[.FO22];[.FO30])" office:value-type="string" office:string-value="" calcext:value-type="error">
            <text:p>#DIV/0!</text:p>
          </table:table-cell>
          <table:table-cell table:style-name="ce7" table:formula="of:=AVERAGE([.FP6];[.FP14];[.FP22];[.FP30])" office:value-type="string" office:string-value="" calcext:value-type="error">
            <text:p>#DIV/0!</text:p>
          </table:table-cell>
          <table:table-cell table:style-name="ce7" table:formula="of:=AVERAGE([.FQ6];[.FQ14];[.FQ22];[.FQ30])" office:value-type="string" office:string-value="" calcext:value-type="error">
            <text:p>#DIV/0!</text:p>
          </table:table-cell>
          <table:table-cell table:style-name="ce7" table:formula="of:=AVERAGE([.FR6];[.FR14];[.FR22];[.FR30])" office:value-type="string" office:string-value="" calcext:value-type="error">
            <text:p>#DIV/0!</text:p>
          </table:table-cell>
          <table:table-cell table:style-name="ce7" table:formula="of:=AVERAGE([.FS6];[.FS14];[.FS22];[.FS30])" office:value-type="string" office:string-value="" calcext:value-type="error">
            <text:p>#DIV/0!</text:p>
          </table:table-cell>
          <table:table-cell table:style-name="ce7" table:formula="of:=AVERAGE([.FT6];[.FT14];[.FT22];[.FT30])" office:value-type="string" office:string-value="" calcext:value-type="error">
            <text:p>#DIV/0!</text:p>
          </table:table-cell>
          <table:table-cell table:style-name="ce7" table:formula="of:=AVERAGE([.FU6];[.FU14];[.FU22];[.FU30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2">
          <table:table-cell table:style-name="ce5" office:value-type="string" calcext:value-type="string">
            <text:p>1,TestOp_80,2,40,false,Any["Normalize"],1,(30,45,30)</text:p>
          </table:table-cell>
          <table:table-cell table:style-name="ce7" table:formula="of:=AVERAGE([.B7];[.B15];[.B23];[.B31];[.B39])" office:value-type="float" office:value="27.856" calcext:value-type="float">
            <text:p>27.856</text:p>
          </table:table-cell>
          <table:table-cell table:style-name="ce7" table:formula="of:=AVERAGE([.C7];[.C15];[.C23];[.C31];[.C39])" office:value-type="float" office:value="60" calcext:value-type="float">
            <text:p>60</text:p>
          </table:table-cell>
          <table:table-cell table:style-name="ce7" table:formula="of:=AVERAGE([.D7];[.D15];[.D23];[.D31];[.D39])" office:value-type="float" office:value="67.858" calcext:value-type="float">
            <text:p>67.858</text:p>
          </table:table-cell>
          <table:table-cell table:style-name="ce7" table:formula="of:=AVERAGE([.E7];[.E15];[.E23];[.E31];[.E39])" office:value-type="float" office:value="65.47" calcext:value-type="float">
            <text:p>65.47</text:p>
          </table:table-cell>
          <table:table-cell table:style-name="ce7" table:formula="of:=AVERAGE([.F7];[.F15];[.F23];[.F31];[.F39])" office:value-type="float" office:value="63.928" calcext:value-type="float">
            <text:p>63.928</text:p>
          </table:table-cell>
          <table:table-cell table:style-name="ce16" table:formula="of:=AVERAGE([.G7];[.G15];[.G23];[.G31];[.G39])" office:value-type="time" office:time-value="PT00H01M20.4S" calcext:value-type="time">
            <text:p>12:01:20 AM</text:p>
          </table:table-cell>
          <table:table-cell table:style-name="ce7" table:formula="of:=AVERAGE([.H7];[.H15];[.H23];[.H31];[.H39])" office:value-type="float" office:value="34.572" calcext:value-type="float">
            <text:p>34.572</text:p>
          </table:table-cell>
          <table:table-cell table:style-name="ce7" table:formula="of:=AVERAGE([.I7];[.I15];[.I23];[.I31];[.I39])" office:value-type="float" office:value="65.998" calcext:value-type="float">
            <text:p>65.998</text:p>
          </table:table-cell>
          <table:table-cell table:style-name="ce7" table:formula="of:=AVERAGE([.J7];[.J15];[.J23];[.J31];[.J39])" office:value-type="float" office:value="68.57" calcext:value-type="float">
            <text:p>68.57</text:p>
          </table:table-cell>
          <table:table-cell table:style-name="ce7" table:formula="of:=AVERAGE([.K7];[.K15];[.K23];[.K31];[.K39])" office:value-type="float" office:value="68.246" calcext:value-type="float">
            <text:p>68.246</text:p>
          </table:table-cell>
          <table:table-cell table:style-name="ce7" table:formula="of:=AVERAGE([.L7];[.L15];[.L23];[.L31];[.L39])" office:value-type="float" office:value="67.284" calcext:value-type="float">
            <text:p>67.284</text:p>
          </table:table-cell>
          <table:table-cell table:style-name="ce7" table:formula="of:=AVERAGE([.M7];[.M15];[.M23];[.M31];[.M39])" office:value-type="float" office:value="0" calcext:value-type="float">
            <text:p>0</text:p>
          </table:table-cell>
          <table:table-cell table:style-name="ce7" table:formula="of:=AVERAGE([.N7];[.N15];[.N23];[.N31];[.N39])" office:value-type="float" office:value="0.00288265306122449" calcext:value-type="float">
            <text:p>0.002882653061224</text:p>
          </table:table-cell>
          <table:table-cell table:style-name="ce7" table:formula="of:=AVERAGE([.O7];[.O15];[.O23];[.O31];[.O39])" office:value-type="float" office:value="0.00165816326530612" calcext:value-type="float">
            <text:p>0.001658163265306</text:p>
          </table:table-cell>
          <table:table-cell table:style-name="ce7" table:formula="of:=AVERAGE([.P7];[.P15];[.P23];[.P31];[.P39])" office:value-type="float" office:value="0.00204081632653061" calcext:value-type="float">
            <text:p>0.002040816326531</text:p>
          </table:table-cell>
          <table:table-cell table:style-name="ce7" table:formula="of:=AVERAGE([.Q7];[.Q15];[.Q23];[.Q31];[.Q39])" office:value-type="float" office:value="0.000822608326528322" calcext:value-type="float">
            <text:p>0.000822608326528</text:p>
          </table:table-cell>
          <table:table-cell table:style-name="ce7" table:formula="of:=AVERAGE([.R7];[.R15];[.R23];[.R31];[.R39])" office:value-type="float" office:value="0.000720663265306123" calcext:value-type="float">
            <text:p>0.000720663265306</text:p>
          </table:table-cell>
          <table:table-cell table:style-name="ce7" table:formula="of:=AVERAGE([.S7];[.S15];[.S23];[.S31];[.S39])" office:value-type="float" office:value="0" calcext:value-type="float">
            <text:p>0</text:p>
          </table:table-cell>
          <table:table-cell table:style-name="ce16" table:formula="of:=AVERAGE([.T7];[.T15];[.T23];[.T31];[.T39])" office:value-type="time" office:time-value="PT00H00M00S" calcext:value-type="time">
            <text:p>12:00:00 AM</text:p>
          </table:table-cell>
          <table:table-cell table:style-name="ce7" table:formula="of:=AVERAGE([.U7];[.U15];[.U23];[.U31];[.U39])" office:value-type="float" office:value="33.142" calcext:value-type="float">
            <text:p>33.142</text:p>
          </table:table-cell>
          <table:table-cell table:style-name="ce7" table:formula="of:=AVERAGE([.V7];[.V15];[.V23];[.V31];[.V39])" office:value-type="float" office:value="64.716" calcext:value-type="float">
            <text:p>64.716</text:p>
          </table:table-cell>
          <table:table-cell table:style-name="ce7" table:formula="of:=AVERAGE([.W7];[.W15];[.W23];[.W31];[.W39])" office:value-type="float" office:value="68.43" calcext:value-type="float">
            <text:p>68.43</text:p>
          </table:table-cell>
          <table:table-cell table:style-name="ce7" table:formula="of:=AVERAGE([.X7];[.X15];[.X23];[.X31];[.X39])" office:value-type="float" office:value="67.646" calcext:value-type="float">
            <text:p>67.646</text:p>
          </table:table-cell>
          <table:table-cell table:style-name="ce7" table:formula="of:=AVERAGE([.Y7];[.Y15];[.Y23];[.Y31];[.Y39])" office:value-type="float" office:value="66.572" calcext:value-type="float">
            <text:p>66.572</text:p>
          </table:table-cell>
          <table:table-cell table:style-name="ce7" table:formula="of:=AVERAGE([.Z7];[.Z15];[.Z23];[.Z31];[.Z39])" office:value-type="float" office:value="0" calcext:value-type="float">
            <text:p>0</text:p>
          </table:table-cell>
          <table:table-cell table:style-name="ce7" table:formula="of:=AVERAGE([.AA7];[.AA15];[.AA23];[.AA31];[.AA39])" office:value-type="float" office:value="0.00339285714285714" calcext:value-type="float">
            <text:p>0.003392857142857</text:p>
          </table:table-cell>
          <table:table-cell table:style-name="ce7" table:formula="of:=AVERAGE([.AB7];[.AB15];[.AB23];[.AB31];[.AB39])" office:value-type="float" office:value="0.00188775510204082" calcext:value-type="float">
            <text:p>0.001887755102041</text:p>
          </table:table-cell>
          <table:table-cell table:style-name="ce7" table:formula="of:=AVERAGE([.AC7];[.AC15];[.AC23];[.AC31];[.AC39])" office:value-type="float" office:value="0.00295918367346939" calcext:value-type="float">
            <text:p>0.002959183673469</text:p>
          </table:table-cell>
          <table:table-cell table:style-name="ce7" table:formula="of:=AVERAGE([.AD7];[.AD15];[.AD23];[.AD31];[.AD39])" office:value-type="float" office:value="0.00166232750856304" calcext:value-type="float">
            <text:p>0.001662327508563</text:p>
          </table:table-cell>
          <table:table-cell table:style-name="ce7" table:formula="of:=AVERAGE([.AE7];[.AE15];[.AE23];[.AE31];[.AE39])" office:value-type="float" office:value="0.000848214285714286" calcext:value-type="float">
            <text:p>0.000848214285714</text:p>
          </table:table-cell>
          <table:table-cell table:style-name="ce7" table:formula="of:=AVERAGE([.AF7];[.AF15];[.AF23];[.AF31];[.AF39])" office:value-type="float" office:value="0" calcext:value-type="float">
            <text:p>0</text:p>
          </table:table-cell>
          <table:table-cell table:style-name="ce16" table:formula="of:=AVERAGE([.AG7];[.AG15];[.AG23];[.AG31];[.AG39])" office:value-type="time" office:time-value="PT00H00M00S" calcext:value-type="time">
            <text:p>12:00:00 AM</text:p>
          </table:table-cell>
          <table:table-cell table:style-name="ce7" table:formula="of:=AVERAGE([.AH7];[.AH15];[.AH23];[.AH31];[.AH39])" office:value-type="float" office:value="34.714" calcext:value-type="float">
            <text:p>34.714</text:p>
          </table:table-cell>
          <table:table-cell table:style-name="ce7" table:formula="of:=AVERAGE([.AI7];[.AI15];[.AI23];[.AI31];[.AI39])" office:value-type="float" office:value="66.856" calcext:value-type="float">
            <text:p>66.856</text:p>
          </table:table-cell>
          <table:table-cell table:style-name="ce7" table:formula="of:=AVERAGE([.AJ7];[.AJ15];[.AJ23];[.AJ31];[.AJ39])" office:value-type="float" office:value="67.856" calcext:value-type="float">
            <text:p>67.856</text:p>
          </table:table-cell>
          <table:table-cell table:style-name="ce7" table:formula="of:=AVERAGE([.AK7];[.AK15];[.AK23];[.AK31];[.AK39])" office:value-type="float" office:value="67.964" calcext:value-type="float">
            <text:p>67.964</text:p>
          </table:table-cell>
          <table:table-cell table:style-name="ce7" table:formula="of:=AVERAGE([.AL7];[.AL15];[.AL23];[.AL31];[.AL39])" office:value-type="float" office:value="67.358" calcext:value-type="float">
            <text:p>67.358</text:p>
          </table:table-cell>
          <table:table-cell table:style-name="ce7" table:formula="of:=AVERAGE([.AM7];[.AM15];[.AM23];[.AM31];[.AM39])" office:value-type="float" office:value="31.066" calcext:value-type="float">
            <text:p>31.066</text:p>
          </table:table-cell>
          <table:table-cell table:style-name="ce7" table:formula="of:=AVERAGE([.AN7];[.AN15];[.AN23];[.AN31];[.AN39])" office:value-type="float" office:value="0.0025" calcext:value-type="float">
            <text:p>0.0025</text:p>
          </table:table-cell>
          <table:table-cell table:style-name="ce7" table:formula="of:=AVERAGE([.AO7];[.AO15];[.AO23];[.AO31];[.AO39])" office:value-type="float" office:value="0.000892857142857144" calcext:value-type="float">
            <text:p>0.000892857142857</text:p>
          </table:table-cell>
          <table:table-cell table:style-name="ce7" table:formula="of:=AVERAGE([.AP7];[.AP15];[.AP23];[.AP31];[.AP39])" office:value-type="float" office:value="0.00191326530612245" calcext:value-type="float">
            <text:p>0.001913265306122</text:p>
          </table:table-cell>
          <table:table-cell table:style-name="ce7" table:formula="of:=AVERAGE([.AQ7];[.AQ15];[.AQ23];[.AQ31];[.AQ39])" office:value-type="float" office:value="0.00105830622984902" calcext:value-type="float">
            <text:p>0.001058306229849</text:p>
          </table:table-cell>
          <table:table-cell table:style-name="ce7" table:formula="of:=AVERAGE([.AR7];[.AR15];[.AR23];[.AR31];[.AR39])" office:value-type="float" office:value="0.000625" calcext:value-type="float">
            <text:p>0.000625</text:p>
          </table:table-cell>
          <table:table-cell table:style-name="ce42" table:formula="of:=AVERAGE([.AS7];[.AS15];[.AS23];[.AS31];[.AS39])" office:value-type="float" office:value="0.000280944130702347" calcext:value-type="float">
            <text:p>2.81E-04</text:p>
          </table:table-cell>
          <table:table-cell table:style-name="ce16" table:formula="of:=AVERAGE([.AT7];[.AT15];[.AT23];[.AT31];[.AT39])" office:value-type="time" office:time-value="PT02H03M58.25S" calcext:value-type="time">
            <text:p>02:03:58 AM</text:p>
          </table:table-cell>
          <table:table-cell table:style-name="ce7" table:formula="of:=AVERAGE([.AU7];[.AU15];[.AU23];[.AU31];[.AU39])" office:value-type="float" office:value="33.428" calcext:value-type="float">
            <text:p>33.428</text:p>
          </table:table-cell>
          <table:table-cell table:style-name="ce7" table:formula="of:=AVERAGE([.AV7];[.AV15];[.AV23];[.AV31];[.AV39])" office:value-type="float" office:value="66.286" calcext:value-type="float">
            <text:p>66.286</text:p>
          </table:table-cell>
          <table:table-cell table:style-name="ce7" table:formula="of:=AVERAGE([.AW7];[.AW15];[.AW23];[.AW31];[.AW39])" office:value-type="float" office:value="67.142" calcext:value-type="float">
            <text:p>67.142</text:p>
          </table:table-cell>
          <table:table-cell table:style-name="ce7" table:formula="of:=AVERAGE([.AX7];[.AX15];[.AX23];[.AX31];[.AX39])" office:value-type="float" office:value="67.326" calcext:value-type="float">
            <text:p>67.326</text:p>
          </table:table-cell>
          <table:table-cell table:style-name="ce7" table:formula="of:=AVERAGE([.AY7];[.AY15];[.AY23];[.AY31];[.AY39])" office:value-type="float" office:value="66.714" calcext:value-type="float">
            <text:p>66.714</text:p>
          </table:table-cell>
          <table:table-cell table:style-name="ce7" table:formula="of:=AVERAGE([.AZ7];[.AZ15];[.AZ23];[.AZ31];[.AZ39])" office:value-type="float" office:value="30.564" calcext:value-type="float">
            <text:p>30.564</text:p>
          </table:table-cell>
          <table:table-cell table:style-name="ce7" table:formula="of:=AVERAGE([.BA7];[.BA15];[.BA23];[.BA31];[.BA39])" office:value-type="float" office:value="0.00262755102040816" calcext:value-type="float">
            <text:p>0.002627551020408</text:p>
          </table:table-cell>
          <table:table-cell table:style-name="ce7" table:formula="of:=AVERAGE([.BB7];[.BB15];[.BB23];[.BB31];[.BB39])" office:value-type="float" office:value="0.00122448979591837" calcext:value-type="float">
            <text:p>0.001224489795918</text:p>
          </table:table-cell>
          <table:table-cell table:style-name="ce7" table:formula="of:=AVERAGE([.BC7];[.BC15];[.BC23];[.BC31];[.BC39])" office:value-type="float" office:value="0.00147959183673469" calcext:value-type="float">
            <text:p>0.001479591836735</text:p>
          </table:table-cell>
          <table:table-cell table:style-name="ce7" table:formula="of:=AVERAGE([.BD7];[.BD15];[.BD23];[.BD31];[.BD39])" office:value-type="float" office:value="0.000939029603081162" calcext:value-type="float">
            <text:p>0.000939029603081</text:p>
          </table:table-cell>
          <table:table-cell table:style-name="ce7" table:formula="of:=AVERAGE([.BE7];[.BE15];[.BE23];[.BE31];[.BE39])" office:value-type="float" office:value="0.000656887755102041" calcext:value-type="float">
            <text:p>0.000656887755102</text:p>
          </table:table-cell>
          <table:table-cell table:style-name="ce42" table:formula="of:=AVERAGE([.BF7];[.BF15];[.BF23];[.BF31];[.BF39])" office:value-type="float" office:value="0.000206359151068995" calcext:value-type="float">
            <text:p>2.06E-04</text:p>
          </table:table-cell>
          <table:table-cell table:style-name="ce16" table:formula="of:=AVERAGE([.BG7];[.BG15];[.BG23];[.BG31];[.BG39])" office:value-type="time" office:time-value="PT01H25M13S" calcext:value-type="time">
            <text:p>01:25:13 AM</text:p>
          </table:table-cell>
          <table:table-cell table:style-name="ce7" table:formula="of:=AVERAGE([.BH7];[.BH15];[.BH23];[.BH31];[.BH39])" office:value-type="string" office:string-value="" calcext:value-type="error">
            <text:p>#DIV/0!</text:p>
          </table:table-cell>
          <table:table-cell table:style-name="ce7" table:formula="of:=AVERAGE([.BI7];[.BI15];[.BI23];[.BI31];[.BI39])" office:value-type="string" office:string-value="" calcext:value-type="error">
            <text:p>#DIV/0!</text:p>
          </table:table-cell>
          <table:table-cell table:style-name="ce7" table:formula="of:=AVERAGE([.BJ7];[.BJ15];[.BJ23];[.BJ31];[.BJ39])" office:value-type="string" office:string-value="" calcext:value-type="error">
            <text:p>#DIV/0!</text:p>
          </table:table-cell>
          <table:table-cell table:style-name="ce7" table:formula="of:=AVERAGE([.BK7];[.BK15];[.BK23];[.BK31];[.BK39])" office:value-type="string" office:string-value="" calcext:value-type="error">
            <text:p>#DIV/0!</text:p>
          </table:table-cell>
          <table:table-cell table:style-name="ce7" table:formula="of:=AVERAGE([.BL7];[.BL15];[.BL23];[.BL31];[.BL39])" office:value-type="string" office:string-value="" calcext:value-type="error">
            <text:p>#DIV/0!</text:p>
          </table:table-cell>
          <table:table-cell table:style-name="ce7" table:formula="of:=AVERAGE([.BM7];[.BM15];[.BM23];[.BM31];[.BM39])" office:value-type="string" office:string-value="" calcext:value-type="error">
            <text:p>#DIV/0!</text:p>
          </table:table-cell>
          <table:table-cell table:style-name="ce7" table:formula="of:=AVERAGE([.BN7];[.BN15];[.BN23];[.BN31];[.BN39])" office:value-type="string" office:string-value="" calcext:value-type="error">
            <text:p>#DIV/0!</text:p>
          </table:table-cell>
          <table:table-cell table:style-name="ce7" table:formula="of:=AVERAGE([.BO7];[.BO15];[.BO23];[.BO31];[.BO39])" office:value-type="string" office:string-value="" calcext:value-type="error">
            <text:p>#DIV/0!</text:p>
          </table:table-cell>
          <table:table-cell table:style-name="ce7" table:formula="of:=AVERAGE([.BP7];[.BP15];[.BP23];[.BP31];[.BP39])" office:value-type="string" office:string-value="" calcext:value-type="error">
            <text:p>#DIV/0!</text:p>
          </table:table-cell>
          <table:table-cell table:style-name="ce7" table:formula="of:=AVERAGE([.BQ7];[.BQ15];[.BQ23];[.BQ31];[.BQ39])" office:value-type="string" office:string-value="" calcext:value-type="error">
            <text:p>#DIV/0!</text:p>
          </table:table-cell>
          <table:table-cell table:style-name="ce7" table:formula="of:=AVERAGE([.BR7];[.BR15];[.BR23];[.BR31];[.BR39])" office:value-type="string" office:string-value="" calcext:value-type="error">
            <text:p>#DIV/0!</text:p>
          </table:table-cell>
          <table:table-cell table:style-name="ce7" table:formula="of:=AVERAGE([.BS7];[.BS15];[.BS23];[.BS31];[.BS39])" office:value-type="string" office:string-value="" calcext:value-type="error">
            <text:p>#DIV/0!</text:p>
          </table:table-cell>
          <table:table-cell table:style-name="ce7" table:formula="of:=AVERAGE([.BT7];[.BT15];[.BT23];[.BT31];[.BT39])" office:value-type="string" office:string-value="" calcext:value-type="error">
            <text:p>#DIV/0!</text:p>
          </table:table-cell>
          <table:table-cell table:style-name="ce7" table:formula="of:=AVERAGE([.BU7];[.BU15];[.BU23];[.BU31];[.BU39])" office:value-type="string" office:string-value="" calcext:value-type="error">
            <text:p>#DIV/0!</text:p>
          </table:table-cell>
          <table:table-cell table:style-name="ce7" table:formula="of:=AVERAGE([.BV7];[.BV15];[.BV23];[.BV31];[.BV39])" office:value-type="string" office:string-value="" calcext:value-type="error">
            <text:p>#DIV/0!</text:p>
          </table:table-cell>
          <table:table-cell table:style-name="ce7" table:formula="of:=AVERAGE([.BW7];[.BW15];[.BW23];[.BW31];[.BW39])" office:value-type="string" office:string-value="" calcext:value-type="error">
            <text:p>#DIV/0!</text:p>
          </table:table-cell>
          <table:table-cell table:style-name="ce7" table:formula="of:=AVERAGE([.BX7];[.BX15];[.BX23];[.BX31];[.BX39])" office:value-type="string" office:string-value="" calcext:value-type="error">
            <text:p>#DIV/0!</text:p>
          </table:table-cell>
          <table:table-cell table:style-name="ce7" table:formula="of:=AVERAGE([.BY7];[.BY15];[.BY23];[.BY31];[.BY39])" office:value-type="string" office:string-value="" calcext:value-type="error">
            <text:p>#DIV/0!</text:p>
          </table:table-cell>
          <table:table-cell table:style-name="ce7" table:formula="of:=AVERAGE([.BZ7];[.BZ15];[.BZ23];[.BZ31];[.BZ39])" office:value-type="string" office:string-value="" calcext:value-type="error">
            <text:p>#DIV/0!</text:p>
          </table:table-cell>
          <table:table-cell table:style-name="ce7" table:formula="of:=AVERAGE([.CA7];[.CA15];[.CA23];[.CA31];[.CA39])" office:value-type="string" office:string-value="" calcext:value-type="error">
            <text:p>#DIV/0!</text:p>
          </table:table-cell>
          <table:table-cell table:style-name="ce7" table:formula="of:=AVERAGE([.CB7];[.CB15];[.CB23];[.CB31];[.CB39])" office:value-type="string" office:string-value="" calcext:value-type="error">
            <text:p>#DIV/0!</text:p>
          </table:table-cell>
          <table:table-cell table:style-name="ce7" table:formula="of:=AVERAGE([.CC7];[.CC15];[.CC23];[.CC31];[.CC39])" office:value-type="string" office:string-value="" calcext:value-type="error">
            <text:p>#DIV/0!</text:p>
          </table:table-cell>
          <table:table-cell table:style-name="ce7" table:formula="of:=AVERAGE([.CD7];[.CD15];[.CD23];[.CD31];[.CD39])" office:value-type="string" office:string-value="" calcext:value-type="error">
            <text:p>#DIV/0!</text:p>
          </table:table-cell>
          <table:table-cell table:style-name="ce7" table:formula="of:=AVERAGE([.CE7];[.CE15];[.CE23];[.CE31];[.CE39])" office:value-type="string" office:string-value="" calcext:value-type="error">
            <text:p>#DIV/0!</text:p>
          </table:table-cell>
          <table:table-cell table:style-name="ce7" table:formula="of:=AVERAGE([.CF7];[.CF15];[.CF23];[.CF31];[.CF39])" office:value-type="string" office:string-value="" calcext:value-type="error">
            <text:p>#DIV/0!</text:p>
          </table:table-cell>
          <table:table-cell table:style-name="ce7" table:formula="of:=AVERAGE([.CG7];[.CG15];[.CG23];[.CG31];[.CG39])" office:value-type="string" office:string-value="" calcext:value-type="error">
            <text:p>#DIV/0!</text:p>
          </table:table-cell>
          <table:table-cell table:style-name="ce7" table:formula="of:=AVERAGE([.CH7];[.CH15];[.CH23];[.CH31])" office:value-type="string" office:string-value="" calcext:value-type="error">
            <text:p>#DIV/0!</text:p>
          </table:table-cell>
          <table:table-cell table:style-name="ce7" table:formula="of:=AVERAGE([.CI7];[.CI15];[.CI23];[.CI31])" office:value-type="string" office:string-value="" calcext:value-type="error">
            <text:p>#DIV/0!</text:p>
          </table:table-cell>
          <table:table-cell table:style-name="ce7" table:formula="of:=AVERAGE([.CJ7];[.CJ15];[.CJ23];[.CJ31])" office:value-type="string" office:string-value="" calcext:value-type="error">
            <text:p>#DIV/0!</text:p>
          </table:table-cell>
          <table:table-cell table:style-name="ce7" table:formula="of:=AVERAGE([.CK7];[.CK15];[.CK23];[.CK31])" office:value-type="string" office:string-value="" calcext:value-type="error">
            <text:p>#DIV/0!</text:p>
          </table:table-cell>
          <table:table-cell table:style-name="ce7" table:formula="of:=AVERAGE([.CL7];[.CL15];[.CL23];[.CL31])" office:value-type="string" office:string-value="" calcext:value-type="error">
            <text:p>#DIV/0!</text:p>
          </table:table-cell>
          <table:table-cell table:style-name="ce7" table:formula="of:=AVERAGE([.CM7];[.CM15];[.CM23];[.CM31])" office:value-type="string" office:string-value="" calcext:value-type="error">
            <text:p>#DIV/0!</text:p>
          </table:table-cell>
          <table:table-cell table:style-name="ce7" table:formula="of:=AVERAGE([.CN7];[.CN15];[.CN23];[.CN31])" office:value-type="string" office:string-value="" calcext:value-type="error">
            <text:p>#DIV/0!</text:p>
          </table:table-cell>
          <table:table-cell table:style-name="ce7" table:formula="of:=AVERAGE([.CO7];[.CO15];[.CO23];[.CO31])" office:value-type="string" office:string-value="" calcext:value-type="error">
            <text:p>#DIV/0!</text:p>
          </table:table-cell>
          <table:table-cell table:style-name="ce7" table:formula="of:=AVERAGE([.CP7];[.CP15];[.CP23];[.CP31])" office:value-type="string" office:string-value="" calcext:value-type="error">
            <text:p>#DIV/0!</text:p>
          </table:table-cell>
          <table:table-cell table:style-name="ce7" table:formula="of:=AVERAGE([.CQ7];[.CQ15];[.CQ23];[.CQ31])" office:value-type="string" office:string-value="" calcext:value-type="error">
            <text:p>#DIV/0!</text:p>
          </table:table-cell>
          <table:table-cell table:style-name="ce7" table:formula="of:=AVERAGE([.CR7];[.CR15];[.CR23];[.CR31])" office:value-type="string" office:string-value="" calcext:value-type="error">
            <text:p>#DIV/0!</text:p>
          </table:table-cell>
          <table:table-cell table:style-name="ce7" table:formula="of:=AVERAGE([.CS7];[.CS15];[.CS23];[.CS31])" office:value-type="string" office:string-value="" calcext:value-type="error">
            <text:p>#DIV/0!</text:p>
          </table:table-cell>
          <table:table-cell table:style-name="ce7" table:formula="of:=AVERAGE([.CT7];[.CT15];[.CT23];[.CT31])" office:value-type="string" office:string-value="" calcext:value-type="error">
            <text:p>#DIV/0!</text:p>
          </table:table-cell>
          <table:table-cell table:style-name="ce7" table:formula="of:=AVERAGE([.CU7];[.CU15];[.CU23];[.CU31])" office:value-type="string" office:string-value="" calcext:value-type="error">
            <text:p>#DIV/0!</text:p>
          </table:table-cell>
          <table:table-cell table:style-name="ce7" table:formula="of:=AVERAGE([.CV7];[.CV15];[.CV23];[.CV31])" office:value-type="string" office:string-value="" calcext:value-type="error">
            <text:p>#DIV/0!</text:p>
          </table:table-cell>
          <table:table-cell table:style-name="ce7" table:formula="of:=AVERAGE([.CW7];[.CW15];[.CW23];[.CW31])" office:value-type="string" office:string-value="" calcext:value-type="error">
            <text:p>#DIV/0!</text:p>
          </table:table-cell>
          <table:table-cell table:style-name="ce7" table:formula="of:=AVERAGE([.CX7];[.CX15];[.CX23];[.CX31])" office:value-type="string" office:string-value="" calcext:value-type="error">
            <text:p>#DIV/0!</text:p>
          </table:table-cell>
          <table:table-cell table:style-name="ce7" table:formula="of:=AVERAGE([.CY7];[.CY15];[.CY23];[.CY31])" office:value-type="string" office:string-value="" calcext:value-type="error">
            <text:p>#DIV/0!</text:p>
          </table:table-cell>
          <table:table-cell table:style-name="ce7" table:formula="of:=AVERAGE([.CZ7];[.CZ15];[.CZ23];[.CZ31])" office:value-type="string" office:string-value="" calcext:value-type="error">
            <text:p>#DIV/0!</text:p>
          </table:table-cell>
          <table:table-cell table:style-name="ce7" table:formula="of:=AVERAGE([.DA7];[.DA15];[.DA23];[.DA31])" office:value-type="string" office:string-value="" calcext:value-type="error">
            <text:p>#DIV/0!</text:p>
          </table:table-cell>
          <table:table-cell table:style-name="ce7" table:formula="of:=AVERAGE([.DB7];[.DB15];[.DB23];[.DB31])" office:value-type="string" office:string-value="" calcext:value-type="error">
            <text:p>#DIV/0!</text:p>
          </table:table-cell>
          <table:table-cell table:style-name="ce7" table:formula="of:=AVERAGE([.DC7];[.DC15];[.DC23];[.DC31])" office:value-type="string" office:string-value="" calcext:value-type="error">
            <text:p>#DIV/0!</text:p>
          </table:table-cell>
          <table:table-cell table:style-name="ce7" table:formula="of:=AVERAGE([.DD7];[.DD15];[.DD23];[.DD31])" office:value-type="string" office:string-value="" calcext:value-type="error">
            <text:p>#DIV/0!</text:p>
          </table:table-cell>
          <table:table-cell table:style-name="ce7" table:formula="of:=AVERAGE([.DE7];[.DE15];[.DE23];[.DE31])" office:value-type="string" office:string-value="" calcext:value-type="error">
            <text:p>#DIV/0!</text:p>
          </table:table-cell>
          <table:table-cell table:style-name="ce7" table:formula="of:=AVERAGE([.DF7];[.DF15];[.DF23];[.DF31])" office:value-type="string" office:string-value="" calcext:value-type="error">
            <text:p>#DIV/0!</text:p>
          </table:table-cell>
          <table:table-cell table:style-name="ce7" table:formula="of:=AVERAGE([.DG7];[.DG15];[.DG23];[.DG31])" office:value-type="string" office:string-value="" calcext:value-type="error">
            <text:p>#DIV/0!</text:p>
          </table:table-cell>
          <table:table-cell table:style-name="ce7" table:formula="of:=AVERAGE([.DH7];[.DH15];[.DH23];[.DH31])" office:value-type="string" office:string-value="" calcext:value-type="error">
            <text:p>#DIV/0!</text:p>
          </table:table-cell>
          <table:table-cell table:style-name="ce7" table:formula="of:=AVERAGE([.DI7];[.DI15];[.DI23];[.DI31])" office:value-type="string" office:string-value="" calcext:value-type="error">
            <text:p>#DIV/0!</text:p>
          </table:table-cell>
          <table:table-cell table:style-name="ce7" table:formula="of:=AVERAGE([.DJ7];[.DJ15];[.DJ23];[.DJ31])" office:value-type="string" office:string-value="" calcext:value-type="error">
            <text:p>#DIV/0!</text:p>
          </table:table-cell>
          <table:table-cell table:style-name="ce7" table:formula="of:=AVERAGE([.DK7];[.DK15];[.DK23];[.DK31])" office:value-type="string" office:string-value="" calcext:value-type="error">
            <text:p>#DIV/0!</text:p>
          </table:table-cell>
          <table:table-cell table:style-name="ce7" table:formula="of:=AVERAGE([.DL7];[.DL15];[.DL23];[.DL31])" office:value-type="string" office:string-value="" calcext:value-type="error">
            <text:p>#DIV/0!</text:p>
          </table:table-cell>
          <table:table-cell table:style-name="ce7" table:formula="of:=AVERAGE([.DM7];[.DM15];[.DM23];[.DM31])" office:value-type="string" office:string-value="" calcext:value-type="error">
            <text:p>#DIV/0!</text:p>
          </table:table-cell>
          <table:table-cell table:style-name="ce7" table:formula="of:=AVERAGE([.DN7];[.DN15];[.DN23];[.DN31])" office:value-type="string" office:string-value="" calcext:value-type="error">
            <text:p>#DIV/0!</text:p>
          </table:table-cell>
          <table:table-cell table:style-name="ce7" table:formula="of:=AVERAGE([.DO7];[.DO15];[.DO23];[.DO31])" office:value-type="string" office:string-value="" calcext:value-type="error">
            <text:p>#DIV/0!</text:p>
          </table:table-cell>
          <table:table-cell table:style-name="ce7" table:formula="of:=AVERAGE([.DP7];[.DP15];[.DP23];[.DP31])" office:value-type="string" office:string-value="" calcext:value-type="error">
            <text:p>#DIV/0!</text:p>
          </table:table-cell>
          <table:table-cell table:style-name="ce7" table:formula="of:=AVERAGE([.DQ7];[.DQ15];[.DQ23];[.DQ31])" office:value-type="string" office:string-value="" calcext:value-type="error">
            <text:p>#DIV/0!</text:p>
          </table:table-cell>
          <table:table-cell table:style-name="ce7" table:formula="of:=AVERAGE([.DR7];[.DR15];[.DR23];[.DR31])" office:value-type="string" office:string-value="" calcext:value-type="error">
            <text:p>#DIV/0!</text:p>
          </table:table-cell>
          <table:table-cell table:style-name="ce7" table:formula="of:=AVERAGE([.DS7];[.DS15];[.DS23];[.DS31])" office:value-type="string" office:string-value="" calcext:value-type="error">
            <text:p>#DIV/0!</text:p>
          </table:table-cell>
          <table:table-cell table:style-name="ce7" table:formula="of:=AVERAGE([.DT7];[.DT15];[.DT23];[.DT31])" office:value-type="string" office:string-value="" calcext:value-type="error">
            <text:p>#DIV/0!</text:p>
          </table:table-cell>
          <table:table-cell table:style-name="ce7" table:formula="of:=AVERAGE([.DU7];[.DU15];[.DU23];[.DU31])" office:value-type="string" office:string-value="" calcext:value-type="error">
            <text:p>#DIV/0!</text:p>
          </table:table-cell>
          <table:table-cell table:style-name="ce7" table:formula="of:=AVERAGE([.DV7];[.DV15];[.DV23];[.DV31])" office:value-type="string" office:string-value="" calcext:value-type="error">
            <text:p>#DIV/0!</text:p>
          </table:table-cell>
          <table:table-cell table:style-name="ce7" table:formula="of:=AVERAGE([.DW7];[.DW15];[.DW23];[.DW31])" office:value-type="string" office:string-value="" calcext:value-type="error">
            <text:p>#DIV/0!</text:p>
          </table:table-cell>
          <table:table-cell table:style-name="ce7" table:formula="of:=AVERAGE([.DX7];[.DX15];[.DX23];[.DX31])" office:value-type="string" office:string-value="" calcext:value-type="error">
            <text:p>#DIV/0!</text:p>
          </table:table-cell>
          <table:table-cell table:style-name="ce7" table:formula="of:=AVERAGE([.DY7];[.DY15];[.DY23];[.DY31])" office:value-type="string" office:string-value="" calcext:value-type="error">
            <text:p>#DIV/0!</text:p>
          </table:table-cell>
          <table:table-cell table:style-name="ce7" table:formula="of:=AVERAGE([.DZ7];[.DZ15];[.DZ23];[.DZ31])" office:value-type="string" office:string-value="" calcext:value-type="error">
            <text:p>#DIV/0!</text:p>
          </table:table-cell>
          <table:table-cell table:style-name="ce7" table:formula="of:=AVERAGE([.EA7];[.EA15];[.EA23];[.EA31])" office:value-type="string" office:string-value="" calcext:value-type="error">
            <text:p>#DIV/0!</text:p>
          </table:table-cell>
          <table:table-cell table:style-name="ce7" table:formula="of:=AVERAGE([.EB7];[.EB15];[.EB23];[.EB31])" office:value-type="string" office:string-value="" calcext:value-type="error">
            <text:p>#DIV/0!</text:p>
          </table:table-cell>
          <table:table-cell table:style-name="ce7" table:formula="of:=AVERAGE([.EC7];[.EC15];[.EC23];[.EC31])" office:value-type="string" office:string-value="" calcext:value-type="error">
            <text:p>#DIV/0!</text:p>
          </table:table-cell>
          <table:table-cell table:style-name="ce7" table:formula="of:=AVERAGE([.ED7];[.ED15];[.ED23];[.ED31])" office:value-type="string" office:string-value="" calcext:value-type="error">
            <text:p>#DIV/0!</text:p>
          </table:table-cell>
          <table:table-cell table:style-name="ce7" table:formula="of:=AVERAGE([.EE7];[.EE15];[.EE23];[.EE31])" office:value-type="string" office:string-value="" calcext:value-type="error">
            <text:p>#DIV/0!</text:p>
          </table:table-cell>
          <table:table-cell table:style-name="ce7" table:formula="of:=AVERAGE([.EF7];[.EF15];[.EF23];[.EF31])" office:value-type="string" office:string-value="" calcext:value-type="error">
            <text:p>#DIV/0!</text:p>
          </table:table-cell>
          <table:table-cell table:style-name="ce7" table:formula="of:=AVERAGE([.EG7];[.EG15];[.EG23];[.EG31])" office:value-type="string" office:string-value="" calcext:value-type="error">
            <text:p>#DIV/0!</text:p>
          </table:table-cell>
          <table:table-cell table:style-name="ce7" table:formula="of:=AVERAGE([.EH7];[.EH15];[.EH23];[.EH31])" office:value-type="string" office:string-value="" calcext:value-type="error">
            <text:p>#DIV/0!</text:p>
          </table:table-cell>
          <table:table-cell table:style-name="ce7" table:formula="of:=AVERAGE([.EI7];[.EI15];[.EI23];[.EI31])" office:value-type="string" office:string-value="" calcext:value-type="error">
            <text:p>#DIV/0!</text:p>
          </table:table-cell>
          <table:table-cell table:style-name="ce7" table:formula="of:=AVERAGE([.EJ7];[.EJ15];[.EJ23];[.EJ31])" office:value-type="string" office:string-value="" calcext:value-type="error">
            <text:p>#DIV/0!</text:p>
          </table:table-cell>
          <table:table-cell table:style-name="ce7" table:formula="of:=AVERAGE([.EK7];[.EK15];[.EK23];[.EK31])" office:value-type="string" office:string-value="" calcext:value-type="error">
            <text:p>#DIV/0!</text:p>
          </table:table-cell>
          <table:table-cell table:style-name="ce7" table:formula="of:=AVERAGE([.EL7];[.EL15];[.EL23];[.EL31])" office:value-type="string" office:string-value="" calcext:value-type="error">
            <text:p>#DIV/0!</text:p>
          </table:table-cell>
          <table:table-cell table:style-name="ce7" table:formula="of:=AVERAGE([.EM7];[.EM15];[.EM23];[.EM31])" office:value-type="string" office:string-value="" calcext:value-type="error">
            <text:p>#DIV/0!</text:p>
          </table:table-cell>
          <table:table-cell table:style-name="ce7" table:formula="of:=AVERAGE([.EN7];[.EN15];[.EN23];[.EN31])" office:value-type="string" office:string-value="" calcext:value-type="error">
            <text:p>#DIV/0!</text:p>
          </table:table-cell>
          <table:table-cell table:style-name="ce7" table:formula="of:=AVERAGE([.EO7];[.EO15];[.EO23];[.EO31])" office:value-type="string" office:string-value="" calcext:value-type="error">
            <text:p>#DIV/0!</text:p>
          </table:table-cell>
          <table:table-cell table:style-name="ce7" table:formula="of:=AVERAGE([.EP7];[.EP15];[.EP23];[.EP31])" office:value-type="string" office:string-value="" calcext:value-type="error">
            <text:p>#DIV/0!</text:p>
          </table:table-cell>
          <table:table-cell table:style-name="ce7" table:formula="of:=AVERAGE([.EQ7];[.EQ15];[.EQ23];[.EQ31])" office:value-type="string" office:string-value="" calcext:value-type="error">
            <text:p>#DIV/0!</text:p>
          </table:table-cell>
          <table:table-cell table:style-name="ce7" table:formula="of:=AVERAGE([.ER7];[.ER15];[.ER23];[.ER31])" office:value-type="string" office:string-value="" calcext:value-type="error">
            <text:p>#DIV/0!</text:p>
          </table:table-cell>
          <table:table-cell table:style-name="ce7" table:formula="of:=AVERAGE([.ES7];[.ES15];[.ES23];[.ES31])" office:value-type="string" office:string-value="" calcext:value-type="error">
            <text:p>#DIV/0!</text:p>
          </table:table-cell>
          <table:table-cell table:style-name="ce7" table:formula="of:=AVERAGE([.ET7];[.ET15];[.ET23];[.ET31])" office:value-type="string" office:string-value="" calcext:value-type="error">
            <text:p>#DIV/0!</text:p>
          </table:table-cell>
          <table:table-cell table:style-name="ce7" table:formula="of:=AVERAGE([.EU7];[.EU15];[.EU23];[.EU31])" office:value-type="string" office:string-value="" calcext:value-type="error">
            <text:p>#DIV/0!</text:p>
          </table:table-cell>
          <table:table-cell table:style-name="ce7" table:formula="of:=AVERAGE([.EV7];[.EV15];[.EV23];[.EV31])" office:value-type="string" office:string-value="" calcext:value-type="error">
            <text:p>#DIV/0!</text:p>
          </table:table-cell>
          <table:table-cell table:style-name="ce7" table:formula="of:=AVERAGE([.EW7];[.EW15];[.EW23];[.EW31])" office:value-type="string" office:string-value="" calcext:value-type="error">
            <text:p>#DIV/0!</text:p>
          </table:table-cell>
          <table:table-cell table:style-name="ce7" table:formula="of:=AVERAGE([.EX7];[.EX15];[.EX23];[.EX31])" office:value-type="string" office:string-value="" calcext:value-type="error">
            <text:p>#DIV/0!</text:p>
          </table:table-cell>
          <table:table-cell table:style-name="ce7" table:formula="of:=AVERAGE([.EY7];[.EY15];[.EY23];[.EY31])" office:value-type="string" office:string-value="" calcext:value-type="error">
            <text:p>#DIV/0!</text:p>
          </table:table-cell>
          <table:table-cell table:style-name="ce7" table:formula="of:=AVERAGE([.EZ7];[.EZ15];[.EZ23];[.EZ31])" office:value-type="string" office:string-value="" calcext:value-type="error">
            <text:p>#DIV/0!</text:p>
          </table:table-cell>
          <table:table-cell table:style-name="ce7" table:formula="of:=AVERAGE([.FA7];[.FA15];[.FA23];[.FA31])" office:value-type="string" office:string-value="" calcext:value-type="error">
            <text:p>#DIV/0!</text:p>
          </table:table-cell>
          <table:table-cell table:style-name="ce7" table:formula="of:=AVERAGE([.FB7];[.FB15];[.FB23];[.FB31])" office:value-type="string" office:string-value="" calcext:value-type="error">
            <text:p>#DIV/0!</text:p>
          </table:table-cell>
          <table:table-cell table:style-name="ce7" table:formula="of:=AVERAGE([.FC7];[.FC15];[.FC23];[.FC31])" office:value-type="string" office:string-value="" calcext:value-type="error">
            <text:p>#DIV/0!</text:p>
          </table:table-cell>
          <table:table-cell table:style-name="ce7" table:formula="of:=AVERAGE([.FD7];[.FD15];[.FD23];[.FD31])" office:value-type="string" office:string-value="" calcext:value-type="error">
            <text:p>#DIV/0!</text:p>
          </table:table-cell>
          <table:table-cell table:style-name="ce7" table:formula="of:=AVERAGE([.FE7];[.FE15];[.FE23];[.FE31])" office:value-type="string" office:string-value="" calcext:value-type="error">
            <text:p>#DIV/0!</text:p>
          </table:table-cell>
          <table:table-cell table:style-name="ce7" table:formula="of:=AVERAGE([.FF7];[.FF15];[.FF23];[.FF31])" office:value-type="string" office:string-value="" calcext:value-type="error">
            <text:p>#DIV/0!</text:p>
          </table:table-cell>
          <table:table-cell table:style-name="ce7" table:formula="of:=AVERAGE([.FG7];[.FG15];[.FG23];[.FG31])" office:value-type="string" office:string-value="" calcext:value-type="error">
            <text:p>#DIV/0!</text:p>
          </table:table-cell>
          <table:table-cell table:style-name="ce7" table:formula="of:=AVERAGE([.FH7];[.FH15];[.FH23];[.FH31])" office:value-type="string" office:string-value="" calcext:value-type="error">
            <text:p>#DIV/0!</text:p>
          </table:table-cell>
          <table:table-cell table:style-name="ce7" table:formula="of:=AVERAGE([.FI7];[.FI15];[.FI23];[.FI31])" office:value-type="string" office:string-value="" calcext:value-type="error">
            <text:p>#DIV/0!</text:p>
          </table:table-cell>
          <table:table-cell table:style-name="ce7" table:formula="of:=AVERAGE([.FJ7];[.FJ15];[.FJ23];[.FJ31])" office:value-type="string" office:string-value="" calcext:value-type="error">
            <text:p>#DIV/0!</text:p>
          </table:table-cell>
          <table:table-cell table:style-name="ce7" table:formula="of:=AVERAGE([.FK7];[.FK15];[.FK23];[.FK31])" office:value-type="string" office:string-value="" calcext:value-type="error">
            <text:p>#DIV/0!</text:p>
          </table:table-cell>
          <table:table-cell table:style-name="ce7" table:formula="of:=AVERAGE([.FL7];[.FL15];[.FL23];[.FL31])" office:value-type="string" office:string-value="" calcext:value-type="error">
            <text:p>#DIV/0!</text:p>
          </table:table-cell>
          <table:table-cell table:style-name="ce7" table:formula="of:=AVERAGE([.FM7];[.FM15];[.FM23];[.FM31])" office:value-type="string" office:string-value="" calcext:value-type="error">
            <text:p>#DIV/0!</text:p>
          </table:table-cell>
          <table:table-cell table:style-name="ce7" table:formula="of:=AVERAGE([.FN7];[.FN15];[.FN23];[.FN31])" office:value-type="string" office:string-value="" calcext:value-type="error">
            <text:p>#DIV/0!</text:p>
          </table:table-cell>
          <table:table-cell table:style-name="ce7" table:formula="of:=AVERAGE([.FO7];[.FO15];[.FO23];[.FO31])" office:value-type="string" office:string-value="" calcext:value-type="error">
            <text:p>#DIV/0!</text:p>
          </table:table-cell>
          <table:table-cell table:style-name="ce7" table:formula="of:=AVERAGE([.FP7];[.FP15];[.FP23];[.FP31])" office:value-type="string" office:string-value="" calcext:value-type="error">
            <text:p>#DIV/0!</text:p>
          </table:table-cell>
          <table:table-cell table:style-name="ce7" table:formula="of:=AVERAGE([.FQ7];[.FQ15];[.FQ23];[.FQ31])" office:value-type="string" office:string-value="" calcext:value-type="error">
            <text:p>#DIV/0!</text:p>
          </table:table-cell>
          <table:table-cell table:style-name="ce7" table:formula="of:=AVERAGE([.FR7];[.FR15];[.FR23];[.FR31])" office:value-type="string" office:string-value="" calcext:value-type="error">
            <text:p>#DIV/0!</text:p>
          </table:table-cell>
          <table:table-cell table:style-name="ce7" table:formula="of:=AVERAGE([.FS7];[.FS15];[.FS23];[.FS31])" office:value-type="string" office:string-value="" calcext:value-type="error">
            <text:p>#DIV/0!</text:p>
          </table:table-cell>
          <table:table-cell table:style-name="ce7" table:formula="of:=AVERAGE([.FT7];[.FT15];[.FT23];[.FT31])" office:value-type="string" office:string-value="" calcext:value-type="error">
            <text:p>#DIV/0!</text:p>
          </table:table-cell>
          <table:table-cell table:style-name="ce7" table:formula="of:=AVERAGE([.FU7];[.FU15];[.FU23];[.FU31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2">
          <table:table-cell table:style-name="ce5" office:value-type="string" calcext:value-type="string">
            <text:p>1,TestOp_80,2,40,false,Any[],1,(30,45,30)</text:p>
          </table:table-cell>
          <table:table-cell table:style-name="ce7" table:formula="of:=AVERAGE([.B8];[.B16];[.B24];[.B32];[.B40])" office:value-type="float" office:value="20.5375" calcext:value-type="float">
            <text:p>20.5375</text:p>
          </table:table-cell>
          <table:table-cell table:style-name="ce7" table:formula="of:=AVERAGE([.C8];[.C16];[.C24];[.C32];[.C40])" office:value-type="float" office:value="68.75" calcext:value-type="float">
            <text:p>68.75</text:p>
          </table:table-cell>
          <table:table-cell table:style-name="ce7" table:formula="of:=AVERAGE([.D8];[.D16];[.D24];[.D32];[.D40])" office:value-type="float" office:value="51.785" calcext:value-type="float">
            <text:p>51.785</text:p>
          </table:table-cell>
          <table:table-cell table:style-name="ce7" table:formula="of:=AVERAGE([.E8];[.E16];[.E24];[.E32];[.E40])" office:value-type="float" office:value="59.1175" calcext:value-type="float">
            <text:p>59.1175</text:p>
          </table:table-cell>
          <table:table-cell table:style-name="ce7" table:formula="of:=AVERAGE([.F8];[.F16];[.F24];[.F32];[.F40])" office:value-type="float" office:value="60.2675" calcext:value-type="float">
            <text:p>60.2675</text:p>
          </table:table-cell>
          <table:table-cell table:style-name="ce16" table:formula="of:=AVERAGE([.G8];[.G16];[.G24];[.G32];[.G40])" office:value-type="time" office:time-value="PT00H00M33S" calcext:value-type="time">
            <text:p>12:00:33 AM</text:p>
          </table:table-cell>
          <table:table-cell table:style-name="ce7" table:formula="of:=AVERAGE([.H8];[.H16];[.H24];[.H32];[.H40])" office:value-type="float" office:value="40.7175" calcext:value-type="float">
            <text:p>40.7175</text:p>
          </table:table-cell>
          <table:table-cell table:style-name="ce7" table:formula="of:=AVERAGE([.I8];[.I16];[.I24];[.I32];[.I40])" office:value-type="float" office:value="64.645" calcext:value-type="float">
            <text:p>64.645</text:p>
          </table:table-cell>
          <table:table-cell table:style-name="ce7" table:formula="of:=AVERAGE([.J8];[.J16];[.J24];[.J32];[.J40])" office:value-type="float" office:value="76.0725" calcext:value-type="float">
            <text:p>76.0725</text:p>
          </table:table-cell>
          <table:table-cell table:style-name="ce7" table:formula="of:=AVERAGE([.K8];[.K16];[.K24];[.K32];[.K40])" office:value-type="float" office:value="73.1175" calcext:value-type="float">
            <text:p>73.1175</text:p>
          </table:table-cell>
          <table:table-cell table:style-name="ce7" table:formula="of:=AVERAGE([.L8];[.L16];[.L24];[.L32];[.L40])" office:value-type="float" office:value="70.355" calcext:value-type="float">
            <text:p>70.355</text:p>
          </table:table-cell>
          <table:table-cell table:style-name="ce7" table:formula="of:=AVERAGE([.M8];[.M16];[.M24];[.M32];[.M40])" office:value-type="float" office:value="0" calcext:value-type="float">
            <text:p>0</text:p>
          </table:table-cell>
          <table:table-cell table:style-name="ce7" table:formula="of:=AVERAGE([.N8];[.N16];[.N24];[.N32];[.N40])" office:value-type="float" office:value="0.00580357142857143" calcext:value-type="float">
            <text:p>0.005803571428571</text:p>
          </table:table-cell>
          <table:table-cell table:style-name="ce7" table:formula="of:=AVERAGE([.O8];[.O16];[.O24];[.O32];[.O40])" office:value-type="float" office:value="0.00255102040816327" calcext:value-type="float">
            <text:p>0.002551020408163</text:p>
          </table:table-cell>
          <table:table-cell table:style-name="ce7" table:formula="of:=AVERAGE([.P8];[.P16];[.P24];[.P32];[.P40])" office:value-type="float" office:value="0.00188137755102041" calcext:value-type="float">
            <text:p>0.00188137755102</text:p>
          </table:table-cell>
          <table:table-cell table:style-name="ce7" table:formula="of:=AVERAGE([.Q8];[.Q16];[.Q24];[.Q32];[.Q40])" office:value-type="float" office:value="0.00202421087882488" calcext:value-type="float">
            <text:p>0.002024210878825</text:p>
          </table:table-cell>
          <table:table-cell table:style-name="ce7" table:formula="of:=AVERAGE([.R8];[.R16];[.R24];[.R32];[.R40])" office:value-type="float" office:value="0.00145089285714286" calcext:value-type="float">
            <text:p>0.001450892857143</text:p>
          </table:table-cell>
          <table:table-cell table:style-name="ce7" table:formula="of:=AVERAGE([.S8];[.S16];[.S24];[.S32];[.S40])" office:value-type="float" office:value="0" calcext:value-type="float">
            <text:p>0</text:p>
          </table:table-cell>
          <table:table-cell table:style-name="ce16" table:formula="of:=AVERAGE([.T8];[.T16];[.T24];[.T32];[.T40])" office:value-type="time" office:time-value="PT00H00M00S" calcext:value-type="time">
            <text:p>12:00:00 AM</text:p>
          </table:table-cell>
          <table:table-cell table:style-name="ce7" table:formula="of:=AVERAGE([.U8];[.U16];[.U24];[.U32];[.U40])" office:value-type="float" office:value="40.7125" calcext:value-type="float">
            <text:p>40.7125</text:p>
          </table:table-cell>
          <table:table-cell table:style-name="ce7" table:formula="of:=AVERAGE([.V8];[.V16];[.V24];[.V32];[.V40])" office:value-type="float" office:value="66.25" calcext:value-type="float">
            <text:p>66.25</text:p>
          </table:table-cell>
          <table:table-cell table:style-name="ce7" table:formula="of:=AVERAGE([.W8];[.W16];[.W24];[.W32];[.W40])" office:value-type="float" office:value="74.465" calcext:value-type="float">
            <text:p>74.465</text:p>
          </table:table-cell>
          <table:table-cell table:style-name="ce7" table:formula="of:=AVERAGE([.X8];[.X16];[.X24];[.X32];[.X40])" office:value-type="float" office:value="72.395" calcext:value-type="float">
            <text:p>72.395</text:p>
          </table:table-cell>
          <table:table-cell table:style-name="ce7" table:formula="of:=AVERAGE([.Y8];[.Y16];[.Y24];[.Y32];[.Y40])" office:value-type="float" office:value="70.3575" calcext:value-type="float">
            <text:p>70.3575</text:p>
          </table:table-cell>
          <table:table-cell table:style-name="ce7" table:formula="of:=AVERAGE([.Z8];[.Z16];[.Z24];[.Z32];[.Z40])" office:value-type="float" office:value="0" calcext:value-type="float">
            <text:p>0</text:p>
          </table:table-cell>
          <table:table-cell table:style-name="ce7" table:formula="of:=AVERAGE([.AA8];[.AA16];[.AA24];[.AA32];[.AA40])" office:value-type="float" office:value="0.00561224489795918" calcext:value-type="float">
            <text:p>0.005612244897959</text:p>
          </table:table-cell>
          <table:table-cell table:style-name="ce7" table:formula="of:=AVERAGE([.AB8];[.AB16];[.AB24];[.AB32];[.AB40])" office:value-type="float" office:value="0.003125" calcext:value-type="float">
            <text:p>0.003125</text:p>
          </table:table-cell>
          <table:table-cell table:style-name="ce7" table:formula="of:=AVERAGE([.AC8];[.AC16];[.AC24];[.AC32];[.AC40])" office:value-type="float" office:value="0.00245535714285714" calcext:value-type="float">
            <text:p>0.002455357142857</text:p>
          </table:table-cell>
          <table:table-cell table:style-name="ce7" table:formula="of:=AVERAGE([.AD8];[.AD16];[.AD24];[.AD32];[.AD40])" office:value-type="float" office:value="0.00189017187297752" calcext:value-type="float">
            <text:p>0.001890171872978</text:p>
          </table:table-cell>
          <table:table-cell table:style-name="ce7" table:formula="of:=AVERAGE([.AE8];[.AE16];[.AE24];[.AE32];[.AE40])" office:value-type="float" office:value="0.0014030612244898" calcext:value-type="float">
            <text:p>0.00140306122449</text:p>
          </table:table-cell>
          <table:table-cell table:style-name="ce7" table:formula="of:=AVERAGE([.AF8];[.AF16];[.AF24];[.AF32];[.AF40])" office:value-type="float" office:value="0" calcext:value-type="float">
            <text:p>0</text:p>
          </table:table-cell>
          <table:table-cell table:style-name="ce16" table:formula="of:=AVERAGE([.AG8];[.AG16];[.AG24];[.AG32];[.AG40])" office:value-type="time" office:time-value="PT00H00M00S" calcext:value-type="time">
            <text:p>12:00:00 AM</text:p>
          </table:table-cell>
          <table:table-cell table:style-name="ce7" table:formula="of:=AVERAGE([.AH8];[.AH16];[.AH24];[.AH32];[.AH40])" office:value-type="float" office:value="40.3575" calcext:value-type="float">
            <text:p>40.3575</text:p>
          </table:table-cell>
          <table:table-cell table:style-name="ce7" table:formula="of:=AVERAGE([.AI8];[.AI16];[.AI24];[.AI32];[.AI40])" office:value-type="float" office:value="66.0725" calcext:value-type="float">
            <text:p>66.0725</text:p>
          </table:table-cell>
          <table:table-cell table:style-name="ce7" table:formula="of:=AVERAGE([.AJ8];[.AJ16];[.AJ24];[.AJ32];[.AJ40])" office:value-type="float" office:value="74.285" calcext:value-type="float">
            <text:p>74.285</text:p>
          </table:table-cell>
          <table:table-cell table:style-name="ce7" table:formula="of:=AVERAGE([.AK8];[.AK16];[.AK24];[.AK32];[.AK40])" office:value-type="float" office:value="72.145" calcext:value-type="float">
            <text:p>72.145</text:p>
          </table:table-cell>
          <table:table-cell table:style-name="ce7" table:formula="of:=AVERAGE([.AL8];[.AL16];[.AL24];[.AL32];[.AL40])" office:value-type="float" office:value="70.1775" calcext:value-type="float">
            <text:p>70.1775</text:p>
          </table:table-cell>
          <table:table-cell table:style-name="ce7" table:formula="of:=AVERAGE([.AM8];[.AM16];[.AM24];[.AM32];[.AM40])" office:value-type="float" office:value="28.0375" calcext:value-type="float">
            <text:p>28.0375</text:p>
          </table:table-cell>
          <table:table-cell table:style-name="ce7" table:formula="of:=AVERAGE([.AN8];[.AN16];[.AN24];[.AN32];[.AN40])" office:value-type="float" office:value="0.00395408163265306" calcext:value-type="float">
            <text:p>0.003954081632653</text:p>
          </table:table-cell>
          <table:table-cell table:style-name="ce7" table:formula="of:=AVERAGE([.AO8];[.AO16];[.AO24];[.AO32];[.AO40])" office:value-type="float" office:value="0.00194515306122449" calcext:value-type="float">
            <text:p>0.001945153061225</text:p>
          </table:table-cell>
          <table:table-cell table:style-name="ce7" table:formula="of:=AVERAGE([.AP8];[.AP16];[.AP24];[.AP32];[.AP40])" office:value-type="float" office:value="0.00108418367346939" calcext:value-type="float">
            <text:p>0.001084183673469</text:p>
          </table:table-cell>
          <table:table-cell table:style-name="ce7" table:formula="of:=AVERAGE([.AQ8];[.AQ16];[.AQ24];[.AQ32];[.AQ40])" office:value-type="float" office:value="0.00115243535891129" calcext:value-type="float">
            <text:p>0.001152435358911</text:p>
          </table:table-cell>
          <table:table-cell table:style-name="ce7" table:formula="of:=AVERAGE([.AR8];[.AR16];[.AR24];[.AR32];[.AR40])" office:value-type="float" office:value="0.000988520408163265" calcext:value-type="float">
            <text:p>0.000988520408163</text:p>
          </table:table-cell>
          <table:table-cell table:style-name="ce7" table:formula="of:=AVERAGE([.AS8];[.AS16];[.AS24];[.AS32];[.AS40])" office:value-type="float" office:value="0.000275152225345141" calcext:value-type="float">
            <text:p>0.000275152225345</text:p>
          </table:table-cell>
          <table:table-cell table:style-name="ce16" table:formula="of:=AVERAGE([.AT8];[.AT16];[.AT24];[.AT32];[.AT40])" office:value-type="time" office:time-value="PT01H32M00S" calcext:value-type="time">
            <text:p>01:32:00 AM</text:p>
          </table:table-cell>
          <table:table-cell table:style-name="ce7" table:formula="of:=AVERAGE([.AU8];[.AU16];[.AU24];[.AU32];[.AU40])" office:value-type="float" office:value="41.07" calcext:value-type="float">
            <text:p>41.07</text:p>
          </table:table-cell>
          <table:table-cell table:style-name="ce7" table:formula="of:=AVERAGE([.AV8];[.AV16];[.AV24];[.AV32];[.AV40])" office:value-type="float" office:value="67.5" calcext:value-type="float">
            <text:p>67.5</text:p>
          </table:table-cell>
          <table:table-cell table:style-name="ce7" table:formula="of:=AVERAGE([.AW8];[.AW16];[.AW24];[.AW32];[.AW40])" office:value-type="float" office:value="73.5725" calcext:value-type="float">
            <text:p>73.5725</text:p>
          </table:table-cell>
          <table:table-cell table:style-name="ce7" table:formula="of:=AVERAGE([.AX8];[.AX16];[.AX24];[.AX32];[.AX40])" office:value-type="float" office:value="72.0825" calcext:value-type="float">
            <text:p>72.0825</text:p>
          </table:table-cell>
          <table:table-cell table:style-name="ce7" table:formula="of:=AVERAGE([.AY8];[.AY16];[.AY24];[.AY32];[.AY40])" office:value-type="float" office:value="70.5375" calcext:value-type="float">
            <text:p>70.5375</text:p>
          </table:table-cell>
          <table:table-cell table:style-name="ce7" table:formula="of:=AVERAGE([.AZ8];[.AZ16];[.AZ24];[.AZ32];[.AZ40])" office:value-type="float" office:value="27.9425" calcext:value-type="float">
            <text:p>27.9425</text:p>
          </table:table-cell>
          <table:table-cell table:style-name="ce7" table:formula="of:=AVERAGE([.BA8];[.BA16];[.BA24];[.BA32];[.BA40])" office:value-type="float" office:value="0.00318877551020408" calcext:value-type="float">
            <text:p>0.003188775510204</text:p>
          </table:table-cell>
          <table:table-cell table:style-name="ce7" table:formula="of:=AVERAGE([.BB8];[.BB16];[.BB24];[.BB32];[.BB40])" office:value-type="float" office:value="0.00197704081632653" calcext:value-type="float">
            <text:p>0.001977040816327</text:p>
          </table:table-cell>
          <table:table-cell table:style-name="ce7" table:formula="of:=AVERAGE([.BC8];[.BC16];[.BC24];[.BC32];[.BC40])" office:value-type="float" office:value="0.000860969387755101" calcext:value-type="float">
            <text:p>0.000860969387755</text:p>
          </table:table-cell>
          <table:table-cell table:style-name="ce7" table:formula="of:=AVERAGE([.BD8];[.BD16];[.BD24];[.BD32];[.BD40])" office:value-type="float" office:value="0.000750738922563827" calcext:value-type="float">
            <text:p>0.000750738922564</text:p>
          </table:table-cell>
          <table:table-cell table:style-name="ce7" table:formula="of:=AVERAGE([.BE8];[.BE16];[.BE24];[.BE32];[.BE40])" office:value-type="float" office:value="0.00079719387755102" calcext:value-type="float">
            <text:p>0.000797193877551</text:p>
          </table:table-cell>
          <table:table-cell table:style-name="ce7" table:formula="of:=AVERAGE([.BF8];[.BF16];[.BF24];[.BF32];[.BF40])" office:value-type="float" office:value="0.000264312005638656" calcext:value-type="float">
            <text:p>0.000264312005639</text:p>
          </table:table-cell>
          <table:table-cell table:style-name="ce16" table:formula="of:=AVERAGE([.BG8];[.BG16];[.BG24];[.BG32];[.BG40])" office:value-type="time" office:time-value="PT01H43M23S" calcext:value-type="time">
            <text:p>01:43:23 AM</text:p>
          </table:table-cell>
          <table:table-cell table:style-name="ce7" table:formula="of:=AVERAGE([.BH8];[.BH16];[.BH24];[.BH32];[.BH40])" office:value-type="string" office:string-value="" calcext:value-type="error">
            <text:p>#DIV/0!</text:p>
          </table:table-cell>
          <table:table-cell table:style-name="ce7" table:formula="of:=AVERAGE([.BI8];[.BI16];[.BI24];[.BI32];[.BI40])" office:value-type="string" office:string-value="" calcext:value-type="error">
            <text:p>#DIV/0!</text:p>
          </table:table-cell>
          <table:table-cell table:style-name="ce7" table:formula="of:=AVERAGE([.BJ8];[.BJ16];[.BJ24];[.BJ32];[.BJ40])" office:value-type="string" office:string-value="" calcext:value-type="error">
            <text:p>#DIV/0!</text:p>
          </table:table-cell>
          <table:table-cell table:style-name="ce7" table:formula="of:=AVERAGE([.BK8];[.BK16];[.BK24];[.BK32];[.BK40])" office:value-type="string" office:string-value="" calcext:value-type="error">
            <text:p>#DIV/0!</text:p>
          </table:table-cell>
          <table:table-cell table:style-name="ce7" table:formula="of:=AVERAGE([.BL8];[.BL16];[.BL24];[.BL32];[.BL40])" office:value-type="string" office:string-value="" calcext:value-type="error">
            <text:p>#DIV/0!</text:p>
          </table:table-cell>
          <table:table-cell table:style-name="ce7" table:formula="of:=AVERAGE([.BM8];[.BM16];[.BM24];[.BM32];[.BM40])" office:value-type="string" office:string-value="" calcext:value-type="error">
            <text:p>#DIV/0!</text:p>
          </table:table-cell>
          <table:table-cell table:style-name="ce7" table:formula="of:=AVERAGE([.BN8];[.BN16];[.BN24];[.BN32];[.BN40])" office:value-type="string" office:string-value="" calcext:value-type="error">
            <text:p>#DIV/0!</text:p>
          </table:table-cell>
          <table:table-cell table:style-name="ce7" table:formula="of:=AVERAGE([.BO8];[.BO16];[.BO24];[.BO32];[.BO40])" office:value-type="string" office:string-value="" calcext:value-type="error">
            <text:p>#DIV/0!</text:p>
          </table:table-cell>
          <table:table-cell table:style-name="ce7" table:formula="of:=AVERAGE([.BP8];[.BP16];[.BP24];[.BP32];[.BP40])" office:value-type="string" office:string-value="" calcext:value-type="error">
            <text:p>#DIV/0!</text:p>
          </table:table-cell>
          <table:table-cell table:style-name="ce7" table:formula="of:=AVERAGE([.BQ8];[.BQ16];[.BQ24];[.BQ32];[.BQ40])" office:value-type="string" office:string-value="" calcext:value-type="error">
            <text:p>#DIV/0!</text:p>
          </table:table-cell>
          <table:table-cell table:style-name="ce7" table:formula="of:=AVERAGE([.BR8];[.BR16];[.BR24];[.BR32];[.BR40])" office:value-type="string" office:string-value="" calcext:value-type="error">
            <text:p>#DIV/0!</text:p>
          </table:table-cell>
          <table:table-cell table:style-name="ce7" table:formula="of:=AVERAGE([.BS8];[.BS16];[.BS24];[.BS32];[.BS40])" office:value-type="string" office:string-value="" calcext:value-type="error">
            <text:p>#DIV/0!</text:p>
          </table:table-cell>
          <table:table-cell table:style-name="ce7" table:formula="of:=AVERAGE([.BT8];[.BT16];[.BT24];[.BT32];[.BT40])" office:value-type="string" office:string-value="" calcext:value-type="error">
            <text:p>#DIV/0!</text:p>
          </table:table-cell>
          <table:table-cell table:style-name="ce7" table:formula="of:=AVERAGE([.BU8];[.BU16];[.BU24];[.BU32];[.BU40])" office:value-type="string" office:string-value="" calcext:value-type="error">
            <text:p>#DIV/0!</text:p>
          </table:table-cell>
          <table:table-cell table:style-name="ce7" table:formula="of:=AVERAGE([.BV8];[.BV16];[.BV24];[.BV32];[.BV40])" office:value-type="string" office:string-value="" calcext:value-type="error">
            <text:p>#DIV/0!</text:p>
          </table:table-cell>
          <table:table-cell table:style-name="ce7" table:formula="of:=AVERAGE([.BW8];[.BW16];[.BW24];[.BW32];[.BW40])" office:value-type="string" office:string-value="" calcext:value-type="error">
            <text:p>#DIV/0!</text:p>
          </table:table-cell>
          <table:table-cell table:style-name="ce7" table:formula="of:=AVERAGE([.BX8];[.BX16];[.BX24];[.BX32];[.BX40])" office:value-type="string" office:string-value="" calcext:value-type="error">
            <text:p>#DIV/0!</text:p>
          </table:table-cell>
          <table:table-cell table:style-name="ce7" table:formula="of:=AVERAGE([.BY8];[.BY16];[.BY24];[.BY32];[.BY40])" office:value-type="string" office:string-value="" calcext:value-type="error">
            <text:p>#DIV/0!</text:p>
          </table:table-cell>
          <table:table-cell table:style-name="ce7" table:formula="of:=AVERAGE([.BZ8];[.BZ16];[.BZ24];[.BZ32];[.BZ40])" office:value-type="string" office:string-value="" calcext:value-type="error">
            <text:p>#DIV/0!</text:p>
          </table:table-cell>
          <table:table-cell table:style-name="ce7" table:formula="of:=AVERAGE([.CA8];[.CA16];[.CA24];[.CA32];[.CA40])" office:value-type="string" office:string-value="" calcext:value-type="error">
            <text:p>#DIV/0!</text:p>
          </table:table-cell>
          <table:table-cell table:style-name="ce7" table:formula="of:=AVERAGE([.CB8];[.CB16];[.CB24];[.CB32];[.CB40])" office:value-type="string" office:string-value="" calcext:value-type="error">
            <text:p>#DIV/0!</text:p>
          </table:table-cell>
          <table:table-cell table:style-name="ce7" table:formula="of:=AVERAGE([.CC8];[.CC16];[.CC24];[.CC32];[.CC40])" office:value-type="string" office:string-value="" calcext:value-type="error">
            <text:p>#DIV/0!</text:p>
          </table:table-cell>
          <table:table-cell table:style-name="ce7" table:formula="of:=AVERAGE([.CD8];[.CD16];[.CD24];[.CD32];[.CD40])" office:value-type="string" office:string-value="" calcext:value-type="error">
            <text:p>#DIV/0!</text:p>
          </table:table-cell>
          <table:table-cell table:style-name="ce7" table:formula="of:=AVERAGE([.CE8];[.CE16];[.CE24];[.CE32];[.CE40])" office:value-type="string" office:string-value="" calcext:value-type="error">
            <text:p>#DIV/0!</text:p>
          </table:table-cell>
          <table:table-cell table:style-name="ce7" table:formula="of:=AVERAGE([.CF8];[.CF16];[.CF24];[.CF32];[.CF40])" office:value-type="string" office:string-value="" calcext:value-type="error">
            <text:p>#DIV/0!</text:p>
          </table:table-cell>
          <table:table-cell table:style-name="ce7" table:formula="of:=AVERAGE([.CG8];[.CG16];[.CG24];[.CG32];[.CG40])" office:value-type="string" office:string-value="" calcext:value-type="error">
            <text:p>#DIV/0!</text:p>
          </table:table-cell>
          <table:table-cell table:style-name="ce7" table:formula="of:=AVERAGE([.CH8];[.CH16];[.CH24];[.CH32])" office:value-type="string" office:string-value="" calcext:value-type="error">
            <text:p>#DIV/0!</text:p>
          </table:table-cell>
          <table:table-cell table:style-name="ce7" table:formula="of:=AVERAGE([.CI8];[.CI16];[.CI24];[.CI32])" office:value-type="string" office:string-value="" calcext:value-type="error">
            <text:p>#DIV/0!</text:p>
          </table:table-cell>
          <table:table-cell table:style-name="ce7" table:formula="of:=AVERAGE([.CJ8];[.CJ16];[.CJ24];[.CJ32])" office:value-type="string" office:string-value="" calcext:value-type="error">
            <text:p>#DIV/0!</text:p>
          </table:table-cell>
          <table:table-cell table:style-name="ce7" table:formula="of:=AVERAGE([.CK8];[.CK16];[.CK24];[.CK32])" office:value-type="string" office:string-value="" calcext:value-type="error">
            <text:p>#DIV/0!</text:p>
          </table:table-cell>
          <table:table-cell table:style-name="ce7" table:formula="of:=AVERAGE([.CL8];[.CL16];[.CL24];[.CL32])" office:value-type="string" office:string-value="" calcext:value-type="error">
            <text:p>#DIV/0!</text:p>
          </table:table-cell>
          <table:table-cell table:style-name="ce7" table:formula="of:=AVERAGE([.CM8];[.CM16];[.CM24];[.CM32])" office:value-type="string" office:string-value="" calcext:value-type="error">
            <text:p>#DIV/0!</text:p>
          </table:table-cell>
          <table:table-cell table:style-name="ce7" table:formula="of:=AVERAGE([.CN8];[.CN16];[.CN24];[.CN32])" office:value-type="string" office:string-value="" calcext:value-type="error">
            <text:p>#DIV/0!</text:p>
          </table:table-cell>
          <table:table-cell table:style-name="ce7" table:formula="of:=AVERAGE([.CO8];[.CO16];[.CO24];[.CO32])" office:value-type="string" office:string-value="" calcext:value-type="error">
            <text:p>#DIV/0!</text:p>
          </table:table-cell>
          <table:table-cell table:style-name="ce7" table:formula="of:=AVERAGE([.CP8];[.CP16];[.CP24];[.CP32])" office:value-type="string" office:string-value="" calcext:value-type="error">
            <text:p>#DIV/0!</text:p>
          </table:table-cell>
          <table:table-cell table:style-name="ce7" table:formula="of:=AVERAGE([.CQ8];[.CQ16];[.CQ24];[.CQ32])" office:value-type="string" office:string-value="" calcext:value-type="error">
            <text:p>#DIV/0!</text:p>
          </table:table-cell>
          <table:table-cell table:style-name="ce7" table:formula="of:=AVERAGE([.CR8];[.CR16];[.CR24];[.CR32])" office:value-type="string" office:string-value="" calcext:value-type="error">
            <text:p>#DIV/0!</text:p>
          </table:table-cell>
          <table:table-cell table:style-name="ce7" table:formula="of:=AVERAGE([.CS8];[.CS16];[.CS24];[.CS32])" office:value-type="string" office:string-value="" calcext:value-type="error">
            <text:p>#DIV/0!</text:p>
          </table:table-cell>
          <table:table-cell table:style-name="ce7" table:formula="of:=AVERAGE([.CT8];[.CT16];[.CT24];[.CT32])" office:value-type="string" office:string-value="" calcext:value-type="error">
            <text:p>#DIV/0!</text:p>
          </table:table-cell>
          <table:table-cell table:style-name="ce7" table:formula="of:=AVERAGE([.CU8];[.CU16];[.CU24];[.CU32])" office:value-type="string" office:string-value="" calcext:value-type="error">
            <text:p>#DIV/0!</text:p>
          </table:table-cell>
          <table:table-cell table:style-name="ce7" table:formula="of:=AVERAGE([.CV8];[.CV16];[.CV24];[.CV32])" office:value-type="string" office:string-value="" calcext:value-type="error">
            <text:p>#DIV/0!</text:p>
          </table:table-cell>
          <table:table-cell table:style-name="ce7" table:formula="of:=AVERAGE([.CW8];[.CW16];[.CW24];[.CW32])" office:value-type="string" office:string-value="" calcext:value-type="error">
            <text:p>#DIV/0!</text:p>
          </table:table-cell>
          <table:table-cell table:style-name="ce7" table:formula="of:=AVERAGE([.CX8];[.CX16];[.CX24];[.CX32])" office:value-type="string" office:string-value="" calcext:value-type="error">
            <text:p>#DIV/0!</text:p>
          </table:table-cell>
          <table:table-cell table:style-name="ce7" table:formula="of:=AVERAGE([.CY8];[.CY16];[.CY24];[.CY32])" office:value-type="string" office:string-value="" calcext:value-type="error">
            <text:p>#DIV/0!</text:p>
          </table:table-cell>
          <table:table-cell table:style-name="ce7" table:formula="of:=AVERAGE([.CZ8];[.CZ16];[.CZ24];[.CZ32])" office:value-type="string" office:string-value="" calcext:value-type="error">
            <text:p>#DIV/0!</text:p>
          </table:table-cell>
          <table:table-cell table:style-name="ce7" table:formula="of:=AVERAGE([.DA8];[.DA16];[.DA24];[.DA32])" office:value-type="string" office:string-value="" calcext:value-type="error">
            <text:p>#DIV/0!</text:p>
          </table:table-cell>
          <table:table-cell table:style-name="ce7" table:formula="of:=AVERAGE([.DB8];[.DB16];[.DB24];[.DB32])" office:value-type="string" office:string-value="" calcext:value-type="error">
            <text:p>#DIV/0!</text:p>
          </table:table-cell>
          <table:table-cell table:style-name="ce7" table:formula="of:=AVERAGE([.DC8];[.DC16];[.DC24];[.DC32])" office:value-type="string" office:string-value="" calcext:value-type="error">
            <text:p>#DIV/0!</text:p>
          </table:table-cell>
          <table:table-cell table:style-name="ce7" table:formula="of:=AVERAGE([.DD8];[.DD16];[.DD24];[.DD32])" office:value-type="string" office:string-value="" calcext:value-type="error">
            <text:p>#DIV/0!</text:p>
          </table:table-cell>
          <table:table-cell table:style-name="ce7" table:formula="of:=AVERAGE([.DE8];[.DE16];[.DE24];[.DE32])" office:value-type="string" office:string-value="" calcext:value-type="error">
            <text:p>#DIV/0!</text:p>
          </table:table-cell>
          <table:table-cell table:style-name="ce7" table:formula="of:=AVERAGE([.DF8];[.DF16];[.DF24];[.DF32])" office:value-type="string" office:string-value="" calcext:value-type="error">
            <text:p>#DIV/0!</text:p>
          </table:table-cell>
          <table:table-cell table:style-name="ce7" table:formula="of:=AVERAGE([.DG8];[.DG16];[.DG24];[.DG32])" office:value-type="string" office:string-value="" calcext:value-type="error">
            <text:p>#DIV/0!</text:p>
          </table:table-cell>
          <table:table-cell table:style-name="ce7" table:formula="of:=AVERAGE([.DH8];[.DH16];[.DH24];[.DH32])" office:value-type="string" office:string-value="" calcext:value-type="error">
            <text:p>#DIV/0!</text:p>
          </table:table-cell>
          <table:table-cell table:style-name="ce7" table:formula="of:=AVERAGE([.DI8];[.DI16];[.DI24];[.DI32])" office:value-type="string" office:string-value="" calcext:value-type="error">
            <text:p>#DIV/0!</text:p>
          </table:table-cell>
          <table:table-cell table:style-name="ce7" table:formula="of:=AVERAGE([.DJ8];[.DJ16];[.DJ24];[.DJ32])" office:value-type="string" office:string-value="" calcext:value-type="error">
            <text:p>#DIV/0!</text:p>
          </table:table-cell>
          <table:table-cell table:style-name="ce7" table:formula="of:=AVERAGE([.DK8];[.DK16];[.DK24];[.DK32])" office:value-type="string" office:string-value="" calcext:value-type="error">
            <text:p>#DIV/0!</text:p>
          </table:table-cell>
          <table:table-cell table:style-name="ce7" table:formula="of:=AVERAGE([.DL8];[.DL16];[.DL24];[.DL32])" office:value-type="string" office:string-value="" calcext:value-type="error">
            <text:p>#DIV/0!</text:p>
          </table:table-cell>
          <table:table-cell table:style-name="ce7" table:formula="of:=AVERAGE([.DM8];[.DM16];[.DM24];[.DM32])" office:value-type="string" office:string-value="" calcext:value-type="error">
            <text:p>#DIV/0!</text:p>
          </table:table-cell>
          <table:table-cell table:style-name="ce7" table:formula="of:=AVERAGE([.DN8];[.DN16];[.DN24];[.DN32])" office:value-type="string" office:string-value="" calcext:value-type="error">
            <text:p>#DIV/0!</text:p>
          </table:table-cell>
          <table:table-cell table:style-name="ce7" table:formula="of:=AVERAGE([.DO8];[.DO16];[.DO24];[.DO32])" office:value-type="string" office:string-value="" calcext:value-type="error">
            <text:p>#DIV/0!</text:p>
          </table:table-cell>
          <table:table-cell table:style-name="ce7" table:formula="of:=AVERAGE([.DP8];[.DP16];[.DP24];[.DP32])" office:value-type="string" office:string-value="" calcext:value-type="error">
            <text:p>#DIV/0!</text:p>
          </table:table-cell>
          <table:table-cell table:style-name="ce7" table:formula="of:=AVERAGE([.DQ8];[.DQ16];[.DQ24];[.DQ32])" office:value-type="string" office:string-value="" calcext:value-type="error">
            <text:p>#DIV/0!</text:p>
          </table:table-cell>
          <table:table-cell table:style-name="ce7" table:formula="of:=AVERAGE([.DR8];[.DR16];[.DR24];[.DR32])" office:value-type="string" office:string-value="" calcext:value-type="error">
            <text:p>#DIV/0!</text:p>
          </table:table-cell>
          <table:table-cell table:style-name="ce7" table:formula="of:=AVERAGE([.DS8];[.DS16];[.DS24];[.DS32])" office:value-type="string" office:string-value="" calcext:value-type="error">
            <text:p>#DIV/0!</text:p>
          </table:table-cell>
          <table:table-cell table:style-name="ce7" table:formula="of:=AVERAGE([.DT8];[.DT16];[.DT24];[.DT32])" office:value-type="string" office:string-value="" calcext:value-type="error">
            <text:p>#DIV/0!</text:p>
          </table:table-cell>
          <table:table-cell table:style-name="ce7" table:formula="of:=AVERAGE([.DU8];[.DU16];[.DU24];[.DU32])" office:value-type="string" office:string-value="" calcext:value-type="error">
            <text:p>#DIV/0!</text:p>
          </table:table-cell>
          <table:table-cell table:style-name="ce7" table:formula="of:=AVERAGE([.DV8];[.DV16];[.DV24];[.DV32])" office:value-type="string" office:string-value="" calcext:value-type="error">
            <text:p>#DIV/0!</text:p>
          </table:table-cell>
          <table:table-cell table:style-name="ce7" table:formula="of:=AVERAGE([.DW8];[.DW16];[.DW24];[.DW32])" office:value-type="string" office:string-value="" calcext:value-type="error">
            <text:p>#DIV/0!</text:p>
          </table:table-cell>
          <table:table-cell table:style-name="ce7" table:formula="of:=AVERAGE([.DX8];[.DX16];[.DX24];[.DX32])" office:value-type="string" office:string-value="" calcext:value-type="error">
            <text:p>#DIV/0!</text:p>
          </table:table-cell>
          <table:table-cell table:style-name="ce7" table:formula="of:=AVERAGE([.DY8];[.DY16];[.DY24];[.DY32])" office:value-type="string" office:string-value="" calcext:value-type="error">
            <text:p>#DIV/0!</text:p>
          </table:table-cell>
          <table:table-cell table:style-name="ce7" table:formula="of:=AVERAGE([.DZ8];[.DZ16];[.DZ24];[.DZ32])" office:value-type="string" office:string-value="" calcext:value-type="error">
            <text:p>#DIV/0!</text:p>
          </table:table-cell>
          <table:table-cell table:style-name="ce7" table:formula="of:=AVERAGE([.EA8];[.EA16];[.EA24];[.EA32])" office:value-type="string" office:string-value="" calcext:value-type="error">
            <text:p>#DIV/0!</text:p>
          </table:table-cell>
          <table:table-cell table:style-name="ce7" table:formula="of:=AVERAGE([.EB8];[.EB16];[.EB24];[.EB32])" office:value-type="string" office:string-value="" calcext:value-type="error">
            <text:p>#DIV/0!</text:p>
          </table:table-cell>
          <table:table-cell table:style-name="ce7" table:formula="of:=AVERAGE([.EC8];[.EC16];[.EC24];[.EC32])" office:value-type="string" office:string-value="" calcext:value-type="error">
            <text:p>#DIV/0!</text:p>
          </table:table-cell>
          <table:table-cell table:style-name="ce7" table:formula="of:=AVERAGE([.ED8];[.ED16];[.ED24];[.ED32])" office:value-type="string" office:string-value="" calcext:value-type="error">
            <text:p>#DIV/0!</text:p>
          </table:table-cell>
          <table:table-cell table:style-name="ce7" table:formula="of:=AVERAGE([.EE8];[.EE16];[.EE24];[.EE32])" office:value-type="string" office:string-value="" calcext:value-type="error">
            <text:p>#DIV/0!</text:p>
          </table:table-cell>
          <table:table-cell table:style-name="ce7" table:formula="of:=AVERAGE([.EF8];[.EF16];[.EF24];[.EF32])" office:value-type="string" office:string-value="" calcext:value-type="error">
            <text:p>#DIV/0!</text:p>
          </table:table-cell>
          <table:table-cell table:style-name="ce7" table:formula="of:=AVERAGE([.EG8];[.EG16];[.EG24];[.EG32])" office:value-type="string" office:string-value="" calcext:value-type="error">
            <text:p>#DIV/0!</text:p>
          </table:table-cell>
          <table:table-cell table:style-name="ce7" table:formula="of:=AVERAGE([.EH8];[.EH16];[.EH24];[.EH32])" office:value-type="string" office:string-value="" calcext:value-type="error">
            <text:p>#DIV/0!</text:p>
          </table:table-cell>
          <table:table-cell table:style-name="ce7" table:formula="of:=AVERAGE([.EI8];[.EI16];[.EI24];[.EI32])" office:value-type="string" office:string-value="" calcext:value-type="error">
            <text:p>#DIV/0!</text:p>
          </table:table-cell>
          <table:table-cell table:style-name="ce7" table:formula="of:=AVERAGE([.EJ8];[.EJ16];[.EJ24];[.EJ32])" office:value-type="string" office:string-value="" calcext:value-type="error">
            <text:p>#DIV/0!</text:p>
          </table:table-cell>
          <table:table-cell table:style-name="ce7" table:formula="of:=AVERAGE([.EK8];[.EK16];[.EK24];[.EK32])" office:value-type="string" office:string-value="" calcext:value-type="error">
            <text:p>#DIV/0!</text:p>
          </table:table-cell>
          <table:table-cell table:style-name="ce7" table:formula="of:=AVERAGE([.EL8];[.EL16];[.EL24];[.EL32])" office:value-type="string" office:string-value="" calcext:value-type="error">
            <text:p>#DIV/0!</text:p>
          </table:table-cell>
          <table:table-cell table:style-name="ce7" table:formula="of:=AVERAGE([.EM8];[.EM16];[.EM24];[.EM32])" office:value-type="string" office:string-value="" calcext:value-type="error">
            <text:p>#DIV/0!</text:p>
          </table:table-cell>
          <table:table-cell table:style-name="ce7" table:formula="of:=AVERAGE([.EN8];[.EN16];[.EN24];[.EN32])" office:value-type="string" office:string-value="" calcext:value-type="error">
            <text:p>#DIV/0!</text:p>
          </table:table-cell>
          <table:table-cell table:style-name="ce7" table:formula="of:=AVERAGE([.EO8];[.EO16];[.EO24];[.EO32])" office:value-type="string" office:string-value="" calcext:value-type="error">
            <text:p>#DIV/0!</text:p>
          </table:table-cell>
          <table:table-cell table:style-name="ce7" table:formula="of:=AVERAGE([.EP8];[.EP16];[.EP24];[.EP32])" office:value-type="string" office:string-value="" calcext:value-type="error">
            <text:p>#DIV/0!</text:p>
          </table:table-cell>
          <table:table-cell table:style-name="ce7" table:formula="of:=AVERAGE([.EQ8];[.EQ16];[.EQ24];[.EQ32])" office:value-type="string" office:string-value="" calcext:value-type="error">
            <text:p>#DIV/0!</text:p>
          </table:table-cell>
          <table:table-cell table:style-name="ce7" table:formula="of:=AVERAGE([.ER8];[.ER16];[.ER24];[.ER32])" office:value-type="string" office:string-value="" calcext:value-type="error">
            <text:p>#DIV/0!</text:p>
          </table:table-cell>
          <table:table-cell table:style-name="ce7" table:formula="of:=AVERAGE([.ES8];[.ES16];[.ES24];[.ES32])" office:value-type="string" office:string-value="" calcext:value-type="error">
            <text:p>#DIV/0!</text:p>
          </table:table-cell>
          <table:table-cell table:style-name="ce7" table:formula="of:=AVERAGE([.ET8];[.ET16];[.ET24];[.ET32])" office:value-type="string" office:string-value="" calcext:value-type="error">
            <text:p>#DIV/0!</text:p>
          </table:table-cell>
          <table:table-cell table:style-name="ce7" table:formula="of:=AVERAGE([.EU8];[.EU16];[.EU24];[.EU32])" office:value-type="string" office:string-value="" calcext:value-type="error">
            <text:p>#DIV/0!</text:p>
          </table:table-cell>
          <table:table-cell table:style-name="ce7" table:formula="of:=AVERAGE([.EV8];[.EV16];[.EV24];[.EV32])" office:value-type="string" office:string-value="" calcext:value-type="error">
            <text:p>#DIV/0!</text:p>
          </table:table-cell>
          <table:table-cell table:style-name="ce7" table:formula="of:=AVERAGE([.EW8];[.EW16];[.EW24];[.EW32])" office:value-type="string" office:string-value="" calcext:value-type="error">
            <text:p>#DIV/0!</text:p>
          </table:table-cell>
          <table:table-cell table:style-name="ce7" table:formula="of:=AVERAGE([.EX8];[.EX16];[.EX24];[.EX32])" office:value-type="string" office:string-value="" calcext:value-type="error">
            <text:p>#DIV/0!</text:p>
          </table:table-cell>
          <table:table-cell table:style-name="ce7" table:formula="of:=AVERAGE([.EY8];[.EY16];[.EY24];[.EY32])" office:value-type="string" office:string-value="" calcext:value-type="error">
            <text:p>#DIV/0!</text:p>
          </table:table-cell>
          <table:table-cell table:style-name="ce7" table:formula="of:=AVERAGE([.EZ8];[.EZ16];[.EZ24];[.EZ32])" office:value-type="string" office:string-value="" calcext:value-type="error">
            <text:p>#DIV/0!</text:p>
          </table:table-cell>
          <table:table-cell table:style-name="ce7" table:formula="of:=AVERAGE([.FA8];[.FA16];[.FA24];[.FA32])" office:value-type="string" office:string-value="" calcext:value-type="error">
            <text:p>#DIV/0!</text:p>
          </table:table-cell>
          <table:table-cell table:style-name="ce7" table:formula="of:=AVERAGE([.FB8];[.FB16];[.FB24];[.FB32])" office:value-type="string" office:string-value="" calcext:value-type="error">
            <text:p>#DIV/0!</text:p>
          </table:table-cell>
          <table:table-cell table:style-name="ce7" table:formula="of:=AVERAGE([.FC8];[.FC16];[.FC24];[.FC32])" office:value-type="string" office:string-value="" calcext:value-type="error">
            <text:p>#DIV/0!</text:p>
          </table:table-cell>
          <table:table-cell table:style-name="ce7" table:formula="of:=AVERAGE([.FD8];[.FD16];[.FD24];[.FD32])" office:value-type="string" office:string-value="" calcext:value-type="error">
            <text:p>#DIV/0!</text:p>
          </table:table-cell>
          <table:table-cell table:style-name="ce7" table:formula="of:=AVERAGE([.FE8];[.FE16];[.FE24];[.FE32])" office:value-type="string" office:string-value="" calcext:value-type="error">
            <text:p>#DIV/0!</text:p>
          </table:table-cell>
          <table:table-cell table:style-name="ce7" table:formula="of:=AVERAGE([.FF8];[.FF16];[.FF24];[.FF32])" office:value-type="string" office:string-value="" calcext:value-type="error">
            <text:p>#DIV/0!</text:p>
          </table:table-cell>
          <table:table-cell table:style-name="ce7" table:formula="of:=AVERAGE([.FG8];[.FG16];[.FG24];[.FG32])" office:value-type="string" office:string-value="" calcext:value-type="error">
            <text:p>#DIV/0!</text:p>
          </table:table-cell>
          <table:table-cell table:style-name="ce7" table:formula="of:=AVERAGE([.FH8];[.FH16];[.FH24];[.FH32])" office:value-type="string" office:string-value="" calcext:value-type="error">
            <text:p>#DIV/0!</text:p>
          </table:table-cell>
          <table:table-cell table:style-name="ce7" table:formula="of:=AVERAGE([.FI8];[.FI16];[.FI24];[.FI32])" office:value-type="string" office:string-value="" calcext:value-type="error">
            <text:p>#DIV/0!</text:p>
          </table:table-cell>
          <table:table-cell table:style-name="ce7" table:formula="of:=AVERAGE([.FJ8];[.FJ16];[.FJ24];[.FJ32])" office:value-type="string" office:string-value="" calcext:value-type="error">
            <text:p>#DIV/0!</text:p>
          </table:table-cell>
          <table:table-cell table:style-name="ce7" table:formula="of:=AVERAGE([.FK8];[.FK16];[.FK24];[.FK32])" office:value-type="string" office:string-value="" calcext:value-type="error">
            <text:p>#DIV/0!</text:p>
          </table:table-cell>
          <table:table-cell table:style-name="ce7" table:formula="of:=AVERAGE([.FL8];[.FL16];[.FL24];[.FL32])" office:value-type="string" office:string-value="" calcext:value-type="error">
            <text:p>#DIV/0!</text:p>
          </table:table-cell>
          <table:table-cell table:style-name="ce7" table:formula="of:=AVERAGE([.FM8];[.FM16];[.FM24];[.FM32])" office:value-type="string" office:string-value="" calcext:value-type="error">
            <text:p>#DIV/0!</text:p>
          </table:table-cell>
          <table:table-cell table:style-name="ce7" table:formula="of:=AVERAGE([.FN8];[.FN16];[.FN24];[.FN32])" office:value-type="string" office:string-value="" calcext:value-type="error">
            <text:p>#DIV/0!</text:p>
          </table:table-cell>
          <table:table-cell table:style-name="ce7" table:formula="of:=AVERAGE([.FO8];[.FO16];[.FO24];[.FO32])" office:value-type="string" office:string-value="" calcext:value-type="error">
            <text:p>#DIV/0!</text:p>
          </table:table-cell>
          <table:table-cell table:style-name="ce7" table:formula="of:=AVERAGE([.FP8];[.FP16];[.FP24];[.FP32])" office:value-type="string" office:string-value="" calcext:value-type="error">
            <text:p>#DIV/0!</text:p>
          </table:table-cell>
          <table:table-cell table:style-name="ce7" table:formula="of:=AVERAGE([.FQ8];[.FQ16];[.FQ24];[.FQ32])" office:value-type="string" office:string-value="" calcext:value-type="error">
            <text:p>#DIV/0!</text:p>
          </table:table-cell>
          <table:table-cell table:style-name="ce7" table:formula="of:=AVERAGE([.FR8];[.FR16];[.FR24];[.FR32])" office:value-type="string" office:string-value="" calcext:value-type="error">
            <text:p>#DIV/0!</text:p>
          </table:table-cell>
          <table:table-cell table:style-name="ce7" table:formula="of:=AVERAGE([.FS8];[.FS16];[.FS24];[.FS32])" office:value-type="string" office:string-value="" calcext:value-type="error">
            <text:p>#DIV/0!</text:p>
          </table:table-cell>
          <table:table-cell table:style-name="ce7" table:formula="of:=AVERAGE([.FT8];[.FT16];[.FT24];[.FT32])" office:value-type="string" office:string-value="" calcext:value-type="error">
            <text:p>#DIV/0!</text:p>
          </table:table-cell>
          <table:table-cell table:style-name="ce7" table:formula="of:=AVERAGE([.FU8];[.FU16];[.FU24];[.FU32])" office:value-type="string" office:string-value="" calcext:value-type="error">
            <text:p>#DIV/0!</text:p>
          </table:table-cell>
          <table:table-cell table:style-name="ce7" table:number-columns-repeated="847"/>
        </table:table-row>
        <table:table-row table:style-name="ro1">
          <table:table-cell table:style-name="ce5"/>
          <table:table-cell table:style-name="ce7" table:number-columns-repeated="5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1"/>
          <table:table-cell table:style-name="ce4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7" table:number-columns-repeated="5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7" table:number-columns-repeated="5"/>
          <table:table-cell table:style-name="ce16"/>
          <table:table-cell table:style-name="ce7" table:number-columns-repeated="2"/>
          <table:table-cell table:style-name="ce20"/>
          <table:table-cell table:style-name="ce7" table:number-columns-repeated="9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0"/>
          <table:table-cell table:style-name="ce42"/>
          <table:table-cell table:style-name="ce7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7" table:number-columns-repeated="5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1"/>
          <table:table-cell table:style-name="ce4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>
          <table:table-cell table:style-name="ce5"/>
          <table:table-cell table:style-name="ce7" table:number-columns-repeated="5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9"/>
          <table:table-cell table:style-name="ce42" table:number-columns-repeated="2"/>
          <table:table-cell table:style-name="ce7"/>
          <table:table-cell table:style-name="ce16"/>
          <table:table-cell table:style-name="ce7" table:number-columns-repeated="11"/>
          <table:table-cell table:style-name="ce42"/>
          <table:table-cell table:style-name="ce16"/>
          <table:table-cell table:style-name="ce7" table:number-columns-repeated="12"/>
          <table:table-cell table:style-name="ce16"/>
          <table:table-cell table:style-name="ce7" table:number-columns-repeated="15"/>
          <table:table-cell table:number-columns-repeated="950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A59:full_columns.AMJ1048576 full_columns.A1:full_columns.AMJ33 full_columns.CH44:full_columns.AMJ50 full_columns.BW51:full_columns.AMJ55 full_columns.B56:full_columns.AMJ58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43:full_columns.AMJ50 full_columns.B51:full_columns.BV52 full_columns.B54:full_columns.BV55 full_columns.B53:full_columns.I53 full_columns.K53:full_columns.BV53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35:full_columns.AMJ35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37:full_columns.AMJ37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39:full_columns.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39:full_columns.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39:full_columns.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39:full_columns.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39:full_columns.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39:full_columns.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39:full_columns.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39:full_columns.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39:full_columns.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39:full_columns.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39:full_columns.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39:full_columns.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39:full_columns.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39:full_columns.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39:full_columns.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39:full_columns.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39:full_columns.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39:full_columns.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39:full_columns.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39:full_columns.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39:full_columns.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39:full_columns.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39:full_columns.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39:full_columns.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39:full_columns.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39:full_columns.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39:full_columns.A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39:full_columns.A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39:full_columns.A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39:full_columns.A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39:full_columns.A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39:full_columns.A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39:full_columns.A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39:full_columns.A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39:full_columns.A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39:full_columns.A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39:full_columns.A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39:full_columns.A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39:full_columns.A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N39:full_columns.A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O39:full_columns.A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P39:full_columns.A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Q39:full_columns.A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R39:full_columns.A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S39:full_columns.A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T39:full_columns.A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U39:full_columns.A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V39:full_columns.A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W39:full_columns.A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X39:full_columns.A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Y39:full_columns.A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Z39:full_columns.A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A39:full_columns.B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B39:full_columns.B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C39:full_columns.B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D39:full_columns.B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E39:full_columns.B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F39:full_columns.B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G39:full_columns.B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H39:full_columns.B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I39:full_columns.B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J39:full_columns.B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K39:full_columns.B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L39:full_columns.B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M39:full_columns.B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N39:full_columns.B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O39:full_columns.B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P39:full_columns.B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Q39:full_columns.B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R39:full_columns.B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S39:full_columns.B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T39:full_columns.B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U39:full_columns.B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V39:full_columns.B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W39:full_columns.B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X39:full_columns.B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Y39:full_columns.B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BZ39:full_columns.B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A39:full_columns.C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B39:full_columns.C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C39:full_columns.C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D39:full_columns.C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E39:full_columns.C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F39:full_columns.C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G39:full_columns.C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H39:full_columns.C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I39:full_columns.C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J39:full_columns.C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K39:full_columns.C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L39:full_columns.C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M39:full_columns.C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N39:full_columns.C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O39:full_columns.C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P39:full_columns.C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Q39:full_columns.C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R39:full_columns.C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S39:full_columns.C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T39:full_columns.C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U39:full_columns.C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V39:full_columns.C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W39:full_columns.C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X39:full_columns.C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Y39:full_columns.C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CZ39:full_columns.C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A39:full_columns.D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B39:full_columns.D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C39:full_columns.D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D39:full_columns.D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E39:full_columns.D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F39:full_columns.D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G39:full_columns.D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H39:full_columns.D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I39:full_columns.D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J39:full_columns.D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K39:full_columns.D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L39:full_columns.D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M39:full_columns.D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N39:full_columns.D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O39:full_columns.D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P39:full_columns.D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Q39:full_columns.D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R39:full_columns.D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S39:full_columns.D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T39:full_columns.D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U39:full_columns.D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V39:full_columns.D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W39:full_columns.D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X39:full_columns.D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Y39:full_columns.D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DZ39:full_columns.D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A39:full_columns.E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B39:full_columns.E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C39:full_columns.E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D39:full_columns.E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E39:full_columns.E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F39:full_columns.E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G39:full_columns.E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H39:full_columns.E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I39:full_columns.E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J39:full_columns.E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K39:full_columns.E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L39:full_columns.E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M39:full_columns.E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N39:full_columns.E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O39:full_columns.E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P39:full_columns.E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Q39:full_columns.E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R39:full_columns.E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S39:full_columns.E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T39:full_columns.E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U39:full_columns.E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V39:full_columns.E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W39:full_columns.E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X39:full_columns.E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Y39:full_columns.E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EZ39:full_columns.E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A39:full_columns.F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B39:full_columns.F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C39:full_columns.F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D39:full_columns.F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E39:full_columns.F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F39:full_columns.F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G39:full_columns.F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H39:full_columns.F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I39:full_columns.F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J39:full_columns.F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K39:full_columns.F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L39:full_columns.F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M39:full_columns.F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N39:full_columns.F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O39:full_columns.F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P39:full_columns.F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Q39:full_columns.F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R39:full_columns.F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S39:full_columns.F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T39:full_columns.F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U39:full_columns.F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V39:full_columns.F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W39:full_columns.F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X39:full_columns.F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Y39:full_columns.F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FZ39:full_columns.F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A39:full_columns.G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B39:full_columns.G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C39:full_columns.G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D39:full_columns.G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E39:full_columns.G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F39:full_columns.G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G39:full_columns.G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H39:full_columns.G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I39:full_columns.G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J39:full_columns.G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K39:full_columns.G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L39:full_columns.G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M39:full_columns.G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N39:full_columns.G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O39:full_columns.G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P39:full_columns.G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Q39:full_columns.G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R39:full_columns.G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S39:full_columns.G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T39:full_columns.G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U39:full_columns.G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V39:full_columns.G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W39:full_columns.G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X39:full_columns.G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Y39:full_columns.G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GZ39:full_columns.G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A39:full_columns.H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B39:full_columns.H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C39:full_columns.H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D39:full_columns.H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E39:full_columns.H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F39:full_columns.H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G39:full_columns.H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H39:full_columns.H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I39:full_columns.H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J39:full_columns.H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K39:full_columns.H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L39:full_columns.H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M39:full_columns.H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N39:full_columns.H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O39:full_columns.H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P39:full_columns.H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Q39:full_columns.H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R39:full_columns.H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S39:full_columns.H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T39:full_columns.H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U39:full_columns.H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V39:full_columns.H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W39:full_columns.H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X39:full_columns.H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Y39:full_columns.H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HZ39:full_columns.H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A39:full_columns.I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B39:full_columns.I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C39:full_columns.I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D39:full_columns.I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E39:full_columns.I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F39:full_columns.I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G39:full_columns.I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H39:full_columns.I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I39:full_columns.I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J39:full_columns.I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K39:full_columns.I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L39:full_columns.I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M39:full_columns.I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N39:full_columns.I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O39:full_columns.I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P39:full_columns.I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Q39:full_columns.I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R39:full_columns.I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S39:full_columns.I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T39:full_columns.I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U39:full_columns.I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V39:full_columns.I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W39:full_columns.I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X39:full_columns.I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Y39:full_columns.I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IZ39:full_columns.I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A39:full_columns.J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B39:full_columns.J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C39:full_columns.J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D39:full_columns.J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E39:full_columns.J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F39:full_columns.J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G39:full_columns.J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H39:full_columns.J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I39:full_columns.J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J39:full_columns.J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K39:full_columns.J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L39:full_columns.J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M39:full_columns.J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N39:full_columns.J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O39:full_columns.J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P39:full_columns.J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Q39:full_columns.J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R39:full_columns.J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S39:full_columns.J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T39:full_columns.J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U39:full_columns.J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V39:full_columns.J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W39:full_columns.J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X39:full_columns.J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Y39:full_columns.J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Z39:full_columns.J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A39:full_columns.K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B39:full_columns.K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C39:full_columns.K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D39:full_columns.K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E39:full_columns.K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F39:full_columns.K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G39:full_columns.K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H39:full_columns.K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I39:full_columns.K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J39:full_columns.K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K39:full_columns.K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L39:full_columns.K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M39:full_columns.K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N39:full_columns.K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O39:full_columns.K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P39:full_columns.K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Q39:full_columns.K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R39:full_columns.K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S39:full_columns.K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T39:full_columns.K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U39:full_columns.K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V39:full_columns.K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W39:full_columns.K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X39:full_columns.K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Y39:full_columns.K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KZ39:full_columns.K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A39:full_columns.L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B39:full_columns.L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C39:full_columns.L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D39:full_columns.L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E39:full_columns.L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F39:full_columns.L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G39:full_columns.L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H39:full_columns.L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I39:full_columns.L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J39:full_columns.L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K39:full_columns.L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L39:full_columns.L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M39:full_columns.L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N39:full_columns.L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O39:full_columns.L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P39:full_columns.L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Q39:full_columns.L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R39:full_columns.L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S39:full_columns.L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T39:full_columns.L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U39:full_columns.L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V39:full_columns.L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W39:full_columns.L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X39:full_columns.L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Y39:full_columns.L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LZ39:full_columns.L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A39:full_columns.M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B39:full_columns.M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C39:full_columns.M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D39:full_columns.M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E39:full_columns.M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F39:full_columns.M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G39:full_columns.M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H39:full_columns.M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I39:full_columns.M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J39:full_columns.M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K39:full_columns.M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L39:full_columns.M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M39:full_columns.M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N39:full_columns.M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O39:full_columns.M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P39:full_columns.M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Q39:full_columns.M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R39:full_columns.M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S39:full_columns.M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T39:full_columns.M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U39:full_columns.M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V39:full_columns.M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W39:full_columns.M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X39:full_columns.M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Y39:full_columns.M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MZ39:full_columns.M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A39:full_columns.N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B39:full_columns.N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C39:full_columns.N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D39:full_columns.N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E39:full_columns.N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F39:full_columns.N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G39:full_columns.N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H39:full_columns.N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I39:full_columns.N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J39:full_columns.N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K39:full_columns.N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L39:full_columns.N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M39:full_columns.N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N39:full_columns.N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O39:full_columns.N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P39:full_columns.N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Q39:full_columns.N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R39:full_columns.N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S39:full_columns.N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T39:full_columns.N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U39:full_columns.N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V39:full_columns.N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W39:full_columns.N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X39:full_columns.N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Y39:full_columns.N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NZ39:full_columns.N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A39:full_columns.O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B39:full_columns.O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C39:full_columns.O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D39:full_columns.O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E39:full_columns.O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F39:full_columns.O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G39:full_columns.O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H39:full_columns.O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I39:full_columns.O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J39:full_columns.O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K39:full_columns.O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L39:full_columns.O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M39:full_columns.O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N39:full_columns.O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O39:full_columns.O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P39:full_columns.O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Q39:full_columns.O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R39:full_columns.O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S39:full_columns.O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T39:full_columns.O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U39:full_columns.O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V39:full_columns.O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W39:full_columns.O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X39:full_columns.O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Y39:full_columns.O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OZ39:full_columns.O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A39:full_columns.P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B39:full_columns.P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C39:full_columns.P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D39:full_columns.P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E39:full_columns.P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F39:full_columns.P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G39:full_columns.P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H39:full_columns.P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I39:full_columns.P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J39:full_columns.P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K39:full_columns.P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L39:full_columns.P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M39:full_columns.P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N39:full_columns.P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O39:full_columns.P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P39:full_columns.P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Q39:full_columns.P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R39:full_columns.P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S39:full_columns.P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T39:full_columns.P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U39:full_columns.P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V39:full_columns.P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W39:full_columns.P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X39:full_columns.P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Y39:full_columns.P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PZ39:full_columns.P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A39:full_columns.Q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B39:full_columns.Q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C39:full_columns.Q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D39:full_columns.Q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E39:full_columns.Q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F39:full_columns.Q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G39:full_columns.Q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H39:full_columns.Q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I39:full_columns.Q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J39:full_columns.Q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K39:full_columns.Q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L39:full_columns.Q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M39:full_columns.Q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N39:full_columns.Q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O39:full_columns.Q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P39:full_columns.Q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Q39:full_columns.Q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R39:full_columns.Q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S39:full_columns.Q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T39:full_columns.Q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U39:full_columns.Q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V39:full_columns.Q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W39:full_columns.Q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X39:full_columns.Q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Y39:full_columns.Q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QZ39:full_columns.Q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A39:full_columns.R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B39:full_columns.R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C39:full_columns.R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D39:full_columns.R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E39:full_columns.R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F39:full_columns.R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G39:full_columns.R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H39:full_columns.R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I39:full_columns.R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J39:full_columns.R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K39:full_columns.R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L39:full_columns.R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M39:full_columns.R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N39:full_columns.R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O39:full_columns.R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P39:full_columns.R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Q39:full_columns.R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R39:full_columns.R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S39:full_columns.R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T39:full_columns.R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U39:full_columns.R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V39:full_columns.R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W39:full_columns.R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X39:full_columns.R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Y39:full_columns.R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RZ39:full_columns.R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A39:full_columns.S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B39:full_columns.S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C39:full_columns.S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D39:full_columns.S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E39:full_columns.S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F39:full_columns.S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G39:full_columns.S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H39:full_columns.S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I39:full_columns.S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J39:full_columns.S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K39:full_columns.S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L39:full_columns.S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M39:full_columns.S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N39:full_columns.S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O39:full_columns.S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P39:full_columns.S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Q39:full_columns.S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R39:full_columns.S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S39:full_columns.S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T39:full_columns.S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U39:full_columns.S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V39:full_columns.S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W39:full_columns.S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X39:full_columns.S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Y39:full_columns.S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SZ39:full_columns.S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A39:full_columns.T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B39:full_columns.T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C39:full_columns.T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D39:full_columns.T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E39:full_columns.T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F39:full_columns.T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G39:full_columns.T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H39:full_columns.T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I39:full_columns.T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J39:full_columns.T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K39:full_columns.T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L39:full_columns.T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M39:full_columns.T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N39:full_columns.T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O39:full_columns.T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P39:full_columns.T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Q39:full_columns.T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R39:full_columns.T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S39:full_columns.T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T39:full_columns.T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U39:full_columns.T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V39:full_columns.T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W39:full_columns.T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X39:full_columns.T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Y39:full_columns.T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TZ39:full_columns.T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A39:full_columns.U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B39:full_columns.U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C39:full_columns.U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D39:full_columns.U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E39:full_columns.U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F39:full_columns.U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G39:full_columns.U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H39:full_columns.U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I39:full_columns.U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J39:full_columns.U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K39:full_columns.U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L39:full_columns.U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M39:full_columns.U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N39:full_columns.U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O39:full_columns.U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P39:full_columns.U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Q39:full_columns.U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R39:full_columns.U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S39:full_columns.U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T39:full_columns.U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U39:full_columns.U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V39:full_columns.U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W39:full_columns.U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X39:full_columns.U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Y39:full_columns.U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UZ39:full_columns.U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A39:full_columns.V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B39:full_columns.V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C39:full_columns.V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D39:full_columns.V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E39:full_columns.V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F39:full_columns.V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G39:full_columns.V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H39:full_columns.V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I39:full_columns.V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J39:full_columns.V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K39:full_columns.V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L39:full_columns.V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M39:full_columns.V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N39:full_columns.V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O39:full_columns.V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P39:full_columns.V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Q39:full_columns.V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R39:full_columns.V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S39:full_columns.V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T39:full_columns.V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U39:full_columns.V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V39:full_columns.V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W39:full_columns.V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X39:full_columns.V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Y39:full_columns.V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VZ39:full_columns.V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A39:full_columns.W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B39:full_columns.W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C39:full_columns.W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D39:full_columns.W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E39:full_columns.W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F39:full_columns.W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G39:full_columns.W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H39:full_columns.W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I39:full_columns.W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J39:full_columns.W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K39:full_columns.W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L39:full_columns.W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M39:full_columns.W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N39:full_columns.W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O39:full_columns.W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P39:full_columns.W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Q39:full_columns.W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R39:full_columns.W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S39:full_columns.W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T39:full_columns.W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U39:full_columns.W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V39:full_columns.W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W39:full_columns.W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X39:full_columns.W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Y39:full_columns.W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WZ39:full_columns.W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A39:full_columns.X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B39:full_columns.X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C39:full_columns.X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D39:full_columns.X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E39:full_columns.X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F39:full_columns.X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G39:full_columns.X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H39:full_columns.X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I39:full_columns.X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J39:full_columns.X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K39:full_columns.X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L39:full_columns.X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M39:full_columns.X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N39:full_columns.X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O39:full_columns.X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P39:full_columns.X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Q39:full_columns.X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R39:full_columns.X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S39:full_columns.X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T39:full_columns.X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U39:full_columns.X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V39:full_columns.X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W39:full_columns.X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X39:full_columns.X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Y39:full_columns.X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XZ39:full_columns.X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A39:full_columns.Y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B39:full_columns.Y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C39:full_columns.Y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D39:full_columns.Y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E39:full_columns.Y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F39:full_columns.Y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G39:full_columns.Y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H39:full_columns.Y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I39:full_columns.Y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J39:full_columns.Y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K39:full_columns.Y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L39:full_columns.Y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M39:full_columns.Y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N39:full_columns.Y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O39:full_columns.Y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P39:full_columns.Y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Q39:full_columns.Y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R39:full_columns.Y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S39:full_columns.Y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T39:full_columns.Y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U39:full_columns.Y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V39:full_columns.Y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W39:full_columns.Y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X39:full_columns.Y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Y39:full_columns.Y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YZ39:full_columns.Y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A39:full_columns.Z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B39:full_columns.Z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C39:full_columns.Z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D39:full_columns.Z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E39:full_columns.Z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F39:full_columns.Z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G39:full_columns.Z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H39:full_columns.Z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I39:full_columns.Z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J39:full_columns.Z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K39:full_columns.Z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L39:full_columns.Z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M39:full_columns.Z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N39:full_columns.Z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O39:full_columns.Z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P39:full_columns.Z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Q39:full_columns.Z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R39:full_columns.Z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S39:full_columns.Z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T39:full_columns.Z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U39:full_columns.Z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V39:full_columns.Z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W39:full_columns.Z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X39:full_columns.Z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Y39:full_columns.Z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ZZ39:full_columns.Z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A39:full_columns.AA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B39:full_columns.AA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C39:full_columns.AA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D39:full_columns.AA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E39:full_columns.AA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F39:full_columns.AA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G39:full_columns.AA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H39:full_columns.AA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I39:full_columns.AA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J39:full_columns.AA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K39:full_columns.AA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L39:full_columns.AA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M39:full_columns.AA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N39:full_columns.AA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O39:full_columns.AA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P39:full_columns.AA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Q39:full_columns.AA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R39:full_columns.AA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S39:full_columns.AA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T39:full_columns.AA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U39:full_columns.AA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V39:full_columns.AA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W39:full_columns.AA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X39:full_columns.AA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Y39:full_columns.AA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AZ39:full_columns.AA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A39:full_columns.AB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B39:full_columns.AB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C39:full_columns.AB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D39:full_columns.AB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E39:full_columns.AB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F39:full_columns.AB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G39:full_columns.AB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H39:full_columns.AB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I39:full_columns.AB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J39:full_columns.AB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K39:full_columns.AB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L39:full_columns.AB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M39:full_columns.AB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N39:full_columns.AB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O39:full_columns.AB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P39:full_columns.AB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Q39:full_columns.AB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R39:full_columns.AB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S39:full_columns.AB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T39:full_columns.AB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U39:full_columns.AB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V39:full_columns.AB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W39:full_columns.AB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X39:full_columns.AB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Y39:full_columns.AB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BZ39:full_columns.AB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A39:full_columns.AC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B39:full_columns.AC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C39:full_columns.AC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D39:full_columns.AC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E39:full_columns.AC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F39:full_columns.AC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G39:full_columns.AC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H39:full_columns.AC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I39:full_columns.AC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J39:full_columns.AC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K39:full_columns.AC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L39:full_columns.AC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M39:full_columns.AC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N39:full_columns.AC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O39:full_columns.AC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P39:full_columns.AC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Q39:full_columns.AC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R39:full_columns.AC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S39:full_columns.AC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T39:full_columns.AC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U39:full_columns.AC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V39:full_columns.AC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W39:full_columns.AC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X39:full_columns.AC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Y39:full_columns.AC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CZ39:full_columns.AC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A39:full_columns.AD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B39:full_columns.AD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C39:full_columns.AD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D39:full_columns.AD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E39:full_columns.AD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F39:full_columns.AD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G39:full_columns.AD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H39:full_columns.AD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I39:full_columns.AD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J39:full_columns.AD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K39:full_columns.AD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L39:full_columns.AD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M39:full_columns.AD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N39:full_columns.AD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O39:full_columns.AD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P39:full_columns.AD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Q39:full_columns.AD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R39:full_columns.AD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S39:full_columns.AD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T39:full_columns.AD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U39:full_columns.AD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V39:full_columns.AD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W39:full_columns.AD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X39:full_columns.AD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Y39:full_columns.AD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DZ39:full_columns.AD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A39:full_columns.AE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B39:full_columns.AE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C39:full_columns.AE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D39:full_columns.AE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E39:full_columns.AE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F39:full_columns.AE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G39:full_columns.AE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H39:full_columns.AE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I39:full_columns.AE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J39:full_columns.AE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K39:full_columns.AE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L39:full_columns.AE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M39:full_columns.AE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N39:full_columns.AE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O39:full_columns.AE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P39:full_columns.AE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Q39:full_columns.AE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R39:full_columns.AE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S39:full_columns.AE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T39:full_columns.AE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U39:full_columns.AE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V39:full_columns.AE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W39:full_columns.AE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X39:full_columns.AE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Y39:full_columns.AE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EZ39:full_columns.AE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A39:full_columns.AF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B39:full_columns.AF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C39:full_columns.AF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D39:full_columns.AF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E39:full_columns.AF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F39:full_columns.AF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G39:full_columns.AF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H39:full_columns.AF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I39:full_columns.AF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J39:full_columns.AF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K39:full_columns.AF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L39:full_columns.AF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M39:full_columns.AF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N39:full_columns.AF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O39:full_columns.AF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P39:full_columns.AF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Q39:full_columns.AF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R39:full_columns.AF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S39:full_columns.AF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T39:full_columns.AF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U39:full_columns.AF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V39:full_columns.AF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W39:full_columns.AF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X39:full_columns.AF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Y39:full_columns.AF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FZ39:full_columns.AF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A39:full_columns.AG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B39:full_columns.AG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C39:full_columns.AG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D39:full_columns.AG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E39:full_columns.AG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F39:full_columns.AG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G39:full_columns.AG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H39:full_columns.AG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I39:full_columns.AG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J39:full_columns.AG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K39:full_columns.AG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L39:full_columns.AG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M39:full_columns.AG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N39:full_columns.AG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O39:full_columns.AG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P39:full_columns.AG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Q39:full_columns.AG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R39:full_columns.AG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S39:full_columns.AG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T39:full_columns.AG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U39:full_columns.AG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V39:full_columns.AG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W39:full_columns.AG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X39:full_columns.AG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Y39:full_columns.AG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GZ39:full_columns.AG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A39:full_columns.AH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B39:full_columns.AH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C39:full_columns.AH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D39:full_columns.AH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E39:full_columns.AH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F39:full_columns.AH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G39:full_columns.AH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H39:full_columns.AH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I39:full_columns.AH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J39:full_columns.AH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K39:full_columns.AH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L39:full_columns.AH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M39:full_columns.AH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N39:full_columns.AH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O39:full_columns.AH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P39:full_columns.AH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Q39:full_columns.AH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R39:full_columns.AH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S39:full_columns.AH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T39:full_columns.AH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U39:full_columns.AH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V39:full_columns.AH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W39:full_columns.AH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X39:full_columns.AH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Y39:full_columns.AH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HZ39:full_columns.AH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A39:full_columns.AI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B39:full_columns.AI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C39:full_columns.AI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D39:full_columns.AI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E39:full_columns.AI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F39:full_columns.AI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G39:full_columns.AI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H39:full_columns.AI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I39:full_columns.AI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J39:full_columns.AI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K39:full_columns.AI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L39:full_columns.AI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M39:full_columns.AI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N39:full_columns.AI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O39:full_columns.AI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P39:full_columns.AI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Q39:full_columns.AI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R39:full_columns.AI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S39:full_columns.AI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T39:full_columns.AI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U39:full_columns.AI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V39:full_columns.AI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W39:full_columns.AI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X39:full_columns.AI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Y39:full_columns.AI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IZ39:full_columns.AI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A39:full_columns.AJ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B39:full_columns.AJ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C39:full_columns.AJ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D39:full_columns.AJ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E39:full_columns.AJ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F39:full_columns.AJ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G39:full_columns.AJ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H39:full_columns.AJ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I39:full_columns.AJ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J39:full_columns.AJ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K39:full_columns.AJ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L39:full_columns.AJ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M39:full_columns.AJ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N39:full_columns.AJ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O39:full_columns.AJ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P39:full_columns.AJ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Q39:full_columns.AJ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R39:full_columns.AJ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S39:full_columns.AJ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T39:full_columns.AJ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U39:full_columns.AJ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V39:full_columns.AJ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W39:full_columns.AJ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X39:full_columns.AJ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Y39:full_columns.AJ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JZ39:full_columns.AJ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A39:full_columns.AK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B39:full_columns.AK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C39:full_columns.AK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D39:full_columns.AK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E39:full_columns.AK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F39:full_columns.AK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G39:full_columns.AK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H39:full_columns.AK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I39:full_columns.AK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J39:full_columns.AK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K39:full_columns.AK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L39:full_columns.AK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M39:full_columns.AK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N39:full_columns.AK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O39:full_columns.AK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P39:full_columns.AK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Q39:full_columns.AK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R39:full_columns.AK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S39:full_columns.AK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T39:full_columns.AK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U39:full_columns.AK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V39:full_columns.AK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W39:full_columns.AK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X39:full_columns.AK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Y39:full_columns.AK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KZ39:full_columns.AK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A39:full_columns.AL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B39:full_columns.AL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C39:full_columns.AL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D39:full_columns.AL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E39:full_columns.AL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F39:full_columns.AL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G39:full_columns.AL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H39:full_columns.AL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I39:full_columns.AL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J39:full_columns.AL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K39:full_columns.ALK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L39:full_columns.ALL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M39:full_columns.ALM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N39:full_columns.ALN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O39:full_columns.ALO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P39:full_columns.ALP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Q39:full_columns.ALQ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R39:full_columns.ALR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S39:full_columns.ALS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T39:full_columns.ALT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U39:full_columns.ALU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V39:full_columns.ALV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W39:full_columns.ALW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X39:full_columns.ALX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Y39:full_columns.ALY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LZ39:full_columns.ALZ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A39:full_columns.AMA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B39:full_columns.AMB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C39:full_columns.AMC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D39:full_columns.AMD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E39:full_columns.AME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F39:full_columns.AMF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G39:full_columns.AMG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H39:full_columns.AMH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I39:full_columns.AMI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MJ39:full_columns.AMJ39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A43:full_columns.A58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  <calcext:conditional-format calcext:target-range-address="full_columns.J53:full_columns.J53">
            <calcext:color-scale>
              <calcext:color-scale-entry calcext:value="50" calcext:type="number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full_columns.A1:full_columns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0T11:29:46.355354749</dc:date>
    <meta:editing-duration>PT6M50S</meta:editing-duration>
    <meta:editing-cycles>3</meta:editing-cycles>
    <meta:generator>LibreOffice/6.4.7.2$Linux_X86_64 LibreOffice_project/40$Build-2</meta:generator>
    <meta:document-statistic meta:table-count="1" meta:cell-count="3545" meta:object-count="0"/>
  </office:meta>
</office:document-meta>
</file>